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able-cell-properties fo:background-color="#cccccc"/>
    </style:style>
    <style:style style:name="ce3" style:family="table-cell" style:parent-style-name="Default" style:data-style-name="N61">
      <style:map style:condition="cell-content()!=0" style:apply-style-name="Untitled1" style:base-cell-address="founder_grn.B2"/>
    </style:style>
    <style:style style:name="ce4" style:family="table-cell" style:parent-style-name="Default" style:data-style-name="N61">
      <style:table-cell-properties fo:background-color="#cccccc"/>
      <style:map style:condition="cell-content()!=0" style:apply-style-name="Untitled1" style:base-cell-address="founder_grn.B2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61">
      <style:table-cell-properties fo:background-color="#cccccc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61">
      <style:map style:condition="cell-content-is-not-between(-0.1,0.1)" style:apply-style-name="Untitled1" style:base-cell-address="csa1_0_grn.B2"/>
    </style:style>
    <style:style style:name="ce14" style:family="table-cell" style:parent-style-name="Default" style:data-style-name="N61">
      <style:table-cell-properties fo:background-color="#cccccc"/>
      <style:map style:condition="cell-content-is-not-between(-0.1,0.1)" style:apply-style-name="Untitled1" style:base-cell-address="csa1_0_grn.B2"/>
    </style:style>
    <style:style style:name="ce15" style:family="table-cell" style:parent-style-name="Default" style:data-style-name="N61">
      <style:map style:condition="cell-content-is-not-between(-0.1,0.1)" style:apply-style-name="Untitled1" style:base-cell-address="csa4_0_grn.B2"/>
    </style:style>
    <style:style style:name="ce16" style:family="table-cell" style:parent-style-name="Default" style:data-style-name="N61">
      <style:table-cell-properties fo:background-color="#cccccc"/>
      <style:map style:condition="cell-content-is-not-between(-0.1,0.1)" style:apply-style-name="Untitled1" style:base-cell-address="csa4_0_grn.B2"/>
    </style:style>
    <style:style style:name="ce17" style:family="table-cell" style:parent-style-name="Default" style:data-style-name="N61">
      <style:map style:condition="cell-content-is-not-between(-0.1,0.1)" style:apply-style-name="Untitled1" style:base-cell-address="csa2_0_grn.B2"/>
    </style:style>
    <style:style style:name="ce18" style:family="table-cell" style:parent-style-name="Default" style:data-style-name="N61">
      <style:table-cell-properties fo:background-color="#cccccc"/>
      <style:map style:condition="cell-content-is-not-between(-0.1,0.1)" style:apply-style-name="Untitled1" style:base-cell-address="csa2_0_grn.B2"/>
    </style:style>
    <style:style style:name="ce19" style:family="table-cell" style:parent-style-name="Default" style:data-style-name="N61">
      <style:map style:condition="cell-content-is-not-between(-0.1,0.1)" style:apply-style-name="Untitled1" style:base-cell-address="csa3_0_grn.B2"/>
    </style:style>
    <style:style style:name="ce20" style:family="table-cell" style:parent-style-name="Default" style:data-style-name="N61">
      <style:table-cell-properties fo:background-color="#cccccc"/>
      <style:map style:condition="cell-content-is-not-between(-0.1,0.1)" style:apply-style-name="Untitled1" style:base-cell-address="csa3_0_grn.B2"/>
    </style:style>
    <style:style style:name="ce21" style:family="table-cell" style:parent-style-name="Default" style:data-style-name="N61">
      <style:map style:condition="cell-content-is-not-between(-0.1,0.1)" style:apply-style-name="Untitled1" style:base-cell-address="csa5_0_grn.B2"/>
    </style:style>
    <style:style style:name="ce22" style:family="table-cell" style:parent-style-name="Default" style:data-style-name="N61">
      <style:table-cell-properties fo:background-color="#cccccc"/>
      <style:map style:condition="cell-content-is-not-between(-0.1,0.1)" style:apply-style-name="Untitled1" style:base-cell-address="csa5_0_grn.B2"/>
    </style:style>
    <style:style style:name="ce23" style:family="table-cell" style:parent-style-name="Default" style:data-style-name="N61">
      <style:map style:condition="cell-content-is-not-between(-0.1,0.1)" style:apply-style-name="Untitled1" style:base-cell-address="csa6_0_grn.B2"/>
    </style:style>
    <style:style style:name="ce24" style:family="table-cell" style:parent-style-name="Default" style:data-style-name="N61">
      <style:table-cell-properties fo:background-color="#cccccc"/>
      <style:map style:condition="cell-content-is-not-between(-0.1,0.1)" style:apply-style-name="Untitled1" style:base-cell-address="csa6_0_grn.B2"/>
    </style:style>
  </office:automatic-styles>
  <office:body>
    <office:spreadsheet>
      <table:calculation-settings table:automatic-find-labels="false" table:use-regular-expressions="false" table:use-wildcards="true"/>
      <table:table table:name="founder_grn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2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2" office:value-type="string" calcext:value-type="string">
            <text:p>gene6</text:p>
          </table:table-cell>
          <table:table-cell table:style-name="ce2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table:style-name="ce3" office:value-type="float" office:value="0" calcext:value-type="float">
            <text:p>0.00E+00</text:p>
          </table:table-cell>
          <table:table-cell table:style-name="ce3" office:value-type="float" office:value="0.789229890642051" calcext:value-type="float">
            <text:p>7.89E-01</text:p>
          </table:table-cell>
          <table:table-cell table:style-name="ce4" office:value-type="float" office:value="0" calcext:value-type="float">
            <text:p>0.00E+00</text:p>
          </table:table-cell>
          <table:table-cell table:style-name="ce3" office:value-type="float" office:value="1.63088626865044" calcext:value-type="float">
            <text:p>1.63E+00</text:p>
          </table:table-cell>
          <table:table-cell table:style-name="ce3" office:value-type="float" office:value="1.56783260766074" calcext:value-type="float">
            <text:p>1.57E+00</text:p>
          </table:table-cell>
          <table:table-cell table:style-name="ce4" office:value-type="float" office:value="-1.3827037290904" calcext:value-type="float">
            <text:p>-1.38E+00</text:p>
          </table:table-cell>
          <table:table-cell table:style-name="ce4" office:value-type="float" office:value="-1.34340178242506" calcext:value-type="float">
            <text:p>-1.34E+00</text:p>
          </table:table-cell>
          <table:table-cell table:style-name="ce3" office:value-type="float" office:value="0" calcext:value-type="float">
            <text:p>0.00E+00</text:p>
          </table:table-cell>
          <table:table-cell table:style-name="ce3" office:value-type="float" office:value="0.258155176207786" calcext:value-type="float">
            <text:p>2.58E-01</text:p>
          </table:table-cell>
          <table:table-cell table:style-name="ce3" office:value-type="float" office:value="1.7755634303405" calcext:value-type="float">
            <text:p>1.78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table:style-name="ce3" office:value-type="float" office:value="0" calcext:value-type="float">
            <text:p>0.00E+00</text:p>
          </table:table-cell>
          <table:table-cell table:style-name="ce3" office:value-type="float" office:value="1.75221456352025" calcext:value-type="float">
            <text:p>1.75E+00</text:p>
          </table:table-cell>
          <table:table-cell table:style-name="ce4" office:value-type="float" office:value="0" calcext:value-type="float">
            <text:p>0.00E+00</text:p>
          </table:table-cell>
          <table:table-cell table:style-name="ce3" office:value-type="float" office:value="1.91672844571231" calcext:value-type="float">
            <text:p>1.92E+0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style-name="ce3" office:value-type="float" office:value="-1.18998365939123" calcext:value-type="float">
            <text:p>-1.19E+00</text:p>
          </table:table-cell>
          <table:table-cell table:style-name="ce3" office:value-type="float" office:value="0.752913480047325" calcext:value-type="float">
            <text:p>7.53E-01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ne3</text:p>
          </table:table-cell>
          <table:table-cell table:number-columns-repeated="5" table:style-name="ce4" office:value-type="float" office:value="0" calcext:value-type="float">
            <text:p>0.00E+00</text:p>
          </table:table-cell>
          <table:table-cell table:style-name="ce4" office:value-type="float" office:value="1.12105243669128" calcext:value-type="float">
            <text:p>1.12E+0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table:style-name="ce3" office:value-type="float" office:value="1.62043633747842" calcext:value-type="float">
            <text:p>1.62E+00</text:p>
          </table:table-cell>
          <table:table-cell table:style-name="ce3" office:value-type="float" office:value="0" calcext:value-type="float">
            <text:p>0.00E+00</text:p>
          </table:table-cell>
          <table:table-cell table:style-name="ce4" office:value-type="float" office:value="-0.105217795069558" calcext:value-type="float">
            <text:p>-1.05E-01</text:p>
          </table:table-cell>
          <table:table-cell table:number-columns-repeated="2" table:style-name="ce3" office:value-type="float" office:value="0" calcext:value-type="float">
            <text:p>0.00E+00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3" table:style-name="ce3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table:style-name="ce3" office:value-type="float" office:value="0.110788338845066" calcext:value-type="float">
            <text:p>1.11E-01</text:p>
          </table:table-cell>
          <table:table-cell table:style-name="ce3" office:value-type="float" office:value="0.159880917075576" calcext:value-type="float">
            <text:p>1.60E-01</text:p>
          </table:table-cell>
          <table:table-cell table:style-name="ce4" office:value-type="float" office:value="0" calcext:value-type="float">
            <text:p>0.00E+00</text:p>
          </table:table-cell>
          <table:table-cell table:number-columns-repeated="2" table:style-name="ce3" office:value-type="float" office:value="0" calcext:value-type="float">
            <text:p>0.00E+00</text:p>
          </table:table-cell>
          <table:table-cell table:style-name="ce4" office:value-type="float" office:value="0" calcext:value-type="float">
            <text:p>0.00E+00</text:p>
          </table:table-cell>
          <table:table-cell table:style-name="ce4" office:value-type="float" office:value="1.34864126635837" calcext:value-type="float">
            <text:p>1.35E+00</text:p>
          </table:table-cell>
          <table:table-cell table:number-columns-repeated="3" table:style-name="ce3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ne6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style-name="ce4" office:value-type="float" office:value="-1.60868086779263" calcext:value-type="float">
            <text:p>-1.61E+00</text:p>
          </table:table-cell>
          <table:table-cell table:style-name="ce4" office:value-type="float" office:value="0" calcext:value-type="float">
            <text:p>0.00E+00</text:p>
          </table:table-cell>
          <table:table-cell table:style-name="ce4" office:value-type="float" office:value="-1.77793360391711" calcext:value-type="float">
            <text:p>-1.78E+00</text:p>
          </table:table-cell>
          <table:table-cell table:number-columns-repeated="5" table:style-name="ce4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ne7</text:p>
          </table:table-cell>
          <table:table-cell table:number-columns-repeated="6" table:style-name="ce4" office:value-type="float" office:value="0" calcext:value-type="float">
            <text:p>0.00E+00</text:p>
          </table:table-cell>
          <table:table-cell table:style-name="ce4" office:value-type="float" office:value="-0.738010306913446" calcext:value-type="float">
            <text:p>-7.38E-01</text:p>
          </table:table-cell>
          <table:table-cell table:style-name="ce4" office:value-type="float" office:value="-1.27238451563346" calcext:value-type="float">
            <text:p>-1.27E+00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table:number-columns-repeated="2" table:style-name="ce3" office:value-type="float" office:value="0" calcext:value-type="float">
            <text:p>0.00E+00</text:p>
          </table:table-cell>
          <table:table-cell table:style-name="ce4" office:value-type="float" office:value="0" calcext:value-type="float">
            <text:p>0.00E+00</text:p>
          </table:table-cell>
          <table:table-cell table:style-name="ce3" office:value-type="float" office:value="0.134277730086077" calcext:value-type="float">
            <text:p>1.34E-01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style-name="ce3" office:value-type="float" office:value="-1.06438129572508" calcext:value-type="float">
            <text:p>-1.06E+00</text:p>
          </table:table-cell>
          <table:table-cell table:number-columns-repeated="2" table:style-name="ce3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table:style-name="ce3" office:value-type="float" office:value="0" calcext:value-type="float">
            <text:p>0.00E+00</text:p>
          </table:table-cell>
          <table:table-cell table:style-name="ce3" office:value-type="float" office:value="1.472715009243" calcext:value-type="float">
            <text:p>1.47E+00</text:p>
          </table:table-cell>
          <table:table-cell table:style-name="ce4" office:value-type="float" office:value="0" calcext:value-type="float">
            <text:p>0.00E+00</text:p>
          </table:table-cell>
          <table:table-cell table:number-columns-repeated="2" table:style-name="ce3" office:value-type="float" office:value="0" calcext:value-type="float">
            <text:p>0.00E+00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3" table:style-name="ce3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table:style-name="ce3" office:value-type="float" office:value="-0.363086566312845" calcext:value-type="float">
            <text:p>-3.63E-01</text:p>
          </table:table-cell>
          <table:table-cell table:style-name="ce3" office:value-type="float" office:value="0" calcext:value-type="float">
            <text:p>0.00E+00</text:p>
          </table:table-cell>
          <table:table-cell table:style-name="ce4" office:value-type="float" office:value="0" calcext:value-type="float">
            <text:p>0.00E+00</text:p>
          </table:table-cell>
          <table:table-cell table:style-name="ce3" office:value-type="float" office:value="0" calcext:value-type="float">
            <text:p>0.00E+00</text:p>
          </table:table-cell>
          <table:table-cell table:style-name="ce3" office:value-type="float" office:value="1.41640697661839" calcext:value-type="float">
            <text:p>1.42E+00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style-name="ce3" office:value-type="float" office:value="0" calcext:value-type="float">
            <text:p>0.00E+00</text:p>
          </table:table-cell>
          <table:table-cell table:style-name="ce3" office:value-type="float" office:value="1.7401553739083" calcext:value-type="float">
            <text:p>1.74E+0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2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2" office:value-type="string" calcext:value-type="string">
            <text:p>gene6</text:p>
          </table:table-cell>
          <table:table-cell table:style-name="ce2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table:style-name="ce5" table:formula="of:=COM.MICROSOFT.IFS([.B2]=0;&quot;&quot;;[.B2]&gt;0;COM.MICROSOFT.IFS([.B2]&lt;=0.1;&quot;+&quot;;0.1&lt;[.B2]&lt;=1;&quot;++&quot;;1&lt;[.B2]&lt;=2;&quot;+++&quot;;[.B2]&gt;2;&quot;++++&quot;);[.B2]&lt;0;COM.MICROSOFT.IFS([.B2]&gt;=-0.1;&quot;-&quot;;-0.1&gt;[.B2]&gt;=-1;&quot;--&quot;;-1&gt;[.B2]&gt;=-2;&quot;---&quot;;[.B2]&lt;2;&quot;----&quot;))">
            <text:p/>
          </table:table-cell>
          <table:table-cell table:style-name="ce5" table:formula="of:=COM.MICROSOFT.IFS([.C2]=0;&quot;&quot;;[.C2]&gt;0;COM.MICROSOFT.IFS([.C2]&lt;=0.1;&quot;+&quot;;0.1&lt;[.C2]&lt;=1;&quot;++&quot;;1&lt;[.C2]&lt;=2;&quot;+++&quot;;[.C2]&gt;2;&quot;++++&quot;);[.C2]&lt;0;COM.MICROSOFT.IFS([.C2]&gt;=-0.1;&quot;-&quot;;-0.1&gt;[.C2]&gt;=-1;&quot;--&quot;;-1&gt;[.C2]&gt;=-2;&quot;---&quot;;[.C2]&lt;2;&quot;----&quot;))" office:value-type="string" office:string-value="++" calcext:value-type="string">
            <text:p>++</text:p>
          </table:table-cell>
          <table:table-cell table:style-name="ce6" table:formula="of:=COM.MICROSOFT.IFS([.D2]=0;&quot;&quot;;[.D2]&gt;0;COM.MICROSOFT.IFS([.D2]&lt;=0.1;&quot;+&quot;;0.1&lt;[.D2]&lt;=1;&quot;++&quot;;1&lt;[.D2]&lt;=2;&quot;+++&quot;;[.D2]&gt;2;&quot;++++&quot;);[.D2]&lt;0;COM.MICROSOFT.IFS([.D2]&gt;=-0.1;&quot;-&quot;;-0.1&gt;[.D2]&gt;=-1;&quot;--&quot;;-1&gt;[.D2]&gt;=-2;&quot;---&quot;;[.D2]&lt;2;&quot;----&quot;))">
            <text:p/>
          </table:table-cell>
          <table:table-cell table:style-name="ce5" table:formula="of:=COM.MICROSOFT.IFS([.E2]=0;&quot;&quot;;[.E2]&gt;0;COM.MICROSOFT.IFS([.E2]&lt;=0.1;&quot;+&quot;;0.1&lt;[.E2]&lt;=1;&quot;++&quot;;1&lt;[.E2]&lt;=2;&quot;+++&quot;;[.E2]&gt;2;&quot;++++&quot;);[.E2]&lt;0;COM.MICROSOFT.IFS([.E2]&gt;=-0.1;&quot;-&quot;;-0.1&gt;[.E2]&gt;=-1;&quot;--&quot;;-1&gt;[.E2]&gt;=-2;&quot;---&quot;;[.E2]&lt;2;&quot;----&quot;))" office:value-type="string" office:string-value="++" calcext:value-type="string">
            <text:p>++</text:p>
          </table:table-cell>
          <table:table-cell table:style-name="ce5" table:formula="of:=COM.MICROSOFT.IFS([.F2]=0;&quot;&quot;;[.F2]&gt;0;COM.MICROSOFT.IFS([.F2]&lt;=0.1;&quot;+&quot;;0.1&lt;[.F2]&lt;=1;&quot;++&quot;;1&lt;[.F2]&lt;=2;&quot;+++&quot;;[.F2]&gt;2;&quot;++++&quot;);[.F2]&lt;0;COM.MICROSOFT.IFS([.F2]&gt;=-0.1;&quot;-&quot;;-0.1&gt;[.F2]&gt;=-1;&quot;--&quot;;-1&gt;[.F2]&gt;=-2;&quot;---&quot;;[.F2]&lt;2;&quot;----&quot;))" office:value-type="string" office:string-value="++" calcext:value-type="string">
            <text:p>++</text:p>
          </table:table-cell>
          <table:table-cell table:style-name="ce6" table:formula="of:=COM.MICROSOFT.IFS([.G2]=0;&quot;&quot;;[.G2]&gt;0;COM.MICROSOFT.IFS([.G2]&lt;=0.1;&quot;+&quot;;0.1&lt;[.G2]&lt;=1;&quot;++&quot;;1&lt;[.G2]&lt;=2;&quot;+++&quot;;[.G2]&gt;2;&quot;++++&quot;);[.G2]&lt;0;COM.MICROSOFT.IFS([.G2]&gt;=-0.1;&quot;-&quot;;-0.1&gt;[.G2]&gt;=-1;&quot;--&quot;;-1&gt;[.G2]&gt;=-2;&quot;---&quot;;[.G2]&lt;2;&quot;----&quot;))" office:value-type="string" office:string-value="--" calcext:value-type="string">
            <text:p>--</text:p>
          </table:table-cell>
          <table:table-cell table:style-name="ce6" table:formula="of:=COM.MICROSOFT.IFS([.H2]=0;&quot;&quot;;[.H2]&gt;0;COM.MICROSOFT.IFS([.H2]&lt;=0.1;&quot;+&quot;;0.1&lt;[.H2]&lt;=1;&quot;++&quot;;1&lt;[.H2]&lt;=2;&quot;+++&quot;;[.H2]&gt;2;&quot;++++&quot;);[.H2]&lt;0;COM.MICROSOFT.IFS([.H2]&gt;=-0.1;&quot;-&quot;;-0.1&gt;[.H2]&gt;=-1;&quot;--&quot;;-1&gt;[.H2]&gt;=-2;&quot;---&quot;;[.H2]&lt;2;&quot;----&quot;))" office:value-type="string" office:string-value="--" calcext:value-type="string">
            <text:p>--</text:p>
          </table:table-cell>
          <table:table-cell table:style-name="ce5" table:formula="of:=COM.MICROSOFT.IFS([.I2]=0;&quot;&quot;;[.I2]&gt;0;COM.MICROSOFT.IFS([.I2]&lt;=0.1;&quot;+&quot;;0.1&lt;[.I2]&lt;=1;&quot;++&quot;;1&lt;[.I2]&lt;=2;&quot;+++&quot;;[.I2]&gt;2;&quot;++++&quot;);[.I2]&lt;0;COM.MICROSOFT.IFS([.I2]&gt;=-0.1;&quot;-&quot;;-0.1&gt;[.I2]&gt;=-1;&quot;--&quot;;-1&gt;[.I2]&gt;=-2;&quot;---&quot;;[.I2]&lt;2;&quot;----&quot;))">
            <text:p/>
          </table:table-cell>
          <table:table-cell table:style-name="ce5" table:formula="of:=COM.MICROSOFT.IFS([.J2]=0;&quot;&quot;;[.J2]&gt;0;COM.MICROSOFT.IFS([.J2]&lt;=0.1;&quot;+&quot;;0.1&lt;[.J2]&lt;=1;&quot;++&quot;;1&lt;[.J2]&lt;=2;&quot;+++&quot;;[.J2]&gt;2;&quot;++++&quot;);[.J2]&lt;0;COM.MICROSOFT.IFS([.J2]&gt;=-0.1;&quot;-&quot;;-0.1&gt;[.J2]&gt;=-1;&quot;--&quot;;-1&gt;[.J2]&gt;=-2;&quot;---&quot;;[.J2]&lt;2;&quot;----&quot;))" office:value-type="string" office:string-value="++" calcext:value-type="string">
            <text:p>++</text:p>
          </table:table-cell>
          <table:table-cell table:style-name="ce5" table:formula="of:=COM.MICROSOFT.IFS([.K2]=0;&quot;&quot;;[.K2]&gt;0;COM.MICROSOFT.IFS([.K2]&lt;=0.1;&quot;+&quot;;0.1&lt;[.K2]&lt;=1;&quot;++&quot;;1&lt;[.K2]&lt;=2;&quot;+++&quot;;[.K2]&gt;2;&quot;++++&quot;);[.K2]&lt;0;COM.MICROSOFT.IFS([.K2]&gt;=-0.1;&quot;-&quot;;-0.1&gt;[.K2]&gt;=-1;&quot;--&quot;;-1&gt;[.K2]&gt;=-2;&quot;---&quot;;[.K2]&lt;2;&quot;----&quot;))" office:value-type="string" office:string-value="++" calcext:value-type="string">
            <text:p>+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table:style-name="ce5" table:formula="of:=COM.MICROSOFT.IFS([.B3]=0;&quot;&quot;;[.B3]&gt;0;COM.MICROSOFT.IFS([.B3]&lt;=0.1;&quot;+&quot;;0.1&lt;[.B3]&lt;=1;&quot;++&quot;;1&lt;[.B3]&lt;=2;&quot;+++&quot;;[.B3]&gt;2;&quot;++++&quot;);[.B3]&lt;0;COM.MICROSOFT.IFS([.B3]&gt;=-0.1;&quot;-&quot;;-0.1&gt;[.B3]&gt;=-1;&quot;--&quot;;-1&gt;[.B3]&gt;=-2;&quot;---&quot;;[.B3]&lt;2;&quot;----&quot;))">
            <text:p/>
          </table:table-cell>
          <table:table-cell table:style-name="ce5" table:formula="of:=COM.MICROSOFT.IFS([.C3]=0;&quot;&quot;;[.C3]&gt;0;COM.MICROSOFT.IFS([.C3]&lt;=0.1;&quot;+&quot;;0.1&lt;[.C3]&lt;=1;&quot;++&quot;;1&lt;[.C3]&lt;=2;&quot;+++&quot;;[.C3]&gt;2;&quot;++++&quot;);[.C3]&lt;0;COM.MICROSOFT.IFS([.C3]&gt;=-0.1;&quot;-&quot;;-0.1&gt;[.C3]&gt;=-1;&quot;--&quot;;-1&gt;[.C3]&gt;=-2;&quot;---&quot;;[.C3]&lt;2;&quot;----&quot;))" office:value-type="string" office:string-value="++" calcext:value-type="string">
            <text:p>++</text:p>
          </table:table-cell>
          <table:table-cell table:style-name="ce6" table:formula="of:=COM.MICROSOFT.IFS([.D3]=0;&quot;&quot;;[.D3]&gt;0;COM.MICROSOFT.IFS([.D3]&lt;=0.1;&quot;+&quot;;0.1&lt;[.D3]&lt;=1;&quot;++&quot;;1&lt;[.D3]&lt;=2;&quot;+++&quot;;[.D3]&gt;2;&quot;++++&quot;);[.D3]&lt;0;COM.MICROSOFT.IFS([.D3]&gt;=-0.1;&quot;-&quot;;-0.1&gt;[.D3]&gt;=-1;&quot;--&quot;;-1&gt;[.D3]&gt;=-2;&quot;---&quot;;[.D3]&lt;2;&quot;----&quot;))">
            <text:p/>
          </table:table-cell>
          <table:table-cell table:style-name="ce5" table:formula="of:=COM.MICROSOFT.IFS([.E3]=0;&quot;&quot;;[.E3]&gt;0;COM.MICROSOFT.IFS([.E3]&lt;=0.1;&quot;+&quot;;0.1&lt;[.E3]&lt;=1;&quot;++&quot;;1&lt;[.E3]&lt;=2;&quot;+++&quot;;[.E3]&gt;2;&quot;++++&quot;);[.E3]&lt;0;COM.MICROSOFT.IFS([.E3]&gt;=-0.1;&quot;-&quot;;-0.1&gt;[.E3]&gt;=-1;&quot;--&quot;;-1&gt;[.E3]&gt;=-2;&quot;---&quot;;[.E3]&lt;2;&quot;----&quot;))" office:value-type="string" office:string-value="++" calcext:value-type="string">
            <text:p>++</text:p>
          </table:table-cell>
          <table:table-cell table:style-name="ce5" table:formula="of:=COM.MICROSOFT.IFS([.F3]=0;&quot;&quot;;[.F3]&gt;0;COM.MICROSOFT.IFS([.F3]&lt;=0.1;&quot;+&quot;;0.1&lt;[.F3]&lt;=1;&quot;++&quot;;1&lt;[.F3]&lt;=2;&quot;+++&quot;;[.F3]&gt;2;&quot;++++&quot;);[.F3]&lt;0;COM.MICROSOFT.IFS([.F3]&gt;=-0.1;&quot;-&quot;;-0.1&gt;[.F3]&gt;=-1;&quot;--&quot;;-1&gt;[.F3]&gt;=-2;&quot;---&quot;;[.F3]&lt;2;&quot;----&quot;))">
            <text:p/>
          </table:table-cell>
          <table:table-cell table:style-name="ce6" table:formula="of:=COM.MICROSOFT.IFS([.G3]=0;&quot;&quot;;[.G3]&gt;0;COM.MICROSOFT.IFS([.G3]&lt;=0.1;&quot;+&quot;;0.1&lt;[.G3]&lt;=1;&quot;++&quot;;1&lt;[.G3]&lt;=2;&quot;+++&quot;;[.G3]&gt;2;&quot;++++&quot;);[.G3]&lt;0;COM.MICROSOFT.IFS([.G3]&gt;=-0.1;&quot;-&quot;;-0.1&gt;[.G3]&gt;=-1;&quot;--&quot;;-1&gt;[.G3]&gt;=-2;&quot;---&quot;;[.G3]&lt;2;&quot;----&quot;))">
            <text:p/>
          </table:table-cell>
          <table:table-cell table:style-name="ce6" table:formula="of:=COM.MICROSOFT.IFS([.H3]=0;&quot;&quot;;[.H3]&gt;0;COM.MICROSOFT.IFS([.H3]&lt;=0.1;&quot;+&quot;;0.1&lt;[.H3]&lt;=1;&quot;++&quot;;1&lt;[.H3]&lt;=2;&quot;+++&quot;;[.H3]&gt;2;&quot;++++&quot;);[.H3]&lt;0;COM.MICROSOFT.IFS([.H3]&gt;=-0.1;&quot;-&quot;;-0.1&gt;[.H3]&gt;=-1;&quot;--&quot;;-1&gt;[.H3]&gt;=-2;&quot;---&quot;;[.H3]&lt;2;&quot;----&quot;))">
            <text:p/>
          </table:table-cell>
          <table:table-cell table:style-name="ce5" table:formula="of:=COM.MICROSOFT.IFS([.I3]=0;&quot;&quot;;[.I3]&gt;0;COM.MICROSOFT.IFS([.I3]&lt;=0.1;&quot;+&quot;;0.1&lt;[.I3]&lt;=1;&quot;++&quot;;1&lt;[.I3]&lt;=2;&quot;+++&quot;;[.I3]&gt;2;&quot;++++&quot;);[.I3]&lt;0;COM.MICROSOFT.IFS([.I3]&gt;=-0.1;&quot;-&quot;;-0.1&gt;[.I3]&gt;=-1;&quot;--&quot;;-1&gt;[.I3]&gt;=-2;&quot;---&quot;;[.I3]&lt;2;&quot;----&quot;))" office:value-type="string" office:string-value="--" calcext:value-type="string">
            <text:p>--</text:p>
          </table:table-cell>
          <table:table-cell table:style-name="ce5" table:formula="of:=COM.MICROSOFT.IFS([.J3]=0;&quot;&quot;;[.J3]&gt;0;COM.MICROSOFT.IFS([.J3]&lt;=0.1;&quot;+&quot;;0.1&lt;[.J3]&lt;=1;&quot;++&quot;;1&lt;[.J3]&lt;=2;&quot;+++&quot;;[.J3]&gt;2;&quot;++++&quot;);[.J3]&lt;0;COM.MICROSOFT.IFS([.J3]&gt;=-0.1;&quot;-&quot;;-0.1&gt;[.J3]&gt;=-1;&quot;--&quot;;-1&gt;[.J3]&gt;=-2;&quot;---&quot;;[.J3]&lt;2;&quot;----&quot;))" office:value-type="string" office:string-value="++" calcext:value-type="string">
            <text:p>++</text:p>
          </table:table-cell>
          <table:table-cell table:style-name="ce5" table:formula="of:=COM.MICROSOFT.IFS([.K3]=0;&quot;&quot;;[.K3]&gt;0;COM.MICROSOFT.IFS([.K3]&lt;=0.1;&quot;+&quot;;0.1&lt;[.K3]&lt;=1;&quot;++&quot;;1&lt;[.K3]&lt;=2;&quot;+++&quot;;[.K3]&gt;2;&quot;++++&quot;);[.K3]&lt;0;COM.MICROSOFT.IFS([.K3]&gt;=-0.1;&quot;-&quot;;-0.1&gt;[.K3]&gt;=-1;&quot;--&quot;;-1&gt;[.K3]&gt;=-2;&quot;---&quot;;[.K3]&lt;2;&quot;----&quot;))">
            <text:p/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ne3</text:p>
          </table:table-cell>
          <table:table-cell table:style-name="ce6" table:formula="of:=COM.MICROSOFT.IFS([.B4]=0;&quot;&quot;;[.B4]&gt;0;COM.MICROSOFT.IFS([.B4]&lt;=0.1;&quot;+&quot;;0.1&lt;[.B4]&lt;=1;&quot;++&quot;;1&lt;[.B4]&lt;=2;&quot;+++&quot;;[.B4]&gt;2;&quot;++++&quot;);[.B4]&lt;0;COM.MICROSOFT.IFS([.B4]&gt;=-0.1;&quot;-&quot;;-0.1&gt;[.B4]&gt;=-1;&quot;--&quot;;-1&gt;[.B4]&gt;=-2;&quot;---&quot;;[.B4]&lt;2;&quot;----&quot;))">
            <text:p/>
          </table:table-cell>
          <table:table-cell table:style-name="ce6" table:formula="of:=COM.MICROSOFT.IFS([.C4]=0;&quot;&quot;;[.C4]&gt;0;COM.MICROSOFT.IFS([.C4]&lt;=0.1;&quot;+&quot;;0.1&lt;[.C4]&lt;=1;&quot;++&quot;;1&lt;[.C4]&lt;=2;&quot;+++&quot;;[.C4]&gt;2;&quot;++++&quot;);[.C4]&lt;0;COM.MICROSOFT.IFS([.C4]&gt;=-0.1;&quot;-&quot;;-0.1&gt;[.C4]&gt;=-1;&quot;--&quot;;-1&gt;[.C4]&gt;=-2;&quot;---&quot;;[.C4]&lt;2;&quot;----&quot;))">
            <text:p/>
          </table:table-cell>
          <table:table-cell table:style-name="ce6" table:formula="of:=COM.MICROSOFT.IFS([.D4]=0;&quot;&quot;;[.D4]&gt;0;COM.MICROSOFT.IFS([.D4]&lt;=0.1;&quot;+&quot;;0.1&lt;[.D4]&lt;=1;&quot;++&quot;;1&lt;[.D4]&lt;=2;&quot;+++&quot;;[.D4]&gt;2;&quot;++++&quot;);[.D4]&lt;0;COM.MICROSOFT.IFS([.D4]&gt;=-0.1;&quot;-&quot;;-0.1&gt;[.D4]&gt;=-1;&quot;--&quot;;-1&gt;[.D4]&gt;=-2;&quot;---&quot;;[.D4]&lt;2;&quot;----&quot;))">
            <text:p/>
          </table:table-cell>
          <table:table-cell table:style-name="ce6" table:formula="of:=COM.MICROSOFT.IFS([.E4]=0;&quot;&quot;;[.E4]&gt;0;COM.MICROSOFT.IFS([.E4]&lt;=0.1;&quot;+&quot;;0.1&lt;[.E4]&lt;=1;&quot;++&quot;;1&lt;[.E4]&lt;=2;&quot;+++&quot;;[.E4]&gt;2;&quot;++++&quot;);[.E4]&lt;0;COM.MICROSOFT.IFS([.E4]&gt;=-0.1;&quot;-&quot;;-0.1&gt;[.E4]&gt;=-1;&quot;--&quot;;-1&gt;[.E4]&gt;=-2;&quot;---&quot;;[.E4]&lt;2;&quot;----&quot;))">
            <text:p/>
          </table:table-cell>
          <table:table-cell table:style-name="ce6" table:formula="of:=COM.MICROSOFT.IFS([.F4]=0;&quot;&quot;;[.F4]&gt;0;COM.MICROSOFT.IFS([.F4]&lt;=0.1;&quot;+&quot;;0.1&lt;[.F4]&lt;=1;&quot;++&quot;;1&lt;[.F4]&lt;=2;&quot;+++&quot;;[.F4]&gt;2;&quot;++++&quot;);[.F4]&lt;0;COM.MICROSOFT.IFS([.F4]&gt;=-0.1;&quot;-&quot;;-0.1&gt;[.F4]&gt;=-1;&quot;--&quot;;-1&gt;[.F4]&gt;=-2;&quot;---&quot;;[.F4]&lt;2;&quot;----&quot;))">
            <text:p/>
          </table:table-cell>
          <table:table-cell table:style-name="ce6" table:formula="of:=COM.MICROSOFT.IFS([.G4]=0;&quot;&quot;;[.G4]&gt;0;COM.MICROSOFT.IFS([.G4]&lt;=0.1;&quot;+&quot;;0.1&lt;[.G4]&lt;=1;&quot;++&quot;;1&lt;[.G4]&lt;=2;&quot;+++&quot;;[.G4]&gt;2;&quot;++++&quot;);[.G4]&lt;0;COM.MICROSOFT.IFS([.G4]&gt;=-0.1;&quot;-&quot;;-0.1&gt;[.G4]&gt;=-1;&quot;--&quot;;-1&gt;[.G4]&gt;=-2;&quot;---&quot;;[.G4]&lt;2;&quot;----&quot;))" office:value-type="string" office:string-value="++" calcext:value-type="string">
            <text:p>++</text:p>
          </table:table-cell>
          <table:table-cell table:style-name="ce6" table:formula="of:=COM.MICROSOFT.IFS([.H4]=0;&quot;&quot;;[.H4]&gt;0;COM.MICROSOFT.IFS([.H4]&lt;=0.1;&quot;+&quot;;0.1&lt;[.H4]&lt;=1;&quot;++&quot;;1&lt;[.H4]&lt;=2;&quot;+++&quot;;[.H4]&gt;2;&quot;++++&quot;);[.H4]&lt;0;COM.MICROSOFT.IFS([.H4]&gt;=-0.1;&quot;-&quot;;-0.1&gt;[.H4]&gt;=-1;&quot;--&quot;;-1&gt;[.H4]&gt;=-2;&quot;---&quot;;[.H4]&lt;2;&quot;----&quot;))">
            <text:p/>
          </table:table-cell>
          <table:table-cell table:style-name="ce6" table:formula="of:=COM.MICROSOFT.IFS([.I4]=0;&quot;&quot;;[.I4]&gt;0;COM.MICROSOFT.IFS([.I4]&lt;=0.1;&quot;+&quot;;0.1&lt;[.I4]&lt;=1;&quot;++&quot;;1&lt;[.I4]&lt;=2;&quot;+++&quot;;[.I4]&gt;2;&quot;++++&quot;);[.I4]&lt;0;COM.MICROSOFT.IFS([.I4]&gt;=-0.1;&quot;-&quot;;-0.1&gt;[.I4]&gt;=-1;&quot;--&quot;;-1&gt;[.I4]&gt;=-2;&quot;---&quot;;[.I4]&lt;2;&quot;----&quot;))">
            <text:p/>
          </table:table-cell>
          <table:table-cell table:style-name="ce6" table:formula="of:=COM.MICROSOFT.IFS([.J4]=0;&quot;&quot;;[.J4]&gt;0;COM.MICROSOFT.IFS([.J4]&lt;=0.1;&quot;+&quot;;0.1&lt;[.J4]&lt;=1;&quot;++&quot;;1&lt;[.J4]&lt;=2;&quot;+++&quot;;[.J4]&gt;2;&quot;++++&quot;);[.J4]&lt;0;COM.MICROSOFT.IFS([.J4]&gt;=-0.1;&quot;-&quot;;-0.1&gt;[.J4]&gt;=-1;&quot;--&quot;;-1&gt;[.J4]&gt;=-2;&quot;---&quot;;[.J4]&lt;2;&quot;----&quot;))">
            <text:p/>
          </table:table-cell>
          <table:table-cell table:style-name="ce6" table:formula="of:=COM.MICROSOFT.IFS([.K4]=0;&quot;&quot;;[.K4]&gt;0;COM.MICROSOFT.IFS([.K4]&lt;=0.1;&quot;+&quot;;0.1&lt;[.K4]&lt;=1;&quot;++&quot;;1&lt;[.K4]&lt;=2;&quot;+++&quot;;[.K4]&gt;2;&quot;++++&quot;);[.K4]&lt;0;COM.MICROSOFT.IFS([.K4]&gt;=-0.1;&quot;-&quot;;-0.1&gt;[.K4]&gt;=-1;&quot;--&quot;;-1&gt;[.K4]&gt;=-2;&quot;---&quot;;[.K4]&lt;2;&quot;----&quot;)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table:style-name="ce5" table:formula="of:=COM.MICROSOFT.IFS([.B5]=0;&quot;&quot;;[.B5]&gt;0;COM.MICROSOFT.IFS([.B5]&lt;=0.1;&quot;+&quot;;0.1&lt;[.B5]&lt;=1;&quot;++&quot;;1&lt;[.B5]&lt;=2;&quot;+++&quot;;[.B5]&gt;2;&quot;++++&quot;);[.B5]&lt;0;COM.MICROSOFT.IFS([.B5]&gt;=-0.1;&quot;-&quot;;-0.1&gt;[.B5]&gt;=-1;&quot;--&quot;;-1&gt;[.B5]&gt;=-2;&quot;---&quot;;[.B5]&lt;2;&quot;----&quot;))" office:value-type="string" office:string-value="++" calcext:value-type="string">
            <text:p>++</text:p>
          </table:table-cell>
          <table:table-cell table:style-name="ce5" table:formula="of:=COM.MICROSOFT.IFS([.C5]=0;&quot;&quot;;[.C5]&gt;0;COM.MICROSOFT.IFS([.C5]&lt;=0.1;&quot;+&quot;;0.1&lt;[.C5]&lt;=1;&quot;++&quot;;1&lt;[.C5]&lt;=2;&quot;+++&quot;;[.C5]&gt;2;&quot;++++&quot;);[.C5]&lt;0;COM.MICROSOFT.IFS([.C5]&gt;=-0.1;&quot;-&quot;;-0.1&gt;[.C5]&gt;=-1;&quot;--&quot;;-1&gt;[.C5]&gt;=-2;&quot;---&quot;;[.C5]&lt;2;&quot;----&quot;))">
            <text:p/>
          </table:table-cell>
          <table:table-cell table:style-name="ce6" table:formula="of:=COM.MICROSOFT.IFS([.D5]=0;&quot;&quot;;[.D5]&gt;0;COM.MICROSOFT.IFS([.D5]&lt;=0.1;&quot;+&quot;;0.1&lt;[.D5]&lt;=1;&quot;++&quot;;1&lt;[.D5]&lt;=2;&quot;+++&quot;;[.D5]&gt;2;&quot;++++&quot;);[.D5]&lt;0;COM.MICROSOFT.IFS([.D5]&gt;=-0.1;&quot;-&quot;;-0.1&gt;[.D5]&gt;=-1;&quot;--&quot;;-1&gt;[.D5]&gt;=-2;&quot;---&quot;;[.D5]&lt;2;&quot;----&quot;))" office:value-type="string" office:string-value="--" calcext:value-type="string">
            <text:p>--</text:p>
          </table:table-cell>
          <table:table-cell table:style-name="ce5" table:formula="of:=COM.MICROSOFT.IFS([.E5]=0;&quot;&quot;;[.E5]&gt;0;COM.MICROSOFT.IFS([.E5]&lt;=0.1;&quot;+&quot;;0.1&lt;[.E5]&lt;=1;&quot;++&quot;;1&lt;[.E5]&lt;=2;&quot;+++&quot;;[.E5]&gt;2;&quot;++++&quot;);[.E5]&lt;0;COM.MICROSOFT.IFS([.E5]&gt;=-0.1;&quot;-&quot;;-0.1&gt;[.E5]&gt;=-1;&quot;--&quot;;-1&gt;[.E5]&gt;=-2;&quot;---&quot;;[.E5]&lt;2;&quot;----&quot;))">
            <text:p/>
          </table:table-cell>
          <table:table-cell table:style-name="ce5" table:formula="of:=COM.MICROSOFT.IFS([.F5]=0;&quot;&quot;;[.F5]&gt;0;COM.MICROSOFT.IFS([.F5]&lt;=0.1;&quot;+&quot;;0.1&lt;[.F5]&lt;=1;&quot;++&quot;;1&lt;[.F5]&lt;=2;&quot;+++&quot;;[.F5]&gt;2;&quot;++++&quot;);[.F5]&lt;0;COM.MICROSOFT.IFS([.F5]&gt;=-0.1;&quot;-&quot;;-0.1&gt;[.F5]&gt;=-1;&quot;--&quot;;-1&gt;[.F5]&gt;=-2;&quot;---&quot;;[.F5]&lt;2;&quot;----&quot;))">
            <text:p/>
          </table:table-cell>
          <table:table-cell table:style-name="ce6" table:formula="of:=COM.MICROSOFT.IFS([.G5]=0;&quot;&quot;;[.G5]&gt;0;COM.MICROSOFT.IFS([.G5]&lt;=0.1;&quot;+&quot;;0.1&lt;[.G5]&lt;=1;&quot;++&quot;;1&lt;[.G5]&lt;=2;&quot;+++&quot;;[.G5]&gt;2;&quot;++++&quot;);[.G5]&lt;0;COM.MICROSOFT.IFS([.G5]&gt;=-0.1;&quot;-&quot;;-0.1&gt;[.G5]&gt;=-1;&quot;--&quot;;-1&gt;[.G5]&gt;=-2;&quot;---&quot;;[.G5]&lt;2;&quot;----&quot;))">
            <text:p/>
          </table:table-cell>
          <table:table-cell table:style-name="ce6" table:formula="of:=COM.MICROSOFT.IFS([.H5]=0;&quot;&quot;;[.H5]&gt;0;COM.MICROSOFT.IFS([.H5]&lt;=0.1;&quot;+&quot;;0.1&lt;[.H5]&lt;=1;&quot;++&quot;;1&lt;[.H5]&lt;=2;&quot;+++&quot;;[.H5]&gt;2;&quot;++++&quot;);[.H5]&lt;0;COM.MICROSOFT.IFS([.H5]&gt;=-0.1;&quot;-&quot;;-0.1&gt;[.H5]&gt;=-1;&quot;--&quot;;-1&gt;[.H5]&gt;=-2;&quot;---&quot;;[.H5]&lt;2;&quot;----&quot;))">
            <text:p/>
          </table:table-cell>
          <table:table-cell table:style-name="ce5" table:formula="of:=COM.MICROSOFT.IFS([.I5]=0;&quot;&quot;;[.I5]&gt;0;COM.MICROSOFT.IFS([.I5]&lt;=0.1;&quot;+&quot;;0.1&lt;[.I5]&lt;=1;&quot;++&quot;;1&lt;[.I5]&lt;=2;&quot;+++&quot;;[.I5]&gt;2;&quot;++++&quot;);[.I5]&lt;0;COM.MICROSOFT.IFS([.I5]&gt;=-0.1;&quot;-&quot;;-0.1&gt;[.I5]&gt;=-1;&quot;--&quot;;-1&gt;[.I5]&gt;=-2;&quot;---&quot;;[.I5]&lt;2;&quot;----&quot;))">
            <text:p/>
          </table:table-cell>
          <table:table-cell table:style-name="ce5" table:formula="of:=COM.MICROSOFT.IFS([.J5]=0;&quot;&quot;;[.J5]&gt;0;COM.MICROSOFT.IFS([.J5]&lt;=0.1;&quot;+&quot;;0.1&lt;[.J5]&lt;=1;&quot;++&quot;;1&lt;[.J5]&lt;=2;&quot;+++&quot;;[.J5]&gt;2;&quot;++++&quot;);[.J5]&lt;0;COM.MICROSOFT.IFS([.J5]&gt;=-0.1;&quot;-&quot;;-0.1&gt;[.J5]&gt;=-1;&quot;--&quot;;-1&gt;[.J5]&gt;=-2;&quot;---&quot;;[.J5]&lt;2;&quot;----&quot;))">
            <text:p/>
          </table:table-cell>
          <table:table-cell table:style-name="ce5" table:formula="of:=COM.MICROSOFT.IFS([.K5]=0;&quot;&quot;;[.K5]&gt;0;COM.MICROSOFT.IFS([.K5]&lt;=0.1;&quot;+&quot;;0.1&lt;[.K5]&lt;=1;&quot;++&quot;;1&lt;[.K5]&lt;=2;&quot;+++&quot;;[.K5]&gt;2;&quot;++++&quot;);[.K5]&lt;0;COM.MICROSOFT.IFS([.K5]&gt;=-0.1;&quot;-&quot;;-0.1&gt;[.K5]&gt;=-1;&quot;--&quot;;-1&gt;[.K5]&gt;=-2;&quot;---&quot;;[.K5]&lt;2;&quot;----&quot;)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table:style-name="ce5" table:formula="of:=COM.MICROSOFT.IFS([.B6]=0;&quot;&quot;;[.B6]&gt;0;COM.MICROSOFT.IFS([.B6]&lt;=0.1;&quot;+&quot;;0.1&lt;[.B6]&lt;=1;&quot;++&quot;;1&lt;[.B6]&lt;=2;&quot;+++&quot;;[.B6]&gt;2;&quot;++++&quot;);[.B6]&lt;0;COM.MICROSOFT.IFS([.B6]&gt;=-0.1;&quot;-&quot;;-0.1&gt;[.B6]&gt;=-1;&quot;--&quot;;-1&gt;[.B6]&gt;=-2;&quot;---&quot;;[.B6]&lt;2;&quot;----&quot;))" office:value-type="string" office:string-value="++" calcext:value-type="string">
            <text:p>++</text:p>
          </table:table-cell>
          <table:table-cell table:style-name="ce5" table:formula="of:=COM.MICROSOFT.IFS([.C6]=0;&quot;&quot;;[.C6]&gt;0;COM.MICROSOFT.IFS([.C6]&lt;=0.1;&quot;+&quot;;0.1&lt;[.C6]&lt;=1;&quot;++&quot;;1&lt;[.C6]&lt;=2;&quot;+++&quot;;[.C6]&gt;2;&quot;++++&quot;);[.C6]&lt;0;COM.MICROSOFT.IFS([.C6]&gt;=-0.1;&quot;-&quot;;-0.1&gt;[.C6]&gt;=-1;&quot;--&quot;;-1&gt;[.C6]&gt;=-2;&quot;---&quot;;[.C6]&lt;2;&quot;----&quot;))" office:value-type="string" office:string-value="++" calcext:value-type="string">
            <text:p>++</text:p>
          </table:table-cell>
          <table:table-cell table:style-name="ce6" table:formula="of:=COM.MICROSOFT.IFS([.D6]=0;&quot;&quot;;[.D6]&gt;0;COM.MICROSOFT.IFS([.D6]&lt;=0.1;&quot;+&quot;;0.1&lt;[.D6]&lt;=1;&quot;++&quot;;1&lt;[.D6]&lt;=2;&quot;+++&quot;;[.D6]&gt;2;&quot;++++&quot;);[.D6]&lt;0;COM.MICROSOFT.IFS([.D6]&gt;=-0.1;&quot;-&quot;;-0.1&gt;[.D6]&gt;=-1;&quot;--&quot;;-1&gt;[.D6]&gt;=-2;&quot;---&quot;;[.D6]&lt;2;&quot;----&quot;))">
            <text:p/>
          </table:table-cell>
          <table:table-cell table:style-name="ce5" table:formula="of:=COM.MICROSOFT.IFS([.E6]=0;&quot;&quot;;[.E6]&gt;0;COM.MICROSOFT.IFS([.E6]&lt;=0.1;&quot;+&quot;;0.1&lt;[.E6]&lt;=1;&quot;++&quot;;1&lt;[.E6]&lt;=2;&quot;+++&quot;;[.E6]&gt;2;&quot;++++&quot;);[.E6]&lt;0;COM.MICROSOFT.IFS([.E6]&gt;=-0.1;&quot;-&quot;;-0.1&gt;[.E6]&gt;=-1;&quot;--&quot;;-1&gt;[.E6]&gt;=-2;&quot;---&quot;;[.E6]&lt;2;&quot;----&quot;))">
            <text:p/>
          </table:table-cell>
          <table:table-cell table:style-name="ce5" table:formula="of:=COM.MICROSOFT.IFS([.F6]=0;&quot;&quot;;[.F6]&gt;0;COM.MICROSOFT.IFS([.F6]&lt;=0.1;&quot;+&quot;;0.1&lt;[.F6]&lt;=1;&quot;++&quot;;1&lt;[.F6]&lt;=2;&quot;+++&quot;;[.F6]&gt;2;&quot;++++&quot;);[.F6]&lt;0;COM.MICROSOFT.IFS([.F6]&gt;=-0.1;&quot;-&quot;;-0.1&gt;[.F6]&gt;=-1;&quot;--&quot;;-1&gt;[.F6]&gt;=-2;&quot;---&quot;;[.F6]&lt;2;&quot;----&quot;))">
            <text:p/>
          </table:table-cell>
          <table:table-cell table:style-name="ce6" table:formula="of:=COM.MICROSOFT.IFS([.G6]=0;&quot;&quot;;[.G6]&gt;0;COM.MICROSOFT.IFS([.G6]&lt;=0.1;&quot;+&quot;;0.1&lt;[.G6]&lt;=1;&quot;++&quot;;1&lt;[.G6]&lt;=2;&quot;+++&quot;;[.G6]&gt;2;&quot;++++&quot;);[.G6]&lt;0;COM.MICROSOFT.IFS([.G6]&gt;=-0.1;&quot;-&quot;;-0.1&gt;[.G6]&gt;=-1;&quot;--&quot;;-1&gt;[.G6]&gt;=-2;&quot;---&quot;;[.G6]&lt;2;&quot;----&quot;))">
            <text:p/>
          </table:table-cell>
          <table:table-cell table:style-name="ce6" table:formula="of:=COM.MICROSOFT.IFS([.H6]=0;&quot;&quot;;[.H6]&gt;0;COM.MICROSOFT.IFS([.H6]&lt;=0.1;&quot;+&quot;;0.1&lt;[.H6]&lt;=1;&quot;++&quot;;1&lt;[.H6]&lt;=2;&quot;+++&quot;;[.H6]&gt;2;&quot;++++&quot;);[.H6]&lt;0;COM.MICROSOFT.IFS([.H6]&gt;=-0.1;&quot;-&quot;;-0.1&gt;[.H6]&gt;=-1;&quot;--&quot;;-1&gt;[.H6]&gt;=-2;&quot;---&quot;;[.H6]&lt;2;&quot;----&quot;))" office:value-type="string" office:string-value="++" calcext:value-type="string">
            <text:p>++</text:p>
          </table:table-cell>
          <table:table-cell table:style-name="ce5" table:formula="of:=COM.MICROSOFT.IFS([.I6]=0;&quot;&quot;;[.I6]&gt;0;COM.MICROSOFT.IFS([.I6]&lt;=0.1;&quot;+&quot;;0.1&lt;[.I6]&lt;=1;&quot;++&quot;;1&lt;[.I6]&lt;=2;&quot;+++&quot;;[.I6]&gt;2;&quot;++++&quot;);[.I6]&lt;0;COM.MICROSOFT.IFS([.I6]&gt;=-0.1;&quot;-&quot;;-0.1&gt;[.I6]&gt;=-1;&quot;--&quot;;-1&gt;[.I6]&gt;=-2;&quot;---&quot;;[.I6]&lt;2;&quot;----&quot;))">
            <text:p/>
          </table:table-cell>
          <table:table-cell table:style-name="ce5" table:formula="of:=COM.MICROSOFT.IFS([.J6]=0;&quot;&quot;;[.J6]&gt;0;COM.MICROSOFT.IFS([.J6]&lt;=0.1;&quot;+&quot;;0.1&lt;[.J6]&lt;=1;&quot;++&quot;;1&lt;[.J6]&lt;=2;&quot;+++&quot;;[.J6]&gt;2;&quot;++++&quot;);[.J6]&lt;0;COM.MICROSOFT.IFS([.J6]&gt;=-0.1;&quot;-&quot;;-0.1&gt;[.J6]&gt;=-1;&quot;--&quot;;-1&gt;[.J6]&gt;=-2;&quot;---&quot;;[.J6]&lt;2;&quot;----&quot;))">
            <text:p/>
          </table:table-cell>
          <table:table-cell table:style-name="ce5" table:formula="of:=COM.MICROSOFT.IFS([.K6]=0;&quot;&quot;;[.K6]&gt;0;COM.MICROSOFT.IFS([.K6]&lt;=0.1;&quot;+&quot;;0.1&lt;[.K6]&lt;=1;&quot;++&quot;;1&lt;[.K6]&lt;=2;&quot;+++&quot;;[.K6]&gt;2;&quot;++++&quot;);[.K6]&lt;0;COM.MICROSOFT.IFS([.K6]&gt;=-0.1;&quot;-&quot;;-0.1&gt;[.K6]&gt;=-1;&quot;--&quot;;-1&gt;[.K6]&gt;=-2;&quot;---&quot;;[.K6]&lt;2;&quot;----&quot;))">
            <text:p/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ne6</text:p>
          </table:table-cell>
          <table:table-cell table:style-name="ce6" table:formula="of:=COM.MICROSOFT.IFS([.B7]=0;&quot;&quot;;[.B7]&gt;0;COM.MICROSOFT.IFS([.B7]&lt;=0.1;&quot;+&quot;;0.1&lt;[.B7]&lt;=1;&quot;++&quot;;1&lt;[.B7]&lt;=2;&quot;+++&quot;;[.B7]&gt;2;&quot;++++&quot;);[.B7]&lt;0;COM.MICROSOFT.IFS([.B7]&gt;=-0.1;&quot;-&quot;;-0.1&gt;[.B7]&gt;=-1;&quot;--&quot;;-1&gt;[.B7]&gt;=-2;&quot;---&quot;;[.B7]&lt;2;&quot;----&quot;))">
            <text:p/>
          </table:table-cell>
          <table:table-cell table:style-name="ce6" table:formula="of:=COM.MICROSOFT.IFS([.C7]=0;&quot;&quot;;[.C7]&gt;0;COM.MICROSOFT.IFS([.C7]&lt;=0.1;&quot;+&quot;;0.1&lt;[.C7]&lt;=1;&quot;++&quot;;1&lt;[.C7]&lt;=2;&quot;+++&quot;;[.C7]&gt;2;&quot;++++&quot;);[.C7]&lt;0;COM.MICROSOFT.IFS([.C7]&gt;=-0.1;&quot;-&quot;;-0.1&gt;[.C7]&gt;=-1;&quot;--&quot;;-1&gt;[.C7]&gt;=-2;&quot;---&quot;;[.C7]&lt;2;&quot;----&quot;))">
            <text:p/>
          </table:table-cell>
          <table:table-cell table:style-name="ce6" table:formula="of:=COM.MICROSOFT.IFS([.D7]=0;&quot;&quot;;[.D7]&gt;0;COM.MICROSOFT.IFS([.D7]&lt;=0.1;&quot;+&quot;;0.1&lt;[.D7]&lt;=1;&quot;++&quot;;1&lt;[.D7]&lt;=2;&quot;+++&quot;;[.D7]&gt;2;&quot;++++&quot;);[.D7]&lt;0;COM.MICROSOFT.IFS([.D7]&gt;=-0.1;&quot;-&quot;;-0.1&gt;[.D7]&gt;=-1;&quot;--&quot;;-1&gt;[.D7]&gt;=-2;&quot;---&quot;;[.D7]&lt;2;&quot;----&quot;))" office:value-type="string" office:string-value="--" calcext:value-type="string">
            <text:p>--</text:p>
          </table:table-cell>
          <table:table-cell table:style-name="ce6" table:formula="of:=COM.MICROSOFT.IFS([.E7]=0;&quot;&quot;;[.E7]&gt;0;COM.MICROSOFT.IFS([.E7]&lt;=0.1;&quot;+&quot;;0.1&lt;[.E7]&lt;=1;&quot;++&quot;;1&lt;[.E7]&lt;=2;&quot;+++&quot;;[.E7]&gt;2;&quot;++++&quot;);[.E7]&lt;0;COM.MICROSOFT.IFS([.E7]&gt;=-0.1;&quot;-&quot;;-0.1&gt;[.E7]&gt;=-1;&quot;--&quot;;-1&gt;[.E7]&gt;=-2;&quot;---&quot;;[.E7]&lt;2;&quot;----&quot;))">
            <text:p/>
          </table:table-cell>
          <table:table-cell table:style-name="ce6" table:formula="of:=COM.MICROSOFT.IFS([.F7]=0;&quot;&quot;;[.F7]&gt;0;COM.MICROSOFT.IFS([.F7]&lt;=0.1;&quot;+&quot;;0.1&lt;[.F7]&lt;=1;&quot;++&quot;;1&lt;[.F7]&lt;=2;&quot;+++&quot;;[.F7]&gt;2;&quot;++++&quot;);[.F7]&lt;0;COM.MICROSOFT.IFS([.F7]&gt;=-0.1;&quot;-&quot;;-0.1&gt;[.F7]&gt;=-1;&quot;--&quot;;-1&gt;[.F7]&gt;=-2;&quot;---&quot;;[.F7]&lt;2;&quot;----&quot;))" office:value-type="string" office:string-value="--" calcext:value-type="string">
            <text:p>--</text:p>
          </table:table-cell>
          <table:table-cell table:style-name="ce6" table:formula="of:=COM.MICROSOFT.IFS([.G7]=0;&quot;&quot;;[.G7]&gt;0;COM.MICROSOFT.IFS([.G7]&lt;=0.1;&quot;+&quot;;0.1&lt;[.G7]&lt;=1;&quot;++&quot;;1&lt;[.G7]&lt;=2;&quot;+++&quot;;[.G7]&gt;2;&quot;++++&quot;);[.G7]&lt;0;COM.MICROSOFT.IFS([.G7]&gt;=-0.1;&quot;-&quot;;-0.1&gt;[.G7]&gt;=-1;&quot;--&quot;;-1&gt;[.G7]&gt;=-2;&quot;---&quot;;[.G7]&lt;2;&quot;----&quot;))">
            <text:p/>
          </table:table-cell>
          <table:table-cell table:style-name="ce6" table:formula="of:=COM.MICROSOFT.IFS([.H7]=0;&quot;&quot;;[.H7]&gt;0;COM.MICROSOFT.IFS([.H7]&lt;=0.1;&quot;+&quot;;0.1&lt;[.H7]&lt;=1;&quot;++&quot;;1&lt;[.H7]&lt;=2;&quot;+++&quot;;[.H7]&gt;2;&quot;++++&quot;);[.H7]&lt;0;COM.MICROSOFT.IFS([.H7]&gt;=-0.1;&quot;-&quot;;-0.1&gt;[.H7]&gt;=-1;&quot;--&quot;;-1&gt;[.H7]&gt;=-2;&quot;---&quot;;[.H7]&lt;2;&quot;----&quot;))">
            <text:p/>
          </table:table-cell>
          <table:table-cell table:style-name="ce6" table:formula="of:=COM.MICROSOFT.IFS([.I7]=0;&quot;&quot;;[.I7]&gt;0;COM.MICROSOFT.IFS([.I7]&lt;=0.1;&quot;+&quot;;0.1&lt;[.I7]&lt;=1;&quot;++&quot;;1&lt;[.I7]&lt;=2;&quot;+++&quot;;[.I7]&gt;2;&quot;++++&quot;);[.I7]&lt;0;COM.MICROSOFT.IFS([.I7]&gt;=-0.1;&quot;-&quot;;-0.1&gt;[.I7]&gt;=-1;&quot;--&quot;;-1&gt;[.I7]&gt;=-2;&quot;---&quot;;[.I7]&lt;2;&quot;----&quot;))">
            <text:p/>
          </table:table-cell>
          <table:table-cell table:style-name="ce6" table:formula="of:=COM.MICROSOFT.IFS([.J7]=0;&quot;&quot;;[.J7]&gt;0;COM.MICROSOFT.IFS([.J7]&lt;=0.1;&quot;+&quot;;0.1&lt;[.J7]&lt;=1;&quot;++&quot;;1&lt;[.J7]&lt;=2;&quot;+++&quot;;[.J7]&gt;2;&quot;++++&quot;);[.J7]&lt;0;COM.MICROSOFT.IFS([.J7]&gt;=-0.1;&quot;-&quot;;-0.1&gt;[.J7]&gt;=-1;&quot;--&quot;;-1&gt;[.J7]&gt;=-2;&quot;---&quot;;[.J7]&lt;2;&quot;----&quot;))">
            <text:p/>
          </table:table-cell>
          <table:table-cell table:style-name="ce6" table:formula="of:=COM.MICROSOFT.IFS([.K7]=0;&quot;&quot;;[.K7]&gt;0;COM.MICROSOFT.IFS([.K7]&lt;=0.1;&quot;+&quot;;0.1&lt;[.K7]&lt;=1;&quot;++&quot;;1&lt;[.K7]&lt;=2;&quot;+++&quot;;[.K7]&gt;2;&quot;++++&quot;);[.K7]&lt;0;COM.MICROSOFT.IFS([.K7]&gt;=-0.1;&quot;-&quot;;-0.1&gt;[.K7]&gt;=-1;&quot;--&quot;;-1&gt;[.K7]&gt;=-2;&quot;---&quot;;[.K7]&lt;2;&quot;----&quot;))">
            <text:p/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ne7</text:p>
          </table:table-cell>
          <table:table-cell table:style-name="ce6" table:formula="of:=COM.MICROSOFT.IFS([.B8]=0;&quot;&quot;;[.B8]&gt;0;COM.MICROSOFT.IFS([.B8]&lt;=0.1;&quot;+&quot;;0.1&lt;[.B8]&lt;=1;&quot;++&quot;;1&lt;[.B8]&lt;=2;&quot;+++&quot;;[.B8]&gt;2;&quot;++++&quot;);[.B8]&lt;0;COM.MICROSOFT.IFS([.B8]&gt;=-0.1;&quot;-&quot;;-0.1&gt;[.B8]&gt;=-1;&quot;--&quot;;-1&gt;[.B8]&gt;=-2;&quot;---&quot;;[.B8]&lt;2;&quot;----&quot;))">
            <text:p/>
          </table:table-cell>
          <table:table-cell table:style-name="ce6" table:formula="of:=COM.MICROSOFT.IFS([.C8]=0;&quot;&quot;;[.C8]&gt;0;COM.MICROSOFT.IFS([.C8]&lt;=0.1;&quot;+&quot;;0.1&lt;[.C8]&lt;=1;&quot;++&quot;;1&lt;[.C8]&lt;=2;&quot;+++&quot;;[.C8]&gt;2;&quot;++++&quot;);[.C8]&lt;0;COM.MICROSOFT.IFS([.C8]&gt;=-0.1;&quot;-&quot;;-0.1&gt;[.C8]&gt;=-1;&quot;--&quot;;-1&gt;[.C8]&gt;=-2;&quot;---&quot;;[.C8]&lt;2;&quot;----&quot;))">
            <text:p/>
          </table:table-cell>
          <table:table-cell table:style-name="ce6" table:formula="of:=COM.MICROSOFT.IFS([.D8]=0;&quot;&quot;;[.D8]&gt;0;COM.MICROSOFT.IFS([.D8]&lt;=0.1;&quot;+&quot;;0.1&lt;[.D8]&lt;=1;&quot;++&quot;;1&lt;[.D8]&lt;=2;&quot;+++&quot;;[.D8]&gt;2;&quot;++++&quot;);[.D8]&lt;0;COM.MICROSOFT.IFS([.D8]&gt;=-0.1;&quot;-&quot;;-0.1&gt;[.D8]&gt;=-1;&quot;--&quot;;-1&gt;[.D8]&gt;=-2;&quot;---&quot;;[.D8]&lt;2;&quot;----&quot;))">
            <text:p/>
          </table:table-cell>
          <table:table-cell table:style-name="ce6" table:formula="of:=COM.MICROSOFT.IFS([.E8]=0;&quot;&quot;;[.E8]&gt;0;COM.MICROSOFT.IFS([.E8]&lt;=0.1;&quot;+&quot;;0.1&lt;[.E8]&lt;=1;&quot;++&quot;;1&lt;[.E8]&lt;=2;&quot;+++&quot;;[.E8]&gt;2;&quot;++++&quot;);[.E8]&lt;0;COM.MICROSOFT.IFS([.E8]&gt;=-0.1;&quot;-&quot;;-0.1&gt;[.E8]&gt;=-1;&quot;--&quot;;-1&gt;[.E8]&gt;=-2;&quot;---&quot;;[.E8]&lt;2;&quot;----&quot;))">
            <text:p/>
          </table:table-cell>
          <table:table-cell table:style-name="ce6" table:formula="of:=COM.MICROSOFT.IFS([.F8]=0;&quot;&quot;;[.F8]&gt;0;COM.MICROSOFT.IFS([.F8]&lt;=0.1;&quot;+&quot;;0.1&lt;[.F8]&lt;=1;&quot;++&quot;;1&lt;[.F8]&lt;=2;&quot;+++&quot;;[.F8]&gt;2;&quot;++++&quot;);[.F8]&lt;0;COM.MICROSOFT.IFS([.F8]&gt;=-0.1;&quot;-&quot;;-0.1&gt;[.F8]&gt;=-1;&quot;--&quot;;-1&gt;[.F8]&gt;=-2;&quot;---&quot;;[.F8]&lt;2;&quot;----&quot;))">
            <text:p/>
          </table:table-cell>
          <table:table-cell table:style-name="ce6" table:formula="of:=COM.MICROSOFT.IFS([.G8]=0;&quot;&quot;;[.G8]&gt;0;COM.MICROSOFT.IFS([.G8]&lt;=0.1;&quot;+&quot;;0.1&lt;[.G8]&lt;=1;&quot;++&quot;;1&lt;[.G8]&lt;=2;&quot;+++&quot;;[.G8]&gt;2;&quot;++++&quot;);[.G8]&lt;0;COM.MICROSOFT.IFS([.G8]&gt;=-0.1;&quot;-&quot;;-0.1&gt;[.G8]&gt;=-1;&quot;--&quot;;-1&gt;[.G8]&gt;=-2;&quot;---&quot;;[.G8]&lt;2;&quot;----&quot;))">
            <text:p/>
          </table:table-cell>
          <table:table-cell table:style-name="ce6" table:formula="of:=COM.MICROSOFT.IFS([.H8]=0;&quot;&quot;;[.H8]&gt;0;COM.MICROSOFT.IFS([.H8]&lt;=0.1;&quot;+&quot;;0.1&lt;[.H8]&lt;=1;&quot;++&quot;;1&lt;[.H8]&lt;=2;&quot;+++&quot;;[.H8]&gt;2;&quot;++++&quot;);[.H8]&lt;0;COM.MICROSOFT.IFS([.H8]&gt;=-0.1;&quot;-&quot;;-0.1&gt;[.H8]&gt;=-1;&quot;--&quot;;-1&gt;[.H8]&gt;=-2;&quot;---&quot;;[.H8]&lt;2;&quot;----&quot;))" office:value-type="string" office:string-value="--" calcext:value-type="string">
            <text:p>--</text:p>
          </table:table-cell>
          <table:table-cell table:style-name="ce6" table:formula="of:=COM.MICROSOFT.IFS([.I8]=0;&quot;&quot;;[.I8]&gt;0;COM.MICROSOFT.IFS([.I8]&lt;=0.1;&quot;+&quot;;0.1&lt;[.I8]&lt;=1;&quot;++&quot;;1&lt;[.I8]&lt;=2;&quot;+++&quot;;[.I8]&gt;2;&quot;++++&quot;);[.I8]&lt;0;COM.MICROSOFT.IFS([.I8]&gt;=-0.1;&quot;-&quot;;-0.1&gt;[.I8]&gt;=-1;&quot;--&quot;;-1&gt;[.I8]&gt;=-2;&quot;---&quot;;[.I8]&lt;2;&quot;----&quot;))" office:value-type="string" office:string-value="--" calcext:value-type="string">
            <text:p>--</text:p>
          </table:table-cell>
          <table:table-cell table:style-name="ce6" table:formula="of:=COM.MICROSOFT.IFS([.J8]=0;&quot;&quot;;[.J8]&gt;0;COM.MICROSOFT.IFS([.J8]&lt;=0.1;&quot;+&quot;;0.1&lt;[.J8]&lt;=1;&quot;++&quot;;1&lt;[.J8]&lt;=2;&quot;+++&quot;;[.J8]&gt;2;&quot;++++&quot;);[.J8]&lt;0;COM.MICROSOFT.IFS([.J8]&gt;=-0.1;&quot;-&quot;;-0.1&gt;[.J8]&gt;=-1;&quot;--&quot;;-1&gt;[.J8]&gt;=-2;&quot;---&quot;;[.J8]&lt;2;&quot;----&quot;))">
            <text:p/>
          </table:table-cell>
          <table:table-cell table:style-name="ce6" table:formula="of:=COM.MICROSOFT.IFS([.K8]=0;&quot;&quot;;[.K8]&gt;0;COM.MICROSOFT.IFS([.K8]&lt;=0.1;&quot;+&quot;;0.1&lt;[.K8]&lt;=1;&quot;++&quot;;1&lt;[.K8]&lt;=2;&quot;+++&quot;;[.K8]&gt;2;&quot;++++&quot;);[.K8]&lt;0;COM.MICROSOFT.IFS([.K8]&gt;=-0.1;&quot;-&quot;;-0.1&gt;[.K8]&gt;=-1;&quot;--&quot;;-1&gt;[.K8]&gt;=-2;&quot;---&quot;;[.K8]&lt;2;&quot;----&quot;)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table:style-name="ce5" table:formula="of:=COM.MICROSOFT.IFS([.B9]=0;&quot;&quot;;[.B9]&gt;0;COM.MICROSOFT.IFS([.B9]&lt;=0.1;&quot;+&quot;;0.1&lt;[.B9]&lt;=1;&quot;++&quot;;1&lt;[.B9]&lt;=2;&quot;+++&quot;;[.B9]&gt;2;&quot;++++&quot;);[.B9]&lt;0;COM.MICROSOFT.IFS([.B9]&gt;=-0.1;&quot;-&quot;;-0.1&gt;[.B9]&gt;=-1;&quot;--&quot;;-1&gt;[.B9]&gt;=-2;&quot;---&quot;;[.B9]&lt;2;&quot;----&quot;))">
            <text:p/>
          </table:table-cell>
          <table:table-cell table:style-name="ce5" table:formula="of:=COM.MICROSOFT.IFS([.C9]=0;&quot;&quot;;[.C9]&gt;0;COM.MICROSOFT.IFS([.C9]&lt;=0.1;&quot;+&quot;;0.1&lt;[.C9]&lt;=1;&quot;++&quot;;1&lt;[.C9]&lt;=2;&quot;+++&quot;;[.C9]&gt;2;&quot;++++&quot;);[.C9]&lt;0;COM.MICROSOFT.IFS([.C9]&gt;=-0.1;&quot;-&quot;;-0.1&gt;[.C9]&gt;=-1;&quot;--&quot;;-1&gt;[.C9]&gt;=-2;&quot;---&quot;;[.C9]&lt;2;&quot;----&quot;))">
            <text:p/>
          </table:table-cell>
          <table:table-cell table:style-name="ce6" table:formula="of:=COM.MICROSOFT.IFS([.D9]=0;&quot;&quot;;[.D9]&gt;0;COM.MICROSOFT.IFS([.D9]&lt;=0.1;&quot;+&quot;;0.1&lt;[.D9]&lt;=1;&quot;++&quot;;1&lt;[.D9]&lt;=2;&quot;+++&quot;;[.D9]&gt;2;&quot;++++&quot;);[.D9]&lt;0;COM.MICROSOFT.IFS([.D9]&gt;=-0.1;&quot;-&quot;;-0.1&gt;[.D9]&gt;=-1;&quot;--&quot;;-1&gt;[.D9]&gt;=-2;&quot;---&quot;;[.D9]&lt;2;&quot;----&quot;))">
            <text:p/>
          </table:table-cell>
          <table:table-cell table:style-name="ce5" table:formula="of:=COM.MICROSOFT.IFS([.E9]=0;&quot;&quot;;[.E9]&gt;0;COM.MICROSOFT.IFS([.E9]&lt;=0.1;&quot;+&quot;;0.1&lt;[.E9]&lt;=1;&quot;++&quot;;1&lt;[.E9]&lt;=2;&quot;+++&quot;;[.E9]&gt;2;&quot;++++&quot;);[.E9]&lt;0;COM.MICROSOFT.IFS([.E9]&gt;=-0.1;&quot;-&quot;;-0.1&gt;[.E9]&gt;=-1;&quot;--&quot;;-1&gt;[.E9]&gt;=-2;&quot;---&quot;;[.E9]&lt;2;&quot;----&quot;))" office:value-type="string" office:string-value="++" calcext:value-type="string">
            <text:p>++</text:p>
          </table:table-cell>
          <table:table-cell table:style-name="ce5" table:formula="of:=COM.MICROSOFT.IFS([.F9]=0;&quot;&quot;;[.F9]&gt;0;COM.MICROSOFT.IFS([.F9]&lt;=0.1;&quot;+&quot;;0.1&lt;[.F9]&lt;=1;&quot;++&quot;;1&lt;[.F9]&lt;=2;&quot;+++&quot;;[.F9]&gt;2;&quot;++++&quot;);[.F9]&lt;0;COM.MICROSOFT.IFS([.F9]&gt;=-0.1;&quot;-&quot;;-0.1&gt;[.F9]&gt;=-1;&quot;--&quot;;-1&gt;[.F9]&gt;=-2;&quot;---&quot;;[.F9]&lt;2;&quot;----&quot;))">
            <text:p/>
          </table:table-cell>
          <table:table-cell table:style-name="ce6" table:formula="of:=COM.MICROSOFT.IFS([.G9]=0;&quot;&quot;;[.G9]&gt;0;COM.MICROSOFT.IFS([.G9]&lt;=0.1;&quot;+&quot;;0.1&lt;[.G9]&lt;=1;&quot;++&quot;;1&lt;[.G9]&lt;=2;&quot;+++&quot;;[.G9]&gt;2;&quot;++++&quot;);[.G9]&lt;0;COM.MICROSOFT.IFS([.G9]&gt;=-0.1;&quot;-&quot;;-0.1&gt;[.G9]&gt;=-1;&quot;--&quot;;-1&gt;[.G9]&gt;=-2;&quot;---&quot;;[.G9]&lt;2;&quot;----&quot;))">
            <text:p/>
          </table:table-cell>
          <table:table-cell table:style-name="ce6" table:formula="of:=COM.MICROSOFT.IFS([.H9]=0;&quot;&quot;;[.H9]&gt;0;COM.MICROSOFT.IFS([.H9]&lt;=0.1;&quot;+&quot;;0.1&lt;[.H9]&lt;=1;&quot;++&quot;;1&lt;[.H9]&lt;=2;&quot;+++&quot;;[.H9]&gt;2;&quot;++++&quot;);[.H9]&lt;0;COM.MICROSOFT.IFS([.H9]&gt;=-0.1;&quot;-&quot;;-0.1&gt;[.H9]&gt;=-1;&quot;--&quot;;-1&gt;[.H9]&gt;=-2;&quot;---&quot;;[.H9]&lt;2;&quot;----&quot;))">
            <text:p/>
          </table:table-cell>
          <table:table-cell table:style-name="ce5" table:formula="of:=COM.MICROSOFT.IFS([.I9]=0;&quot;&quot;;[.I9]&gt;0;COM.MICROSOFT.IFS([.I9]&lt;=0.1;&quot;+&quot;;0.1&lt;[.I9]&lt;=1;&quot;++&quot;;1&lt;[.I9]&lt;=2;&quot;+++&quot;;[.I9]&gt;2;&quot;++++&quot;);[.I9]&lt;0;COM.MICROSOFT.IFS([.I9]&gt;=-0.1;&quot;-&quot;;-0.1&gt;[.I9]&gt;=-1;&quot;--&quot;;-1&gt;[.I9]&gt;=-2;&quot;---&quot;;[.I9]&lt;2;&quot;----&quot;))" office:value-type="string" office:string-value="--" calcext:value-type="string">
            <text:p>--</text:p>
          </table:table-cell>
          <table:table-cell table:style-name="ce5" table:formula="of:=COM.MICROSOFT.IFS([.J9]=0;&quot;&quot;;[.J9]&gt;0;COM.MICROSOFT.IFS([.J9]&lt;=0.1;&quot;+&quot;;0.1&lt;[.J9]&lt;=1;&quot;++&quot;;1&lt;[.J9]&lt;=2;&quot;+++&quot;;[.J9]&gt;2;&quot;++++&quot;);[.J9]&lt;0;COM.MICROSOFT.IFS([.J9]&gt;=-0.1;&quot;-&quot;;-0.1&gt;[.J9]&gt;=-1;&quot;--&quot;;-1&gt;[.J9]&gt;=-2;&quot;---&quot;;[.J9]&lt;2;&quot;----&quot;))">
            <text:p/>
          </table:table-cell>
          <table:table-cell table:style-name="ce5" table:formula="of:=COM.MICROSOFT.IFS([.K9]=0;&quot;&quot;;[.K9]&gt;0;COM.MICROSOFT.IFS([.K9]&lt;=0.1;&quot;+&quot;;0.1&lt;[.K9]&lt;=1;&quot;++&quot;;1&lt;[.K9]&lt;=2;&quot;+++&quot;;[.K9]&gt;2;&quot;++++&quot;);[.K9]&lt;0;COM.MICROSOFT.IFS([.K9]&gt;=-0.1;&quot;-&quot;;-0.1&gt;[.K9]&gt;=-1;&quot;--&quot;;-1&gt;[.K9]&gt;=-2;&quot;---&quot;;[.K9]&lt;2;&quot;----&quot;)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table:style-name="ce5" table:formula="of:=COM.MICROSOFT.IFS([.B10]=0;&quot;&quot;;[.B10]&gt;0;COM.MICROSOFT.IFS([.B10]&lt;=0.1;&quot;+&quot;;0.1&lt;[.B10]&lt;=1;&quot;++&quot;;1&lt;[.B10]&lt;=2;&quot;+++&quot;;[.B10]&gt;2;&quot;++++&quot;);[.B10]&lt;0;COM.MICROSOFT.IFS([.B10]&gt;=-0.1;&quot;-&quot;;-0.1&gt;[.B10]&gt;=-1;&quot;--&quot;;-1&gt;[.B10]&gt;=-2;&quot;---&quot;;[.B10]&lt;2;&quot;----&quot;))">
            <text:p/>
          </table:table-cell>
          <table:table-cell table:style-name="ce5" table:formula="of:=COM.MICROSOFT.IFS([.C10]=0;&quot;&quot;;[.C10]&gt;0;COM.MICROSOFT.IFS([.C10]&lt;=0.1;&quot;+&quot;;0.1&lt;[.C10]&lt;=1;&quot;++&quot;;1&lt;[.C10]&lt;=2;&quot;+++&quot;;[.C10]&gt;2;&quot;++++&quot;);[.C10]&lt;0;COM.MICROSOFT.IFS([.C10]&gt;=-0.1;&quot;-&quot;;-0.1&gt;[.C10]&gt;=-1;&quot;--&quot;;-1&gt;[.C10]&gt;=-2;&quot;---&quot;;[.C10]&lt;2;&quot;----&quot;))" office:value-type="string" office:string-value="++" calcext:value-type="string">
            <text:p>++</text:p>
          </table:table-cell>
          <table:table-cell table:style-name="ce6" table:formula="of:=COM.MICROSOFT.IFS([.D10]=0;&quot;&quot;;[.D10]&gt;0;COM.MICROSOFT.IFS([.D10]&lt;=0.1;&quot;+&quot;;0.1&lt;[.D10]&lt;=1;&quot;++&quot;;1&lt;[.D10]&lt;=2;&quot;+++&quot;;[.D10]&gt;2;&quot;++++&quot;);[.D10]&lt;0;COM.MICROSOFT.IFS([.D10]&gt;=-0.1;&quot;-&quot;;-0.1&gt;[.D10]&gt;=-1;&quot;--&quot;;-1&gt;[.D10]&gt;=-2;&quot;---&quot;;[.D10]&lt;2;&quot;----&quot;))">
            <text:p/>
          </table:table-cell>
          <table:table-cell table:style-name="ce5" table:formula="of:=COM.MICROSOFT.IFS([.E10]=0;&quot;&quot;;[.E10]&gt;0;COM.MICROSOFT.IFS([.E10]&lt;=0.1;&quot;+&quot;;0.1&lt;[.E10]&lt;=1;&quot;++&quot;;1&lt;[.E10]&lt;=2;&quot;+++&quot;;[.E10]&gt;2;&quot;++++&quot;);[.E10]&lt;0;COM.MICROSOFT.IFS([.E10]&gt;=-0.1;&quot;-&quot;;-0.1&gt;[.E10]&gt;=-1;&quot;--&quot;;-1&gt;[.E10]&gt;=-2;&quot;---&quot;;[.E10]&lt;2;&quot;----&quot;))">
            <text:p/>
          </table:table-cell>
          <table:table-cell table:style-name="ce5" table:formula="of:=COM.MICROSOFT.IFS([.F10]=0;&quot;&quot;;[.F10]&gt;0;COM.MICROSOFT.IFS([.F10]&lt;=0.1;&quot;+&quot;;0.1&lt;[.F10]&lt;=1;&quot;++&quot;;1&lt;[.F10]&lt;=2;&quot;+++&quot;;[.F10]&gt;2;&quot;++++&quot;);[.F10]&lt;0;COM.MICROSOFT.IFS([.F10]&gt;=-0.1;&quot;-&quot;;-0.1&gt;[.F10]&gt;=-1;&quot;--&quot;;-1&gt;[.F10]&gt;=-2;&quot;---&quot;;[.F10]&lt;2;&quot;----&quot;))">
            <text:p/>
          </table:table-cell>
          <table:table-cell table:style-name="ce6" table:formula="of:=COM.MICROSOFT.IFS([.G10]=0;&quot;&quot;;[.G10]&gt;0;COM.MICROSOFT.IFS([.G10]&lt;=0.1;&quot;+&quot;;0.1&lt;[.G10]&lt;=1;&quot;++&quot;;1&lt;[.G10]&lt;=2;&quot;+++&quot;;[.G10]&gt;2;&quot;++++&quot;);[.G10]&lt;0;COM.MICROSOFT.IFS([.G10]&gt;=-0.1;&quot;-&quot;;-0.1&gt;[.G10]&gt;=-1;&quot;--&quot;;-1&gt;[.G10]&gt;=-2;&quot;---&quot;;[.G10]&lt;2;&quot;----&quot;))">
            <text:p/>
          </table:table-cell>
          <table:table-cell table:style-name="ce6" table:formula="of:=COM.MICROSOFT.IFS([.H10]=0;&quot;&quot;;[.H10]&gt;0;COM.MICROSOFT.IFS([.H10]&lt;=0.1;&quot;+&quot;;0.1&lt;[.H10]&lt;=1;&quot;++&quot;;1&lt;[.H10]&lt;=2;&quot;+++&quot;;[.H10]&gt;2;&quot;++++&quot;);[.H10]&lt;0;COM.MICROSOFT.IFS([.H10]&gt;=-0.1;&quot;-&quot;;-0.1&gt;[.H10]&gt;=-1;&quot;--&quot;;-1&gt;[.H10]&gt;=-2;&quot;---&quot;;[.H10]&lt;2;&quot;----&quot;))">
            <text:p/>
          </table:table-cell>
          <table:table-cell table:style-name="ce5" table:formula="of:=COM.MICROSOFT.IFS([.I10]=0;&quot;&quot;;[.I10]&gt;0;COM.MICROSOFT.IFS([.I10]&lt;=0.1;&quot;+&quot;;0.1&lt;[.I10]&lt;=1;&quot;++&quot;;1&lt;[.I10]&lt;=2;&quot;+++&quot;;[.I10]&gt;2;&quot;++++&quot;);[.I10]&lt;0;COM.MICROSOFT.IFS([.I10]&gt;=-0.1;&quot;-&quot;;-0.1&gt;[.I10]&gt;=-1;&quot;--&quot;;-1&gt;[.I10]&gt;=-2;&quot;---&quot;;[.I10]&lt;2;&quot;----&quot;))">
            <text:p/>
          </table:table-cell>
          <table:table-cell table:style-name="ce5" table:formula="of:=COM.MICROSOFT.IFS([.J10]=0;&quot;&quot;;[.J10]&gt;0;COM.MICROSOFT.IFS([.J10]&lt;=0.1;&quot;+&quot;;0.1&lt;[.J10]&lt;=1;&quot;++&quot;;1&lt;[.J10]&lt;=2;&quot;+++&quot;;[.J10]&gt;2;&quot;++++&quot;);[.J10]&lt;0;COM.MICROSOFT.IFS([.J10]&gt;=-0.1;&quot;-&quot;;-0.1&gt;[.J10]&gt;=-1;&quot;--&quot;;-1&gt;[.J10]&gt;=-2;&quot;---&quot;;[.J10]&lt;2;&quot;----&quot;))">
            <text:p/>
          </table:table-cell>
          <table:table-cell table:style-name="ce5" table:formula="of:=COM.MICROSOFT.IFS([.K10]=0;&quot;&quot;;[.K10]&gt;0;COM.MICROSOFT.IFS([.K10]&lt;=0.1;&quot;+&quot;;0.1&lt;[.K10]&lt;=1;&quot;++&quot;;1&lt;[.K10]&lt;=2;&quot;+++&quot;;[.K10]&gt;2;&quot;++++&quot;);[.K10]&lt;0;COM.MICROSOFT.IFS([.K10]&gt;=-0.1;&quot;-&quot;;-0.1&gt;[.K10]&gt;=-1;&quot;--&quot;;-1&gt;[.K10]&gt;=-2;&quot;---&quot;;[.K10]&lt;2;&quot;----&quot;)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table:style-name="ce5" table:formula="of:=COM.MICROSOFT.IFS([.B11]=0;&quot;&quot;;[.B11]&gt;0;COM.MICROSOFT.IFS([.B11]&lt;=0.1;&quot;+&quot;;0.1&lt;[.B11]&lt;=1;&quot;++&quot;;1&lt;[.B11]&lt;=2;&quot;+++&quot;;[.B11]&gt;2;&quot;++++&quot;);[.B11]&lt;0;COM.MICROSOFT.IFS([.B11]&gt;=-0.1;&quot;-&quot;;-0.1&gt;[.B11]&gt;=-1;&quot;--&quot;;-1&gt;[.B11]&gt;=-2;&quot;---&quot;;[.B11]&lt;2;&quot;----&quot;))" office:value-type="string" office:string-value="--" calcext:value-type="string">
            <text:p>--</text:p>
          </table:table-cell>
          <table:table-cell table:style-name="ce5" table:formula="of:=COM.MICROSOFT.IFS([.C11]=0;&quot;&quot;;[.C11]&gt;0;COM.MICROSOFT.IFS([.C11]&lt;=0.1;&quot;+&quot;;0.1&lt;[.C11]&lt;=1;&quot;++&quot;;1&lt;[.C11]&lt;=2;&quot;+++&quot;;[.C11]&gt;2;&quot;++++&quot;);[.C11]&lt;0;COM.MICROSOFT.IFS([.C11]&gt;=-0.1;&quot;-&quot;;-0.1&gt;[.C11]&gt;=-1;&quot;--&quot;;-1&gt;[.C11]&gt;=-2;&quot;---&quot;;[.C11]&lt;2;&quot;----&quot;))">
            <text:p/>
          </table:table-cell>
          <table:table-cell table:style-name="ce6" table:formula="of:=COM.MICROSOFT.IFS([.D11]=0;&quot;&quot;;[.D11]&gt;0;COM.MICROSOFT.IFS([.D11]&lt;=0.1;&quot;+&quot;;0.1&lt;[.D11]&lt;=1;&quot;++&quot;;1&lt;[.D11]&lt;=2;&quot;+++&quot;;[.D11]&gt;2;&quot;++++&quot;);[.D11]&lt;0;COM.MICROSOFT.IFS([.D11]&gt;=-0.1;&quot;-&quot;;-0.1&gt;[.D11]&gt;=-1;&quot;--&quot;;-1&gt;[.D11]&gt;=-2;&quot;---&quot;;[.D11]&lt;2;&quot;----&quot;))">
            <text:p/>
          </table:table-cell>
          <table:table-cell table:style-name="ce5" table:formula="of:=COM.MICROSOFT.IFS([.E11]=0;&quot;&quot;;[.E11]&gt;0;COM.MICROSOFT.IFS([.E11]&lt;=0.1;&quot;+&quot;;0.1&lt;[.E11]&lt;=1;&quot;++&quot;;1&lt;[.E11]&lt;=2;&quot;+++&quot;;[.E11]&gt;2;&quot;++++&quot;);[.E11]&lt;0;COM.MICROSOFT.IFS([.E11]&gt;=-0.1;&quot;-&quot;;-0.1&gt;[.E11]&gt;=-1;&quot;--&quot;;-1&gt;[.E11]&gt;=-2;&quot;---&quot;;[.E11]&lt;2;&quot;----&quot;))">
            <text:p/>
          </table:table-cell>
          <table:table-cell table:style-name="ce5" table:formula="of:=COM.MICROSOFT.IFS([.F11]=0;&quot;&quot;;[.F11]&gt;0;COM.MICROSOFT.IFS([.F11]&lt;=0.1;&quot;+&quot;;0.1&lt;[.F11]&lt;=1;&quot;++&quot;;1&lt;[.F11]&lt;=2;&quot;+++&quot;;[.F11]&gt;2;&quot;++++&quot;);[.F11]&lt;0;COM.MICROSOFT.IFS([.F11]&gt;=-0.1;&quot;-&quot;;-0.1&gt;[.F11]&gt;=-1;&quot;--&quot;;-1&gt;[.F11]&gt;=-2;&quot;---&quot;;[.F11]&lt;2;&quot;----&quot;))" office:value-type="string" office:string-value="++" calcext:value-type="string">
            <text:p>++</text:p>
          </table:table-cell>
          <table:table-cell table:style-name="ce6" table:formula="of:=COM.MICROSOFT.IFS([.G11]=0;&quot;&quot;;[.G11]&gt;0;COM.MICROSOFT.IFS([.G11]&lt;=0.1;&quot;+&quot;;0.1&lt;[.G11]&lt;=1;&quot;++&quot;;1&lt;[.G11]&lt;=2;&quot;+++&quot;;[.G11]&gt;2;&quot;++++&quot;);[.G11]&lt;0;COM.MICROSOFT.IFS([.G11]&gt;=-0.1;&quot;-&quot;;-0.1&gt;[.G11]&gt;=-1;&quot;--&quot;;-1&gt;[.G11]&gt;=-2;&quot;---&quot;;[.G11]&lt;2;&quot;----&quot;))">
            <text:p/>
          </table:table-cell>
          <table:table-cell table:style-name="ce6" table:formula="of:=COM.MICROSOFT.IFS([.H11]=0;&quot;&quot;;[.H11]&gt;0;COM.MICROSOFT.IFS([.H11]&lt;=0.1;&quot;+&quot;;0.1&lt;[.H11]&lt;=1;&quot;++&quot;;1&lt;[.H11]&lt;=2;&quot;+++&quot;;[.H11]&gt;2;&quot;++++&quot;);[.H11]&lt;0;COM.MICROSOFT.IFS([.H11]&gt;=-0.1;&quot;-&quot;;-0.1&gt;[.H11]&gt;=-1;&quot;--&quot;;-1&gt;[.H11]&gt;=-2;&quot;---&quot;;[.H11]&lt;2;&quot;----&quot;))">
            <text:p/>
          </table:table-cell>
          <table:table-cell table:style-name="ce5" table:formula="of:=COM.MICROSOFT.IFS([.I11]=0;&quot;&quot;;[.I11]&gt;0;COM.MICROSOFT.IFS([.I11]&lt;=0.1;&quot;+&quot;;0.1&lt;[.I11]&lt;=1;&quot;++&quot;;1&lt;[.I11]&lt;=2;&quot;+++&quot;;[.I11]&gt;2;&quot;++++&quot;);[.I11]&lt;0;COM.MICROSOFT.IFS([.I11]&gt;=-0.1;&quot;-&quot;;-0.1&gt;[.I11]&gt;=-1;&quot;--&quot;;-1&gt;[.I11]&gt;=-2;&quot;---&quot;;[.I11]&lt;2;&quot;----&quot;))">
            <text:p/>
          </table:table-cell>
          <table:table-cell table:style-name="ce5" table:formula="of:=COM.MICROSOFT.IFS([.J11]=0;&quot;&quot;;[.J11]&gt;0;COM.MICROSOFT.IFS([.J11]&lt;=0.1;&quot;+&quot;;0.1&lt;[.J11]&lt;=1;&quot;++&quot;;1&lt;[.J11]&lt;=2;&quot;+++&quot;;[.J11]&gt;2;&quot;++++&quot;);[.J11]&lt;0;COM.MICROSOFT.IFS([.J11]&gt;=-0.1;&quot;-&quot;;-0.1&gt;[.J11]&gt;=-1;&quot;--&quot;;-1&gt;[.J11]&gt;=-2;&quot;---&quot;;[.J11]&lt;2;&quot;----&quot;))" office:value-type="string" office:string-value="++" calcext:value-type="string">
            <text:p>++</text:p>
          </table:table-cell>
          <table:table-cell table:style-name="ce5" table:formula="of:=COM.MICROSOFT.IFS([.K11]=0;&quot;&quot;;[.K11]&gt;0;COM.MICROSOFT.IFS([.K11]&lt;=0.1;&quot;+&quot;;0.1&lt;[.K11]&lt;=1;&quot;++&quot;;1&lt;[.K11]&lt;=2;&quot;+++&quot;;[.K11]&gt;2;&quot;++++&quot;);[.K11]&lt;0;COM.MICROSOFT.IFS([.K11]&gt;=-0.1;&quot;-&quot;;-0.1&gt;[.K11]&gt;=-1;&quot;--&quot;;-1&gt;[.K11]&gt;=-2;&quot;---&quot;;[.K11]&lt;2;&quot;----&quot;))">
            <text:p/>
          </table:table-cell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under_grn.B2:founder_grn.K11">
            <calcext:condition calcext:apply-style-name="Untitled1" calcext:value="!=0" calcext:base-cell-address="founder_grn.B2"/>
          </calcext:conditional-format>
        </calcext:conditional-formats>
      </table:table>
      <table:table table:name="csa1_0_grn" table:style-name="ta1">
        <table:table-column table:style-name="co1" table:default-cell-style-name="ce1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number-columns-repeated="2" table:default-cell-style-name="ce14"/>
        <table:table-column table:style-name="co1" table:number-columns-repeated="3" table:default-cell-style-name="ce13"/>
        <table:table-row table:style-name="ro1">
          <table:table-cell/>
          <table:table-cell table:style-name="ce1" office:value-type="string" calcext:value-type="string">
            <text:p>gene1</text:p>
          </table:table-cell>
          <table:table-cell table:style-name="ce1" office:value-type="string" calcext:value-type="string">
            <text:p>gene2</text:p>
          </table:table-cell>
          <table:table-cell table:style-name="ce2" office:value-type="string" calcext:value-type="string">
            <text:p>gene3</text:p>
          </table:table-cell>
          <table:table-cell table:style-name="ce1" office:value-type="string" calcext:value-type="string">
            <text:p>gene4</text:p>
          </table:table-cell>
          <table:table-cell table:style-name="ce1" office:value-type="string" calcext:value-type="string">
            <text:p>gene5</text:p>
          </table:table-cell>
          <table:table-cell table:style-name="ce2" office:value-type="string" calcext:value-type="string">
            <text:p>gene6</text:p>
          </table:table-cell>
          <table:table-cell table:style-name="ce2" office:value-type="string" calcext:value-type="string">
            <text:p>gene7</text:p>
          </table:table-cell>
          <table:table-cell table:style-name="ce1" office:value-type="string" calcext:value-type="string">
            <text:p>gene8</text:p>
          </table:table-cell>
          <table:table-cell table:style-name="ce1" office:value-type="string" calcext:value-type="string">
            <text:p>gene9</text:p>
          </table:table-cell>
          <table:table-cell table:style-name="ce1" office:value-type="string" calcext:value-type="string">
            <text:p>gene10</text:p>
          </table:table-cell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-0.177494734194038" calcext:value-type="float">
            <text:p>-1.77E-01</text:p>
          </table:table-cell>
          <table:table-cell office:value-type="float" office:value="0.529391069461938" calcext:value-type="float">
            <text:p>5.29E-01</text:p>
          </table:table-cell>
          <table:table-cell office:value-type="float" office:value="-0.0414177834153632" calcext:value-type="float">
            <text:p>-4.14E-02</text:p>
          </table:table-cell>
          <table:table-cell office:value-type="float" office:value="1.45947346807755" calcext:value-type="float">
            <text:p>1.46E+00</text:p>
          </table:table-cell>
          <table:table-cell office:value-type="float" office:value="1.59243036345216" calcext:value-type="float">
            <text:p>1.59E+00</text:p>
          </table:table-cell>
          <table:table-cell office:value-type="float" office:value="-1.38745907673147" calcext:value-type="float">
            <text:p>-1.39E+00</text:p>
          </table:table-cell>
          <table:table-cell office:value-type="float" office:value="-1.34407679570312" calcext:value-type="float">
            <text:p>-1.34E+00</text:p>
          </table:table-cell>
          <table:table-cell office:value-type="float" office:value="0.0253522894669299" calcext:value-type="float">
            <text:p>2.54E-02</text:p>
          </table:table-cell>
          <table:table-cell office:value-type="float" office:value="0.22353317952542" calcext:value-type="float">
            <text:p>2.24E-01</text:p>
          </table:table-cell>
          <table:table-cell office:value-type="float" office:value="1.77519608007766" calcext:value-type="float">
            <text:p>1.78E+00</text:p>
          </table:table-cell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-0.508579042896428" calcext:value-type="float">
            <text:p>-5.09E-01</text:p>
          </table:table-cell>
          <table:table-cell office:value-type="float" office:value="1.34396613983578" calcext:value-type="float">
            <text:p>1.34E+00</text:p>
          </table:table-cell>
          <table:table-cell office:value-type="float" office:value="-0.012945067096598" calcext:value-type="float">
            <text:p>-1.29E-02</text:p>
          </table:table-cell>
          <table:table-cell office:value-type="float" office:value="1.79481733530202" calcext:value-type="float">
            <text:p>1.79E+00</text:p>
          </table:table-cell>
          <table:table-cell office:value-type="float" office:value="0.00458013228604931" calcext:value-type="float">
            <text:p>4.58E-03</text:p>
          </table:table-cell>
          <table:table-cell office:value-type="float" office:value="-0.0247516949046301" calcext:value-type="float">
            <text:p>-2.48E-02</text:p>
          </table:table-cell>
          <table:table-cell office:value-type="float" office:value="-0.0272010473433733" calcext:value-type="float">
            <text:p>-2.72E-02</text:p>
          </table:table-cell>
          <table:table-cell office:value-type="float" office:value="-1.21912586616039" calcext:value-type="float">
            <text:p>-1.22E+00</text:p>
          </table:table-cell>
          <table:table-cell office:value-type="float" office:value="0.366320662995783" calcext:value-type="float">
            <text:p>3.66E-01</text:p>
          </table:table-cell>
          <table:table-cell office:value-type="float" office:value="-0.312391068128812" calcext:value-type="float">
            <text:p>-3.12E-01</text:p>
          </table:table-cell>
        </table:table-row>
        <table:table-row table:style-name="ro1">
          <table:table-cell table:style-name="ce2" office:value-type="string" calcext:value-type="string">
            <text:p>gene3</text:p>
          </table:table-cell>
          <table:table-cell table:style-name="ce14" office:value-type="float" office:value="-0.0281886754995742" calcext:value-type="float">
            <text:p>-2.82E-02</text:p>
          </table:table-cell>
          <table:table-cell table:style-name="ce14" office:value-type="float" office:value="0.00962518787766655" calcext:value-type="float">
            <text:p>9.63E-03</text:p>
          </table:table-cell>
          <table:table-cell office:value-type="float" office:value="-0.0054824668944656" calcext:value-type="float">
            <text:p>-5.48E-03</text:p>
          </table:table-cell>
          <table:table-cell table:style-name="ce14" office:value-type="float" office:value="0.0309069944956838" calcext:value-type="float">
            <text:p>3.09E-02</text:p>
          </table:table-cell>
          <table:table-cell table:style-name="ce14" office:value-type="float" office:value="-0.00606879716616609" calcext:value-type="float">
            <text:p>-6.07E-03</text:p>
          </table:table-cell>
          <table:table-cell office:value-type="float" office:value="1.11012420660395" calcext:value-type="float">
            <text:p>1.11E+00</text:p>
          </table:table-cell>
          <table:table-cell office:value-type="float" office:value="0.0334024022565795" calcext:value-type="float">
            <text:p>3.34E-02</text:p>
          </table:table-cell>
          <table:table-cell table:style-name="ce14" office:value-type="float" office:value="-0.0140776347662325" calcext:value-type="float">
            <text:p>-1.41E-02</text:p>
          </table:table-cell>
          <table:table-cell table:style-name="ce14" office:value-type="float" office:value="-0.00624771058358868" calcext:value-type="float">
            <text:p>-6.25E-03</text:p>
          </table:table-cell>
          <table:table-cell table:style-name="ce14" office:value-type="float" office:value="0.00247995083488204" calcext:value-type="float">
            <text:p>2.48E-03</text:p>
          </table:table-cell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0.869274704594559" calcext:value-type="float">
            <text:p>8.69E-01</text:p>
          </table:table-cell>
          <table:table-cell office:value-type="float" office:value="-0.74137619657105" calcext:value-type="float">
            <text:p>-7.41E-01</text:p>
          </table:table-cell>
          <table:table-cell office:value-type="float" office:value="-0.102883071346203" calcext:value-type="float">
            <text:p>-1.03E-01</text:p>
          </table:table-cell>
          <table:table-cell office:value-type="float" office:value="-0.137768344545232" calcext:value-type="float">
            <text:p>-1.38E-01</text:p>
          </table:table-cell>
          <table:table-cell office:value-type="float" office:value="-0.0809731839409888" calcext:value-type="float">
            <text:p>-8.10E-02</text:p>
          </table:table-cell>
          <table:table-cell office:value-type="float" office:value="-0.0215422057716636" calcext:value-type="float">
            <text:p>-2.15E-02</text:p>
          </table:table-cell>
          <table:table-cell office:value-type="float" office:value="0.00408353963104909" calcext:value-type="float">
            <text:p>4.08E-03</text:p>
          </table:table-cell>
          <table:table-cell office:value-type="float" office:value="-0.162370761554135" calcext:value-type="float">
            <text:p>-1.62E-01</text:p>
          </table:table-cell>
          <table:table-cell office:value-type="float" office:value="-0.333162703439482" calcext:value-type="float">
            <text:p>-3.33E-01</text:p>
          </table:table-cell>
          <table:table-cell office:value-type="float" office:value="0.0701831941959193" calcext:value-type="float">
            <text:p>7.02E-02</text:p>
          </table:table-cell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0.0213324172567561" calcext:value-type="float">
            <text:p>2.13E-02</text:p>
          </table:table-cell>
          <table:table-cell office:value-type="float" office:value="0.0477310902381685" calcext:value-type="float">
            <text:p>4.77E-02</text:p>
          </table:table-cell>
          <table:table-cell office:value-type="float" office:value="0.0241072059314746" calcext:value-type="float">
            <text:p>2.41E-02</text:p>
          </table:table-cell>
          <table:table-cell office:value-type="float" office:value="-0.000595358555150227" calcext:value-type="float">
            <text:p>-5.95E-04</text:p>
          </table:table-cell>
          <table:table-cell office:value-type="float" office:value="-0.0310250188155945" calcext:value-type="float">
            <text:p>-3.10E-02</text:p>
          </table:table-cell>
          <table:table-cell office:value-type="float" office:value="0.0281197938019493" calcext:value-type="float">
            <text:p>2.81E-02</text:p>
          </table:table-cell>
          <table:table-cell office:value-type="float" office:value="1.29821777289497" calcext:value-type="float">
            <text:p>1.30E+00</text:p>
          </table:table-cell>
          <table:table-cell office:value-type="float" office:value="-0.00608751857743236" calcext:value-type="float">
            <text:p>-6.09E-03</text:p>
          </table:table-cell>
          <table:table-cell office:value-type="float" office:value="-0.0694528026052695" calcext:value-type="float">
            <text:p>-6.95E-02</text:p>
          </table:table-cell>
          <table:table-cell office:value-type="float" office:value="0.0241129762138875" calcext:value-type="float">
            <text:p>2.41E-02</text:p>
          </table:table-cell>
        </table:table-row>
        <table:table-row table:style-name="ro1">
          <table:table-cell table:style-name="ce2" office:value-type="string" calcext:value-type="string">
            <text:p>gene6</text:p>
          </table:table-cell>
          <table:table-cell table:style-name="ce14" office:value-type="float" office:value="0.0165947235805922" calcext:value-type="float">
            <text:p>1.66E-02</text:p>
          </table:table-cell>
          <table:table-cell table:style-name="ce14" office:value-type="float" office:value="-0.0107199210996053" calcext:value-type="float">
            <text:p>-1.07E-02</text:p>
          </table:table-cell>
          <table:table-cell office:value-type="float" office:value="-1.58079387655402" calcext:value-type="float">
            <text:p>-1.58E+00</text:p>
          </table:table-cell>
          <table:table-cell table:style-name="ce14" office:value-type="float" office:value="-0.00359364398747592" calcext:value-type="float">
            <text:p>-3.59E-03</text:p>
          </table:table-cell>
          <table:table-cell table:style-name="ce14" office:value-type="float" office:value="-1.76360541868227" calcext:value-type="float">
            <text:p>-1.76E+00</text:p>
          </table:table-cell>
          <table:table-cell office:value-type="float" office:value="-0.0100351098619999" calcext:value-type="float">
            <text:p>-1.00E-02</text:p>
          </table:table-cell>
          <table:table-cell office:value-type="float" office:value="0.0169781861371595" calcext:value-type="float">
            <text:p>1.70E-02</text:p>
          </table:table-cell>
          <table:table-cell table:style-name="ce14" office:value-type="float" office:value="0.0122925641001299" calcext:value-type="float">
            <text:p>1.23E-02</text:p>
          </table:table-cell>
          <table:table-cell table:style-name="ce14" office:value-type="float" office:value="-0.0140982601283294" calcext:value-type="float">
            <text:p>-1.41E-02</text:p>
          </table:table-cell>
          <table:table-cell table:style-name="ce14" office:value-type="float" office:value="0.00367189963878159" calcext:value-type="float">
            <text:p>3.67E-03</text:p>
          </table:table-cell>
        </table:table-row>
        <table:table-row table:style-name="ro1">
          <table:table-cell table:style-name="ce2" office:value-type="string" calcext:value-type="string">
            <text:p>gene7</text:p>
          </table:table-cell>
          <table:table-cell table:style-name="ce14" office:value-type="float" office:value="-0.0302854914925808" calcext:value-type="float">
            <text:p>-3.03E-02</text:p>
          </table:table-cell>
          <table:table-cell table:style-name="ce14" office:value-type="float" office:value="0.014833237589078" calcext:value-type="float">
            <text:p>1.48E-02</text:p>
          </table:table-cell>
          <table:table-cell office:value-type="float" office:value="-0.00665397147128327" calcext:value-type="float">
            <text:p>-6.65E-03</text:p>
          </table:table-cell>
          <table:table-cell table:style-name="ce14" office:value-type="float" office:value="0.014161740598673" calcext:value-type="float">
            <text:p>1.42E-02</text:p>
          </table:table-cell>
          <table:table-cell table:style-name="ce14" office:value-type="float" office:value="-0.0146372659557633" calcext:value-type="float">
            <text:p>-1.46E-02</text:p>
          </table:table-cell>
          <table:table-cell office:value-type="float" office:value="-0.0236561582602458" calcext:value-type="float">
            <text:p>-2.37E-02</text:p>
          </table:table-cell>
          <table:table-cell office:value-type="float" office:value="-0.762976246625678" calcext:value-type="float">
            <text:p>-7.63E-01</text:p>
          </table:table-cell>
          <table:table-cell table:style-name="ce14" office:value-type="float" office:value="-1.27691217295369" calcext:value-type="float">
            <text:p>-1.28E+00</text:p>
          </table:table-cell>
          <table:table-cell table:style-name="ce14" office:value-type="float" office:value="0.0142373442332205" calcext:value-type="float">
            <text:p>1.42E-02</text:p>
          </table:table-cell>
          <table:table-cell table:style-name="ce14" office:value-type="float" office:value="0.0140052145192121" calcext:value-type="float">
            <text:p>1.40E-02</text:p>
          </table:table-cell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0.205698999593213" calcext:value-type="float">
            <text:p>2.06E-01</text:p>
          </table:table-cell>
          <table:table-cell office:value-type="float" office:value="0.263633302857512" calcext:value-type="float">
            <text:p>2.64E-01</text:p>
          </table:table-cell>
          <table:table-cell office:value-type="float" office:value="-0.0306256349750444" calcext:value-type="float">
            <text:p>-3.06E-02</text:p>
          </table:table-cell>
          <table:table-cell office:value-type="float" office:value="0.151687246133285" calcext:value-type="float">
            <text:p>1.52E-01</text:p>
          </table:table-cell>
          <table:table-cell office:value-type="float" office:value="0.113014007355104" calcext:value-type="float">
            <text:p>1.13E-01</text:p>
          </table:table-cell>
          <table:table-cell office:value-type="float" office:value="-0.00394327004748625" calcext:value-type="float">
            <text:p>-3.94E-03</text:p>
          </table:table-cell>
          <table:table-cell office:value-type="float" office:value="0.0075491089519706" calcext:value-type="float">
            <text:p>7.55E-03</text:p>
          </table:table-cell>
          <table:table-cell office:value-type="float" office:value="-1.01025657192946" calcext:value-type="float">
            <text:p>-1.01E+00</text:p>
          </table:table-cell>
          <table:table-cell office:value-type="float" office:value="0.139222890522385" calcext:value-type="float">
            <text:p>1.39E-01</text:p>
          </table:table-cell>
          <table:table-cell office:value-type="float" office:value="-0.0827200388701572" calcext:value-type="float">
            <text:p>-8.27E-02</text:p>
          </table:table-cell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-0.307186114317071" calcext:value-type="float">
            <text:p>-3.07E-01</text:p>
          </table:table-cell>
          <table:table-cell office:value-type="float" office:value="1.17096799131146" calcext:value-type="float">
            <text:p>1.17E+00</text:p>
          </table:table-cell>
          <table:table-cell office:value-type="float" office:value="0.0248014272097045" calcext:value-type="float">
            <text:p>2.48E-02</text:p>
          </table:table-cell>
          <table:table-cell office:value-type="float" office:value="-0.0831683225680366" calcext:value-type="float">
            <text:p>-8.32E-02</text:p>
          </table:table-cell>
          <table:table-cell office:value-type="float" office:value="-0.0511958267536151" calcext:value-type="float">
            <text:p>-5.12E-02</text:p>
          </table:table-cell>
          <table:table-cell office:value-type="float" office:value="0.0147717137009288" calcext:value-type="float">
            <text:p>1.48E-02</text:p>
          </table:table-cell>
          <table:table-cell office:value-type="float" office:value="-0.0161855310725473" calcext:value-type="float">
            <text:p>-1.62E-02</text:p>
          </table:table-cell>
          <table:table-cell office:value-type="float" office:value="-0.0205536910695217" calcext:value-type="float">
            <text:p>-2.06E-02</text:p>
          </table:table-cell>
          <table:table-cell office:value-type="float" office:value="-0.077340203412341" calcext:value-type="float">
            <text:p>-7.73E-02</text:p>
          </table:table-cell>
          <table:table-cell office:value-type="float" office:value="-0.0394432634187531" calcext:value-type="float">
            <text:p>-3.94E-02</text:p>
          </table:table-cell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-0.526884001019835" calcext:value-type="float">
            <text:p>-5.27E-01</text:p>
          </table:table-cell>
          <table:table-cell office:value-type="float" office:value="-0.0730165146297918" calcext:value-type="float">
            <text:p>-7.30E-02</text:p>
          </table:table-cell>
          <table:table-cell office:value-type="float" office:value="0.00625924966406561" calcext:value-type="float">
            <text:p>6.26E-03</text:p>
          </table:table-cell>
          <table:table-cell office:value-type="float" office:value="-0.0798852979086654" calcext:value-type="float">
            <text:p>-7.99E-02</text:p>
          </table:table-cell>
          <table:table-cell office:value-type="float" office:value="1.32275682512393" calcext:value-type="float">
            <text:p>1.32E+00</text:p>
          </table:table-cell>
          <table:table-cell office:value-type="float" office:value="0.00624440250278718" calcext:value-type="float">
            <text:p>6.24E-03</text:p>
          </table:table-cell>
          <table:table-cell office:value-type="float" office:value="0.00291524955249812" calcext:value-type="float">
            <text:p>2.92E-03</text:p>
          </table:table-cell>
          <table:table-cell office:value-type="float" office:value="-0.0234625098063581" calcext:value-type="float">
            <text:p>-2.35E-02</text:p>
          </table:table-cell>
          <table:table-cell office:value-type="float" office:value="1.71804219288479" calcext:value-type="float">
            <text:p>1.72E+00</text:p>
          </table:table-cell>
          <table:table-cell office:value-type="float" office:value="0.208156924316951" calcext:value-type="float">
            <text:p>2.08E-01</text:p>
          </table:table-cell>
        </table:table-row>
        <table:table-row table:style-name="ro1" table:number-rows-repeated="3"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gene1</text:p>
          </table:table-cell>
          <table:table-cell table:style-name="ce1" office:value-type="string" calcext:value-type="string">
            <text:p>gene2</text:p>
          </table:table-cell>
          <table:table-cell table:style-name="ce2" office:value-type="string" calcext:value-type="string">
            <text:p>gene3</text:p>
          </table:table-cell>
          <table:table-cell table:style-name="ce1" office:value-type="string" calcext:value-type="string">
            <text:p>gene4</text:p>
          </table:table-cell>
          <table:table-cell table:style-name="ce1" office:value-type="string" calcext:value-type="string">
            <text:p>gene5</text:p>
          </table:table-cell>
          <table:table-cell table:style-name="ce2" office:value-type="string" calcext:value-type="string">
            <text:p>gene6</text:p>
          </table:table-cell>
          <table:table-cell table:style-name="ce2" office:value-type="string" calcext:value-type="string">
            <text:p>gene7</text:p>
          </table:table-cell>
          <table:table-cell table:style-name="ce1" office:value-type="string" calcext:value-type="string">
            <text:p>gene8</text:p>
          </table:table-cell>
          <table:table-cell table:style-name="ce1" office:value-type="string" calcext:value-type="string">
            <text:p>gene9</text:p>
          </table:table-cell>
          <table:table-cell table:style-name="ce1" office:value-type="string" calcext:value-type="string">
            <text:p>gene10</text:p>
          </table:table-cell>
        </table:table-row>
        <table:table-row table:style-name="ro1">
          <table:table-cell office:value-type="string" calcext:value-type="string">
            <text:p>gene1</text:p>
          </table:table-cell>
          <table:table-cell table:style-name="ce5" table:formula="of:=COM.MICROSOFT.IFS([.B2]=0;&quot;&quot;;[.B2]&gt;0;COM.MICROSOFT.IFS([.B2]&lt;=0.1;&quot;+&quot;;0.1&lt;[.B2]&lt;=1;&quot;++&quot;;1&lt;[.B2]&lt;=2;&quot;+++&quot;;[.B2]&gt;2;&quot;++++&quot;);[.B2]&lt;0;COM.MICROSOFT.IFS([.B2]&gt;=-0.1;&quot;-&quot;;-0.1&gt;[.B2]&gt;=-1;&quot;--&quot;;-1&gt;[.B2]&gt;=-2;&quot;---&quot;;[.B2]&lt;2;&quot;----&quot;))" office:value-type="string" office:string-value="--" calcext:value-type="string">
            <text:p>--</text:p>
          </table:table-cell>
          <table:table-cell table:style-name="ce5" table:formula="of:=COM.MICROSOFT.IFS([.C2]=0;&quot;&quot;;[.C2]&gt;0;COM.MICROSOFT.IFS([.C2]&lt;=0.1;&quot;+&quot;;0.1&lt;[.C2]&lt;=1;&quot;++&quot;;1&lt;[.C2]&lt;=2;&quot;+++&quot;;[.C2]&gt;2;&quot;++++&quot;);[.C2]&lt;0;COM.MICROSOFT.IFS([.C2]&gt;=-0.1;&quot;-&quot;;-0.1&gt;[.C2]&gt;=-1;&quot;--&quot;;-1&gt;[.C2]&gt;=-2;&quot;---&quot;;[.C2]&lt;2;&quot;----&quot;))" office:value-type="string" office:string-value="++" calcext:value-type="string">
            <text:p>++</text:p>
          </table:table-cell>
          <table:table-cell table:style-name="ce6" table:formula="of:=COM.MICROSOFT.IFS([.D2]=0;&quot;&quot;;[.D2]&gt;0;COM.MICROSOFT.IFS([.D2]&lt;=0.1;&quot;+&quot;;0.1&lt;[.D2]&lt;=1;&quot;++&quot;;1&lt;[.D2]&lt;=2;&quot;+++&quot;;[.D2]&gt;2;&quot;++++&quot;);[.D2]&lt;0;COM.MICROSOFT.IFS([.D2]&gt;=-0.1;&quot;-&quot;;-0.1&gt;[.D2]&gt;=-1;&quot;--&quot;;-1&gt;[.D2]&gt;=-2;&quot;---&quot;;[.D2]&lt;2;&quot;----&quot;))" office:value-type="string" office:string-value="-" calcext:value-type="string">
            <text:p>-</text:p>
          </table:table-cell>
          <table:table-cell table:style-name="ce5" table:formula="of:=COM.MICROSOFT.IFS([.E2]=0;&quot;&quot;;[.E2]&gt;0;COM.MICROSOFT.IFS([.E2]&lt;=0.1;&quot;+&quot;;0.1&lt;[.E2]&lt;=1;&quot;++&quot;;1&lt;[.E2]&lt;=2;&quot;+++&quot;;[.E2]&gt;2;&quot;++++&quot;);[.E2]&lt;0;COM.MICROSOFT.IFS([.E2]&gt;=-0.1;&quot;-&quot;;-0.1&gt;[.E2]&gt;=-1;&quot;--&quot;;-1&gt;[.E2]&gt;=-2;&quot;---&quot;;[.E2]&lt;2;&quot;----&quot;))" office:value-type="string" office:string-value="++" calcext:value-type="string">
            <text:p>++</text:p>
          </table:table-cell>
          <table:table-cell table:style-name="ce5" table:formula="of:=COM.MICROSOFT.IFS([.F2]=0;&quot;&quot;;[.F2]&gt;0;COM.MICROSOFT.IFS([.F2]&lt;=0.1;&quot;+&quot;;0.1&lt;[.F2]&lt;=1;&quot;++&quot;;1&lt;[.F2]&lt;=2;&quot;+++&quot;;[.F2]&gt;2;&quot;++++&quot;);[.F2]&lt;0;COM.MICROSOFT.IFS([.F2]&gt;=-0.1;&quot;-&quot;;-0.1&gt;[.F2]&gt;=-1;&quot;--&quot;;-1&gt;[.F2]&gt;=-2;&quot;---&quot;;[.F2]&lt;2;&quot;----&quot;))" office:value-type="string" office:string-value="++" calcext:value-type="string">
            <text:p>++</text:p>
          </table:table-cell>
          <table:table-cell table:style-name="ce6" table:formula="of:=COM.MICROSOFT.IFS([.G2]=0;&quot;&quot;;[.G2]&gt;0;COM.MICROSOFT.IFS([.G2]&lt;=0.1;&quot;+&quot;;0.1&lt;[.G2]&lt;=1;&quot;++&quot;;1&lt;[.G2]&lt;=2;&quot;+++&quot;;[.G2]&gt;2;&quot;++++&quot;);[.G2]&lt;0;COM.MICROSOFT.IFS([.G2]&gt;=-0.1;&quot;-&quot;;-0.1&gt;[.G2]&gt;=-1;&quot;--&quot;;-1&gt;[.G2]&gt;=-2;&quot;---&quot;;[.G2]&lt;2;&quot;----&quot;))" office:value-type="string" office:string-value="--" calcext:value-type="string">
            <text:p>--</text:p>
          </table:table-cell>
          <table:table-cell table:style-name="ce6" table:formula="of:=COM.MICROSOFT.IFS([.H2]=0;&quot;&quot;;[.H2]&gt;0;COM.MICROSOFT.IFS([.H2]&lt;=0.1;&quot;+&quot;;0.1&lt;[.H2]&lt;=1;&quot;++&quot;;1&lt;[.H2]&lt;=2;&quot;+++&quot;;[.H2]&gt;2;&quot;++++&quot;);[.H2]&lt;0;COM.MICROSOFT.IFS([.H2]&gt;=-0.1;&quot;-&quot;;-0.1&gt;[.H2]&gt;=-1;&quot;--&quot;;-1&gt;[.H2]&gt;=-2;&quot;---&quot;;[.H2]&lt;2;&quot;----&quot;))" office:value-type="string" office:string-value="--" calcext:value-type="string">
            <text:p>--</text:p>
          </table:table-cell>
          <table:table-cell table:style-name="ce5" table:formula="of:=COM.MICROSOFT.IFS([.I2]=0;&quot;&quot;;[.I2]&gt;0;COM.MICROSOFT.IFS([.I2]&lt;=0.1;&quot;+&quot;;0.1&lt;[.I2]&lt;=1;&quot;++&quot;;1&lt;[.I2]&lt;=2;&quot;+++&quot;;[.I2]&gt;2;&quot;++++&quot;);[.I2]&lt;0;COM.MICROSOFT.IFS([.I2]&gt;=-0.1;&quot;-&quot;;-0.1&gt;[.I2]&gt;=-1;&quot;--&quot;;-1&gt;[.I2]&gt;=-2;&quot;---&quot;;[.I2]&lt;2;&quot;----&quot;))" office:value-type="string" office:string-value="+" calcext:value-type="string">
            <text:p>+</text:p>
          </table:table-cell>
          <table:table-cell table:style-name="ce5" table:formula="of:=COM.MICROSOFT.IFS([.J2]=0;&quot;&quot;;[.J2]&gt;0;COM.MICROSOFT.IFS([.J2]&lt;=0.1;&quot;+&quot;;0.1&lt;[.J2]&lt;=1;&quot;++&quot;;1&lt;[.J2]&lt;=2;&quot;+++&quot;;[.J2]&gt;2;&quot;++++&quot;);[.J2]&lt;0;COM.MICROSOFT.IFS([.J2]&gt;=-0.1;&quot;-&quot;;-0.1&gt;[.J2]&gt;=-1;&quot;--&quot;;-1&gt;[.J2]&gt;=-2;&quot;---&quot;;[.J2]&lt;2;&quot;----&quot;))" office:value-type="string" office:string-value="++" calcext:value-type="string">
            <text:p>++</text:p>
          </table:table-cell>
          <table:table-cell table:style-name="ce5" table:formula="of:=COM.MICROSOFT.IFS([.K2]=0;&quot;&quot;;[.K2]&gt;0;COM.MICROSOFT.IFS([.K2]&lt;=0.1;&quot;+&quot;;0.1&lt;[.K2]&lt;=1;&quot;++&quot;;1&lt;[.K2]&lt;=2;&quot;+++&quot;;[.K2]&gt;2;&quot;++++&quot;);[.K2]&lt;0;COM.MICROSOFT.IFS([.K2]&gt;=-0.1;&quot;-&quot;;-0.1&gt;[.K2]&gt;=-1;&quot;--&quot;;-1&gt;[.K2]&gt;=-2;&quot;---&quot;;[.K2]&lt;2;&quot;----&quot;))" office:value-type="string" office:string-value="++" calcext:value-type="string">
            <text:p>++</text:p>
          </table:table-cell>
        </table:table-row>
        <table:table-row table:style-name="ro1">
          <table:table-cell office:value-type="string" calcext:value-type="string">
            <text:p>gene2</text:p>
          </table:table-cell>
          <table:table-cell table:style-name="ce5" table:formula="of:=COM.MICROSOFT.IFS([.B3]=0;&quot;&quot;;[.B3]&gt;0;COM.MICROSOFT.IFS([.B3]&lt;=0.1;&quot;+&quot;;0.1&lt;[.B3]&lt;=1;&quot;++&quot;;1&lt;[.B3]&lt;=2;&quot;+++&quot;;[.B3]&gt;2;&quot;++++&quot;);[.B3]&lt;0;COM.MICROSOFT.IFS([.B3]&gt;=-0.1;&quot;-&quot;;-0.1&gt;[.B3]&gt;=-1;&quot;--&quot;;-1&gt;[.B3]&gt;=-2;&quot;---&quot;;[.B3]&lt;2;&quot;----&quot;))" office:value-type="string" office:string-value="--" calcext:value-type="string">
            <text:p>--</text:p>
          </table:table-cell>
          <table:table-cell table:style-name="ce5" table:formula="of:=COM.MICROSOFT.IFS([.C3]=0;&quot;&quot;;[.C3]&gt;0;COM.MICROSOFT.IFS([.C3]&lt;=0.1;&quot;+&quot;;0.1&lt;[.C3]&lt;=1;&quot;++&quot;;1&lt;[.C3]&lt;=2;&quot;+++&quot;;[.C3]&gt;2;&quot;++++&quot;);[.C3]&lt;0;COM.MICROSOFT.IFS([.C3]&gt;=-0.1;&quot;-&quot;;-0.1&gt;[.C3]&gt;=-1;&quot;--&quot;;-1&gt;[.C3]&gt;=-2;&quot;---&quot;;[.C3]&lt;2;&quot;----&quot;))" office:value-type="string" office:string-value="++" calcext:value-type="string">
            <text:p>++</text:p>
          </table:table-cell>
          <table:table-cell table:style-name="ce6" table:formula="of:=COM.MICROSOFT.IFS([.D3]=0;&quot;&quot;;[.D3]&gt;0;COM.MICROSOFT.IFS([.D3]&lt;=0.1;&quot;+&quot;;0.1&lt;[.D3]&lt;=1;&quot;++&quot;;1&lt;[.D3]&lt;=2;&quot;+++&quot;;[.D3]&gt;2;&quot;++++&quot;);[.D3]&lt;0;COM.MICROSOFT.IFS([.D3]&gt;=-0.1;&quot;-&quot;;-0.1&gt;[.D3]&gt;=-1;&quot;--&quot;;-1&gt;[.D3]&gt;=-2;&quot;---&quot;;[.D3]&lt;2;&quot;----&quot;))" office:value-type="string" office:string-value="-" calcext:value-type="string">
            <text:p>-</text:p>
          </table:table-cell>
          <table:table-cell table:style-name="ce5" table:formula="of:=COM.MICROSOFT.IFS([.E3]=0;&quot;&quot;;[.E3]&gt;0;COM.MICROSOFT.IFS([.E3]&lt;=0.1;&quot;+&quot;;0.1&lt;[.E3]&lt;=1;&quot;++&quot;;1&lt;[.E3]&lt;=2;&quot;+++&quot;;[.E3]&gt;2;&quot;++++&quot;);[.E3]&lt;0;COM.MICROSOFT.IFS([.E3]&gt;=-0.1;&quot;-&quot;;-0.1&gt;[.E3]&gt;=-1;&quot;--&quot;;-1&gt;[.E3]&gt;=-2;&quot;---&quot;;[.E3]&lt;2;&quot;----&quot;))" office:value-type="string" office:string-value="++" calcext:value-type="string">
            <text:p>++</text:p>
          </table:table-cell>
          <table:table-cell table:style-name="ce5" table:formula="of:=COM.MICROSOFT.IFS([.F3]=0;&quot;&quot;;[.F3]&gt;0;COM.MICROSOFT.IFS([.F3]&lt;=0.1;&quot;+&quot;;0.1&lt;[.F3]&lt;=1;&quot;++&quot;;1&lt;[.F3]&lt;=2;&quot;+++&quot;;[.F3]&gt;2;&quot;++++&quot;);[.F3]&lt;0;COM.MICROSOFT.IFS([.F3]&gt;=-0.1;&quot;-&quot;;-0.1&gt;[.F3]&gt;=-1;&quot;--&quot;;-1&gt;[.F3]&gt;=-2;&quot;---&quot;;[.F3]&lt;2;&quot;----&quot;))" office:value-type="string" office:string-value="+" calcext:value-type="string">
            <text:p>+</text:p>
          </table:table-cell>
          <table:table-cell table:style-name="ce6" table:formula="of:=COM.MICROSOFT.IFS([.G3]=0;&quot;&quot;;[.G3]&gt;0;COM.MICROSOFT.IFS([.G3]&lt;=0.1;&quot;+&quot;;0.1&lt;[.G3]&lt;=1;&quot;++&quot;;1&lt;[.G3]&lt;=2;&quot;+++&quot;;[.G3]&gt;2;&quot;++++&quot;);[.G3]&lt;0;COM.MICROSOFT.IFS([.G3]&gt;=-0.1;&quot;-&quot;;-0.1&gt;[.G3]&gt;=-1;&quot;--&quot;;-1&gt;[.G3]&gt;=-2;&quot;---&quot;;[.G3]&lt;2;&quot;----&quot;))" office:value-type="string" office:string-value="-" calcext:value-type="string">
            <text:p>-</text:p>
          </table:table-cell>
          <table:table-cell table:style-name="ce6" table:formula="of:=COM.MICROSOFT.IFS([.H3]=0;&quot;&quot;;[.H3]&gt;0;COM.MICROSOFT.IFS([.H3]&lt;=0.1;&quot;+&quot;;0.1&lt;[.H3]&lt;=1;&quot;++&quot;;1&lt;[.H3]&lt;=2;&quot;+++&quot;;[.H3]&gt;2;&quot;++++&quot;);[.H3]&lt;0;COM.MICROSOFT.IFS([.H3]&gt;=-0.1;&quot;-&quot;;-0.1&gt;[.H3]&gt;=-1;&quot;--&quot;;-1&gt;[.H3]&gt;=-2;&quot;---&quot;;[.H3]&lt;2;&quot;----&quot;))" office:value-type="string" office:string-value="-" calcext:value-type="string">
            <text:p>-</text:p>
          </table:table-cell>
          <table:table-cell table:style-name="ce5" table:formula="of:=COM.MICROSOFT.IFS([.I3]=0;&quot;&quot;;[.I3]&gt;0;COM.MICROSOFT.IFS([.I3]&lt;=0.1;&quot;+&quot;;0.1&lt;[.I3]&lt;=1;&quot;++&quot;;1&lt;[.I3]&lt;=2;&quot;+++&quot;;[.I3]&gt;2;&quot;++++&quot;);[.I3]&lt;0;COM.MICROSOFT.IFS([.I3]&gt;=-0.1;&quot;-&quot;;-0.1&gt;[.I3]&gt;=-1;&quot;--&quot;;-1&gt;[.I3]&gt;=-2;&quot;---&quot;;[.I3]&lt;2;&quot;----&quot;))" office:value-type="string" office:string-value="--" calcext:value-type="string">
            <text:p>--</text:p>
          </table:table-cell>
          <table:table-cell table:style-name="ce5" table:formula="of:=COM.MICROSOFT.IFS([.J3]=0;&quot;&quot;;[.J3]&gt;0;COM.MICROSOFT.IFS([.J3]&lt;=0.1;&quot;+&quot;;0.1&lt;[.J3]&lt;=1;&quot;++&quot;;1&lt;[.J3]&lt;=2;&quot;+++&quot;;[.J3]&gt;2;&quot;++++&quot;);[.J3]&lt;0;COM.MICROSOFT.IFS([.J3]&gt;=-0.1;&quot;-&quot;;-0.1&gt;[.J3]&gt;=-1;&quot;--&quot;;-1&gt;[.J3]&gt;=-2;&quot;---&quot;;[.J3]&lt;2;&quot;----&quot;))" office:value-type="string" office:string-value="++" calcext:value-type="string">
            <text:p>++</text:p>
          </table:table-cell>
          <table:table-cell table:style-name="ce5" table:formula="of:=COM.MICROSOFT.IFS([.K3]=0;&quot;&quot;;[.K3]&gt;0;COM.MICROSOFT.IFS([.K3]&lt;=0.1;&quot;+&quot;;0.1&lt;[.K3]&lt;=1;&quot;++&quot;;1&lt;[.K3]&lt;=2;&quot;+++&quot;;[.K3]&gt;2;&quot;++++&quot;);[.K3]&lt;0;COM.MICROSOFT.IFS([.K3]&gt;=-0.1;&quot;-&quot;;-0.1&gt;[.K3]&gt;=-1;&quot;--&quot;;-1&gt;[.K3]&gt;=-2;&quot;---&quot;;[.K3]&lt;2;&quot;----&quot;))" office:value-type="string" office:string-value="--" calcext:value-type="string">
            <text:p>--</text:p>
          </table:table-cell>
        </table:table-row>
        <table:table-row table:style-name="ro1">
          <table:table-cell table:style-name="ce2" office:value-type="string" calcext:value-type="string">
            <text:p>gene3</text:p>
          </table:table-cell>
          <table:table-cell table:style-name="ce6" table:formula="of:=COM.MICROSOFT.IFS([.B4]=0;&quot;&quot;;[.B4]&gt;0;COM.MICROSOFT.IFS([.B4]&lt;=0.1;&quot;+&quot;;0.1&lt;[.B4]&lt;=1;&quot;++&quot;;1&lt;[.B4]&lt;=2;&quot;+++&quot;;[.B4]&gt;2;&quot;++++&quot;);[.B4]&lt;0;COM.MICROSOFT.IFS([.B4]&gt;=-0.1;&quot;-&quot;;-0.1&gt;[.B4]&gt;=-1;&quot;--&quot;;-1&gt;[.B4]&gt;=-2;&quot;---&quot;;[.B4]&lt;2;&quot;----&quot;))" office:value-type="string" office:string-value="-" calcext:value-type="string">
            <text:p>-</text:p>
          </table:table-cell>
          <table:table-cell table:style-name="ce6" table:formula="of:=COM.MICROSOFT.IFS([.C4]=0;&quot;&quot;;[.C4]&gt;0;COM.MICROSOFT.IFS([.C4]&lt;=0.1;&quot;+&quot;;0.1&lt;[.C4]&lt;=1;&quot;++&quot;;1&lt;[.C4]&lt;=2;&quot;+++&quot;;[.C4]&gt;2;&quot;++++&quot;);[.C4]&lt;0;COM.MICROSOFT.IFS([.C4]&gt;=-0.1;&quot;-&quot;;-0.1&gt;[.C4]&gt;=-1;&quot;--&quot;;-1&gt;[.C4]&gt;=-2;&quot;---&quot;;[.C4]&lt;2;&quot;----&quot;))" office:value-type="string" office:string-value="+" calcext:value-type="string">
            <text:p>+</text:p>
          </table:table-cell>
          <table:table-cell table:style-name="ce6" table:formula="of:=COM.MICROSOFT.IFS([.D4]=0;&quot;&quot;;[.D4]&gt;0;COM.MICROSOFT.IFS([.D4]&lt;=0.1;&quot;+&quot;;0.1&lt;[.D4]&lt;=1;&quot;++&quot;;1&lt;[.D4]&lt;=2;&quot;+++&quot;;[.D4]&gt;2;&quot;++++&quot;);[.D4]&lt;0;COM.MICROSOFT.IFS([.D4]&gt;=-0.1;&quot;-&quot;;-0.1&gt;[.D4]&gt;=-1;&quot;--&quot;;-1&gt;[.D4]&gt;=-2;&quot;---&quot;;[.D4]&lt;2;&quot;----&quot;))" office:value-type="string" office:string-value="-" calcext:value-type="string">
            <text:p>-</text:p>
          </table:table-cell>
          <table:table-cell table:style-name="ce6" table:formula="of:=COM.MICROSOFT.IFS([.E4]=0;&quot;&quot;;[.E4]&gt;0;COM.MICROSOFT.IFS([.E4]&lt;=0.1;&quot;+&quot;;0.1&lt;[.E4]&lt;=1;&quot;++&quot;;1&lt;[.E4]&lt;=2;&quot;+++&quot;;[.E4]&gt;2;&quot;++++&quot;);[.E4]&lt;0;COM.MICROSOFT.IFS([.E4]&gt;=-0.1;&quot;-&quot;;-0.1&gt;[.E4]&gt;=-1;&quot;--&quot;;-1&gt;[.E4]&gt;=-2;&quot;---&quot;;[.E4]&lt;2;&quot;----&quot;))" office:value-type="string" office:string-value="+" calcext:value-type="string">
            <text:p>+</text:p>
          </table:table-cell>
          <table:table-cell table:style-name="ce6" table:formula="of:=COM.MICROSOFT.IFS([.F4]=0;&quot;&quot;;[.F4]&gt;0;COM.MICROSOFT.IFS([.F4]&lt;=0.1;&quot;+&quot;;0.1&lt;[.F4]&lt;=1;&quot;++&quot;;1&lt;[.F4]&lt;=2;&quot;+++&quot;;[.F4]&gt;2;&quot;++++&quot;);[.F4]&lt;0;COM.MICROSOFT.IFS([.F4]&gt;=-0.1;&quot;-&quot;;-0.1&gt;[.F4]&gt;=-1;&quot;--&quot;;-1&gt;[.F4]&gt;=-2;&quot;---&quot;;[.F4]&lt;2;&quot;----&quot;))" office:value-type="string" office:string-value="-" calcext:value-type="string">
            <text:p>-</text:p>
          </table:table-cell>
          <table:table-cell table:style-name="ce6" table:formula="of:=COM.MICROSOFT.IFS([.G4]=0;&quot;&quot;;[.G4]&gt;0;COM.MICROSOFT.IFS([.G4]&lt;=0.1;&quot;+&quot;;0.1&lt;[.G4]&lt;=1;&quot;++&quot;;1&lt;[.G4]&lt;=2;&quot;+++&quot;;[.G4]&gt;2;&quot;++++&quot;);[.G4]&lt;0;COM.MICROSOFT.IFS([.G4]&gt;=-0.1;&quot;-&quot;;-0.1&gt;[.G4]&gt;=-1;&quot;--&quot;;-1&gt;[.G4]&gt;=-2;&quot;---&quot;;[.G4]&lt;2;&quot;----&quot;))" office:value-type="string" office:string-value="++" calcext:value-type="string">
            <text:p>++</text:p>
          </table:table-cell>
          <table:table-cell table:style-name="ce6" table:formula="of:=COM.MICROSOFT.IFS([.H4]=0;&quot;&quot;;[.H4]&gt;0;COM.MICROSOFT.IFS([.H4]&lt;=0.1;&quot;+&quot;;0.1&lt;[.H4]&lt;=1;&quot;++&quot;;1&lt;[.H4]&lt;=2;&quot;+++&quot;;[.H4]&gt;2;&quot;++++&quot;);[.H4]&lt;0;COM.MICROSOFT.IFS([.H4]&gt;=-0.1;&quot;-&quot;;-0.1&gt;[.H4]&gt;=-1;&quot;--&quot;;-1&gt;[.H4]&gt;=-2;&quot;---&quot;;[.H4]&lt;2;&quot;----&quot;))" office:value-type="string" office:string-value="+" calcext:value-type="string">
            <text:p>+</text:p>
          </table:table-cell>
          <table:table-cell table:style-name="ce6" table:formula="of:=COM.MICROSOFT.IFS([.I4]=0;&quot;&quot;;[.I4]&gt;0;COM.MICROSOFT.IFS([.I4]&lt;=0.1;&quot;+&quot;;0.1&lt;[.I4]&lt;=1;&quot;++&quot;;1&lt;[.I4]&lt;=2;&quot;+++&quot;;[.I4]&gt;2;&quot;++++&quot;);[.I4]&lt;0;COM.MICROSOFT.IFS([.I4]&gt;=-0.1;&quot;-&quot;;-0.1&gt;[.I4]&gt;=-1;&quot;--&quot;;-1&gt;[.I4]&gt;=-2;&quot;---&quot;;[.I4]&lt;2;&quot;----&quot;))" office:value-type="string" office:string-value="-" calcext:value-type="string">
            <text:p>-</text:p>
          </table:table-cell>
          <table:table-cell table:style-name="ce6" table:formula="of:=COM.MICROSOFT.IFS([.J4]=0;&quot;&quot;;[.J4]&gt;0;COM.MICROSOFT.IFS([.J4]&lt;=0.1;&quot;+&quot;;0.1&lt;[.J4]&lt;=1;&quot;++&quot;;1&lt;[.J4]&lt;=2;&quot;+++&quot;;[.J4]&gt;2;&quot;++++&quot;);[.J4]&lt;0;COM.MICROSOFT.IFS([.J4]&gt;=-0.1;&quot;-&quot;;-0.1&gt;[.J4]&gt;=-1;&quot;--&quot;;-1&gt;[.J4]&gt;=-2;&quot;---&quot;;[.J4]&lt;2;&quot;----&quot;))" office:value-type="string" office:string-value="-" calcext:value-type="string">
            <text:p>-</text:p>
          </table:table-cell>
          <table:table-cell table:style-name="ce6" table:formula="of:=COM.MICROSOFT.IFS([.K4]=0;&quot;&quot;;[.K4]&gt;0;COM.MICROSOFT.IFS([.K4]&lt;=0.1;&quot;+&quot;;0.1&lt;[.K4]&lt;=1;&quot;++&quot;;1&lt;[.K4]&lt;=2;&quot;+++&quot;;[.K4]&gt;2;&quot;++++&quot;);[.K4]&lt;0;COM.MICROSOFT.IFS([.K4]&gt;=-0.1;&quot;-&quot;;-0.1&gt;[.K4]&gt;=-1;&quot;--&quot;;-1&gt;[.K4]&gt;=-2;&quot;---&quot;;[.K4]&lt;2;&quot;----&quot;))" office:value-type="string" office:string-value="+" calcext:value-type="string">
            <text:p>+</text:p>
          </table:table-cell>
        </table:table-row>
        <table:table-row table:style-name="ro1">
          <table:table-cell office:value-type="string" calcext:value-type="string">
            <text:p>gene4</text:p>
          </table:table-cell>
          <table:table-cell table:style-name="ce5" table:formula="of:=COM.MICROSOFT.IFS([.B5]=0;&quot;&quot;;[.B5]&gt;0;COM.MICROSOFT.IFS([.B5]&lt;=0.1;&quot;+&quot;;0.1&lt;[.B5]&lt;=1;&quot;++&quot;;1&lt;[.B5]&lt;=2;&quot;+++&quot;;[.B5]&gt;2;&quot;++++&quot;);[.B5]&lt;0;COM.MICROSOFT.IFS([.B5]&gt;=-0.1;&quot;-&quot;;-0.1&gt;[.B5]&gt;=-1;&quot;--&quot;;-1&gt;[.B5]&gt;=-2;&quot;---&quot;;[.B5]&lt;2;&quot;----&quot;))" office:value-type="string" office:string-value="++" calcext:value-type="string">
            <text:p>++</text:p>
          </table:table-cell>
          <table:table-cell table:style-name="ce5" table:formula="of:=COM.MICROSOFT.IFS([.C5]=0;&quot;&quot;;[.C5]&gt;0;COM.MICROSOFT.IFS([.C5]&lt;=0.1;&quot;+&quot;;0.1&lt;[.C5]&lt;=1;&quot;++&quot;;1&lt;[.C5]&lt;=2;&quot;+++&quot;;[.C5]&gt;2;&quot;++++&quot;);[.C5]&lt;0;COM.MICROSOFT.IFS([.C5]&gt;=-0.1;&quot;-&quot;;-0.1&gt;[.C5]&gt;=-1;&quot;--&quot;;-1&gt;[.C5]&gt;=-2;&quot;---&quot;;[.C5]&lt;2;&quot;----&quot;))" office:value-type="string" office:string-value="--" calcext:value-type="string">
            <text:p>--</text:p>
          </table:table-cell>
          <table:table-cell table:style-name="ce6" table:formula="of:=COM.MICROSOFT.IFS([.D5]=0;&quot;&quot;;[.D5]&gt;0;COM.MICROSOFT.IFS([.D5]&lt;=0.1;&quot;+&quot;;0.1&lt;[.D5]&lt;=1;&quot;++&quot;;1&lt;[.D5]&lt;=2;&quot;+++&quot;;[.D5]&gt;2;&quot;++++&quot;);[.D5]&lt;0;COM.MICROSOFT.IFS([.D5]&gt;=-0.1;&quot;-&quot;;-0.1&gt;[.D5]&gt;=-1;&quot;--&quot;;-1&gt;[.D5]&gt;=-2;&quot;---&quot;;[.D5]&lt;2;&quot;----&quot;))" office:value-type="string" office:string-value="--" calcext:value-type="string">
            <text:p>--</text:p>
          </table:table-cell>
          <table:table-cell table:style-name="ce5" table:formula="of:=COM.MICROSOFT.IFS([.E5]=0;&quot;&quot;;[.E5]&gt;0;COM.MICROSOFT.IFS([.E5]&lt;=0.1;&quot;+&quot;;0.1&lt;[.E5]&lt;=1;&quot;++&quot;;1&lt;[.E5]&lt;=2;&quot;+++&quot;;[.E5]&gt;2;&quot;++++&quot;);[.E5]&lt;0;COM.MICROSOFT.IFS([.E5]&gt;=-0.1;&quot;-&quot;;-0.1&gt;[.E5]&gt;=-1;&quot;--&quot;;-1&gt;[.E5]&gt;=-2;&quot;---&quot;;[.E5]&lt;2;&quot;----&quot;))" office:value-type="string" office:string-value="--" calcext:value-type="string">
            <text:p>--</text:p>
          </table:table-cell>
          <table:table-cell table:style-name="ce5" table:formula="of:=COM.MICROSOFT.IFS([.F5]=0;&quot;&quot;;[.F5]&gt;0;COM.MICROSOFT.IFS([.F5]&lt;=0.1;&quot;+&quot;;0.1&lt;[.F5]&lt;=1;&quot;++&quot;;1&lt;[.F5]&lt;=2;&quot;+++&quot;;[.F5]&gt;2;&quot;++++&quot;);[.F5]&lt;0;COM.MICROSOFT.IFS([.F5]&gt;=-0.1;&quot;-&quot;;-0.1&gt;[.F5]&gt;=-1;&quot;--&quot;;-1&gt;[.F5]&gt;=-2;&quot;---&quot;;[.F5]&lt;2;&quot;----&quot;))" office:value-type="string" office:string-value="-" calcext:value-type="string">
            <text:p>-</text:p>
          </table:table-cell>
          <table:table-cell table:style-name="ce6" table:formula="of:=COM.MICROSOFT.IFS([.G5]=0;&quot;&quot;;[.G5]&gt;0;COM.MICROSOFT.IFS([.G5]&lt;=0.1;&quot;+&quot;;0.1&lt;[.G5]&lt;=1;&quot;++&quot;;1&lt;[.G5]&lt;=2;&quot;+++&quot;;[.G5]&gt;2;&quot;++++&quot;);[.G5]&lt;0;COM.MICROSOFT.IFS([.G5]&gt;=-0.1;&quot;-&quot;;-0.1&gt;[.G5]&gt;=-1;&quot;--&quot;;-1&gt;[.G5]&gt;=-2;&quot;---&quot;;[.G5]&lt;2;&quot;----&quot;))" office:value-type="string" office:string-value="-" calcext:value-type="string">
            <text:p>-</text:p>
          </table:table-cell>
          <table:table-cell table:style-name="ce6" table:formula="of:=COM.MICROSOFT.IFS([.H5]=0;&quot;&quot;;[.H5]&gt;0;COM.MICROSOFT.IFS([.H5]&lt;=0.1;&quot;+&quot;;0.1&lt;[.H5]&lt;=1;&quot;++&quot;;1&lt;[.H5]&lt;=2;&quot;+++&quot;;[.H5]&gt;2;&quot;++++&quot;);[.H5]&lt;0;COM.MICROSOFT.IFS([.H5]&gt;=-0.1;&quot;-&quot;;-0.1&gt;[.H5]&gt;=-1;&quot;--&quot;;-1&gt;[.H5]&gt;=-2;&quot;---&quot;;[.H5]&lt;2;&quot;----&quot;))" office:value-type="string" office:string-value="+" calcext:value-type="string">
            <text:p>+</text:p>
          </table:table-cell>
          <table:table-cell table:style-name="ce5" table:formula="of:=COM.MICROSOFT.IFS([.I5]=0;&quot;&quot;;[.I5]&gt;0;COM.MICROSOFT.IFS([.I5]&lt;=0.1;&quot;+&quot;;0.1&lt;[.I5]&lt;=1;&quot;++&quot;;1&lt;[.I5]&lt;=2;&quot;+++&quot;;[.I5]&gt;2;&quot;++++&quot;);[.I5]&lt;0;COM.MICROSOFT.IFS([.I5]&gt;=-0.1;&quot;-&quot;;-0.1&gt;[.I5]&gt;=-1;&quot;--&quot;;-1&gt;[.I5]&gt;=-2;&quot;---&quot;;[.I5]&lt;2;&quot;----&quot;))" office:value-type="string" office:string-value="--" calcext:value-type="string">
            <text:p>--</text:p>
          </table:table-cell>
          <table:table-cell table:style-name="ce5" table:formula="of:=COM.MICROSOFT.IFS([.J5]=0;&quot;&quot;;[.J5]&gt;0;COM.MICROSOFT.IFS([.J5]&lt;=0.1;&quot;+&quot;;0.1&lt;[.J5]&lt;=1;&quot;++&quot;;1&lt;[.J5]&lt;=2;&quot;+++&quot;;[.J5]&gt;2;&quot;++++&quot;);[.J5]&lt;0;COM.MICROSOFT.IFS([.J5]&gt;=-0.1;&quot;-&quot;;-0.1&gt;[.J5]&gt;=-1;&quot;--&quot;;-1&gt;[.J5]&gt;=-2;&quot;---&quot;;[.J5]&lt;2;&quot;----&quot;))" office:value-type="string" office:string-value="--" calcext:value-type="string">
            <text:p>--</text:p>
          </table:table-cell>
          <table:table-cell table:style-name="ce5" table:formula="of:=COM.MICROSOFT.IFS([.K5]=0;&quot;&quot;;[.K5]&gt;0;COM.MICROSOFT.IFS([.K5]&lt;=0.1;&quot;+&quot;;0.1&lt;[.K5]&lt;=1;&quot;++&quot;;1&lt;[.K5]&lt;=2;&quot;+++&quot;;[.K5]&gt;2;&quot;++++&quot;);[.K5]&lt;0;COM.MICROSOFT.IFS([.K5]&gt;=-0.1;&quot;-&quot;;-0.1&gt;[.K5]&gt;=-1;&quot;--&quot;;-1&gt;[.K5]&gt;=-2;&quot;---&quot;;[.K5]&lt;2;&quot;----&quot;))" office:value-type="string" office:string-value="+" calcext:value-type="string">
            <text:p>+</text:p>
          </table:table-cell>
        </table:table-row>
        <table:table-row table:style-name="ro1">
          <table:table-cell office:value-type="string" calcext:value-type="string">
            <text:p>gene5</text:p>
          </table:table-cell>
          <table:table-cell table:style-name="ce5" table:formula="of:=COM.MICROSOFT.IFS([.B6]=0;&quot;&quot;;[.B6]&gt;0;COM.MICROSOFT.IFS([.B6]&lt;=0.1;&quot;+&quot;;0.1&lt;[.B6]&lt;=1;&quot;++&quot;;1&lt;[.B6]&lt;=2;&quot;+++&quot;;[.B6]&gt;2;&quot;++++&quot;);[.B6]&lt;0;COM.MICROSOFT.IFS([.B6]&gt;=-0.1;&quot;-&quot;;-0.1&gt;[.B6]&gt;=-1;&quot;--&quot;;-1&gt;[.B6]&gt;=-2;&quot;---&quot;;[.B6]&lt;2;&quot;----&quot;))" office:value-type="string" office:string-value="+" calcext:value-type="string">
            <text:p>+</text:p>
          </table:table-cell>
          <table:table-cell table:style-name="ce5" table:formula="of:=COM.MICROSOFT.IFS([.C6]=0;&quot;&quot;;[.C6]&gt;0;COM.MICROSOFT.IFS([.C6]&lt;=0.1;&quot;+&quot;;0.1&lt;[.C6]&lt;=1;&quot;++&quot;;1&lt;[.C6]&lt;=2;&quot;+++&quot;;[.C6]&gt;2;&quot;++++&quot;);[.C6]&lt;0;COM.MICROSOFT.IFS([.C6]&gt;=-0.1;&quot;-&quot;;-0.1&gt;[.C6]&gt;=-1;&quot;--&quot;;-1&gt;[.C6]&gt;=-2;&quot;---&quot;;[.C6]&lt;2;&quot;----&quot;))" office:value-type="string" office:string-value="+" calcext:value-type="string">
            <text:p>+</text:p>
          </table:table-cell>
          <table:table-cell table:style-name="ce6" table:formula="of:=COM.MICROSOFT.IFS([.D6]=0;&quot;&quot;;[.D6]&gt;0;COM.MICROSOFT.IFS([.D6]&lt;=0.1;&quot;+&quot;;0.1&lt;[.D6]&lt;=1;&quot;++&quot;;1&lt;[.D6]&lt;=2;&quot;+++&quot;;[.D6]&gt;2;&quot;++++&quot;);[.D6]&lt;0;COM.MICROSOFT.IFS([.D6]&gt;=-0.1;&quot;-&quot;;-0.1&gt;[.D6]&gt;=-1;&quot;--&quot;;-1&gt;[.D6]&gt;=-2;&quot;---&quot;;[.D6]&lt;2;&quot;----&quot;))" office:value-type="string" office:string-value="+" calcext:value-type="string">
            <text:p>+</text:p>
          </table:table-cell>
          <table:table-cell table:style-name="ce5" table:formula="of:=COM.MICROSOFT.IFS([.E6]=0;&quot;&quot;;[.E6]&gt;0;COM.MICROSOFT.IFS([.E6]&lt;=0.1;&quot;+&quot;;0.1&lt;[.E6]&lt;=1;&quot;++&quot;;1&lt;[.E6]&lt;=2;&quot;+++&quot;;[.E6]&gt;2;&quot;++++&quot;);[.E6]&lt;0;COM.MICROSOFT.IFS([.E6]&gt;=-0.1;&quot;-&quot;;-0.1&gt;[.E6]&gt;=-1;&quot;--&quot;;-1&gt;[.E6]&gt;=-2;&quot;---&quot;;[.E6]&lt;2;&quot;----&quot;))" office:value-type="string" office:string-value="-" calcext:value-type="string">
            <text:p>-</text:p>
          </table:table-cell>
          <table:table-cell table:style-name="ce5" table:formula="of:=COM.MICROSOFT.IFS([.F6]=0;&quot;&quot;;[.F6]&gt;0;COM.MICROSOFT.IFS([.F6]&lt;=0.1;&quot;+&quot;;0.1&lt;[.F6]&lt;=1;&quot;++&quot;;1&lt;[.F6]&lt;=2;&quot;+++&quot;;[.F6]&gt;2;&quot;++++&quot;);[.F6]&lt;0;COM.MICROSOFT.IFS([.F6]&gt;=-0.1;&quot;-&quot;;-0.1&gt;[.F6]&gt;=-1;&quot;--&quot;;-1&gt;[.F6]&gt;=-2;&quot;---&quot;;[.F6]&lt;2;&quot;----&quot;))" office:value-type="string" office:string-value="-" calcext:value-type="string">
            <text:p>-</text:p>
          </table:table-cell>
          <table:table-cell table:style-name="ce6" table:formula="of:=COM.MICROSOFT.IFS([.G6]=0;&quot;&quot;;[.G6]&gt;0;COM.MICROSOFT.IFS([.G6]&lt;=0.1;&quot;+&quot;;0.1&lt;[.G6]&lt;=1;&quot;++&quot;;1&lt;[.G6]&lt;=2;&quot;+++&quot;;[.G6]&gt;2;&quot;++++&quot;);[.G6]&lt;0;COM.MICROSOFT.IFS([.G6]&gt;=-0.1;&quot;-&quot;;-0.1&gt;[.G6]&gt;=-1;&quot;--&quot;;-1&gt;[.G6]&gt;=-2;&quot;---&quot;;[.G6]&lt;2;&quot;----&quot;))" office:value-type="string" office:string-value="+" calcext:value-type="string">
            <text:p>+</text:p>
          </table:table-cell>
          <table:table-cell table:style-name="ce6" table:formula="of:=COM.MICROSOFT.IFS([.H6]=0;&quot;&quot;;[.H6]&gt;0;COM.MICROSOFT.IFS([.H6]&lt;=0.1;&quot;+&quot;;0.1&lt;[.H6]&lt;=1;&quot;++&quot;;1&lt;[.H6]&lt;=2;&quot;+++&quot;;[.H6]&gt;2;&quot;++++&quot;);[.H6]&lt;0;COM.MICROSOFT.IFS([.H6]&gt;=-0.1;&quot;-&quot;;-0.1&gt;[.H6]&gt;=-1;&quot;--&quot;;-1&gt;[.H6]&gt;=-2;&quot;---&quot;;[.H6]&lt;2;&quot;----&quot;))" office:value-type="string" office:string-value="++" calcext:value-type="string">
            <text:p>++</text:p>
          </table:table-cell>
          <table:table-cell table:style-name="ce5" table:formula="of:=COM.MICROSOFT.IFS([.I6]=0;&quot;&quot;;[.I6]&gt;0;COM.MICROSOFT.IFS([.I6]&lt;=0.1;&quot;+&quot;;0.1&lt;[.I6]&lt;=1;&quot;++&quot;;1&lt;[.I6]&lt;=2;&quot;+++&quot;;[.I6]&gt;2;&quot;++++&quot;);[.I6]&lt;0;COM.MICROSOFT.IFS([.I6]&gt;=-0.1;&quot;-&quot;;-0.1&gt;[.I6]&gt;=-1;&quot;--&quot;;-1&gt;[.I6]&gt;=-2;&quot;---&quot;;[.I6]&lt;2;&quot;----&quot;))" office:value-type="string" office:string-value="-" calcext:value-type="string">
            <text:p>-</text:p>
          </table:table-cell>
          <table:table-cell table:style-name="ce5" table:formula="of:=COM.MICROSOFT.IFS([.J6]=0;&quot;&quot;;[.J6]&gt;0;COM.MICROSOFT.IFS([.J6]&lt;=0.1;&quot;+&quot;;0.1&lt;[.J6]&lt;=1;&quot;++&quot;;1&lt;[.J6]&lt;=2;&quot;+++&quot;;[.J6]&gt;2;&quot;++++&quot;);[.J6]&lt;0;COM.MICROSOFT.IFS([.J6]&gt;=-0.1;&quot;-&quot;;-0.1&gt;[.J6]&gt;=-1;&quot;--&quot;;-1&gt;[.J6]&gt;=-2;&quot;---&quot;;[.J6]&lt;2;&quot;----&quot;))" office:value-type="string" office:string-value="-" calcext:value-type="string">
            <text:p>-</text:p>
          </table:table-cell>
          <table:table-cell table:style-name="ce5" table:formula="of:=COM.MICROSOFT.IFS([.K6]=0;&quot;&quot;;[.K6]&gt;0;COM.MICROSOFT.IFS([.K6]&lt;=0.1;&quot;+&quot;;0.1&lt;[.K6]&lt;=1;&quot;++&quot;;1&lt;[.K6]&lt;=2;&quot;+++&quot;;[.K6]&gt;2;&quot;++++&quot;);[.K6]&lt;0;COM.MICROSOFT.IFS([.K6]&gt;=-0.1;&quot;-&quot;;-0.1&gt;[.K6]&gt;=-1;&quot;--&quot;;-1&gt;[.K6]&gt;=-2;&quot;---&quot;;[.K6]&lt;2;&quot;----&quot;))" office:value-type="string" office:string-value="+" calcext:value-type="string">
            <text:p>+</text:p>
          </table:table-cell>
        </table:table-row>
        <table:table-row table:style-name="ro1">
          <table:table-cell table:style-name="ce2" office:value-type="string" calcext:value-type="string">
            <text:p>gene6</text:p>
          </table:table-cell>
          <table:table-cell table:style-name="ce6" table:formula="of:=COM.MICROSOFT.IFS([.B7]=0;&quot;&quot;;[.B7]&gt;0;COM.MICROSOFT.IFS([.B7]&lt;=0.1;&quot;+&quot;;0.1&lt;[.B7]&lt;=1;&quot;++&quot;;1&lt;[.B7]&lt;=2;&quot;+++&quot;;[.B7]&gt;2;&quot;++++&quot;);[.B7]&lt;0;COM.MICROSOFT.IFS([.B7]&gt;=-0.1;&quot;-&quot;;-0.1&gt;[.B7]&gt;=-1;&quot;--&quot;;-1&gt;[.B7]&gt;=-2;&quot;---&quot;;[.B7]&lt;2;&quot;----&quot;))" office:value-type="string" office:string-value="+" calcext:value-type="string">
            <text:p>+</text:p>
          </table:table-cell>
          <table:table-cell table:style-name="ce6" table:formula="of:=COM.MICROSOFT.IFS([.C7]=0;&quot;&quot;;[.C7]&gt;0;COM.MICROSOFT.IFS([.C7]&lt;=0.1;&quot;+&quot;;0.1&lt;[.C7]&lt;=1;&quot;++&quot;;1&lt;[.C7]&lt;=2;&quot;+++&quot;;[.C7]&gt;2;&quot;++++&quot;);[.C7]&lt;0;COM.MICROSOFT.IFS([.C7]&gt;=-0.1;&quot;-&quot;;-0.1&gt;[.C7]&gt;=-1;&quot;--&quot;;-1&gt;[.C7]&gt;=-2;&quot;---&quot;;[.C7]&lt;2;&quot;----&quot;))" office:value-type="string" office:string-value="-" calcext:value-type="string">
            <text:p>-</text:p>
          </table:table-cell>
          <table:table-cell table:style-name="ce6" table:formula="of:=COM.MICROSOFT.IFS([.D7]=0;&quot;&quot;;[.D7]&gt;0;COM.MICROSOFT.IFS([.D7]&lt;=0.1;&quot;+&quot;;0.1&lt;[.D7]&lt;=1;&quot;++&quot;;1&lt;[.D7]&lt;=2;&quot;+++&quot;;[.D7]&gt;2;&quot;++++&quot;);[.D7]&lt;0;COM.MICROSOFT.IFS([.D7]&gt;=-0.1;&quot;-&quot;;-0.1&gt;[.D7]&gt;=-1;&quot;--&quot;;-1&gt;[.D7]&gt;=-2;&quot;---&quot;;[.D7]&lt;2;&quot;----&quot;))" office:value-type="string" office:string-value="--" calcext:value-type="string">
            <text:p>--</text:p>
          </table:table-cell>
          <table:table-cell table:style-name="ce6" table:formula="of:=COM.MICROSOFT.IFS([.E7]=0;&quot;&quot;;[.E7]&gt;0;COM.MICROSOFT.IFS([.E7]&lt;=0.1;&quot;+&quot;;0.1&lt;[.E7]&lt;=1;&quot;++&quot;;1&lt;[.E7]&lt;=2;&quot;+++&quot;;[.E7]&gt;2;&quot;++++&quot;);[.E7]&lt;0;COM.MICROSOFT.IFS([.E7]&gt;=-0.1;&quot;-&quot;;-0.1&gt;[.E7]&gt;=-1;&quot;--&quot;;-1&gt;[.E7]&gt;=-2;&quot;---&quot;;[.E7]&lt;2;&quot;----&quot;))" office:value-type="string" office:string-value="-" calcext:value-type="string">
            <text:p>-</text:p>
          </table:table-cell>
          <table:table-cell table:style-name="ce6" table:formula="of:=COM.MICROSOFT.IFS([.F7]=0;&quot;&quot;;[.F7]&gt;0;COM.MICROSOFT.IFS([.F7]&lt;=0.1;&quot;+&quot;;0.1&lt;[.F7]&lt;=1;&quot;++&quot;;1&lt;[.F7]&lt;=2;&quot;+++&quot;;[.F7]&gt;2;&quot;++++&quot;);[.F7]&lt;0;COM.MICROSOFT.IFS([.F7]&gt;=-0.1;&quot;-&quot;;-0.1&gt;[.F7]&gt;=-1;&quot;--&quot;;-1&gt;[.F7]&gt;=-2;&quot;---&quot;;[.F7]&lt;2;&quot;----&quot;))" office:value-type="string" office:string-value="--" calcext:value-type="string">
            <text:p>--</text:p>
          </table:table-cell>
          <table:table-cell table:style-name="ce6" table:formula="of:=COM.MICROSOFT.IFS([.G7]=0;&quot;&quot;;[.G7]&gt;0;COM.MICROSOFT.IFS([.G7]&lt;=0.1;&quot;+&quot;;0.1&lt;[.G7]&lt;=1;&quot;++&quot;;1&lt;[.G7]&lt;=2;&quot;+++&quot;;[.G7]&gt;2;&quot;++++&quot;);[.G7]&lt;0;COM.MICROSOFT.IFS([.G7]&gt;=-0.1;&quot;-&quot;;-0.1&gt;[.G7]&gt;=-1;&quot;--&quot;;-1&gt;[.G7]&gt;=-2;&quot;---&quot;;[.G7]&lt;2;&quot;----&quot;))" office:value-type="string" office:string-value="-" calcext:value-type="string">
            <text:p>-</text:p>
          </table:table-cell>
          <table:table-cell table:style-name="ce6" table:formula="of:=COM.MICROSOFT.IFS([.H7]=0;&quot;&quot;;[.H7]&gt;0;COM.MICROSOFT.IFS([.H7]&lt;=0.1;&quot;+&quot;;0.1&lt;[.H7]&lt;=1;&quot;++&quot;;1&lt;[.H7]&lt;=2;&quot;+++&quot;;[.H7]&gt;2;&quot;++++&quot;);[.H7]&lt;0;COM.MICROSOFT.IFS([.H7]&gt;=-0.1;&quot;-&quot;;-0.1&gt;[.H7]&gt;=-1;&quot;--&quot;;-1&gt;[.H7]&gt;=-2;&quot;---&quot;;[.H7]&lt;2;&quot;----&quot;))" office:value-type="string" office:string-value="+" calcext:value-type="string">
            <text:p>+</text:p>
          </table:table-cell>
          <table:table-cell table:style-name="ce6" table:formula="of:=COM.MICROSOFT.IFS([.I7]=0;&quot;&quot;;[.I7]&gt;0;COM.MICROSOFT.IFS([.I7]&lt;=0.1;&quot;+&quot;;0.1&lt;[.I7]&lt;=1;&quot;++&quot;;1&lt;[.I7]&lt;=2;&quot;+++&quot;;[.I7]&gt;2;&quot;++++&quot;);[.I7]&lt;0;COM.MICROSOFT.IFS([.I7]&gt;=-0.1;&quot;-&quot;;-0.1&gt;[.I7]&gt;=-1;&quot;--&quot;;-1&gt;[.I7]&gt;=-2;&quot;---&quot;;[.I7]&lt;2;&quot;----&quot;))" office:value-type="string" office:string-value="+" calcext:value-type="string">
            <text:p>+</text:p>
          </table:table-cell>
          <table:table-cell table:style-name="ce6" table:formula="of:=COM.MICROSOFT.IFS([.J7]=0;&quot;&quot;;[.J7]&gt;0;COM.MICROSOFT.IFS([.J7]&lt;=0.1;&quot;+&quot;;0.1&lt;[.J7]&lt;=1;&quot;++&quot;;1&lt;[.J7]&lt;=2;&quot;+++&quot;;[.J7]&gt;2;&quot;++++&quot;);[.J7]&lt;0;COM.MICROSOFT.IFS([.J7]&gt;=-0.1;&quot;-&quot;;-0.1&gt;[.J7]&gt;=-1;&quot;--&quot;;-1&gt;[.J7]&gt;=-2;&quot;---&quot;;[.J7]&lt;2;&quot;----&quot;))" office:value-type="string" office:string-value="-" calcext:value-type="string">
            <text:p>-</text:p>
          </table:table-cell>
          <table:table-cell table:style-name="ce6" table:formula="of:=COM.MICROSOFT.IFS([.K7]=0;&quot;&quot;;[.K7]&gt;0;COM.MICROSOFT.IFS([.K7]&lt;=0.1;&quot;+&quot;;0.1&lt;[.K7]&lt;=1;&quot;++&quot;;1&lt;[.K7]&lt;=2;&quot;+++&quot;;[.K7]&gt;2;&quot;++++&quot;);[.K7]&lt;0;COM.MICROSOFT.IFS([.K7]&gt;=-0.1;&quot;-&quot;;-0.1&gt;[.K7]&gt;=-1;&quot;--&quot;;-1&gt;[.K7]&gt;=-2;&quot;---&quot;;[.K7]&lt;2;&quot;----&quot;))" office:value-type="string" office:string-value="+" calcext:value-type="string">
            <text:p>+</text:p>
          </table:table-cell>
        </table:table-row>
        <table:table-row table:style-name="ro1">
          <table:table-cell table:style-name="ce2" office:value-type="string" calcext:value-type="string">
            <text:p>gene7</text:p>
          </table:table-cell>
          <table:table-cell table:style-name="ce6" table:formula="of:=COM.MICROSOFT.IFS([.B8]=0;&quot;&quot;;[.B8]&gt;0;COM.MICROSOFT.IFS([.B8]&lt;=0.1;&quot;+&quot;;0.1&lt;[.B8]&lt;=1;&quot;++&quot;;1&lt;[.B8]&lt;=2;&quot;+++&quot;;[.B8]&gt;2;&quot;++++&quot;);[.B8]&lt;0;COM.MICROSOFT.IFS([.B8]&gt;=-0.1;&quot;-&quot;;-0.1&gt;[.B8]&gt;=-1;&quot;--&quot;;-1&gt;[.B8]&gt;=-2;&quot;---&quot;;[.B8]&lt;2;&quot;----&quot;))" office:value-type="string" office:string-value="-" calcext:value-type="string">
            <text:p>-</text:p>
          </table:table-cell>
          <table:table-cell table:style-name="ce6" table:formula="of:=COM.MICROSOFT.IFS([.C8]=0;&quot;&quot;;[.C8]&gt;0;COM.MICROSOFT.IFS([.C8]&lt;=0.1;&quot;+&quot;;0.1&lt;[.C8]&lt;=1;&quot;++&quot;;1&lt;[.C8]&lt;=2;&quot;+++&quot;;[.C8]&gt;2;&quot;++++&quot;);[.C8]&lt;0;COM.MICROSOFT.IFS([.C8]&gt;=-0.1;&quot;-&quot;;-0.1&gt;[.C8]&gt;=-1;&quot;--&quot;;-1&gt;[.C8]&gt;=-2;&quot;---&quot;;[.C8]&lt;2;&quot;----&quot;))" office:value-type="string" office:string-value="+" calcext:value-type="string">
            <text:p>+</text:p>
          </table:table-cell>
          <table:table-cell table:style-name="ce6" table:formula="of:=COM.MICROSOFT.IFS([.D8]=0;&quot;&quot;;[.D8]&gt;0;COM.MICROSOFT.IFS([.D8]&lt;=0.1;&quot;+&quot;;0.1&lt;[.D8]&lt;=1;&quot;++&quot;;1&lt;[.D8]&lt;=2;&quot;+++&quot;;[.D8]&gt;2;&quot;++++&quot;);[.D8]&lt;0;COM.MICROSOFT.IFS([.D8]&gt;=-0.1;&quot;-&quot;;-0.1&gt;[.D8]&gt;=-1;&quot;--&quot;;-1&gt;[.D8]&gt;=-2;&quot;---&quot;;[.D8]&lt;2;&quot;----&quot;))" office:value-type="string" office:string-value="-" calcext:value-type="string">
            <text:p>-</text:p>
          </table:table-cell>
          <table:table-cell table:style-name="ce6" table:formula="of:=COM.MICROSOFT.IFS([.E8]=0;&quot;&quot;;[.E8]&gt;0;COM.MICROSOFT.IFS([.E8]&lt;=0.1;&quot;+&quot;;0.1&lt;[.E8]&lt;=1;&quot;++&quot;;1&lt;[.E8]&lt;=2;&quot;+++&quot;;[.E8]&gt;2;&quot;++++&quot;);[.E8]&lt;0;COM.MICROSOFT.IFS([.E8]&gt;=-0.1;&quot;-&quot;;-0.1&gt;[.E8]&gt;=-1;&quot;--&quot;;-1&gt;[.E8]&gt;=-2;&quot;---&quot;;[.E8]&lt;2;&quot;----&quot;))" office:value-type="string" office:string-value="+" calcext:value-type="string">
            <text:p>+</text:p>
          </table:table-cell>
          <table:table-cell table:style-name="ce6" table:formula="of:=COM.MICROSOFT.IFS([.F8]=0;&quot;&quot;;[.F8]&gt;0;COM.MICROSOFT.IFS([.F8]&lt;=0.1;&quot;+&quot;;0.1&lt;[.F8]&lt;=1;&quot;++&quot;;1&lt;[.F8]&lt;=2;&quot;+++&quot;;[.F8]&gt;2;&quot;++++&quot;);[.F8]&lt;0;COM.MICROSOFT.IFS([.F8]&gt;=-0.1;&quot;-&quot;;-0.1&gt;[.F8]&gt;=-1;&quot;--&quot;;-1&gt;[.F8]&gt;=-2;&quot;---&quot;;[.F8]&lt;2;&quot;----&quot;))" office:value-type="string" office:string-value="-" calcext:value-type="string">
            <text:p>-</text:p>
          </table:table-cell>
          <table:table-cell table:style-name="ce6" table:formula="of:=COM.MICROSOFT.IFS([.G8]=0;&quot;&quot;;[.G8]&gt;0;COM.MICROSOFT.IFS([.G8]&lt;=0.1;&quot;+&quot;;0.1&lt;[.G8]&lt;=1;&quot;++&quot;;1&lt;[.G8]&lt;=2;&quot;+++&quot;;[.G8]&gt;2;&quot;++++&quot;);[.G8]&lt;0;COM.MICROSOFT.IFS([.G8]&gt;=-0.1;&quot;-&quot;;-0.1&gt;[.G8]&gt;=-1;&quot;--&quot;;-1&gt;[.G8]&gt;=-2;&quot;---&quot;;[.G8]&lt;2;&quot;----&quot;))" office:value-type="string" office:string-value="-" calcext:value-type="string">
            <text:p>-</text:p>
          </table:table-cell>
          <table:table-cell table:style-name="ce6" table:formula="of:=COM.MICROSOFT.IFS([.H8]=0;&quot;&quot;;[.H8]&gt;0;COM.MICROSOFT.IFS([.H8]&lt;=0.1;&quot;+&quot;;0.1&lt;[.H8]&lt;=1;&quot;++&quot;;1&lt;[.H8]&lt;=2;&quot;+++&quot;;[.H8]&gt;2;&quot;++++&quot;);[.H8]&lt;0;COM.MICROSOFT.IFS([.H8]&gt;=-0.1;&quot;-&quot;;-0.1&gt;[.H8]&gt;=-1;&quot;--&quot;;-1&gt;[.H8]&gt;=-2;&quot;---&quot;;[.H8]&lt;2;&quot;----&quot;))" office:value-type="string" office:string-value="--" calcext:value-type="string">
            <text:p>--</text:p>
          </table:table-cell>
          <table:table-cell table:style-name="ce6" table:formula="of:=COM.MICROSOFT.IFS([.I8]=0;&quot;&quot;;[.I8]&gt;0;COM.MICROSOFT.IFS([.I8]&lt;=0.1;&quot;+&quot;;0.1&lt;[.I8]&lt;=1;&quot;++&quot;;1&lt;[.I8]&lt;=2;&quot;+++&quot;;[.I8]&gt;2;&quot;++++&quot;);[.I8]&lt;0;COM.MICROSOFT.IFS([.I8]&gt;=-0.1;&quot;-&quot;;-0.1&gt;[.I8]&gt;=-1;&quot;--&quot;;-1&gt;[.I8]&gt;=-2;&quot;---&quot;;[.I8]&lt;2;&quot;----&quot;))" office:value-type="string" office:string-value="--" calcext:value-type="string">
            <text:p>--</text:p>
          </table:table-cell>
          <table:table-cell table:style-name="ce6" table:formula="of:=COM.MICROSOFT.IFS([.J8]=0;&quot;&quot;;[.J8]&gt;0;COM.MICROSOFT.IFS([.J8]&lt;=0.1;&quot;+&quot;;0.1&lt;[.J8]&lt;=1;&quot;++&quot;;1&lt;[.J8]&lt;=2;&quot;+++&quot;;[.J8]&gt;2;&quot;++++&quot;);[.J8]&lt;0;COM.MICROSOFT.IFS([.J8]&gt;=-0.1;&quot;-&quot;;-0.1&gt;[.J8]&gt;=-1;&quot;--&quot;;-1&gt;[.J8]&gt;=-2;&quot;---&quot;;[.J8]&lt;2;&quot;----&quot;))" office:value-type="string" office:string-value="+" calcext:value-type="string">
            <text:p>+</text:p>
          </table:table-cell>
          <table:table-cell table:style-name="ce6" table:formula="of:=COM.MICROSOFT.IFS([.K8]=0;&quot;&quot;;[.K8]&gt;0;COM.MICROSOFT.IFS([.K8]&lt;=0.1;&quot;+&quot;;0.1&lt;[.K8]&lt;=1;&quot;++&quot;;1&lt;[.K8]&lt;=2;&quot;+++&quot;;[.K8]&gt;2;&quot;++++&quot;);[.K8]&lt;0;COM.MICROSOFT.IFS([.K8]&gt;=-0.1;&quot;-&quot;;-0.1&gt;[.K8]&gt;=-1;&quot;--&quot;;-1&gt;[.K8]&gt;=-2;&quot;---&quot;;[.K8]&lt;2;&quot;----&quot;))" office:value-type="string" office:string-value="+" calcext:value-type="string">
            <text:p>+</text:p>
          </table:table-cell>
        </table:table-row>
        <table:table-row table:style-name="ro1">
          <table:table-cell office:value-type="string" calcext:value-type="string">
            <text:p>gene8</text:p>
          </table:table-cell>
          <table:table-cell table:style-name="ce5" table:formula="of:=COM.MICROSOFT.IFS([.B9]=0;&quot;&quot;;[.B9]&gt;0;COM.MICROSOFT.IFS([.B9]&lt;=0.1;&quot;+&quot;;0.1&lt;[.B9]&lt;=1;&quot;++&quot;;1&lt;[.B9]&lt;=2;&quot;+++&quot;;[.B9]&gt;2;&quot;++++&quot;);[.B9]&lt;0;COM.MICROSOFT.IFS([.B9]&gt;=-0.1;&quot;-&quot;;-0.1&gt;[.B9]&gt;=-1;&quot;--&quot;;-1&gt;[.B9]&gt;=-2;&quot;---&quot;;[.B9]&lt;2;&quot;----&quot;))" office:value-type="string" office:string-value="++" calcext:value-type="string">
            <text:p>++</text:p>
          </table:table-cell>
          <table:table-cell table:style-name="ce5" table:formula="of:=COM.MICROSOFT.IFS([.C9]=0;&quot;&quot;;[.C9]&gt;0;COM.MICROSOFT.IFS([.C9]&lt;=0.1;&quot;+&quot;;0.1&lt;[.C9]&lt;=1;&quot;++&quot;;1&lt;[.C9]&lt;=2;&quot;+++&quot;;[.C9]&gt;2;&quot;++++&quot;);[.C9]&lt;0;COM.MICROSOFT.IFS([.C9]&gt;=-0.1;&quot;-&quot;;-0.1&gt;[.C9]&gt;=-1;&quot;--&quot;;-1&gt;[.C9]&gt;=-2;&quot;---&quot;;[.C9]&lt;2;&quot;----&quot;))" office:value-type="string" office:string-value="++" calcext:value-type="string">
            <text:p>++</text:p>
          </table:table-cell>
          <table:table-cell table:style-name="ce6" table:formula="of:=COM.MICROSOFT.IFS([.D9]=0;&quot;&quot;;[.D9]&gt;0;COM.MICROSOFT.IFS([.D9]&lt;=0.1;&quot;+&quot;;0.1&lt;[.D9]&lt;=1;&quot;++&quot;;1&lt;[.D9]&lt;=2;&quot;+++&quot;;[.D9]&gt;2;&quot;++++&quot;);[.D9]&lt;0;COM.MICROSOFT.IFS([.D9]&gt;=-0.1;&quot;-&quot;;-0.1&gt;[.D9]&gt;=-1;&quot;--&quot;;-1&gt;[.D9]&gt;=-2;&quot;---&quot;;[.D9]&lt;2;&quot;----&quot;))" office:value-type="string" office:string-value="-" calcext:value-type="string">
            <text:p>-</text:p>
          </table:table-cell>
          <table:table-cell table:style-name="ce5" table:formula="of:=COM.MICROSOFT.IFS([.E9]=0;&quot;&quot;;[.E9]&gt;0;COM.MICROSOFT.IFS([.E9]&lt;=0.1;&quot;+&quot;;0.1&lt;[.E9]&lt;=1;&quot;++&quot;;1&lt;[.E9]&lt;=2;&quot;+++&quot;;[.E9]&gt;2;&quot;++++&quot;);[.E9]&lt;0;COM.MICROSOFT.IFS([.E9]&gt;=-0.1;&quot;-&quot;;-0.1&gt;[.E9]&gt;=-1;&quot;--&quot;;-1&gt;[.E9]&gt;=-2;&quot;---&quot;;[.E9]&lt;2;&quot;----&quot;))" office:value-type="string" office:string-value="++" calcext:value-type="string">
            <text:p>++</text:p>
          </table:table-cell>
          <table:table-cell table:style-name="ce5" table:formula="of:=COM.MICROSOFT.IFS([.F9]=0;&quot;&quot;;[.F9]&gt;0;COM.MICROSOFT.IFS([.F9]&lt;=0.1;&quot;+&quot;;0.1&lt;[.F9]&lt;=1;&quot;++&quot;;1&lt;[.F9]&lt;=2;&quot;+++&quot;;[.F9]&gt;2;&quot;++++&quot;);[.F9]&lt;0;COM.MICROSOFT.IFS([.F9]&gt;=-0.1;&quot;-&quot;;-0.1&gt;[.F9]&gt;=-1;&quot;--&quot;;-1&gt;[.F9]&gt;=-2;&quot;---&quot;;[.F9]&lt;2;&quot;----&quot;))" office:value-type="string" office:string-value="++" calcext:value-type="string">
            <text:p>++</text:p>
          </table:table-cell>
          <table:table-cell table:style-name="ce6" table:formula="of:=COM.MICROSOFT.IFS([.G9]=0;&quot;&quot;;[.G9]&gt;0;COM.MICROSOFT.IFS([.G9]&lt;=0.1;&quot;+&quot;;0.1&lt;[.G9]&lt;=1;&quot;++&quot;;1&lt;[.G9]&lt;=2;&quot;+++&quot;;[.G9]&gt;2;&quot;++++&quot;);[.G9]&lt;0;COM.MICROSOFT.IFS([.G9]&gt;=-0.1;&quot;-&quot;;-0.1&gt;[.G9]&gt;=-1;&quot;--&quot;;-1&gt;[.G9]&gt;=-2;&quot;---&quot;;[.G9]&lt;2;&quot;----&quot;))" office:value-type="string" office:string-value="-" calcext:value-type="string">
            <text:p>-</text:p>
          </table:table-cell>
          <table:table-cell table:style-name="ce6" table:formula="of:=COM.MICROSOFT.IFS([.H9]=0;&quot;&quot;;[.H9]&gt;0;COM.MICROSOFT.IFS([.H9]&lt;=0.1;&quot;+&quot;;0.1&lt;[.H9]&lt;=1;&quot;++&quot;;1&lt;[.H9]&lt;=2;&quot;+++&quot;;[.H9]&gt;2;&quot;++++&quot;);[.H9]&lt;0;COM.MICROSOFT.IFS([.H9]&gt;=-0.1;&quot;-&quot;;-0.1&gt;[.H9]&gt;=-1;&quot;--&quot;;-1&gt;[.H9]&gt;=-2;&quot;---&quot;;[.H9]&lt;2;&quot;----&quot;))" office:value-type="string" office:string-value="+" calcext:value-type="string">
            <text:p>+</text:p>
          </table:table-cell>
          <table:table-cell table:style-name="ce5" table:formula="of:=COM.MICROSOFT.IFS([.I9]=0;&quot;&quot;;[.I9]&gt;0;COM.MICROSOFT.IFS([.I9]&lt;=0.1;&quot;+&quot;;0.1&lt;[.I9]&lt;=1;&quot;++&quot;;1&lt;[.I9]&lt;=2;&quot;+++&quot;;[.I9]&gt;2;&quot;++++&quot;);[.I9]&lt;0;COM.MICROSOFT.IFS([.I9]&gt;=-0.1;&quot;-&quot;;-0.1&gt;[.I9]&gt;=-1;&quot;--&quot;;-1&gt;[.I9]&gt;=-2;&quot;---&quot;;[.I9]&lt;2;&quot;----&quot;))" office:value-type="string" office:string-value="--" calcext:value-type="string">
            <text:p>--</text:p>
          </table:table-cell>
          <table:table-cell table:style-name="ce5" table:formula="of:=COM.MICROSOFT.IFS([.J9]=0;&quot;&quot;;[.J9]&gt;0;COM.MICROSOFT.IFS([.J9]&lt;=0.1;&quot;+&quot;;0.1&lt;[.J9]&lt;=1;&quot;++&quot;;1&lt;[.J9]&lt;=2;&quot;+++&quot;;[.J9]&gt;2;&quot;++++&quot;);[.J9]&lt;0;COM.MICROSOFT.IFS([.J9]&gt;=-0.1;&quot;-&quot;;-0.1&gt;[.J9]&gt;=-1;&quot;--&quot;;-1&gt;[.J9]&gt;=-2;&quot;---&quot;;[.J9]&lt;2;&quot;----&quot;))" office:value-type="string" office:string-value="++" calcext:value-type="string">
            <text:p>++</text:p>
          </table:table-cell>
          <table:table-cell table:style-name="ce5" table:formula="of:=COM.MICROSOFT.IFS([.K9]=0;&quot;&quot;;[.K9]&gt;0;COM.MICROSOFT.IFS([.K9]&lt;=0.1;&quot;+&quot;;0.1&lt;[.K9]&lt;=1;&quot;++&quot;;1&lt;[.K9]&lt;=2;&quot;+++&quot;;[.K9]&gt;2;&quot;++++&quot;);[.K9]&lt;0;COM.MICROSOFT.IFS([.K9]&gt;=-0.1;&quot;-&quot;;-0.1&gt;[.K9]&gt;=-1;&quot;--&quot;;-1&gt;[.K9]&gt;=-2;&quot;---&quot;;[.K9]&lt;2;&quot;----&quot;)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gene9</text:p>
          </table:table-cell>
          <table:table-cell table:style-name="ce5" table:formula="of:=COM.MICROSOFT.IFS([.B10]=0;&quot;&quot;;[.B10]&gt;0;COM.MICROSOFT.IFS([.B10]&lt;=0.1;&quot;+&quot;;0.1&lt;[.B10]&lt;=1;&quot;++&quot;;1&lt;[.B10]&lt;=2;&quot;+++&quot;;[.B10]&gt;2;&quot;++++&quot;);[.B10]&lt;0;COM.MICROSOFT.IFS([.B10]&gt;=-0.1;&quot;-&quot;;-0.1&gt;[.B10]&gt;=-1;&quot;--&quot;;-1&gt;[.B10]&gt;=-2;&quot;---&quot;;[.B10]&lt;2;&quot;----&quot;))" office:value-type="string" office:string-value="--" calcext:value-type="string">
            <text:p>--</text:p>
          </table:table-cell>
          <table:table-cell table:style-name="ce5" table:formula="of:=COM.MICROSOFT.IFS([.C10]=0;&quot;&quot;;[.C10]&gt;0;COM.MICROSOFT.IFS([.C10]&lt;=0.1;&quot;+&quot;;0.1&lt;[.C10]&lt;=1;&quot;++&quot;;1&lt;[.C10]&lt;=2;&quot;+++&quot;;[.C10]&gt;2;&quot;++++&quot;);[.C10]&lt;0;COM.MICROSOFT.IFS([.C10]&gt;=-0.1;&quot;-&quot;;-0.1&gt;[.C10]&gt;=-1;&quot;--&quot;;-1&gt;[.C10]&gt;=-2;&quot;---&quot;;[.C10]&lt;2;&quot;----&quot;))" office:value-type="string" office:string-value="++" calcext:value-type="string">
            <text:p>++</text:p>
          </table:table-cell>
          <table:table-cell table:style-name="ce6" table:formula="of:=COM.MICROSOFT.IFS([.D10]=0;&quot;&quot;;[.D10]&gt;0;COM.MICROSOFT.IFS([.D10]&lt;=0.1;&quot;+&quot;;0.1&lt;[.D10]&lt;=1;&quot;++&quot;;1&lt;[.D10]&lt;=2;&quot;+++&quot;;[.D10]&gt;2;&quot;++++&quot;);[.D10]&lt;0;COM.MICROSOFT.IFS([.D10]&gt;=-0.1;&quot;-&quot;;-0.1&gt;[.D10]&gt;=-1;&quot;--&quot;;-1&gt;[.D10]&gt;=-2;&quot;---&quot;;[.D10]&lt;2;&quot;----&quot;))" office:value-type="string" office:string-value="+" calcext:value-type="string">
            <text:p>+</text:p>
          </table:table-cell>
          <table:table-cell table:style-name="ce5" table:formula="of:=COM.MICROSOFT.IFS([.E10]=0;&quot;&quot;;[.E10]&gt;0;COM.MICROSOFT.IFS([.E10]&lt;=0.1;&quot;+&quot;;0.1&lt;[.E10]&lt;=1;&quot;++&quot;;1&lt;[.E10]&lt;=2;&quot;+++&quot;;[.E10]&gt;2;&quot;++++&quot;);[.E10]&lt;0;COM.MICROSOFT.IFS([.E10]&gt;=-0.1;&quot;-&quot;;-0.1&gt;[.E10]&gt;=-1;&quot;--&quot;;-1&gt;[.E10]&gt;=-2;&quot;---&quot;;[.E10]&lt;2;&quot;----&quot;))" office:value-type="string" office:string-value="-" calcext:value-type="string">
            <text:p>-</text:p>
          </table:table-cell>
          <table:table-cell table:style-name="ce5" table:formula="of:=COM.MICROSOFT.IFS([.F10]=0;&quot;&quot;;[.F10]&gt;0;COM.MICROSOFT.IFS([.F10]&lt;=0.1;&quot;+&quot;;0.1&lt;[.F10]&lt;=1;&quot;++&quot;;1&lt;[.F10]&lt;=2;&quot;+++&quot;;[.F10]&gt;2;&quot;++++&quot;);[.F10]&lt;0;COM.MICROSOFT.IFS([.F10]&gt;=-0.1;&quot;-&quot;;-0.1&gt;[.F10]&gt;=-1;&quot;--&quot;;-1&gt;[.F10]&gt;=-2;&quot;---&quot;;[.F10]&lt;2;&quot;----&quot;))" office:value-type="string" office:string-value="-" calcext:value-type="string">
            <text:p>-</text:p>
          </table:table-cell>
          <table:table-cell table:style-name="ce6" table:formula="of:=COM.MICROSOFT.IFS([.G10]=0;&quot;&quot;;[.G10]&gt;0;COM.MICROSOFT.IFS([.G10]&lt;=0.1;&quot;+&quot;;0.1&lt;[.G10]&lt;=1;&quot;++&quot;;1&lt;[.G10]&lt;=2;&quot;+++&quot;;[.G10]&gt;2;&quot;++++&quot;);[.G10]&lt;0;COM.MICROSOFT.IFS([.G10]&gt;=-0.1;&quot;-&quot;;-0.1&gt;[.G10]&gt;=-1;&quot;--&quot;;-1&gt;[.G10]&gt;=-2;&quot;---&quot;;[.G10]&lt;2;&quot;----&quot;))" office:value-type="string" office:string-value="+" calcext:value-type="string">
            <text:p>+</text:p>
          </table:table-cell>
          <table:table-cell table:style-name="ce6" table:formula="of:=COM.MICROSOFT.IFS([.H10]=0;&quot;&quot;;[.H10]&gt;0;COM.MICROSOFT.IFS([.H10]&lt;=0.1;&quot;+&quot;;0.1&lt;[.H10]&lt;=1;&quot;++&quot;;1&lt;[.H10]&lt;=2;&quot;+++&quot;;[.H10]&gt;2;&quot;++++&quot;);[.H10]&lt;0;COM.MICROSOFT.IFS([.H10]&gt;=-0.1;&quot;-&quot;;-0.1&gt;[.H10]&gt;=-1;&quot;--&quot;;-1&gt;[.H10]&gt;=-2;&quot;---&quot;;[.H10]&lt;2;&quot;----&quot;))" office:value-type="string" office:string-value="-" calcext:value-type="string">
            <text:p>-</text:p>
          </table:table-cell>
          <table:table-cell table:style-name="ce5" table:formula="of:=COM.MICROSOFT.IFS([.I10]=0;&quot;&quot;;[.I10]&gt;0;COM.MICROSOFT.IFS([.I10]&lt;=0.1;&quot;+&quot;;0.1&lt;[.I10]&lt;=1;&quot;++&quot;;1&lt;[.I10]&lt;=2;&quot;+++&quot;;[.I10]&gt;2;&quot;++++&quot;);[.I10]&lt;0;COM.MICROSOFT.IFS([.I10]&gt;=-0.1;&quot;-&quot;;-0.1&gt;[.I10]&gt;=-1;&quot;--&quot;;-1&gt;[.I10]&gt;=-2;&quot;---&quot;;[.I10]&lt;2;&quot;----&quot;))" office:value-type="string" office:string-value="-" calcext:value-type="string">
            <text:p>-</text:p>
          </table:table-cell>
          <table:table-cell table:style-name="ce5" table:formula="of:=COM.MICROSOFT.IFS([.J10]=0;&quot;&quot;;[.J10]&gt;0;COM.MICROSOFT.IFS([.J10]&lt;=0.1;&quot;+&quot;;0.1&lt;[.J10]&lt;=1;&quot;++&quot;;1&lt;[.J10]&lt;=2;&quot;+++&quot;;[.J10]&gt;2;&quot;++++&quot;);[.J10]&lt;0;COM.MICROSOFT.IFS([.J10]&gt;=-0.1;&quot;-&quot;;-0.1&gt;[.J10]&gt;=-1;&quot;--&quot;;-1&gt;[.J10]&gt;=-2;&quot;---&quot;;[.J10]&lt;2;&quot;----&quot;))" office:value-type="string" office:string-value="-" calcext:value-type="string">
            <text:p>-</text:p>
          </table:table-cell>
          <table:table-cell table:style-name="ce5" table:formula="of:=COM.MICROSOFT.IFS([.K10]=0;&quot;&quot;;[.K10]&gt;0;COM.MICROSOFT.IFS([.K10]&lt;=0.1;&quot;+&quot;;0.1&lt;[.K10]&lt;=1;&quot;++&quot;;1&lt;[.K10]&lt;=2;&quot;+++&quot;;[.K10]&gt;2;&quot;++++&quot;);[.K10]&lt;0;COM.MICROSOFT.IFS([.K10]&gt;=-0.1;&quot;-&quot;;-0.1&gt;[.K10]&gt;=-1;&quot;--&quot;;-1&gt;[.K10]&gt;=-2;&quot;---&quot;;[.K10]&lt;2;&quot;----&quot;)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gene10</text:p>
          </table:table-cell>
          <table:table-cell table:style-name="ce5" table:formula="of:=COM.MICROSOFT.IFS([.B11]=0;&quot;&quot;;[.B11]&gt;0;COM.MICROSOFT.IFS([.B11]&lt;=0.1;&quot;+&quot;;0.1&lt;[.B11]&lt;=1;&quot;++&quot;;1&lt;[.B11]&lt;=2;&quot;+++&quot;;[.B11]&gt;2;&quot;++++&quot;);[.B11]&lt;0;COM.MICROSOFT.IFS([.B11]&gt;=-0.1;&quot;-&quot;;-0.1&gt;[.B11]&gt;=-1;&quot;--&quot;;-1&gt;[.B11]&gt;=-2;&quot;---&quot;;[.B11]&lt;2;&quot;----&quot;))" office:value-type="string" office:string-value="--" calcext:value-type="string">
            <text:p>--</text:p>
          </table:table-cell>
          <table:table-cell table:style-name="ce5" table:formula="of:=COM.MICROSOFT.IFS([.C11]=0;&quot;&quot;;[.C11]&gt;0;COM.MICROSOFT.IFS([.C11]&lt;=0.1;&quot;+&quot;;0.1&lt;[.C11]&lt;=1;&quot;++&quot;;1&lt;[.C11]&lt;=2;&quot;+++&quot;;[.C11]&gt;2;&quot;++++&quot;);[.C11]&lt;0;COM.MICROSOFT.IFS([.C11]&gt;=-0.1;&quot;-&quot;;-0.1&gt;[.C11]&gt;=-1;&quot;--&quot;;-1&gt;[.C11]&gt;=-2;&quot;---&quot;;[.C11]&lt;2;&quot;----&quot;))" office:value-type="string" office:string-value="-" calcext:value-type="string">
            <text:p>-</text:p>
          </table:table-cell>
          <table:table-cell table:style-name="ce6" table:formula="of:=COM.MICROSOFT.IFS([.D11]=0;&quot;&quot;;[.D11]&gt;0;COM.MICROSOFT.IFS([.D11]&lt;=0.1;&quot;+&quot;;0.1&lt;[.D11]&lt;=1;&quot;++&quot;;1&lt;[.D11]&lt;=2;&quot;+++&quot;;[.D11]&gt;2;&quot;++++&quot;);[.D11]&lt;0;COM.MICROSOFT.IFS([.D11]&gt;=-0.1;&quot;-&quot;;-0.1&gt;[.D11]&gt;=-1;&quot;--&quot;;-1&gt;[.D11]&gt;=-2;&quot;---&quot;;[.D11]&lt;2;&quot;----&quot;))" office:value-type="string" office:string-value="+" calcext:value-type="string">
            <text:p>+</text:p>
          </table:table-cell>
          <table:table-cell table:style-name="ce5" table:formula="of:=COM.MICROSOFT.IFS([.E11]=0;&quot;&quot;;[.E11]&gt;0;COM.MICROSOFT.IFS([.E11]&lt;=0.1;&quot;+&quot;;0.1&lt;[.E11]&lt;=1;&quot;++&quot;;1&lt;[.E11]&lt;=2;&quot;+++&quot;;[.E11]&gt;2;&quot;++++&quot;);[.E11]&lt;0;COM.MICROSOFT.IFS([.E11]&gt;=-0.1;&quot;-&quot;;-0.1&gt;[.E11]&gt;=-1;&quot;--&quot;;-1&gt;[.E11]&gt;=-2;&quot;---&quot;;[.E11]&lt;2;&quot;----&quot;))" office:value-type="string" office:string-value="-" calcext:value-type="string">
            <text:p>-</text:p>
          </table:table-cell>
          <table:table-cell table:style-name="ce5" table:formula="of:=COM.MICROSOFT.IFS([.F11]=0;&quot;&quot;;[.F11]&gt;0;COM.MICROSOFT.IFS([.F11]&lt;=0.1;&quot;+&quot;;0.1&lt;[.F11]&lt;=1;&quot;++&quot;;1&lt;[.F11]&lt;=2;&quot;+++&quot;;[.F11]&gt;2;&quot;++++&quot;);[.F11]&lt;0;COM.MICROSOFT.IFS([.F11]&gt;=-0.1;&quot;-&quot;;-0.1&gt;[.F11]&gt;=-1;&quot;--&quot;;-1&gt;[.F11]&gt;=-2;&quot;---&quot;;[.F11]&lt;2;&quot;----&quot;))" office:value-type="string" office:string-value="++" calcext:value-type="string">
            <text:p>++</text:p>
          </table:table-cell>
          <table:table-cell table:style-name="ce6" table:formula="of:=COM.MICROSOFT.IFS([.G11]=0;&quot;&quot;;[.G11]&gt;0;COM.MICROSOFT.IFS([.G11]&lt;=0.1;&quot;+&quot;;0.1&lt;[.G11]&lt;=1;&quot;++&quot;;1&lt;[.G11]&lt;=2;&quot;+++&quot;;[.G11]&gt;2;&quot;++++&quot;);[.G11]&lt;0;COM.MICROSOFT.IFS([.G11]&gt;=-0.1;&quot;-&quot;;-0.1&gt;[.G11]&gt;=-1;&quot;--&quot;;-1&gt;[.G11]&gt;=-2;&quot;---&quot;;[.G11]&lt;2;&quot;----&quot;))" office:value-type="string" office:string-value="+" calcext:value-type="string">
            <text:p>+</text:p>
          </table:table-cell>
          <table:table-cell table:style-name="ce6" table:formula="of:=COM.MICROSOFT.IFS([.H11]=0;&quot;&quot;;[.H11]&gt;0;COM.MICROSOFT.IFS([.H11]&lt;=0.1;&quot;+&quot;;0.1&lt;[.H11]&lt;=1;&quot;++&quot;;1&lt;[.H11]&lt;=2;&quot;+++&quot;;[.H11]&gt;2;&quot;++++&quot;);[.H11]&lt;0;COM.MICROSOFT.IFS([.H11]&gt;=-0.1;&quot;-&quot;;-0.1&gt;[.H11]&gt;=-1;&quot;--&quot;;-1&gt;[.H11]&gt;=-2;&quot;---&quot;;[.H11]&lt;2;&quot;----&quot;))" office:value-type="string" office:string-value="+" calcext:value-type="string">
            <text:p>+</text:p>
          </table:table-cell>
          <table:table-cell table:style-name="ce5" table:formula="of:=COM.MICROSOFT.IFS([.I11]=0;&quot;&quot;;[.I11]&gt;0;COM.MICROSOFT.IFS([.I11]&lt;=0.1;&quot;+&quot;;0.1&lt;[.I11]&lt;=1;&quot;++&quot;;1&lt;[.I11]&lt;=2;&quot;+++&quot;;[.I11]&gt;2;&quot;++++&quot;);[.I11]&lt;0;COM.MICROSOFT.IFS([.I11]&gt;=-0.1;&quot;-&quot;;-0.1&gt;[.I11]&gt;=-1;&quot;--&quot;;-1&gt;[.I11]&gt;=-2;&quot;---&quot;;[.I11]&lt;2;&quot;----&quot;))" office:value-type="string" office:string-value="-" calcext:value-type="string">
            <text:p>-</text:p>
          </table:table-cell>
          <table:table-cell table:style-name="ce5" table:formula="of:=COM.MICROSOFT.IFS([.J11]=0;&quot;&quot;;[.J11]&gt;0;COM.MICROSOFT.IFS([.J11]&lt;=0.1;&quot;+&quot;;0.1&lt;[.J11]&lt;=1;&quot;++&quot;;1&lt;[.J11]&lt;=2;&quot;+++&quot;;[.J11]&gt;2;&quot;++++&quot;);[.J11]&lt;0;COM.MICROSOFT.IFS([.J11]&gt;=-0.1;&quot;-&quot;;-0.1&gt;[.J11]&gt;=-1;&quot;--&quot;;-1&gt;[.J11]&gt;=-2;&quot;---&quot;;[.J11]&lt;2;&quot;----&quot;))" office:value-type="string" office:string-value="++" calcext:value-type="string">
            <text:p>++</text:p>
          </table:table-cell>
          <table:table-cell table:style-name="ce5" table:formula="of:=COM.MICROSOFT.IFS([.K11]=0;&quot;&quot;;[.K11]&gt;0;COM.MICROSOFT.IFS([.K11]&lt;=0.1;&quot;+&quot;;0.1&lt;[.K11]&lt;=1;&quot;++&quot;;1&lt;[.K11]&lt;=2;&quot;+++&quot;;[.K11]&gt;2;&quot;++++&quot;);[.K11]&lt;0;COM.MICROSOFT.IFS([.K11]&gt;=-0.1;&quot;-&quot;;-0.1&gt;[.K11]&gt;=-1;&quot;--&quot;;-1&gt;[.K11]&gt;=-2;&quot;---&quot;;[.K11]&lt;2;&quot;----&quot;))" office:value-type="string" office:string-value="++" calcext:value-type="string">
            <text:p>++</text:p>
          </table:table-cell>
        </table:table-row>
        <calcext:conditional-formats>
          <calcext:conditional-format calcext:target-range-address="csa1_0_grn.B2:csa1_0_grn.K11">
            <calcext:condition calcext:apply-style-name="Untitled1" calcext:value="not-between(-0.1,0.1)" calcext:base-cell-address="csa1_0_grn.B2"/>
          </calcext:conditional-format>
        </calcext:conditional-formats>
      </table:table>
      <table:table table:name="csa3_0_grn" table:style-name="ta1">
        <table:table-column table:style-name="co1" table:default-cell-style-name="ce1"/>
        <table:table-column table:style-name="co1" table:number-columns-repeated="2" table:default-cell-style-name="ce15"/>
        <table:table-column table:style-name="co1" table:default-cell-style-name="ce16"/>
        <table:table-column table:style-name="co1" table:number-columns-repeated="2" table:default-cell-style-name="ce15"/>
        <table:table-column table:style-name="co1" table:number-columns-repeated="2" table:default-cell-style-name="ce16"/>
        <table:table-column table:style-name="co1" table:number-columns-repeated="3" table:default-cell-style-name="ce15"/>
        <table:table-row table:style-name="ro1">
          <table:table-cell/>
          <table:table-cell table:style-name="ce1" office:value-type="string" calcext:value-type="string">
            <text:p>gene1</text:p>
          </table:table-cell>
          <table:table-cell table:style-name="ce1" office:value-type="string" calcext:value-type="string">
            <text:p>gene2</text:p>
          </table:table-cell>
          <table:table-cell table:style-name="ce2" office:value-type="string" calcext:value-type="string">
            <text:p>gene3</text:p>
          </table:table-cell>
          <table:table-cell table:style-name="ce1" office:value-type="string" calcext:value-type="string">
            <text:p>gene4</text:p>
          </table:table-cell>
          <table:table-cell table:style-name="ce1" office:value-type="string" calcext:value-type="string">
            <text:p>gene5</text:p>
          </table:table-cell>
          <table:table-cell table:style-name="ce2" office:value-type="string" calcext:value-type="string">
            <text:p>gene6</text:p>
          </table:table-cell>
          <table:table-cell table:style-name="ce2" office:value-type="string" calcext:value-type="string">
            <text:p>gene7</text:p>
          </table:table-cell>
          <table:table-cell table:style-name="ce1" office:value-type="string" calcext:value-type="string">
            <text:p>gene8</text:p>
          </table:table-cell>
          <table:table-cell table:style-name="ce1" office:value-type="string" calcext:value-type="string">
            <text:p>gene9</text:p>
          </table:table-cell>
          <table:table-cell table:style-name="ce1" office:value-type="string" calcext:value-type="string">
            <text:p>gene10</text:p>
          </table:table-cell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-0.177494734194038" calcext:value-type="float">
            <text:p>-1.77E-01</text:p>
          </table:table-cell>
          <table:table-cell office:value-type="float" office:value="0.528973718589459" calcext:value-type="float">
            <text:p>5.29E-01</text:p>
          </table:table-cell>
          <table:table-cell office:value-type="float" office:value="-0.0391876244578089" calcext:value-type="float">
            <text:p>-3.92E-02</text:p>
          </table:table-cell>
          <table:table-cell office:value-type="float" office:value="1.45719826632512" calcext:value-type="float">
            <text:p>1.46E+00</text:p>
          </table:table-cell>
          <table:table-cell office:value-type="float" office:value="1.581078610664" calcext:value-type="float">
            <text:p>1.58E+00</text:p>
          </table:table-cell>
          <table:table-cell office:value-type="float" office:value="-1.37038619783295" calcext:value-type="float">
            <text:p>-1.37E+00</text:p>
          </table:table-cell>
          <table:table-cell office:value-type="float" office:value="-1.36511672476806" calcext:value-type="float">
            <text:p>-1.37E+00</text:p>
          </table:table-cell>
          <table:table-cell office:value-type="float" office:value="0.0264818422429413" calcext:value-type="float">
            <text:p>2.65E-02</text:p>
          </table:table-cell>
          <table:table-cell office:value-type="float" office:value="0.22353317952542" calcext:value-type="float">
            <text:p>2.24E-01</text:p>
          </table:table-cell>
          <table:table-cell office:value-type="float" office:value="1.79197921605911" calcext:value-type="float">
            <text:p>1.79E+00</text:p>
          </table:table-cell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-0.508560097940192" calcext:value-type="float">
            <text:p>-5.09E-01</text:p>
          </table:table-cell>
          <table:table-cell office:value-type="float" office:value="1.34396613983578" calcext:value-type="float">
            <text:p>1.34E+00</text:p>
          </table:table-cell>
          <table:table-cell office:value-type="float" office:value="-0.0304627632328281" calcext:value-type="float">
            <text:p>-3.05E-02</text:p>
          </table:table-cell>
          <table:table-cell office:value-type="float" office:value="1.79700716658294" calcext:value-type="float">
            <text:p>1.80E+00</text:p>
          </table:table-cell>
          <table:table-cell office:value-type="float" office:value="0.040333643767463" calcext:value-type="float">
            <text:p>4.03E-02</text:p>
          </table:table-cell>
          <table:table-cell office:value-type="float" office:value="-0.0320022050264931" calcext:value-type="float">
            <text:p>-3.20E-02</text:p>
          </table:table-cell>
          <table:table-cell office:value-type="float" office:value="-0.0619313646070339" calcext:value-type="float">
            <text:p>-6.19E-02</text:p>
          </table:table-cell>
          <table:table-cell office:value-type="float" office:value="-1.21912586616039" calcext:value-type="float">
            <text:p>-1.22E+00</text:p>
          </table:table-cell>
          <table:table-cell office:value-type="float" office:value="0.363762776219857" calcext:value-type="float">
            <text:p>3.64E-01</text:p>
          </table:table-cell>
          <table:table-cell office:value-type="float" office:value="-0.336466457181312" calcext:value-type="float">
            <text:p>-3.36E-01</text:p>
          </table:table-cell>
        </table:table-row>
        <table:table-row table:style-name="ro1">
          <table:table-cell table:style-name="ce2" office:value-type="string" calcext:value-type="string">
            <text:p>gene3</text:p>
          </table:table-cell>
          <table:table-cell table:style-name="ce16" office:value-type="float" office:value="-0.0204126138256663" calcext:value-type="float">
            <text:p>-2.04E-02</text:p>
          </table:table-cell>
          <table:table-cell table:style-name="ce16" office:value-type="float" office:value="-0.00556052116990047" calcext:value-type="float">
            <text:p>-5.56E-03</text:p>
          </table:table-cell>
          <table:table-cell office:value-type="float" office:value="0.0072907834546423" calcext:value-type="float">
            <text:p>7.29E-03</text:p>
          </table:table-cell>
          <table:table-cell table:style-name="ce16" office:value-type="float" office:value="0.0595485587021591" calcext:value-type="float">
            <text:p>5.95E-02</text:p>
          </table:table-cell>
          <table:table-cell table:style-name="ce16" office:value-type="float" office:value="0.0671212279880658" calcext:value-type="float">
            <text:p>6.71E-02</text:p>
          </table:table-cell>
          <table:table-cell office:value-type="float" office:value="1.11578479592588" calcext:value-type="float">
            <text:p>1.12E+00</text:p>
          </table:table-cell>
          <table:table-cell office:value-type="float" office:value="0.0187123032254483" calcext:value-type="float">
            <text:p>1.87E-02</text:p>
          </table:table-cell>
          <table:table-cell table:style-name="ce16" office:value-type="float" office:value="-0.0209802167134747" calcext:value-type="float">
            <text:p>-2.10E-02</text:p>
          </table:table-cell>
          <table:table-cell table:style-name="ce16" office:value-type="float" office:value="-0.00352086545371182" calcext:value-type="float">
            <text:p>-3.52E-03</text:p>
          </table:table-cell>
          <table:table-cell table:style-name="ce16" office:value-type="float" office:value="-0.0130283409650198" calcext:value-type="float">
            <text:p>-1.30E-02</text:p>
          </table:table-cell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0.869274704594559" calcext:value-type="float">
            <text:p>8.69E-01</text:p>
          </table:table-cell>
          <table:table-cell office:value-type="float" office:value="-0.74137619657105" calcext:value-type="float">
            <text:p>-7.41E-01</text:p>
          </table:table-cell>
          <table:table-cell office:value-type="float" office:value="-0.0997674719436217" calcext:value-type="float">
            <text:p>-9.98E-02</text:p>
          </table:table-cell>
          <table:table-cell office:value-type="float" office:value="-0.137768344545232" calcext:value-type="float">
            <text:p>-1.38E-01</text:p>
          </table:table-cell>
          <table:table-cell office:value-type="float" office:value="-0.109901724871157" calcext:value-type="float">
            <text:p>-1.10E-01</text:p>
          </table:table-cell>
          <table:table-cell office:value-type="float" office:value="-0.0276204889892341" calcext:value-type="float">
            <text:p>-2.76E-02</text:p>
          </table:table-cell>
          <table:table-cell office:value-type="float" office:value="-0.0187507205178408" calcext:value-type="float">
            <text:p>-1.88E-02</text:p>
          </table:table-cell>
          <table:table-cell office:value-type="float" office:value="-0.162177034665921" calcext:value-type="float">
            <text:p>-1.62E-01</text:p>
          </table:table-cell>
          <table:table-cell office:value-type="float" office:value="-0.333162703439482" calcext:value-type="float">
            <text:p>-3.33E-01</text:p>
          </table:table-cell>
          <table:table-cell office:value-type="float" office:value="0.102745923475099" calcext:value-type="float">
            <text:p>1.03E-01</text:p>
          </table:table-cell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0.0213324172567561" calcext:value-type="float">
            <text:p>2.13E-02</text:p>
          </table:table-cell>
          <table:table-cell office:value-type="float" office:value="0.0477310902381685" calcext:value-type="float">
            <text:p>4.77E-02</text:p>
          </table:table-cell>
          <table:table-cell office:value-type="float" office:value="0.0392528464498642" calcext:value-type="float">
            <text:p>3.93E-02</text:p>
          </table:table-cell>
          <table:table-cell office:value-type="float" office:value="-0.000926747129092393" calcext:value-type="float">
            <text:p>-9.27E-04</text:p>
          </table:table-cell>
          <table:table-cell office:value-type="float" office:value="-0.0426045699012286" calcext:value-type="float">
            <text:p>-4.26E-02</text:p>
          </table:table-cell>
          <table:table-cell office:value-type="float" office:value="0.0243646944765505" calcext:value-type="float">
            <text:p>2.44E-02</text:p>
          </table:table-cell>
          <table:table-cell office:value-type="float" office:value="1.30539881195874" calcext:value-type="float">
            <text:p>1.31E+00</text:p>
          </table:table-cell>
          <table:table-cell office:value-type="float" office:value="-0.00608751857743236" calcext:value-type="float">
            <text:p>-6.09E-03</text:p>
          </table:table-cell>
          <table:table-cell office:value-type="float" office:value="-0.0694528026052695" calcext:value-type="float">
            <text:p>-6.95E-02</text:p>
          </table:table-cell>
          <table:table-cell office:value-type="float" office:value="0.0169024173715932" calcext:value-type="float">
            <text:p>1.69E-02</text:p>
          </table:table-cell>
        </table:table-row>
        <table:table-row table:style-name="ro1">
          <table:table-cell table:style-name="ce2" office:value-type="string" calcext:value-type="string">
            <text:p>gene6</text:p>
          </table:table-cell>
          <table:table-cell table:style-name="ce16" office:value-type="float" office:value="0.0440079240278255" calcext:value-type="float">
            <text:p>4.40E-02</text:p>
          </table:table-cell>
          <table:table-cell table:style-name="ce16" office:value-type="float" office:value="0.00523440758224739" calcext:value-type="float">
            <text:p>5.23E-03</text:p>
          </table:table-cell>
          <table:table-cell office:value-type="float" office:value="-1.58542417962521" calcext:value-type="float">
            <text:p>-1.59E+00</text:p>
          </table:table-cell>
          <table:table-cell table:style-name="ce16" office:value-type="float" office:value="0.0223215924576332" calcext:value-type="float">
            <text:p>2.23E-02</text:p>
          </table:table-cell>
          <table:table-cell table:style-name="ce16" office:value-type="float" office:value="-1.7372697432159" calcext:value-type="float">
            <text:p>-1.74E+00</text:p>
          </table:table-cell>
          <table:table-cell office:value-type="float" office:value="-0.0299183244474976" calcext:value-type="float">
            <text:p>-2.99E-02</text:p>
          </table:table-cell>
          <table:table-cell office:value-type="float" office:value="0.0240359724762029" calcext:value-type="float">
            <text:p>2.40E-02</text:p>
          </table:table-cell>
          <table:table-cell table:style-name="ce16" office:value-type="float" office:value="-0.0217834878666265" calcext:value-type="float">
            <text:p>-2.18E-02</text:p>
          </table:table-cell>
          <table:table-cell table:style-name="ce16" office:value-type="float" office:value="0.0107300978694507" calcext:value-type="float">
            <text:p>1.07E-02</text:p>
          </table:table-cell>
          <table:table-cell table:style-name="ce16" office:value-type="float" office:value="-0.0313477651773267" calcext:value-type="float">
            <text:p>-3.13E-02</text:p>
          </table:table-cell>
        </table:table-row>
        <table:table-row table:style-name="ro1">
          <table:table-cell table:style-name="ce2" office:value-type="string" calcext:value-type="string">
            <text:p>gene7</text:p>
          </table:table-cell>
          <table:table-cell table:style-name="ce16" office:value-type="float" office:value="-0.0308265890595071" calcext:value-type="float">
            <text:p>-3.08E-02</text:p>
          </table:table-cell>
          <table:table-cell table:style-name="ce16" office:value-type="float" office:value="0.0290281331814369" calcext:value-type="float">
            <text:p>2.90E-02</text:p>
          </table:table-cell>
          <table:table-cell office:value-type="float" office:value="-0.00838705622555754" calcext:value-type="float">
            <text:p>-8.39E-03</text:p>
          </table:table-cell>
          <table:table-cell table:style-name="ce16" office:value-type="float" office:value="-0.000744457119778883" calcext:value-type="float">
            <text:p>-7.44E-04</text:p>
          </table:table-cell>
          <table:table-cell table:style-name="ce16" office:value-type="float" office:value="-0.00812673591351207" calcext:value-type="float">
            <text:p>-8.13E-03</text:p>
          </table:table-cell>
          <table:table-cell office:value-type="float" office:value="-0.00472899984865686" calcext:value-type="float">
            <text:p>-4.73E-03</text:p>
          </table:table-cell>
          <table:table-cell office:value-type="float" office:value="-0.785218937354896" calcext:value-type="float">
            <text:p>-7.85E-01</text:p>
          </table:table-cell>
          <table:table-cell table:style-name="ce16" office:value-type="float" office:value="-1.2804953853899" calcext:value-type="float">
            <text:p>-1.28E+00</text:p>
          </table:table-cell>
          <table:table-cell table:style-name="ce16" office:value-type="float" office:value="0.039244033303378" calcext:value-type="float">
            <text:p>3.92E-02</text:p>
          </table:table-cell>
          <table:table-cell table:style-name="ce16" office:value-type="float" office:value="0.0389604725586008" calcext:value-type="float">
            <text:p>3.90E-02</text:p>
          </table:table-cell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0.20569549182521" calcext:value-type="float">
            <text:p>2.06E-01</text:p>
          </table:table-cell>
          <table:table-cell office:value-type="float" office:value="0.263639523111995" calcext:value-type="float">
            <text:p>2.64E-01</text:p>
          </table:table-cell>
          <table:table-cell office:value-type="float" office:value="-0.0380562476467779" calcext:value-type="float">
            <text:p>-3.81E-02</text:p>
          </table:table-cell>
          <table:table-cell office:value-type="float" office:value="0.151659534844944" calcext:value-type="float">
            <text:p>1.52E-01</text:p>
          </table:table-cell>
          <table:table-cell office:value-type="float" office:value="0.144303792304812" calcext:value-type="float">
            <text:p>1.44E-01</text:p>
          </table:table-cell>
          <table:table-cell office:value-type="float" office:value="0.00533220965677946" calcext:value-type="float">
            <text:p>5.33E-03</text:p>
          </table:table-cell>
          <table:table-cell office:value-type="float" office:value="0.0144829124571499" calcext:value-type="float">
            <text:p>1.45E-02</text:p>
          </table:table-cell>
          <table:table-cell office:value-type="float" office:value="-1.01025657192946" calcext:value-type="float">
            <text:p>-1.01E+00</text:p>
          </table:table-cell>
          <table:table-cell office:value-type="float" office:value="0.139222890522385" calcext:value-type="float">
            <text:p>1.39E-01</text:p>
          </table:table-cell>
          <table:table-cell office:value-type="float" office:value="-0.0855783440060566" calcext:value-type="float">
            <text:p>-8.56E-02</text:p>
          </table:table-cell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-0.307186114317071" calcext:value-type="float">
            <text:p>-3.07E-01</text:p>
          </table:table-cell>
          <table:table-cell office:value-type="float" office:value="1.17096799131146" calcext:value-type="float">
            <text:p>1.17E+00</text:p>
          </table:table-cell>
          <table:table-cell office:value-type="float" office:value="0.0184760347015165" calcext:value-type="float">
            <text:p>1.85E-02</text:p>
          </table:table-cell>
          <table:table-cell office:value-type="float" office:value="-0.0824984060275752" calcext:value-type="float">
            <text:p>-8.25E-02</text:p>
          </table:table-cell>
          <table:table-cell office:value-type="float" office:value="-0.0661980909098498" calcext:value-type="float">
            <text:p>-6.62E-02</text:p>
          </table:table-cell>
          <table:table-cell office:value-type="float" office:value="0.00301438020206169" calcext:value-type="float">
            <text:p>3.01E-03</text:p>
          </table:table-cell>
          <table:table-cell office:value-type="float" office:value="-0.0127555161809954" calcext:value-type="float">
            <text:p>-1.28E-02</text:p>
          </table:table-cell>
          <table:table-cell office:value-type="float" office:value="-0.0209923622272929" calcext:value-type="float">
            <text:p>-2.10E-02</text:p>
          </table:table-cell>
          <table:table-cell office:value-type="float" office:value="-0.0779068727084703" calcext:value-type="float">
            <text:p>-7.79E-02</text:p>
          </table:table-cell>
          <table:table-cell office:value-type="float" office:value="-0.0300058084501907" calcext:value-type="float">
            <text:p>-3.00E-02</text:p>
          </table:table-cell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-0.526884001019835" calcext:value-type="float">
            <text:p>-5.27E-01</text:p>
          </table:table-cell>
          <table:table-cell office:value-type="float" office:value="-0.0730047590856848" calcext:value-type="float">
            <text:p>-7.30E-02</text:p>
          </table:table-cell>
          <table:table-cell office:value-type="float" office:value="-0.00836829602225359" calcext:value-type="float">
            <text:p>-8.37E-03</text:p>
          </table:table-cell>
          <table:table-cell office:value-type="float" office:value="-0.0840695621182524" calcext:value-type="float">
            <text:p>-8.41E-02</text:p>
          </table:table-cell>
          <table:table-cell office:value-type="float" office:value="1.29628142208918" calcext:value-type="float">
            <text:p>1.30E+00</text:p>
          </table:table-cell>
          <table:table-cell office:value-type="float" office:value="0.0227719113939559" calcext:value-type="float">
            <text:p>2.28E-02</text:p>
          </table:table-cell>
          <table:table-cell office:value-type="float" office:value="-0.00198886105955297" calcext:value-type="float">
            <text:p>-1.99E-03</text:p>
          </table:table-cell>
          <table:table-cell office:value-type="float" office:value="-0.0198161112960707" calcext:value-type="float">
            <text:p>-1.98E-02</text:p>
          </table:table-cell>
          <table:table-cell office:value-type="float" office:value="1.71804219288479" calcext:value-type="float">
            <text:p>1.72E+00</text:p>
          </table:table-cell>
          <table:table-cell office:value-type="float" office:value="0.258076962161431" calcext:value-type="float">
            <text:p>2.58E-01</text:p>
          </table:table-cell>
        </table:table-row>
        <table:table-row table:style-name="ro1" table:number-rows-repeated="3"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gene1</text:p>
          </table:table-cell>
          <table:table-cell table:style-name="ce1" office:value-type="string" calcext:value-type="string">
            <text:p>gene2</text:p>
          </table:table-cell>
          <table:table-cell table:style-name="ce2" office:value-type="string" calcext:value-type="string">
            <text:p>gene3</text:p>
          </table:table-cell>
          <table:table-cell table:style-name="ce1" office:value-type="string" calcext:value-type="string">
            <text:p>gene4</text:p>
          </table:table-cell>
          <table:table-cell table:style-name="ce1" office:value-type="string" calcext:value-type="string">
            <text:p>gene5</text:p>
          </table:table-cell>
          <table:table-cell table:style-name="ce2" office:value-type="string" calcext:value-type="string">
            <text:p>gene6</text:p>
          </table:table-cell>
          <table:table-cell table:style-name="ce2" office:value-type="string" calcext:value-type="string">
            <text:p>gene7</text:p>
          </table:table-cell>
          <table:table-cell table:style-name="ce1" office:value-type="string" calcext:value-type="string">
            <text:p>gene8</text:p>
          </table:table-cell>
          <table:table-cell table:style-name="ce1" office:value-type="string" calcext:value-type="string">
            <text:p>gene9</text:p>
          </table:table-cell>
          <table:table-cell table:style-name="ce1" office:value-type="string" calcext:value-type="string">
            <text:p>gene10</text:p>
          </table:table-cell>
        </table:table-row>
        <table:table-row table:style-name="ro1">
          <table:table-cell office:value-type="string" calcext:value-type="string">
            <text:p>gene1</text:p>
          </table:table-cell>
          <table:table-cell table:style-name="ce5" table:formula="of:=COM.MICROSOFT.IFS([.B2]=0;&quot;&quot;;[.B2]&gt;0;COM.MICROSOFT.IFS([.B2]&lt;=0.1;&quot;+&quot;;0.1&lt;[.B2]&lt;=1;&quot;++&quot;;1&lt;[.B2]&lt;=2;&quot;+++&quot;;[.B2]&gt;2;&quot;++++&quot;);[.B2]&lt;0;COM.MICROSOFT.IFS([.B2]&gt;=-0.1;&quot;-&quot;;-0.1&gt;[.B2]&gt;=-1;&quot;--&quot;;-1&gt;[.B2]&gt;=-2;&quot;---&quot;;[.B2]&lt;2;&quot;----&quot;))" office:value-type="string" office:string-value="--" calcext:value-type="string">
            <text:p>--</text:p>
          </table:table-cell>
          <table:table-cell table:style-name="ce5" table:formula="of:=COM.MICROSOFT.IFS([.C2]=0;&quot;&quot;;[.C2]&gt;0;COM.MICROSOFT.IFS([.C2]&lt;=0.1;&quot;+&quot;;0.1&lt;[.C2]&lt;=1;&quot;++&quot;;1&lt;[.C2]&lt;=2;&quot;+++&quot;;[.C2]&gt;2;&quot;++++&quot;);[.C2]&lt;0;COM.MICROSOFT.IFS([.C2]&gt;=-0.1;&quot;-&quot;;-0.1&gt;[.C2]&gt;=-1;&quot;--&quot;;-1&gt;[.C2]&gt;=-2;&quot;---&quot;;[.C2]&lt;2;&quot;----&quot;))" office:value-type="string" office:string-value="++" calcext:value-type="string">
            <text:p>++</text:p>
          </table:table-cell>
          <table:table-cell table:style-name="ce6" table:formula="of:=COM.MICROSOFT.IFS([.D2]=0;&quot;&quot;;[.D2]&gt;0;COM.MICROSOFT.IFS([.D2]&lt;=0.1;&quot;+&quot;;0.1&lt;[.D2]&lt;=1;&quot;++&quot;;1&lt;[.D2]&lt;=2;&quot;+++&quot;;[.D2]&gt;2;&quot;++++&quot;);[.D2]&lt;0;COM.MICROSOFT.IFS([.D2]&gt;=-0.1;&quot;-&quot;;-0.1&gt;[.D2]&gt;=-1;&quot;--&quot;;-1&gt;[.D2]&gt;=-2;&quot;---&quot;;[.D2]&lt;2;&quot;----&quot;))" office:value-type="string" office:string-value="-" calcext:value-type="string">
            <text:p>-</text:p>
          </table:table-cell>
          <table:table-cell table:style-name="ce5" table:formula="of:=COM.MICROSOFT.IFS([.E2]=0;&quot;&quot;;[.E2]&gt;0;COM.MICROSOFT.IFS([.E2]&lt;=0.1;&quot;+&quot;;0.1&lt;[.E2]&lt;=1;&quot;++&quot;;1&lt;[.E2]&lt;=2;&quot;+++&quot;;[.E2]&gt;2;&quot;++++&quot;);[.E2]&lt;0;COM.MICROSOFT.IFS([.E2]&gt;=-0.1;&quot;-&quot;;-0.1&gt;[.E2]&gt;=-1;&quot;--&quot;;-1&gt;[.E2]&gt;=-2;&quot;---&quot;;[.E2]&lt;2;&quot;----&quot;))" office:value-type="string" office:string-value="++" calcext:value-type="string">
            <text:p>++</text:p>
          </table:table-cell>
          <table:table-cell table:style-name="ce5" table:formula="of:=COM.MICROSOFT.IFS([.F2]=0;&quot;&quot;;[.F2]&gt;0;COM.MICROSOFT.IFS([.F2]&lt;=0.1;&quot;+&quot;;0.1&lt;[.F2]&lt;=1;&quot;++&quot;;1&lt;[.F2]&lt;=2;&quot;+++&quot;;[.F2]&gt;2;&quot;++++&quot;);[.F2]&lt;0;COM.MICROSOFT.IFS([.F2]&gt;=-0.1;&quot;-&quot;;-0.1&gt;[.F2]&gt;=-1;&quot;--&quot;;-1&gt;[.F2]&gt;=-2;&quot;---&quot;;[.F2]&lt;2;&quot;----&quot;))" office:value-type="string" office:string-value="++" calcext:value-type="string">
            <text:p>++</text:p>
          </table:table-cell>
          <table:table-cell table:style-name="ce6" table:formula="of:=COM.MICROSOFT.IFS([.G2]=0;&quot;&quot;;[.G2]&gt;0;COM.MICROSOFT.IFS([.G2]&lt;=0.1;&quot;+&quot;;0.1&lt;[.G2]&lt;=1;&quot;++&quot;;1&lt;[.G2]&lt;=2;&quot;+++&quot;;[.G2]&gt;2;&quot;++++&quot;);[.G2]&lt;0;COM.MICROSOFT.IFS([.G2]&gt;=-0.1;&quot;-&quot;;-0.1&gt;[.G2]&gt;=-1;&quot;--&quot;;-1&gt;[.G2]&gt;=-2;&quot;---&quot;;[.G2]&lt;2;&quot;----&quot;))" office:value-type="string" office:string-value="--" calcext:value-type="string">
            <text:p>--</text:p>
          </table:table-cell>
          <table:table-cell table:style-name="ce6" table:formula="of:=COM.MICROSOFT.IFS([.H2]=0;&quot;&quot;;[.H2]&gt;0;COM.MICROSOFT.IFS([.H2]&lt;=0.1;&quot;+&quot;;0.1&lt;[.H2]&lt;=1;&quot;++&quot;;1&lt;[.H2]&lt;=2;&quot;+++&quot;;[.H2]&gt;2;&quot;++++&quot;);[.H2]&lt;0;COM.MICROSOFT.IFS([.H2]&gt;=-0.1;&quot;-&quot;;-0.1&gt;[.H2]&gt;=-1;&quot;--&quot;;-1&gt;[.H2]&gt;=-2;&quot;---&quot;;[.H2]&lt;2;&quot;----&quot;))" office:value-type="string" office:string-value="--" calcext:value-type="string">
            <text:p>--</text:p>
          </table:table-cell>
          <table:table-cell table:style-name="ce5" table:formula="of:=COM.MICROSOFT.IFS([.I2]=0;&quot;&quot;;[.I2]&gt;0;COM.MICROSOFT.IFS([.I2]&lt;=0.1;&quot;+&quot;;0.1&lt;[.I2]&lt;=1;&quot;++&quot;;1&lt;[.I2]&lt;=2;&quot;+++&quot;;[.I2]&gt;2;&quot;++++&quot;);[.I2]&lt;0;COM.MICROSOFT.IFS([.I2]&gt;=-0.1;&quot;-&quot;;-0.1&gt;[.I2]&gt;=-1;&quot;--&quot;;-1&gt;[.I2]&gt;=-2;&quot;---&quot;;[.I2]&lt;2;&quot;----&quot;))" office:value-type="string" office:string-value="+" calcext:value-type="string">
            <text:p>+</text:p>
          </table:table-cell>
          <table:table-cell table:style-name="ce5" table:formula="of:=COM.MICROSOFT.IFS([.J2]=0;&quot;&quot;;[.J2]&gt;0;COM.MICROSOFT.IFS([.J2]&lt;=0.1;&quot;+&quot;;0.1&lt;[.J2]&lt;=1;&quot;++&quot;;1&lt;[.J2]&lt;=2;&quot;+++&quot;;[.J2]&gt;2;&quot;++++&quot;);[.J2]&lt;0;COM.MICROSOFT.IFS([.J2]&gt;=-0.1;&quot;-&quot;;-0.1&gt;[.J2]&gt;=-1;&quot;--&quot;;-1&gt;[.J2]&gt;=-2;&quot;---&quot;;[.J2]&lt;2;&quot;----&quot;))" office:value-type="string" office:string-value="++" calcext:value-type="string">
            <text:p>++</text:p>
          </table:table-cell>
          <table:table-cell table:style-name="ce5" table:formula="of:=COM.MICROSOFT.IFS([.K2]=0;&quot;&quot;;[.K2]&gt;0;COM.MICROSOFT.IFS([.K2]&lt;=0.1;&quot;+&quot;;0.1&lt;[.K2]&lt;=1;&quot;++&quot;;1&lt;[.K2]&lt;=2;&quot;+++&quot;;[.K2]&gt;2;&quot;++++&quot;);[.K2]&lt;0;COM.MICROSOFT.IFS([.K2]&gt;=-0.1;&quot;-&quot;;-0.1&gt;[.K2]&gt;=-1;&quot;--&quot;;-1&gt;[.K2]&gt;=-2;&quot;---&quot;;[.K2]&lt;2;&quot;----&quot;))" office:value-type="string" office:string-value="++" calcext:value-type="string">
            <text:p>++</text:p>
          </table:table-cell>
        </table:table-row>
        <table:table-row table:style-name="ro1">
          <table:table-cell office:value-type="string" calcext:value-type="string">
            <text:p>gene2</text:p>
          </table:table-cell>
          <table:table-cell table:style-name="ce5" table:formula="of:=COM.MICROSOFT.IFS([.B3]=0;&quot;&quot;;[.B3]&gt;0;COM.MICROSOFT.IFS([.B3]&lt;=0.1;&quot;+&quot;;0.1&lt;[.B3]&lt;=1;&quot;++&quot;;1&lt;[.B3]&lt;=2;&quot;+++&quot;;[.B3]&gt;2;&quot;++++&quot;);[.B3]&lt;0;COM.MICROSOFT.IFS([.B3]&gt;=-0.1;&quot;-&quot;;-0.1&gt;[.B3]&gt;=-1;&quot;--&quot;;-1&gt;[.B3]&gt;=-2;&quot;---&quot;;[.B3]&lt;2;&quot;----&quot;))" office:value-type="string" office:string-value="--" calcext:value-type="string">
            <text:p>--</text:p>
          </table:table-cell>
          <table:table-cell table:style-name="ce5" table:formula="of:=COM.MICROSOFT.IFS([.C3]=0;&quot;&quot;;[.C3]&gt;0;COM.MICROSOFT.IFS([.C3]&lt;=0.1;&quot;+&quot;;0.1&lt;[.C3]&lt;=1;&quot;++&quot;;1&lt;[.C3]&lt;=2;&quot;+++&quot;;[.C3]&gt;2;&quot;++++&quot;);[.C3]&lt;0;COM.MICROSOFT.IFS([.C3]&gt;=-0.1;&quot;-&quot;;-0.1&gt;[.C3]&gt;=-1;&quot;--&quot;;-1&gt;[.C3]&gt;=-2;&quot;---&quot;;[.C3]&lt;2;&quot;----&quot;))" office:value-type="string" office:string-value="++" calcext:value-type="string">
            <text:p>++</text:p>
          </table:table-cell>
          <table:table-cell table:style-name="ce6" table:formula="of:=COM.MICROSOFT.IFS([.D3]=0;&quot;&quot;;[.D3]&gt;0;COM.MICROSOFT.IFS([.D3]&lt;=0.1;&quot;+&quot;;0.1&lt;[.D3]&lt;=1;&quot;++&quot;;1&lt;[.D3]&lt;=2;&quot;+++&quot;;[.D3]&gt;2;&quot;++++&quot;);[.D3]&lt;0;COM.MICROSOFT.IFS([.D3]&gt;=-0.1;&quot;-&quot;;-0.1&gt;[.D3]&gt;=-1;&quot;--&quot;;-1&gt;[.D3]&gt;=-2;&quot;---&quot;;[.D3]&lt;2;&quot;----&quot;))" office:value-type="string" office:string-value="-" calcext:value-type="string">
            <text:p>-</text:p>
          </table:table-cell>
          <table:table-cell table:style-name="ce5" table:formula="of:=COM.MICROSOFT.IFS([.E3]=0;&quot;&quot;;[.E3]&gt;0;COM.MICROSOFT.IFS([.E3]&lt;=0.1;&quot;+&quot;;0.1&lt;[.E3]&lt;=1;&quot;++&quot;;1&lt;[.E3]&lt;=2;&quot;+++&quot;;[.E3]&gt;2;&quot;++++&quot;);[.E3]&lt;0;COM.MICROSOFT.IFS([.E3]&gt;=-0.1;&quot;-&quot;;-0.1&gt;[.E3]&gt;=-1;&quot;--&quot;;-1&gt;[.E3]&gt;=-2;&quot;---&quot;;[.E3]&lt;2;&quot;----&quot;))" office:value-type="string" office:string-value="++" calcext:value-type="string">
            <text:p>++</text:p>
          </table:table-cell>
          <table:table-cell table:style-name="ce5" table:formula="of:=COM.MICROSOFT.IFS([.F3]=0;&quot;&quot;;[.F3]&gt;0;COM.MICROSOFT.IFS([.F3]&lt;=0.1;&quot;+&quot;;0.1&lt;[.F3]&lt;=1;&quot;++&quot;;1&lt;[.F3]&lt;=2;&quot;+++&quot;;[.F3]&gt;2;&quot;++++&quot;);[.F3]&lt;0;COM.MICROSOFT.IFS([.F3]&gt;=-0.1;&quot;-&quot;;-0.1&gt;[.F3]&gt;=-1;&quot;--&quot;;-1&gt;[.F3]&gt;=-2;&quot;---&quot;;[.F3]&lt;2;&quot;----&quot;))" office:value-type="string" office:string-value="+" calcext:value-type="string">
            <text:p>+</text:p>
          </table:table-cell>
          <table:table-cell table:style-name="ce6" table:formula="of:=COM.MICROSOFT.IFS([.G3]=0;&quot;&quot;;[.G3]&gt;0;COM.MICROSOFT.IFS([.G3]&lt;=0.1;&quot;+&quot;;0.1&lt;[.G3]&lt;=1;&quot;++&quot;;1&lt;[.G3]&lt;=2;&quot;+++&quot;;[.G3]&gt;2;&quot;++++&quot;);[.G3]&lt;0;COM.MICROSOFT.IFS([.G3]&gt;=-0.1;&quot;-&quot;;-0.1&gt;[.G3]&gt;=-1;&quot;--&quot;;-1&gt;[.G3]&gt;=-2;&quot;---&quot;;[.G3]&lt;2;&quot;----&quot;))" office:value-type="string" office:string-value="-" calcext:value-type="string">
            <text:p>-</text:p>
          </table:table-cell>
          <table:table-cell table:style-name="ce6" table:formula="of:=COM.MICROSOFT.IFS([.H3]=0;&quot;&quot;;[.H3]&gt;0;COM.MICROSOFT.IFS([.H3]&lt;=0.1;&quot;+&quot;;0.1&lt;[.H3]&lt;=1;&quot;++&quot;;1&lt;[.H3]&lt;=2;&quot;+++&quot;;[.H3]&gt;2;&quot;++++&quot;);[.H3]&lt;0;COM.MICROSOFT.IFS([.H3]&gt;=-0.1;&quot;-&quot;;-0.1&gt;[.H3]&gt;=-1;&quot;--&quot;;-1&gt;[.H3]&gt;=-2;&quot;---&quot;;[.H3]&lt;2;&quot;----&quot;))" office:value-type="string" office:string-value="-" calcext:value-type="string">
            <text:p>-</text:p>
          </table:table-cell>
          <table:table-cell table:style-name="ce5" table:formula="of:=COM.MICROSOFT.IFS([.I3]=0;&quot;&quot;;[.I3]&gt;0;COM.MICROSOFT.IFS([.I3]&lt;=0.1;&quot;+&quot;;0.1&lt;[.I3]&lt;=1;&quot;++&quot;;1&lt;[.I3]&lt;=2;&quot;+++&quot;;[.I3]&gt;2;&quot;++++&quot;);[.I3]&lt;0;COM.MICROSOFT.IFS([.I3]&gt;=-0.1;&quot;-&quot;;-0.1&gt;[.I3]&gt;=-1;&quot;--&quot;;-1&gt;[.I3]&gt;=-2;&quot;---&quot;;[.I3]&lt;2;&quot;----&quot;))" office:value-type="string" office:string-value="--" calcext:value-type="string">
            <text:p>--</text:p>
          </table:table-cell>
          <table:table-cell table:style-name="ce5" table:formula="of:=COM.MICROSOFT.IFS([.J3]=0;&quot;&quot;;[.J3]&gt;0;COM.MICROSOFT.IFS([.J3]&lt;=0.1;&quot;+&quot;;0.1&lt;[.J3]&lt;=1;&quot;++&quot;;1&lt;[.J3]&lt;=2;&quot;+++&quot;;[.J3]&gt;2;&quot;++++&quot;);[.J3]&lt;0;COM.MICROSOFT.IFS([.J3]&gt;=-0.1;&quot;-&quot;;-0.1&gt;[.J3]&gt;=-1;&quot;--&quot;;-1&gt;[.J3]&gt;=-2;&quot;---&quot;;[.J3]&lt;2;&quot;----&quot;))" office:value-type="string" office:string-value="++" calcext:value-type="string">
            <text:p>++</text:p>
          </table:table-cell>
          <table:table-cell table:style-name="ce5" table:formula="of:=COM.MICROSOFT.IFS([.K3]=0;&quot;&quot;;[.K3]&gt;0;COM.MICROSOFT.IFS([.K3]&lt;=0.1;&quot;+&quot;;0.1&lt;[.K3]&lt;=1;&quot;++&quot;;1&lt;[.K3]&lt;=2;&quot;+++&quot;;[.K3]&gt;2;&quot;++++&quot;);[.K3]&lt;0;COM.MICROSOFT.IFS([.K3]&gt;=-0.1;&quot;-&quot;;-0.1&gt;[.K3]&gt;=-1;&quot;--&quot;;-1&gt;[.K3]&gt;=-2;&quot;---&quot;;[.K3]&lt;2;&quot;----&quot;))" office:value-type="string" office:string-value="--" calcext:value-type="string">
            <text:p>--</text:p>
          </table:table-cell>
        </table:table-row>
        <table:table-row table:style-name="ro1">
          <table:table-cell table:style-name="ce2" office:value-type="string" calcext:value-type="string">
            <text:p>gene3</text:p>
          </table:table-cell>
          <table:table-cell table:style-name="ce6" table:formula="of:=COM.MICROSOFT.IFS([.B4]=0;&quot;&quot;;[.B4]&gt;0;COM.MICROSOFT.IFS([.B4]&lt;=0.1;&quot;+&quot;;0.1&lt;[.B4]&lt;=1;&quot;++&quot;;1&lt;[.B4]&lt;=2;&quot;+++&quot;;[.B4]&gt;2;&quot;++++&quot;);[.B4]&lt;0;COM.MICROSOFT.IFS([.B4]&gt;=-0.1;&quot;-&quot;;-0.1&gt;[.B4]&gt;=-1;&quot;--&quot;;-1&gt;[.B4]&gt;=-2;&quot;---&quot;;[.B4]&lt;2;&quot;----&quot;))" office:value-type="string" office:string-value="-" calcext:value-type="string">
            <text:p>-</text:p>
          </table:table-cell>
          <table:table-cell table:style-name="ce6" table:formula="of:=COM.MICROSOFT.IFS([.C4]=0;&quot;&quot;;[.C4]&gt;0;COM.MICROSOFT.IFS([.C4]&lt;=0.1;&quot;+&quot;;0.1&lt;[.C4]&lt;=1;&quot;++&quot;;1&lt;[.C4]&lt;=2;&quot;+++&quot;;[.C4]&gt;2;&quot;++++&quot;);[.C4]&lt;0;COM.MICROSOFT.IFS([.C4]&gt;=-0.1;&quot;-&quot;;-0.1&gt;[.C4]&gt;=-1;&quot;--&quot;;-1&gt;[.C4]&gt;=-2;&quot;---&quot;;[.C4]&lt;2;&quot;----&quot;))" office:value-type="string" office:string-value="-" calcext:value-type="string">
            <text:p>-</text:p>
          </table:table-cell>
          <table:table-cell table:style-name="ce6" table:formula="of:=COM.MICROSOFT.IFS([.D4]=0;&quot;&quot;;[.D4]&gt;0;COM.MICROSOFT.IFS([.D4]&lt;=0.1;&quot;+&quot;;0.1&lt;[.D4]&lt;=1;&quot;++&quot;;1&lt;[.D4]&lt;=2;&quot;+++&quot;;[.D4]&gt;2;&quot;++++&quot;);[.D4]&lt;0;COM.MICROSOFT.IFS([.D4]&gt;=-0.1;&quot;-&quot;;-0.1&gt;[.D4]&gt;=-1;&quot;--&quot;;-1&gt;[.D4]&gt;=-2;&quot;---&quot;;[.D4]&lt;2;&quot;----&quot;))" office:value-type="string" office:string-value="+" calcext:value-type="string">
            <text:p>+</text:p>
          </table:table-cell>
          <table:table-cell table:style-name="ce6" table:formula="of:=COM.MICROSOFT.IFS([.E4]=0;&quot;&quot;;[.E4]&gt;0;COM.MICROSOFT.IFS([.E4]&lt;=0.1;&quot;+&quot;;0.1&lt;[.E4]&lt;=1;&quot;++&quot;;1&lt;[.E4]&lt;=2;&quot;+++&quot;;[.E4]&gt;2;&quot;++++&quot;);[.E4]&lt;0;COM.MICROSOFT.IFS([.E4]&gt;=-0.1;&quot;-&quot;;-0.1&gt;[.E4]&gt;=-1;&quot;--&quot;;-1&gt;[.E4]&gt;=-2;&quot;---&quot;;[.E4]&lt;2;&quot;----&quot;))" office:value-type="string" office:string-value="+" calcext:value-type="string">
            <text:p>+</text:p>
          </table:table-cell>
          <table:table-cell table:style-name="ce6" table:formula="of:=COM.MICROSOFT.IFS([.F4]=0;&quot;&quot;;[.F4]&gt;0;COM.MICROSOFT.IFS([.F4]&lt;=0.1;&quot;+&quot;;0.1&lt;[.F4]&lt;=1;&quot;++&quot;;1&lt;[.F4]&lt;=2;&quot;+++&quot;;[.F4]&gt;2;&quot;++++&quot;);[.F4]&lt;0;COM.MICROSOFT.IFS([.F4]&gt;=-0.1;&quot;-&quot;;-0.1&gt;[.F4]&gt;=-1;&quot;--&quot;;-1&gt;[.F4]&gt;=-2;&quot;---&quot;;[.F4]&lt;2;&quot;----&quot;))" office:value-type="string" office:string-value="+" calcext:value-type="string">
            <text:p>+</text:p>
          </table:table-cell>
          <table:table-cell table:style-name="ce6" table:formula="of:=COM.MICROSOFT.IFS([.G4]=0;&quot;&quot;;[.G4]&gt;0;COM.MICROSOFT.IFS([.G4]&lt;=0.1;&quot;+&quot;;0.1&lt;[.G4]&lt;=1;&quot;++&quot;;1&lt;[.G4]&lt;=2;&quot;+++&quot;;[.G4]&gt;2;&quot;++++&quot;);[.G4]&lt;0;COM.MICROSOFT.IFS([.G4]&gt;=-0.1;&quot;-&quot;;-0.1&gt;[.G4]&gt;=-1;&quot;--&quot;;-1&gt;[.G4]&gt;=-2;&quot;---&quot;;[.G4]&lt;2;&quot;----&quot;))" office:value-type="string" office:string-value="++" calcext:value-type="string">
            <text:p>++</text:p>
          </table:table-cell>
          <table:table-cell table:style-name="ce6" table:formula="of:=COM.MICROSOFT.IFS([.H4]=0;&quot;&quot;;[.H4]&gt;0;COM.MICROSOFT.IFS([.H4]&lt;=0.1;&quot;+&quot;;0.1&lt;[.H4]&lt;=1;&quot;++&quot;;1&lt;[.H4]&lt;=2;&quot;+++&quot;;[.H4]&gt;2;&quot;++++&quot;);[.H4]&lt;0;COM.MICROSOFT.IFS([.H4]&gt;=-0.1;&quot;-&quot;;-0.1&gt;[.H4]&gt;=-1;&quot;--&quot;;-1&gt;[.H4]&gt;=-2;&quot;---&quot;;[.H4]&lt;2;&quot;----&quot;))" office:value-type="string" office:string-value="+" calcext:value-type="string">
            <text:p>+</text:p>
          </table:table-cell>
          <table:table-cell table:style-name="ce6" table:formula="of:=COM.MICROSOFT.IFS([.I4]=0;&quot;&quot;;[.I4]&gt;0;COM.MICROSOFT.IFS([.I4]&lt;=0.1;&quot;+&quot;;0.1&lt;[.I4]&lt;=1;&quot;++&quot;;1&lt;[.I4]&lt;=2;&quot;+++&quot;;[.I4]&gt;2;&quot;++++&quot;);[.I4]&lt;0;COM.MICROSOFT.IFS([.I4]&gt;=-0.1;&quot;-&quot;;-0.1&gt;[.I4]&gt;=-1;&quot;--&quot;;-1&gt;[.I4]&gt;=-2;&quot;---&quot;;[.I4]&lt;2;&quot;----&quot;))" office:value-type="string" office:string-value="-" calcext:value-type="string">
            <text:p>-</text:p>
          </table:table-cell>
          <table:table-cell table:style-name="ce6" table:formula="of:=COM.MICROSOFT.IFS([.J4]=0;&quot;&quot;;[.J4]&gt;0;COM.MICROSOFT.IFS([.J4]&lt;=0.1;&quot;+&quot;;0.1&lt;[.J4]&lt;=1;&quot;++&quot;;1&lt;[.J4]&lt;=2;&quot;+++&quot;;[.J4]&gt;2;&quot;++++&quot;);[.J4]&lt;0;COM.MICROSOFT.IFS([.J4]&gt;=-0.1;&quot;-&quot;;-0.1&gt;[.J4]&gt;=-1;&quot;--&quot;;-1&gt;[.J4]&gt;=-2;&quot;---&quot;;[.J4]&lt;2;&quot;----&quot;))" office:value-type="string" office:string-value="-" calcext:value-type="string">
            <text:p>-</text:p>
          </table:table-cell>
          <table:table-cell table:style-name="ce6" table:formula="of:=COM.MICROSOFT.IFS([.K4]=0;&quot;&quot;;[.K4]&gt;0;COM.MICROSOFT.IFS([.K4]&lt;=0.1;&quot;+&quot;;0.1&lt;[.K4]&lt;=1;&quot;++&quot;;1&lt;[.K4]&lt;=2;&quot;+++&quot;;[.K4]&gt;2;&quot;++++&quot;);[.K4]&lt;0;COM.MICROSOFT.IFS([.K4]&gt;=-0.1;&quot;-&quot;;-0.1&gt;[.K4]&gt;=-1;&quot;--&quot;;-1&gt;[.K4]&gt;=-2;&quot;---&quot;;[.K4]&lt;2;&quot;----&quot;)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gene4</text:p>
          </table:table-cell>
          <table:table-cell table:style-name="ce5" table:formula="of:=COM.MICROSOFT.IFS([.B5]=0;&quot;&quot;;[.B5]&gt;0;COM.MICROSOFT.IFS([.B5]&lt;=0.1;&quot;+&quot;;0.1&lt;[.B5]&lt;=1;&quot;++&quot;;1&lt;[.B5]&lt;=2;&quot;+++&quot;;[.B5]&gt;2;&quot;++++&quot;);[.B5]&lt;0;COM.MICROSOFT.IFS([.B5]&gt;=-0.1;&quot;-&quot;;-0.1&gt;[.B5]&gt;=-1;&quot;--&quot;;-1&gt;[.B5]&gt;=-2;&quot;---&quot;;[.B5]&lt;2;&quot;----&quot;))" office:value-type="string" office:string-value="++" calcext:value-type="string">
            <text:p>++</text:p>
          </table:table-cell>
          <table:table-cell table:style-name="ce5" table:formula="of:=COM.MICROSOFT.IFS([.C5]=0;&quot;&quot;;[.C5]&gt;0;COM.MICROSOFT.IFS([.C5]&lt;=0.1;&quot;+&quot;;0.1&lt;[.C5]&lt;=1;&quot;++&quot;;1&lt;[.C5]&lt;=2;&quot;+++&quot;;[.C5]&gt;2;&quot;++++&quot;);[.C5]&lt;0;COM.MICROSOFT.IFS([.C5]&gt;=-0.1;&quot;-&quot;;-0.1&gt;[.C5]&gt;=-1;&quot;--&quot;;-1&gt;[.C5]&gt;=-2;&quot;---&quot;;[.C5]&lt;2;&quot;----&quot;))" office:value-type="string" office:string-value="--" calcext:value-type="string">
            <text:p>--</text:p>
          </table:table-cell>
          <table:table-cell table:style-name="ce6" table:formula="of:=COM.MICROSOFT.IFS([.D5]=0;&quot;&quot;;[.D5]&gt;0;COM.MICROSOFT.IFS([.D5]&lt;=0.1;&quot;+&quot;;0.1&lt;[.D5]&lt;=1;&quot;++&quot;;1&lt;[.D5]&lt;=2;&quot;+++&quot;;[.D5]&gt;2;&quot;++++&quot;);[.D5]&lt;0;COM.MICROSOFT.IFS([.D5]&gt;=-0.1;&quot;-&quot;;-0.1&gt;[.D5]&gt;=-1;&quot;--&quot;;-1&gt;[.D5]&gt;=-2;&quot;---&quot;;[.D5]&lt;2;&quot;----&quot;))" office:value-type="string" office:string-value="-" calcext:value-type="string">
            <text:p>-</text:p>
          </table:table-cell>
          <table:table-cell table:style-name="ce5" table:formula="of:=COM.MICROSOFT.IFS([.E5]=0;&quot;&quot;;[.E5]&gt;0;COM.MICROSOFT.IFS([.E5]&lt;=0.1;&quot;+&quot;;0.1&lt;[.E5]&lt;=1;&quot;++&quot;;1&lt;[.E5]&lt;=2;&quot;+++&quot;;[.E5]&gt;2;&quot;++++&quot;);[.E5]&lt;0;COM.MICROSOFT.IFS([.E5]&gt;=-0.1;&quot;-&quot;;-0.1&gt;[.E5]&gt;=-1;&quot;--&quot;;-1&gt;[.E5]&gt;=-2;&quot;---&quot;;[.E5]&lt;2;&quot;----&quot;))" office:value-type="string" office:string-value="--" calcext:value-type="string">
            <text:p>--</text:p>
          </table:table-cell>
          <table:table-cell table:style-name="ce5" table:formula="of:=COM.MICROSOFT.IFS([.F5]=0;&quot;&quot;;[.F5]&gt;0;COM.MICROSOFT.IFS([.F5]&lt;=0.1;&quot;+&quot;;0.1&lt;[.F5]&lt;=1;&quot;++&quot;;1&lt;[.F5]&lt;=2;&quot;+++&quot;;[.F5]&gt;2;&quot;++++&quot;);[.F5]&lt;0;COM.MICROSOFT.IFS([.F5]&gt;=-0.1;&quot;-&quot;;-0.1&gt;[.F5]&gt;=-1;&quot;--&quot;;-1&gt;[.F5]&gt;=-2;&quot;---&quot;;[.F5]&lt;2;&quot;----&quot;))" office:value-type="string" office:string-value="--" calcext:value-type="string">
            <text:p>--</text:p>
          </table:table-cell>
          <table:table-cell table:style-name="ce6" table:formula="of:=COM.MICROSOFT.IFS([.G5]=0;&quot;&quot;;[.G5]&gt;0;COM.MICROSOFT.IFS([.G5]&lt;=0.1;&quot;+&quot;;0.1&lt;[.G5]&lt;=1;&quot;++&quot;;1&lt;[.G5]&lt;=2;&quot;+++&quot;;[.G5]&gt;2;&quot;++++&quot;);[.G5]&lt;0;COM.MICROSOFT.IFS([.G5]&gt;=-0.1;&quot;-&quot;;-0.1&gt;[.G5]&gt;=-1;&quot;--&quot;;-1&gt;[.G5]&gt;=-2;&quot;---&quot;;[.G5]&lt;2;&quot;----&quot;))" office:value-type="string" office:string-value="-" calcext:value-type="string">
            <text:p>-</text:p>
          </table:table-cell>
          <table:table-cell table:style-name="ce6" table:formula="of:=COM.MICROSOFT.IFS([.H5]=0;&quot;&quot;;[.H5]&gt;0;COM.MICROSOFT.IFS([.H5]&lt;=0.1;&quot;+&quot;;0.1&lt;[.H5]&lt;=1;&quot;++&quot;;1&lt;[.H5]&lt;=2;&quot;+++&quot;;[.H5]&gt;2;&quot;++++&quot;);[.H5]&lt;0;COM.MICROSOFT.IFS([.H5]&gt;=-0.1;&quot;-&quot;;-0.1&gt;[.H5]&gt;=-1;&quot;--&quot;;-1&gt;[.H5]&gt;=-2;&quot;---&quot;;[.H5]&lt;2;&quot;----&quot;))" office:value-type="string" office:string-value="-" calcext:value-type="string">
            <text:p>-</text:p>
          </table:table-cell>
          <table:table-cell table:style-name="ce5" table:formula="of:=COM.MICROSOFT.IFS([.I5]=0;&quot;&quot;;[.I5]&gt;0;COM.MICROSOFT.IFS([.I5]&lt;=0.1;&quot;+&quot;;0.1&lt;[.I5]&lt;=1;&quot;++&quot;;1&lt;[.I5]&lt;=2;&quot;+++&quot;;[.I5]&gt;2;&quot;++++&quot;);[.I5]&lt;0;COM.MICROSOFT.IFS([.I5]&gt;=-0.1;&quot;-&quot;;-0.1&gt;[.I5]&gt;=-1;&quot;--&quot;;-1&gt;[.I5]&gt;=-2;&quot;---&quot;;[.I5]&lt;2;&quot;----&quot;))" office:value-type="string" office:string-value="--" calcext:value-type="string">
            <text:p>--</text:p>
          </table:table-cell>
          <table:table-cell table:style-name="ce5" table:formula="of:=COM.MICROSOFT.IFS([.J5]=0;&quot;&quot;;[.J5]&gt;0;COM.MICROSOFT.IFS([.J5]&lt;=0.1;&quot;+&quot;;0.1&lt;[.J5]&lt;=1;&quot;++&quot;;1&lt;[.J5]&lt;=2;&quot;+++&quot;;[.J5]&gt;2;&quot;++++&quot;);[.J5]&lt;0;COM.MICROSOFT.IFS([.J5]&gt;=-0.1;&quot;-&quot;;-0.1&gt;[.J5]&gt;=-1;&quot;--&quot;;-1&gt;[.J5]&gt;=-2;&quot;---&quot;;[.J5]&lt;2;&quot;----&quot;))" office:value-type="string" office:string-value="--" calcext:value-type="string">
            <text:p>--</text:p>
          </table:table-cell>
          <table:table-cell table:style-name="ce5" table:formula="of:=COM.MICROSOFT.IFS([.K5]=0;&quot;&quot;;[.K5]&gt;0;COM.MICROSOFT.IFS([.K5]&lt;=0.1;&quot;+&quot;;0.1&lt;[.K5]&lt;=1;&quot;++&quot;;1&lt;[.K5]&lt;=2;&quot;+++&quot;;[.K5]&gt;2;&quot;++++&quot;);[.K5]&lt;0;COM.MICROSOFT.IFS([.K5]&gt;=-0.1;&quot;-&quot;;-0.1&gt;[.K5]&gt;=-1;&quot;--&quot;;-1&gt;[.K5]&gt;=-2;&quot;---&quot;;[.K5]&lt;2;&quot;----&quot;))" office:value-type="string" office:string-value="++" calcext:value-type="string">
            <text:p>++</text:p>
          </table:table-cell>
        </table:table-row>
        <table:table-row table:style-name="ro1">
          <table:table-cell office:value-type="string" calcext:value-type="string">
            <text:p>gene5</text:p>
          </table:table-cell>
          <table:table-cell table:style-name="ce5" table:formula="of:=COM.MICROSOFT.IFS([.B6]=0;&quot;&quot;;[.B6]&gt;0;COM.MICROSOFT.IFS([.B6]&lt;=0.1;&quot;+&quot;;0.1&lt;[.B6]&lt;=1;&quot;++&quot;;1&lt;[.B6]&lt;=2;&quot;+++&quot;;[.B6]&gt;2;&quot;++++&quot;);[.B6]&lt;0;COM.MICROSOFT.IFS([.B6]&gt;=-0.1;&quot;-&quot;;-0.1&gt;[.B6]&gt;=-1;&quot;--&quot;;-1&gt;[.B6]&gt;=-2;&quot;---&quot;;[.B6]&lt;2;&quot;----&quot;))" office:value-type="string" office:string-value="+" calcext:value-type="string">
            <text:p>+</text:p>
          </table:table-cell>
          <table:table-cell table:style-name="ce5" table:formula="of:=COM.MICROSOFT.IFS([.C6]=0;&quot;&quot;;[.C6]&gt;0;COM.MICROSOFT.IFS([.C6]&lt;=0.1;&quot;+&quot;;0.1&lt;[.C6]&lt;=1;&quot;++&quot;;1&lt;[.C6]&lt;=2;&quot;+++&quot;;[.C6]&gt;2;&quot;++++&quot;);[.C6]&lt;0;COM.MICROSOFT.IFS([.C6]&gt;=-0.1;&quot;-&quot;;-0.1&gt;[.C6]&gt;=-1;&quot;--&quot;;-1&gt;[.C6]&gt;=-2;&quot;---&quot;;[.C6]&lt;2;&quot;----&quot;))" office:value-type="string" office:string-value="+" calcext:value-type="string">
            <text:p>+</text:p>
          </table:table-cell>
          <table:table-cell table:style-name="ce6" table:formula="of:=COM.MICROSOFT.IFS([.D6]=0;&quot;&quot;;[.D6]&gt;0;COM.MICROSOFT.IFS([.D6]&lt;=0.1;&quot;+&quot;;0.1&lt;[.D6]&lt;=1;&quot;++&quot;;1&lt;[.D6]&lt;=2;&quot;+++&quot;;[.D6]&gt;2;&quot;++++&quot;);[.D6]&lt;0;COM.MICROSOFT.IFS([.D6]&gt;=-0.1;&quot;-&quot;;-0.1&gt;[.D6]&gt;=-1;&quot;--&quot;;-1&gt;[.D6]&gt;=-2;&quot;---&quot;;[.D6]&lt;2;&quot;----&quot;))" office:value-type="string" office:string-value="+" calcext:value-type="string">
            <text:p>+</text:p>
          </table:table-cell>
          <table:table-cell table:style-name="ce5" table:formula="of:=COM.MICROSOFT.IFS([.E6]=0;&quot;&quot;;[.E6]&gt;0;COM.MICROSOFT.IFS([.E6]&lt;=0.1;&quot;+&quot;;0.1&lt;[.E6]&lt;=1;&quot;++&quot;;1&lt;[.E6]&lt;=2;&quot;+++&quot;;[.E6]&gt;2;&quot;++++&quot;);[.E6]&lt;0;COM.MICROSOFT.IFS([.E6]&gt;=-0.1;&quot;-&quot;;-0.1&gt;[.E6]&gt;=-1;&quot;--&quot;;-1&gt;[.E6]&gt;=-2;&quot;---&quot;;[.E6]&lt;2;&quot;----&quot;))" office:value-type="string" office:string-value="-" calcext:value-type="string">
            <text:p>-</text:p>
          </table:table-cell>
          <table:table-cell table:style-name="ce5" table:formula="of:=COM.MICROSOFT.IFS([.F6]=0;&quot;&quot;;[.F6]&gt;0;COM.MICROSOFT.IFS([.F6]&lt;=0.1;&quot;+&quot;;0.1&lt;[.F6]&lt;=1;&quot;++&quot;;1&lt;[.F6]&lt;=2;&quot;+++&quot;;[.F6]&gt;2;&quot;++++&quot;);[.F6]&lt;0;COM.MICROSOFT.IFS([.F6]&gt;=-0.1;&quot;-&quot;;-0.1&gt;[.F6]&gt;=-1;&quot;--&quot;;-1&gt;[.F6]&gt;=-2;&quot;---&quot;;[.F6]&lt;2;&quot;----&quot;))" office:value-type="string" office:string-value="-" calcext:value-type="string">
            <text:p>-</text:p>
          </table:table-cell>
          <table:table-cell table:style-name="ce6" table:formula="of:=COM.MICROSOFT.IFS([.G6]=0;&quot;&quot;;[.G6]&gt;0;COM.MICROSOFT.IFS([.G6]&lt;=0.1;&quot;+&quot;;0.1&lt;[.G6]&lt;=1;&quot;++&quot;;1&lt;[.G6]&lt;=2;&quot;+++&quot;;[.G6]&gt;2;&quot;++++&quot;);[.G6]&lt;0;COM.MICROSOFT.IFS([.G6]&gt;=-0.1;&quot;-&quot;;-0.1&gt;[.G6]&gt;=-1;&quot;--&quot;;-1&gt;[.G6]&gt;=-2;&quot;---&quot;;[.G6]&lt;2;&quot;----&quot;))" office:value-type="string" office:string-value="+" calcext:value-type="string">
            <text:p>+</text:p>
          </table:table-cell>
          <table:table-cell table:style-name="ce6" table:formula="of:=COM.MICROSOFT.IFS([.H6]=0;&quot;&quot;;[.H6]&gt;0;COM.MICROSOFT.IFS([.H6]&lt;=0.1;&quot;+&quot;;0.1&lt;[.H6]&lt;=1;&quot;++&quot;;1&lt;[.H6]&lt;=2;&quot;+++&quot;;[.H6]&gt;2;&quot;++++&quot;);[.H6]&lt;0;COM.MICROSOFT.IFS([.H6]&gt;=-0.1;&quot;-&quot;;-0.1&gt;[.H6]&gt;=-1;&quot;--&quot;;-1&gt;[.H6]&gt;=-2;&quot;---&quot;;[.H6]&lt;2;&quot;----&quot;))" office:value-type="string" office:string-value="++" calcext:value-type="string">
            <text:p>++</text:p>
          </table:table-cell>
          <table:table-cell table:style-name="ce5" table:formula="of:=COM.MICROSOFT.IFS([.I6]=0;&quot;&quot;;[.I6]&gt;0;COM.MICROSOFT.IFS([.I6]&lt;=0.1;&quot;+&quot;;0.1&lt;[.I6]&lt;=1;&quot;++&quot;;1&lt;[.I6]&lt;=2;&quot;+++&quot;;[.I6]&gt;2;&quot;++++&quot;);[.I6]&lt;0;COM.MICROSOFT.IFS([.I6]&gt;=-0.1;&quot;-&quot;;-0.1&gt;[.I6]&gt;=-1;&quot;--&quot;;-1&gt;[.I6]&gt;=-2;&quot;---&quot;;[.I6]&lt;2;&quot;----&quot;))" office:value-type="string" office:string-value="-" calcext:value-type="string">
            <text:p>-</text:p>
          </table:table-cell>
          <table:table-cell table:style-name="ce5" table:formula="of:=COM.MICROSOFT.IFS([.J6]=0;&quot;&quot;;[.J6]&gt;0;COM.MICROSOFT.IFS([.J6]&lt;=0.1;&quot;+&quot;;0.1&lt;[.J6]&lt;=1;&quot;++&quot;;1&lt;[.J6]&lt;=2;&quot;+++&quot;;[.J6]&gt;2;&quot;++++&quot;);[.J6]&lt;0;COM.MICROSOFT.IFS([.J6]&gt;=-0.1;&quot;-&quot;;-0.1&gt;[.J6]&gt;=-1;&quot;--&quot;;-1&gt;[.J6]&gt;=-2;&quot;---&quot;;[.J6]&lt;2;&quot;----&quot;))" office:value-type="string" office:string-value="-" calcext:value-type="string">
            <text:p>-</text:p>
          </table:table-cell>
          <table:table-cell table:style-name="ce5" table:formula="of:=COM.MICROSOFT.IFS([.K6]=0;&quot;&quot;;[.K6]&gt;0;COM.MICROSOFT.IFS([.K6]&lt;=0.1;&quot;+&quot;;0.1&lt;[.K6]&lt;=1;&quot;++&quot;;1&lt;[.K6]&lt;=2;&quot;+++&quot;;[.K6]&gt;2;&quot;++++&quot;);[.K6]&lt;0;COM.MICROSOFT.IFS([.K6]&gt;=-0.1;&quot;-&quot;;-0.1&gt;[.K6]&gt;=-1;&quot;--&quot;;-1&gt;[.K6]&gt;=-2;&quot;---&quot;;[.K6]&lt;2;&quot;----&quot;))" office:value-type="string" office:string-value="+" calcext:value-type="string">
            <text:p>+</text:p>
          </table:table-cell>
        </table:table-row>
        <table:table-row table:style-name="ro1">
          <table:table-cell table:style-name="ce2" office:value-type="string" calcext:value-type="string">
            <text:p>gene6</text:p>
          </table:table-cell>
          <table:table-cell table:style-name="ce6" table:formula="of:=COM.MICROSOFT.IFS([.B7]=0;&quot;&quot;;[.B7]&gt;0;COM.MICROSOFT.IFS([.B7]&lt;=0.1;&quot;+&quot;;0.1&lt;[.B7]&lt;=1;&quot;++&quot;;1&lt;[.B7]&lt;=2;&quot;+++&quot;;[.B7]&gt;2;&quot;++++&quot;);[.B7]&lt;0;COM.MICROSOFT.IFS([.B7]&gt;=-0.1;&quot;-&quot;;-0.1&gt;[.B7]&gt;=-1;&quot;--&quot;;-1&gt;[.B7]&gt;=-2;&quot;---&quot;;[.B7]&lt;2;&quot;----&quot;))" office:value-type="string" office:string-value="+" calcext:value-type="string">
            <text:p>+</text:p>
          </table:table-cell>
          <table:table-cell table:style-name="ce6" table:formula="of:=COM.MICROSOFT.IFS([.C7]=0;&quot;&quot;;[.C7]&gt;0;COM.MICROSOFT.IFS([.C7]&lt;=0.1;&quot;+&quot;;0.1&lt;[.C7]&lt;=1;&quot;++&quot;;1&lt;[.C7]&lt;=2;&quot;+++&quot;;[.C7]&gt;2;&quot;++++&quot;);[.C7]&lt;0;COM.MICROSOFT.IFS([.C7]&gt;=-0.1;&quot;-&quot;;-0.1&gt;[.C7]&gt;=-1;&quot;--&quot;;-1&gt;[.C7]&gt;=-2;&quot;---&quot;;[.C7]&lt;2;&quot;----&quot;))" office:value-type="string" office:string-value="+" calcext:value-type="string">
            <text:p>+</text:p>
          </table:table-cell>
          <table:table-cell table:style-name="ce6" table:formula="of:=COM.MICROSOFT.IFS([.D7]=0;&quot;&quot;;[.D7]&gt;0;COM.MICROSOFT.IFS([.D7]&lt;=0.1;&quot;+&quot;;0.1&lt;[.D7]&lt;=1;&quot;++&quot;;1&lt;[.D7]&lt;=2;&quot;+++&quot;;[.D7]&gt;2;&quot;++++&quot;);[.D7]&lt;0;COM.MICROSOFT.IFS([.D7]&gt;=-0.1;&quot;-&quot;;-0.1&gt;[.D7]&gt;=-1;&quot;--&quot;;-1&gt;[.D7]&gt;=-2;&quot;---&quot;;[.D7]&lt;2;&quot;----&quot;))" office:value-type="string" office:string-value="--" calcext:value-type="string">
            <text:p>--</text:p>
          </table:table-cell>
          <table:table-cell table:style-name="ce6" table:formula="of:=COM.MICROSOFT.IFS([.E7]=0;&quot;&quot;;[.E7]&gt;0;COM.MICROSOFT.IFS([.E7]&lt;=0.1;&quot;+&quot;;0.1&lt;[.E7]&lt;=1;&quot;++&quot;;1&lt;[.E7]&lt;=2;&quot;+++&quot;;[.E7]&gt;2;&quot;++++&quot;);[.E7]&lt;0;COM.MICROSOFT.IFS([.E7]&gt;=-0.1;&quot;-&quot;;-0.1&gt;[.E7]&gt;=-1;&quot;--&quot;;-1&gt;[.E7]&gt;=-2;&quot;---&quot;;[.E7]&lt;2;&quot;----&quot;))" office:value-type="string" office:string-value="+" calcext:value-type="string">
            <text:p>+</text:p>
          </table:table-cell>
          <table:table-cell table:style-name="ce6" table:formula="of:=COM.MICROSOFT.IFS([.F7]=0;&quot;&quot;;[.F7]&gt;0;COM.MICROSOFT.IFS([.F7]&lt;=0.1;&quot;+&quot;;0.1&lt;[.F7]&lt;=1;&quot;++&quot;;1&lt;[.F7]&lt;=2;&quot;+++&quot;;[.F7]&gt;2;&quot;++++&quot;);[.F7]&lt;0;COM.MICROSOFT.IFS([.F7]&gt;=-0.1;&quot;-&quot;;-0.1&gt;[.F7]&gt;=-1;&quot;--&quot;;-1&gt;[.F7]&gt;=-2;&quot;---&quot;;[.F7]&lt;2;&quot;----&quot;))" office:value-type="string" office:string-value="--" calcext:value-type="string">
            <text:p>--</text:p>
          </table:table-cell>
          <table:table-cell table:style-name="ce6" table:formula="of:=COM.MICROSOFT.IFS([.G7]=0;&quot;&quot;;[.G7]&gt;0;COM.MICROSOFT.IFS([.G7]&lt;=0.1;&quot;+&quot;;0.1&lt;[.G7]&lt;=1;&quot;++&quot;;1&lt;[.G7]&lt;=2;&quot;+++&quot;;[.G7]&gt;2;&quot;++++&quot;);[.G7]&lt;0;COM.MICROSOFT.IFS([.G7]&gt;=-0.1;&quot;-&quot;;-0.1&gt;[.G7]&gt;=-1;&quot;--&quot;;-1&gt;[.G7]&gt;=-2;&quot;---&quot;;[.G7]&lt;2;&quot;----&quot;))" office:value-type="string" office:string-value="-" calcext:value-type="string">
            <text:p>-</text:p>
          </table:table-cell>
          <table:table-cell table:style-name="ce6" table:formula="of:=COM.MICROSOFT.IFS([.H7]=0;&quot;&quot;;[.H7]&gt;0;COM.MICROSOFT.IFS([.H7]&lt;=0.1;&quot;+&quot;;0.1&lt;[.H7]&lt;=1;&quot;++&quot;;1&lt;[.H7]&lt;=2;&quot;+++&quot;;[.H7]&gt;2;&quot;++++&quot;);[.H7]&lt;0;COM.MICROSOFT.IFS([.H7]&gt;=-0.1;&quot;-&quot;;-0.1&gt;[.H7]&gt;=-1;&quot;--&quot;;-1&gt;[.H7]&gt;=-2;&quot;---&quot;;[.H7]&lt;2;&quot;----&quot;))" office:value-type="string" office:string-value="+" calcext:value-type="string">
            <text:p>+</text:p>
          </table:table-cell>
          <table:table-cell table:style-name="ce6" table:formula="of:=COM.MICROSOFT.IFS([.I7]=0;&quot;&quot;;[.I7]&gt;0;COM.MICROSOFT.IFS([.I7]&lt;=0.1;&quot;+&quot;;0.1&lt;[.I7]&lt;=1;&quot;++&quot;;1&lt;[.I7]&lt;=2;&quot;+++&quot;;[.I7]&gt;2;&quot;++++&quot;);[.I7]&lt;0;COM.MICROSOFT.IFS([.I7]&gt;=-0.1;&quot;-&quot;;-0.1&gt;[.I7]&gt;=-1;&quot;--&quot;;-1&gt;[.I7]&gt;=-2;&quot;---&quot;;[.I7]&lt;2;&quot;----&quot;))" office:value-type="string" office:string-value="-" calcext:value-type="string">
            <text:p>-</text:p>
          </table:table-cell>
          <table:table-cell table:style-name="ce6" table:formula="of:=COM.MICROSOFT.IFS([.J7]=0;&quot;&quot;;[.J7]&gt;0;COM.MICROSOFT.IFS([.J7]&lt;=0.1;&quot;+&quot;;0.1&lt;[.J7]&lt;=1;&quot;++&quot;;1&lt;[.J7]&lt;=2;&quot;+++&quot;;[.J7]&gt;2;&quot;++++&quot;);[.J7]&lt;0;COM.MICROSOFT.IFS([.J7]&gt;=-0.1;&quot;-&quot;;-0.1&gt;[.J7]&gt;=-1;&quot;--&quot;;-1&gt;[.J7]&gt;=-2;&quot;---&quot;;[.J7]&lt;2;&quot;----&quot;))" office:value-type="string" office:string-value="+" calcext:value-type="string">
            <text:p>+</text:p>
          </table:table-cell>
          <table:table-cell table:style-name="ce6" table:formula="of:=COM.MICROSOFT.IFS([.K7]=0;&quot;&quot;;[.K7]&gt;0;COM.MICROSOFT.IFS([.K7]&lt;=0.1;&quot;+&quot;;0.1&lt;[.K7]&lt;=1;&quot;++&quot;;1&lt;[.K7]&lt;=2;&quot;+++&quot;;[.K7]&gt;2;&quot;++++&quot;);[.K7]&lt;0;COM.MICROSOFT.IFS([.K7]&gt;=-0.1;&quot;-&quot;;-0.1&gt;[.K7]&gt;=-1;&quot;--&quot;;-1&gt;[.K7]&gt;=-2;&quot;---&quot;;[.K7]&lt;2;&quot;----&quot;))" office:value-type="string" office:string-value="-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ene7</text:p>
          </table:table-cell>
          <table:table-cell table:style-name="ce6" table:formula="of:=COM.MICROSOFT.IFS([.B8]=0;&quot;&quot;;[.B8]&gt;0;COM.MICROSOFT.IFS([.B8]&lt;=0.1;&quot;+&quot;;0.1&lt;[.B8]&lt;=1;&quot;++&quot;;1&lt;[.B8]&lt;=2;&quot;+++&quot;;[.B8]&gt;2;&quot;++++&quot;);[.B8]&lt;0;COM.MICROSOFT.IFS([.B8]&gt;=-0.1;&quot;-&quot;;-0.1&gt;[.B8]&gt;=-1;&quot;--&quot;;-1&gt;[.B8]&gt;=-2;&quot;---&quot;;[.B8]&lt;2;&quot;----&quot;))" office:value-type="string" office:string-value="-" calcext:value-type="string">
            <text:p>-</text:p>
          </table:table-cell>
          <table:table-cell table:style-name="ce6" table:formula="of:=COM.MICROSOFT.IFS([.C8]=0;&quot;&quot;;[.C8]&gt;0;COM.MICROSOFT.IFS([.C8]&lt;=0.1;&quot;+&quot;;0.1&lt;[.C8]&lt;=1;&quot;++&quot;;1&lt;[.C8]&lt;=2;&quot;+++&quot;;[.C8]&gt;2;&quot;++++&quot;);[.C8]&lt;0;COM.MICROSOFT.IFS([.C8]&gt;=-0.1;&quot;-&quot;;-0.1&gt;[.C8]&gt;=-1;&quot;--&quot;;-1&gt;[.C8]&gt;=-2;&quot;---&quot;;[.C8]&lt;2;&quot;----&quot;))" office:value-type="string" office:string-value="+" calcext:value-type="string">
            <text:p>+</text:p>
          </table:table-cell>
          <table:table-cell table:style-name="ce6" table:formula="of:=COM.MICROSOFT.IFS([.D8]=0;&quot;&quot;;[.D8]&gt;0;COM.MICROSOFT.IFS([.D8]&lt;=0.1;&quot;+&quot;;0.1&lt;[.D8]&lt;=1;&quot;++&quot;;1&lt;[.D8]&lt;=2;&quot;+++&quot;;[.D8]&gt;2;&quot;++++&quot;);[.D8]&lt;0;COM.MICROSOFT.IFS([.D8]&gt;=-0.1;&quot;-&quot;;-0.1&gt;[.D8]&gt;=-1;&quot;--&quot;;-1&gt;[.D8]&gt;=-2;&quot;---&quot;;[.D8]&lt;2;&quot;----&quot;))" office:value-type="string" office:string-value="-" calcext:value-type="string">
            <text:p>-</text:p>
          </table:table-cell>
          <table:table-cell table:style-name="ce6" table:formula="of:=COM.MICROSOFT.IFS([.E8]=0;&quot;&quot;;[.E8]&gt;0;COM.MICROSOFT.IFS([.E8]&lt;=0.1;&quot;+&quot;;0.1&lt;[.E8]&lt;=1;&quot;++&quot;;1&lt;[.E8]&lt;=2;&quot;+++&quot;;[.E8]&gt;2;&quot;++++&quot;);[.E8]&lt;0;COM.MICROSOFT.IFS([.E8]&gt;=-0.1;&quot;-&quot;;-0.1&gt;[.E8]&gt;=-1;&quot;--&quot;;-1&gt;[.E8]&gt;=-2;&quot;---&quot;;[.E8]&lt;2;&quot;----&quot;))" office:value-type="string" office:string-value="-" calcext:value-type="string">
            <text:p>-</text:p>
          </table:table-cell>
          <table:table-cell table:style-name="ce6" table:formula="of:=COM.MICROSOFT.IFS([.F8]=0;&quot;&quot;;[.F8]&gt;0;COM.MICROSOFT.IFS([.F8]&lt;=0.1;&quot;+&quot;;0.1&lt;[.F8]&lt;=1;&quot;++&quot;;1&lt;[.F8]&lt;=2;&quot;+++&quot;;[.F8]&gt;2;&quot;++++&quot;);[.F8]&lt;0;COM.MICROSOFT.IFS([.F8]&gt;=-0.1;&quot;-&quot;;-0.1&gt;[.F8]&gt;=-1;&quot;--&quot;;-1&gt;[.F8]&gt;=-2;&quot;---&quot;;[.F8]&lt;2;&quot;----&quot;))" office:value-type="string" office:string-value="-" calcext:value-type="string">
            <text:p>-</text:p>
          </table:table-cell>
          <table:table-cell table:style-name="ce6" table:formula="of:=COM.MICROSOFT.IFS([.G8]=0;&quot;&quot;;[.G8]&gt;0;COM.MICROSOFT.IFS([.G8]&lt;=0.1;&quot;+&quot;;0.1&lt;[.G8]&lt;=1;&quot;++&quot;;1&lt;[.G8]&lt;=2;&quot;+++&quot;;[.G8]&gt;2;&quot;++++&quot;);[.G8]&lt;0;COM.MICROSOFT.IFS([.G8]&gt;=-0.1;&quot;-&quot;;-0.1&gt;[.G8]&gt;=-1;&quot;--&quot;;-1&gt;[.G8]&gt;=-2;&quot;---&quot;;[.G8]&lt;2;&quot;----&quot;))" office:value-type="string" office:string-value="-" calcext:value-type="string">
            <text:p>-</text:p>
          </table:table-cell>
          <table:table-cell table:style-name="ce6" table:formula="of:=COM.MICROSOFT.IFS([.H8]=0;&quot;&quot;;[.H8]&gt;0;COM.MICROSOFT.IFS([.H8]&lt;=0.1;&quot;+&quot;;0.1&lt;[.H8]&lt;=1;&quot;++&quot;;1&lt;[.H8]&lt;=2;&quot;+++&quot;;[.H8]&gt;2;&quot;++++&quot;);[.H8]&lt;0;COM.MICROSOFT.IFS([.H8]&gt;=-0.1;&quot;-&quot;;-0.1&gt;[.H8]&gt;=-1;&quot;--&quot;;-1&gt;[.H8]&gt;=-2;&quot;---&quot;;[.H8]&lt;2;&quot;----&quot;))" office:value-type="string" office:string-value="--" calcext:value-type="string">
            <text:p>--</text:p>
          </table:table-cell>
          <table:table-cell table:style-name="ce6" table:formula="of:=COM.MICROSOFT.IFS([.I8]=0;&quot;&quot;;[.I8]&gt;0;COM.MICROSOFT.IFS([.I8]&lt;=0.1;&quot;+&quot;;0.1&lt;[.I8]&lt;=1;&quot;++&quot;;1&lt;[.I8]&lt;=2;&quot;+++&quot;;[.I8]&gt;2;&quot;++++&quot;);[.I8]&lt;0;COM.MICROSOFT.IFS([.I8]&gt;=-0.1;&quot;-&quot;;-0.1&gt;[.I8]&gt;=-1;&quot;--&quot;;-1&gt;[.I8]&gt;=-2;&quot;---&quot;;[.I8]&lt;2;&quot;----&quot;))" office:value-type="string" office:string-value="--" calcext:value-type="string">
            <text:p>--</text:p>
          </table:table-cell>
          <table:table-cell table:style-name="ce6" table:formula="of:=COM.MICROSOFT.IFS([.J8]=0;&quot;&quot;;[.J8]&gt;0;COM.MICROSOFT.IFS([.J8]&lt;=0.1;&quot;+&quot;;0.1&lt;[.J8]&lt;=1;&quot;++&quot;;1&lt;[.J8]&lt;=2;&quot;+++&quot;;[.J8]&gt;2;&quot;++++&quot;);[.J8]&lt;0;COM.MICROSOFT.IFS([.J8]&gt;=-0.1;&quot;-&quot;;-0.1&gt;[.J8]&gt;=-1;&quot;--&quot;;-1&gt;[.J8]&gt;=-2;&quot;---&quot;;[.J8]&lt;2;&quot;----&quot;))" office:value-type="string" office:string-value="+" calcext:value-type="string">
            <text:p>+</text:p>
          </table:table-cell>
          <table:table-cell table:style-name="ce6" table:formula="of:=COM.MICROSOFT.IFS([.K8]=0;&quot;&quot;;[.K8]&gt;0;COM.MICROSOFT.IFS([.K8]&lt;=0.1;&quot;+&quot;;0.1&lt;[.K8]&lt;=1;&quot;++&quot;;1&lt;[.K8]&lt;=2;&quot;+++&quot;;[.K8]&gt;2;&quot;++++&quot;);[.K8]&lt;0;COM.MICROSOFT.IFS([.K8]&gt;=-0.1;&quot;-&quot;;-0.1&gt;[.K8]&gt;=-1;&quot;--&quot;;-1&gt;[.K8]&gt;=-2;&quot;---&quot;;[.K8]&lt;2;&quot;----&quot;))" office:value-type="string" office:string-value="+" calcext:value-type="string">
            <text:p>+</text:p>
          </table:table-cell>
        </table:table-row>
        <table:table-row table:style-name="ro1">
          <table:table-cell office:value-type="string" calcext:value-type="string">
            <text:p>gene8</text:p>
          </table:table-cell>
          <table:table-cell table:style-name="ce5" table:formula="of:=COM.MICROSOFT.IFS([.B9]=0;&quot;&quot;;[.B9]&gt;0;COM.MICROSOFT.IFS([.B9]&lt;=0.1;&quot;+&quot;;0.1&lt;[.B9]&lt;=1;&quot;++&quot;;1&lt;[.B9]&lt;=2;&quot;+++&quot;;[.B9]&gt;2;&quot;++++&quot;);[.B9]&lt;0;COM.MICROSOFT.IFS([.B9]&gt;=-0.1;&quot;-&quot;;-0.1&gt;[.B9]&gt;=-1;&quot;--&quot;;-1&gt;[.B9]&gt;=-2;&quot;---&quot;;[.B9]&lt;2;&quot;----&quot;))" office:value-type="string" office:string-value="++" calcext:value-type="string">
            <text:p>++</text:p>
          </table:table-cell>
          <table:table-cell table:style-name="ce5" table:formula="of:=COM.MICROSOFT.IFS([.C9]=0;&quot;&quot;;[.C9]&gt;0;COM.MICROSOFT.IFS([.C9]&lt;=0.1;&quot;+&quot;;0.1&lt;[.C9]&lt;=1;&quot;++&quot;;1&lt;[.C9]&lt;=2;&quot;+++&quot;;[.C9]&gt;2;&quot;++++&quot;);[.C9]&lt;0;COM.MICROSOFT.IFS([.C9]&gt;=-0.1;&quot;-&quot;;-0.1&gt;[.C9]&gt;=-1;&quot;--&quot;;-1&gt;[.C9]&gt;=-2;&quot;---&quot;;[.C9]&lt;2;&quot;----&quot;))" office:value-type="string" office:string-value="++" calcext:value-type="string">
            <text:p>++</text:p>
          </table:table-cell>
          <table:table-cell table:style-name="ce6" table:formula="of:=COM.MICROSOFT.IFS([.D9]=0;&quot;&quot;;[.D9]&gt;0;COM.MICROSOFT.IFS([.D9]&lt;=0.1;&quot;+&quot;;0.1&lt;[.D9]&lt;=1;&quot;++&quot;;1&lt;[.D9]&lt;=2;&quot;+++&quot;;[.D9]&gt;2;&quot;++++&quot;);[.D9]&lt;0;COM.MICROSOFT.IFS([.D9]&gt;=-0.1;&quot;-&quot;;-0.1&gt;[.D9]&gt;=-1;&quot;--&quot;;-1&gt;[.D9]&gt;=-2;&quot;---&quot;;[.D9]&lt;2;&quot;----&quot;))" office:value-type="string" office:string-value="-" calcext:value-type="string">
            <text:p>-</text:p>
          </table:table-cell>
          <table:table-cell table:style-name="ce5" table:formula="of:=COM.MICROSOFT.IFS([.E9]=0;&quot;&quot;;[.E9]&gt;0;COM.MICROSOFT.IFS([.E9]&lt;=0.1;&quot;+&quot;;0.1&lt;[.E9]&lt;=1;&quot;++&quot;;1&lt;[.E9]&lt;=2;&quot;+++&quot;;[.E9]&gt;2;&quot;++++&quot;);[.E9]&lt;0;COM.MICROSOFT.IFS([.E9]&gt;=-0.1;&quot;-&quot;;-0.1&gt;[.E9]&gt;=-1;&quot;--&quot;;-1&gt;[.E9]&gt;=-2;&quot;---&quot;;[.E9]&lt;2;&quot;----&quot;))" office:value-type="string" office:string-value="++" calcext:value-type="string">
            <text:p>++</text:p>
          </table:table-cell>
          <table:table-cell table:style-name="ce5" table:formula="of:=COM.MICROSOFT.IFS([.F9]=0;&quot;&quot;;[.F9]&gt;0;COM.MICROSOFT.IFS([.F9]&lt;=0.1;&quot;+&quot;;0.1&lt;[.F9]&lt;=1;&quot;++&quot;;1&lt;[.F9]&lt;=2;&quot;+++&quot;;[.F9]&gt;2;&quot;++++&quot;);[.F9]&lt;0;COM.MICROSOFT.IFS([.F9]&gt;=-0.1;&quot;-&quot;;-0.1&gt;[.F9]&gt;=-1;&quot;--&quot;;-1&gt;[.F9]&gt;=-2;&quot;---&quot;;[.F9]&lt;2;&quot;----&quot;))" office:value-type="string" office:string-value="++" calcext:value-type="string">
            <text:p>++</text:p>
          </table:table-cell>
          <table:table-cell table:style-name="ce6" table:formula="of:=COM.MICROSOFT.IFS([.G9]=0;&quot;&quot;;[.G9]&gt;0;COM.MICROSOFT.IFS([.G9]&lt;=0.1;&quot;+&quot;;0.1&lt;[.G9]&lt;=1;&quot;++&quot;;1&lt;[.G9]&lt;=2;&quot;+++&quot;;[.G9]&gt;2;&quot;++++&quot;);[.G9]&lt;0;COM.MICROSOFT.IFS([.G9]&gt;=-0.1;&quot;-&quot;;-0.1&gt;[.G9]&gt;=-1;&quot;--&quot;;-1&gt;[.G9]&gt;=-2;&quot;---&quot;;[.G9]&lt;2;&quot;----&quot;))" office:value-type="string" office:string-value="+" calcext:value-type="string">
            <text:p>+</text:p>
          </table:table-cell>
          <table:table-cell table:style-name="ce6" table:formula="of:=COM.MICROSOFT.IFS([.H9]=0;&quot;&quot;;[.H9]&gt;0;COM.MICROSOFT.IFS([.H9]&lt;=0.1;&quot;+&quot;;0.1&lt;[.H9]&lt;=1;&quot;++&quot;;1&lt;[.H9]&lt;=2;&quot;+++&quot;;[.H9]&gt;2;&quot;++++&quot;);[.H9]&lt;0;COM.MICROSOFT.IFS([.H9]&gt;=-0.1;&quot;-&quot;;-0.1&gt;[.H9]&gt;=-1;&quot;--&quot;;-1&gt;[.H9]&gt;=-2;&quot;---&quot;;[.H9]&lt;2;&quot;----&quot;))" office:value-type="string" office:string-value="+" calcext:value-type="string">
            <text:p>+</text:p>
          </table:table-cell>
          <table:table-cell table:style-name="ce5" table:formula="of:=COM.MICROSOFT.IFS([.I9]=0;&quot;&quot;;[.I9]&gt;0;COM.MICROSOFT.IFS([.I9]&lt;=0.1;&quot;+&quot;;0.1&lt;[.I9]&lt;=1;&quot;++&quot;;1&lt;[.I9]&lt;=2;&quot;+++&quot;;[.I9]&gt;2;&quot;++++&quot;);[.I9]&lt;0;COM.MICROSOFT.IFS([.I9]&gt;=-0.1;&quot;-&quot;;-0.1&gt;[.I9]&gt;=-1;&quot;--&quot;;-1&gt;[.I9]&gt;=-2;&quot;---&quot;;[.I9]&lt;2;&quot;----&quot;))" office:value-type="string" office:string-value="--" calcext:value-type="string">
            <text:p>--</text:p>
          </table:table-cell>
          <table:table-cell table:style-name="ce5" table:formula="of:=COM.MICROSOFT.IFS([.J9]=0;&quot;&quot;;[.J9]&gt;0;COM.MICROSOFT.IFS([.J9]&lt;=0.1;&quot;+&quot;;0.1&lt;[.J9]&lt;=1;&quot;++&quot;;1&lt;[.J9]&lt;=2;&quot;+++&quot;;[.J9]&gt;2;&quot;++++&quot;);[.J9]&lt;0;COM.MICROSOFT.IFS([.J9]&gt;=-0.1;&quot;-&quot;;-0.1&gt;[.J9]&gt;=-1;&quot;--&quot;;-1&gt;[.J9]&gt;=-2;&quot;---&quot;;[.J9]&lt;2;&quot;----&quot;))" office:value-type="string" office:string-value="++" calcext:value-type="string">
            <text:p>++</text:p>
          </table:table-cell>
          <table:table-cell table:style-name="ce5" table:formula="of:=COM.MICROSOFT.IFS([.K9]=0;&quot;&quot;;[.K9]&gt;0;COM.MICROSOFT.IFS([.K9]&lt;=0.1;&quot;+&quot;;0.1&lt;[.K9]&lt;=1;&quot;++&quot;;1&lt;[.K9]&lt;=2;&quot;+++&quot;;[.K9]&gt;2;&quot;++++&quot;);[.K9]&lt;0;COM.MICROSOFT.IFS([.K9]&gt;=-0.1;&quot;-&quot;;-0.1&gt;[.K9]&gt;=-1;&quot;--&quot;;-1&gt;[.K9]&gt;=-2;&quot;---&quot;;[.K9]&lt;2;&quot;----&quot;)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gene9</text:p>
          </table:table-cell>
          <table:table-cell table:style-name="ce5" table:formula="of:=COM.MICROSOFT.IFS([.B10]=0;&quot;&quot;;[.B10]&gt;0;COM.MICROSOFT.IFS([.B10]&lt;=0.1;&quot;+&quot;;0.1&lt;[.B10]&lt;=1;&quot;++&quot;;1&lt;[.B10]&lt;=2;&quot;+++&quot;;[.B10]&gt;2;&quot;++++&quot;);[.B10]&lt;0;COM.MICROSOFT.IFS([.B10]&gt;=-0.1;&quot;-&quot;;-0.1&gt;[.B10]&gt;=-1;&quot;--&quot;;-1&gt;[.B10]&gt;=-2;&quot;---&quot;;[.B10]&lt;2;&quot;----&quot;))" office:value-type="string" office:string-value="--" calcext:value-type="string">
            <text:p>--</text:p>
          </table:table-cell>
          <table:table-cell table:style-name="ce5" table:formula="of:=COM.MICROSOFT.IFS([.C10]=0;&quot;&quot;;[.C10]&gt;0;COM.MICROSOFT.IFS([.C10]&lt;=0.1;&quot;+&quot;;0.1&lt;[.C10]&lt;=1;&quot;++&quot;;1&lt;[.C10]&lt;=2;&quot;+++&quot;;[.C10]&gt;2;&quot;++++&quot;);[.C10]&lt;0;COM.MICROSOFT.IFS([.C10]&gt;=-0.1;&quot;-&quot;;-0.1&gt;[.C10]&gt;=-1;&quot;--&quot;;-1&gt;[.C10]&gt;=-2;&quot;---&quot;;[.C10]&lt;2;&quot;----&quot;))" office:value-type="string" office:string-value="++" calcext:value-type="string">
            <text:p>++</text:p>
          </table:table-cell>
          <table:table-cell table:style-name="ce6" table:formula="of:=COM.MICROSOFT.IFS([.D10]=0;&quot;&quot;;[.D10]&gt;0;COM.MICROSOFT.IFS([.D10]&lt;=0.1;&quot;+&quot;;0.1&lt;[.D10]&lt;=1;&quot;++&quot;;1&lt;[.D10]&lt;=2;&quot;+++&quot;;[.D10]&gt;2;&quot;++++&quot;);[.D10]&lt;0;COM.MICROSOFT.IFS([.D10]&gt;=-0.1;&quot;-&quot;;-0.1&gt;[.D10]&gt;=-1;&quot;--&quot;;-1&gt;[.D10]&gt;=-2;&quot;---&quot;;[.D10]&lt;2;&quot;----&quot;))" office:value-type="string" office:string-value="+" calcext:value-type="string">
            <text:p>+</text:p>
          </table:table-cell>
          <table:table-cell table:style-name="ce5" table:formula="of:=COM.MICROSOFT.IFS([.E10]=0;&quot;&quot;;[.E10]&gt;0;COM.MICROSOFT.IFS([.E10]&lt;=0.1;&quot;+&quot;;0.1&lt;[.E10]&lt;=1;&quot;++&quot;;1&lt;[.E10]&lt;=2;&quot;+++&quot;;[.E10]&gt;2;&quot;++++&quot;);[.E10]&lt;0;COM.MICROSOFT.IFS([.E10]&gt;=-0.1;&quot;-&quot;;-0.1&gt;[.E10]&gt;=-1;&quot;--&quot;;-1&gt;[.E10]&gt;=-2;&quot;---&quot;;[.E10]&lt;2;&quot;----&quot;))" office:value-type="string" office:string-value="-" calcext:value-type="string">
            <text:p>-</text:p>
          </table:table-cell>
          <table:table-cell table:style-name="ce5" table:formula="of:=COM.MICROSOFT.IFS([.F10]=0;&quot;&quot;;[.F10]&gt;0;COM.MICROSOFT.IFS([.F10]&lt;=0.1;&quot;+&quot;;0.1&lt;[.F10]&lt;=1;&quot;++&quot;;1&lt;[.F10]&lt;=2;&quot;+++&quot;;[.F10]&gt;2;&quot;++++&quot;);[.F10]&lt;0;COM.MICROSOFT.IFS([.F10]&gt;=-0.1;&quot;-&quot;;-0.1&gt;[.F10]&gt;=-1;&quot;--&quot;;-1&gt;[.F10]&gt;=-2;&quot;---&quot;;[.F10]&lt;2;&quot;----&quot;))" office:value-type="string" office:string-value="-" calcext:value-type="string">
            <text:p>-</text:p>
          </table:table-cell>
          <table:table-cell table:style-name="ce6" table:formula="of:=COM.MICROSOFT.IFS([.G10]=0;&quot;&quot;;[.G10]&gt;0;COM.MICROSOFT.IFS([.G10]&lt;=0.1;&quot;+&quot;;0.1&lt;[.G10]&lt;=1;&quot;++&quot;;1&lt;[.G10]&lt;=2;&quot;+++&quot;;[.G10]&gt;2;&quot;++++&quot;);[.G10]&lt;0;COM.MICROSOFT.IFS([.G10]&gt;=-0.1;&quot;-&quot;;-0.1&gt;[.G10]&gt;=-1;&quot;--&quot;;-1&gt;[.G10]&gt;=-2;&quot;---&quot;;[.G10]&lt;2;&quot;----&quot;))" office:value-type="string" office:string-value="+" calcext:value-type="string">
            <text:p>+</text:p>
          </table:table-cell>
          <table:table-cell table:style-name="ce6" table:formula="of:=COM.MICROSOFT.IFS([.H10]=0;&quot;&quot;;[.H10]&gt;0;COM.MICROSOFT.IFS([.H10]&lt;=0.1;&quot;+&quot;;0.1&lt;[.H10]&lt;=1;&quot;++&quot;;1&lt;[.H10]&lt;=2;&quot;+++&quot;;[.H10]&gt;2;&quot;++++&quot;);[.H10]&lt;0;COM.MICROSOFT.IFS([.H10]&gt;=-0.1;&quot;-&quot;;-0.1&gt;[.H10]&gt;=-1;&quot;--&quot;;-1&gt;[.H10]&gt;=-2;&quot;---&quot;;[.H10]&lt;2;&quot;----&quot;))" office:value-type="string" office:string-value="-" calcext:value-type="string">
            <text:p>-</text:p>
          </table:table-cell>
          <table:table-cell table:style-name="ce5" table:formula="of:=COM.MICROSOFT.IFS([.I10]=0;&quot;&quot;;[.I10]&gt;0;COM.MICROSOFT.IFS([.I10]&lt;=0.1;&quot;+&quot;;0.1&lt;[.I10]&lt;=1;&quot;++&quot;;1&lt;[.I10]&lt;=2;&quot;+++&quot;;[.I10]&gt;2;&quot;++++&quot;);[.I10]&lt;0;COM.MICROSOFT.IFS([.I10]&gt;=-0.1;&quot;-&quot;;-0.1&gt;[.I10]&gt;=-1;&quot;--&quot;;-1&gt;[.I10]&gt;=-2;&quot;---&quot;;[.I10]&lt;2;&quot;----&quot;))" office:value-type="string" office:string-value="-" calcext:value-type="string">
            <text:p>-</text:p>
          </table:table-cell>
          <table:table-cell table:style-name="ce5" table:formula="of:=COM.MICROSOFT.IFS([.J10]=0;&quot;&quot;;[.J10]&gt;0;COM.MICROSOFT.IFS([.J10]&lt;=0.1;&quot;+&quot;;0.1&lt;[.J10]&lt;=1;&quot;++&quot;;1&lt;[.J10]&lt;=2;&quot;+++&quot;;[.J10]&gt;2;&quot;++++&quot;);[.J10]&lt;0;COM.MICROSOFT.IFS([.J10]&gt;=-0.1;&quot;-&quot;;-0.1&gt;[.J10]&gt;=-1;&quot;--&quot;;-1&gt;[.J10]&gt;=-2;&quot;---&quot;;[.J10]&lt;2;&quot;----&quot;))" office:value-type="string" office:string-value="-" calcext:value-type="string">
            <text:p>-</text:p>
          </table:table-cell>
          <table:table-cell table:style-name="ce5" table:formula="of:=COM.MICROSOFT.IFS([.K10]=0;&quot;&quot;;[.K10]&gt;0;COM.MICROSOFT.IFS([.K10]&lt;=0.1;&quot;+&quot;;0.1&lt;[.K10]&lt;=1;&quot;++&quot;;1&lt;[.K10]&lt;=2;&quot;+++&quot;;[.K10]&gt;2;&quot;++++&quot;);[.K10]&lt;0;COM.MICROSOFT.IFS([.K10]&gt;=-0.1;&quot;-&quot;;-0.1&gt;[.K10]&gt;=-1;&quot;--&quot;;-1&gt;[.K10]&gt;=-2;&quot;---&quot;;[.K10]&lt;2;&quot;----&quot;)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gene10</text:p>
          </table:table-cell>
          <table:table-cell table:style-name="ce5" table:formula="of:=COM.MICROSOFT.IFS([.B11]=0;&quot;&quot;;[.B11]&gt;0;COM.MICROSOFT.IFS([.B11]&lt;=0.1;&quot;+&quot;;0.1&lt;[.B11]&lt;=1;&quot;++&quot;;1&lt;[.B11]&lt;=2;&quot;+++&quot;;[.B11]&gt;2;&quot;++++&quot;);[.B11]&lt;0;COM.MICROSOFT.IFS([.B11]&gt;=-0.1;&quot;-&quot;;-0.1&gt;[.B11]&gt;=-1;&quot;--&quot;;-1&gt;[.B11]&gt;=-2;&quot;---&quot;;[.B11]&lt;2;&quot;----&quot;))" office:value-type="string" office:string-value="--" calcext:value-type="string">
            <text:p>--</text:p>
          </table:table-cell>
          <table:table-cell table:style-name="ce5" table:formula="of:=COM.MICROSOFT.IFS([.C11]=0;&quot;&quot;;[.C11]&gt;0;COM.MICROSOFT.IFS([.C11]&lt;=0.1;&quot;+&quot;;0.1&lt;[.C11]&lt;=1;&quot;++&quot;;1&lt;[.C11]&lt;=2;&quot;+++&quot;;[.C11]&gt;2;&quot;++++&quot;);[.C11]&lt;0;COM.MICROSOFT.IFS([.C11]&gt;=-0.1;&quot;-&quot;;-0.1&gt;[.C11]&gt;=-1;&quot;--&quot;;-1&gt;[.C11]&gt;=-2;&quot;---&quot;;[.C11]&lt;2;&quot;----&quot;))" office:value-type="string" office:string-value="-" calcext:value-type="string">
            <text:p>-</text:p>
          </table:table-cell>
          <table:table-cell table:style-name="ce6" table:formula="of:=COM.MICROSOFT.IFS([.D11]=0;&quot;&quot;;[.D11]&gt;0;COM.MICROSOFT.IFS([.D11]&lt;=0.1;&quot;+&quot;;0.1&lt;[.D11]&lt;=1;&quot;++&quot;;1&lt;[.D11]&lt;=2;&quot;+++&quot;;[.D11]&gt;2;&quot;++++&quot;);[.D11]&lt;0;COM.MICROSOFT.IFS([.D11]&gt;=-0.1;&quot;-&quot;;-0.1&gt;[.D11]&gt;=-1;&quot;--&quot;;-1&gt;[.D11]&gt;=-2;&quot;---&quot;;[.D11]&lt;2;&quot;----&quot;))" office:value-type="string" office:string-value="-" calcext:value-type="string">
            <text:p>-</text:p>
          </table:table-cell>
          <table:table-cell table:style-name="ce5" table:formula="of:=COM.MICROSOFT.IFS([.E11]=0;&quot;&quot;;[.E11]&gt;0;COM.MICROSOFT.IFS([.E11]&lt;=0.1;&quot;+&quot;;0.1&lt;[.E11]&lt;=1;&quot;++&quot;;1&lt;[.E11]&lt;=2;&quot;+++&quot;;[.E11]&gt;2;&quot;++++&quot;);[.E11]&lt;0;COM.MICROSOFT.IFS([.E11]&gt;=-0.1;&quot;-&quot;;-0.1&gt;[.E11]&gt;=-1;&quot;--&quot;;-1&gt;[.E11]&gt;=-2;&quot;---&quot;;[.E11]&lt;2;&quot;----&quot;))" office:value-type="string" office:string-value="-" calcext:value-type="string">
            <text:p>-</text:p>
          </table:table-cell>
          <table:table-cell table:style-name="ce5" table:formula="of:=COM.MICROSOFT.IFS([.F11]=0;&quot;&quot;;[.F11]&gt;0;COM.MICROSOFT.IFS([.F11]&lt;=0.1;&quot;+&quot;;0.1&lt;[.F11]&lt;=1;&quot;++&quot;;1&lt;[.F11]&lt;=2;&quot;+++&quot;;[.F11]&gt;2;&quot;++++&quot;);[.F11]&lt;0;COM.MICROSOFT.IFS([.F11]&gt;=-0.1;&quot;-&quot;;-0.1&gt;[.F11]&gt;=-1;&quot;--&quot;;-1&gt;[.F11]&gt;=-2;&quot;---&quot;;[.F11]&lt;2;&quot;----&quot;))" office:value-type="string" office:string-value="++" calcext:value-type="string">
            <text:p>++</text:p>
          </table:table-cell>
          <table:table-cell table:style-name="ce6" table:formula="of:=COM.MICROSOFT.IFS([.G11]=0;&quot;&quot;;[.G11]&gt;0;COM.MICROSOFT.IFS([.G11]&lt;=0.1;&quot;+&quot;;0.1&lt;[.G11]&lt;=1;&quot;++&quot;;1&lt;[.G11]&lt;=2;&quot;+++&quot;;[.G11]&gt;2;&quot;++++&quot;);[.G11]&lt;0;COM.MICROSOFT.IFS([.G11]&gt;=-0.1;&quot;-&quot;;-0.1&gt;[.G11]&gt;=-1;&quot;--&quot;;-1&gt;[.G11]&gt;=-2;&quot;---&quot;;[.G11]&lt;2;&quot;----&quot;))" office:value-type="string" office:string-value="+" calcext:value-type="string">
            <text:p>+</text:p>
          </table:table-cell>
          <table:table-cell table:style-name="ce6" table:formula="of:=COM.MICROSOFT.IFS([.H11]=0;&quot;&quot;;[.H11]&gt;0;COM.MICROSOFT.IFS([.H11]&lt;=0.1;&quot;+&quot;;0.1&lt;[.H11]&lt;=1;&quot;++&quot;;1&lt;[.H11]&lt;=2;&quot;+++&quot;;[.H11]&gt;2;&quot;++++&quot;);[.H11]&lt;0;COM.MICROSOFT.IFS([.H11]&gt;=-0.1;&quot;-&quot;;-0.1&gt;[.H11]&gt;=-1;&quot;--&quot;;-1&gt;[.H11]&gt;=-2;&quot;---&quot;;[.H11]&lt;2;&quot;----&quot;))" office:value-type="string" office:string-value="-" calcext:value-type="string">
            <text:p>-</text:p>
          </table:table-cell>
          <table:table-cell table:style-name="ce5" table:formula="of:=COM.MICROSOFT.IFS([.I11]=0;&quot;&quot;;[.I11]&gt;0;COM.MICROSOFT.IFS([.I11]&lt;=0.1;&quot;+&quot;;0.1&lt;[.I11]&lt;=1;&quot;++&quot;;1&lt;[.I11]&lt;=2;&quot;+++&quot;;[.I11]&gt;2;&quot;++++&quot;);[.I11]&lt;0;COM.MICROSOFT.IFS([.I11]&gt;=-0.1;&quot;-&quot;;-0.1&gt;[.I11]&gt;=-1;&quot;--&quot;;-1&gt;[.I11]&gt;=-2;&quot;---&quot;;[.I11]&lt;2;&quot;----&quot;))" office:value-type="string" office:string-value="-" calcext:value-type="string">
            <text:p>-</text:p>
          </table:table-cell>
          <table:table-cell table:style-name="ce5" table:formula="of:=COM.MICROSOFT.IFS([.J11]=0;&quot;&quot;;[.J11]&gt;0;COM.MICROSOFT.IFS([.J11]&lt;=0.1;&quot;+&quot;;0.1&lt;[.J11]&lt;=1;&quot;++&quot;;1&lt;[.J11]&lt;=2;&quot;+++&quot;;[.J11]&gt;2;&quot;++++&quot;);[.J11]&lt;0;COM.MICROSOFT.IFS([.J11]&gt;=-0.1;&quot;-&quot;;-0.1&gt;[.J11]&gt;=-1;&quot;--&quot;;-1&gt;[.J11]&gt;=-2;&quot;---&quot;;[.J11]&lt;2;&quot;----&quot;))" office:value-type="string" office:string-value="++" calcext:value-type="string">
            <text:p>++</text:p>
          </table:table-cell>
          <table:table-cell table:style-name="ce5" table:formula="of:=COM.MICROSOFT.IFS([.K11]=0;&quot;&quot;;[.K11]&gt;0;COM.MICROSOFT.IFS([.K11]&lt;=0.1;&quot;+&quot;;0.1&lt;[.K11]&lt;=1;&quot;++&quot;;1&lt;[.K11]&lt;=2;&quot;+++&quot;;[.K11]&gt;2;&quot;++++&quot;);[.K11]&lt;0;COM.MICROSOFT.IFS([.K11]&gt;=-0.1;&quot;-&quot;;-0.1&gt;[.K11]&gt;=-1;&quot;--&quot;;-1&gt;[.K11]&gt;=-2;&quot;---&quot;;[.K11]&lt;2;&quot;----&quot;))" office:value-type="string" office:string-value="++" calcext:value-type="string">
            <text:p>++</text:p>
          </table:table-cell>
        </table:table-row>
        <calcext:conditional-formats>
          <calcext:conditional-format calcext:target-range-address="csa3_0_grn.B2:csa3_0_grn.K11">
            <calcext:condition calcext:apply-style-name="Untitled1" calcext:value="not-between(-0.1,0.1)" calcext:base-cell-address="csa4_0_grn.B2"/>
          </calcext:conditional-format>
        </calcext:conditional-formats>
      </table:table>
      <table:table table:name="csa4_0_grn" table:style-name="ta1">
        <table:table-column table:style-name="co1" table:default-cell-style-name="ce1"/>
        <table:table-column table:style-name="co1" table:number-columns-repeated="2" table:default-cell-style-name="ce17"/>
        <table:table-column table:style-name="co1" table:default-cell-style-name="ce18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3" table:default-cell-style-name="ce17"/>
        <table:table-row table:style-name="ro1">
          <table:table-cell/>
          <table:table-cell table:style-name="ce1" office:value-type="string" calcext:value-type="string">
            <text:p>gene1</text:p>
          </table:table-cell>
          <table:table-cell table:style-name="ce1" office:value-type="string" calcext:value-type="string">
            <text:p>gene2</text:p>
          </table:table-cell>
          <table:table-cell table:style-name="ce2" office:value-type="string" calcext:value-type="string">
            <text:p>gene3</text:p>
          </table:table-cell>
          <table:table-cell table:style-name="ce1" office:value-type="string" calcext:value-type="string">
            <text:p>gene4</text:p>
          </table:table-cell>
          <table:table-cell table:style-name="ce1" office:value-type="string" calcext:value-type="string">
            <text:p>gene5</text:p>
          </table:table-cell>
          <table:table-cell table:style-name="ce2" office:value-type="string" calcext:value-type="string">
            <text:p>gene6</text:p>
          </table:table-cell>
          <table:table-cell table:style-name="ce2" office:value-type="string" calcext:value-type="string">
            <text:p>gene7</text:p>
          </table:table-cell>
          <table:table-cell table:style-name="ce1" office:value-type="string" calcext:value-type="string">
            <text:p>gene8</text:p>
          </table:table-cell>
          <table:table-cell table:style-name="ce1" office:value-type="string" calcext:value-type="string">
            <text:p>gene9</text:p>
          </table:table-cell>
          <table:table-cell table:style-name="ce1" office:value-type="string" calcext:value-type="string">
            <text:p>gene10</text:p>
          </table:table-cell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-0.177494734194038" calcext:value-type="float">
            <text:p>-1.77E-01</text:p>
          </table:table-cell>
          <table:table-cell office:value-type="float" office:value="0.529364688331439" calcext:value-type="float">
            <text:p>5.29E-01</text:p>
          </table:table-cell>
          <table:table-cell office:value-type="float" office:value="-0.0268105361149252" calcext:value-type="float">
            <text:p>-2.68E-02</text:p>
          </table:table-cell>
          <table:table-cell office:value-type="float" office:value="1.45635987388749" calcext:value-type="float">
            <text:p>1.46E+00</text:p>
          </table:table-cell>
          <table:table-cell office:value-type="float" office:value="1.59288508551812" calcext:value-type="float">
            <text:p>1.59E+00</text:p>
          </table:table-cell>
          <table:table-cell office:value-type="float" office:value="-1.37131443521821" calcext:value-type="float">
            <text:p>-1.37E+00</text:p>
          </table:table-cell>
          <table:table-cell office:value-type="float" office:value="-1.35421109249244" calcext:value-type="float">
            <text:p>-1.35E+00</text:p>
          </table:table-cell>
          <table:table-cell office:value-type="float" office:value="0.0261657353821608" calcext:value-type="float">
            <text:p>2.62E-02</text:p>
          </table:table-cell>
          <table:table-cell office:value-type="float" office:value="0.220841748143311" calcext:value-type="float">
            <text:p>2.21E-01</text:p>
          </table:table-cell>
          <table:table-cell office:value-type="float" office:value="1.77758772372426" calcext:value-type="float">
            <text:p>1.78E+00</text:p>
          </table:table-cell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-0.508579042896428" calcext:value-type="float">
            <text:p>-5.09E-01</text:p>
          </table:table-cell>
          <table:table-cell office:value-type="float" office:value="1.34398834236051" calcext:value-type="float">
            <text:p>1.34E+00</text:p>
          </table:table-cell>
          <table:table-cell office:value-type="float" office:value="0.0121054355552998" calcext:value-type="float">
            <text:p>1.21E-02</text:p>
          </table:table-cell>
          <table:table-cell office:value-type="float" office:value="1.79813184913053" calcext:value-type="float">
            <text:p>1.80E+00</text:p>
          </table:table-cell>
          <table:table-cell office:value-type="float" office:value="0.000274278694602269" calcext:value-type="float">
            <text:p>2.74E-04</text:p>
          </table:table-cell>
          <table:table-cell office:value-type="float" office:value="-0.0133497600561033" calcext:value-type="float">
            <text:p>-1.33E-02</text:p>
          </table:table-cell>
          <table:table-cell office:value-type="float" office:value="-0.0290524351594992" calcext:value-type="float">
            <text:p>-2.91E-02</text:p>
          </table:table-cell>
          <table:table-cell office:value-type="float" office:value="-1.21872270940089" calcext:value-type="float">
            <text:p>-1.22E+00</text:p>
          </table:table-cell>
          <table:table-cell office:value-type="float" office:value="0.366320662995783" calcext:value-type="float">
            <text:p>3.66E-01</text:p>
          </table:table-cell>
          <table:table-cell office:value-type="float" office:value="-0.327310919130134" calcext:value-type="float">
            <text:p>-3.27E-01</text:p>
          </table:table-cell>
        </table:table-row>
        <table:table-row table:style-name="ro1">
          <table:table-cell table:style-name="ce2" office:value-type="string" calcext:value-type="string">
            <text:p>gene3</text:p>
          </table:table-cell>
          <table:table-cell table:style-name="ce18" office:value-type="float" office:value="-0.0354745352483864" calcext:value-type="float">
            <text:p>-3.55E-02</text:p>
          </table:table-cell>
          <table:table-cell table:style-name="ce18" office:value-type="float" office:value="0.0364764733144842" calcext:value-type="float">
            <text:p>3.65E-02</text:p>
          </table:table-cell>
          <table:table-cell office:value-type="float" office:value="-0.031726630048651" calcext:value-type="float">
            <text:p>-3.17E-02</text:p>
          </table:table-cell>
          <table:table-cell table:style-name="ce18" office:value-type="float" office:value="0.0138563830457023" calcext:value-type="float">
            <text:p>1.39E-02</text:p>
          </table:table-cell>
          <table:table-cell table:style-name="ce18" office:value-type="float" office:value="-0.037046020230859" calcext:value-type="float">
            <text:p>-3.70E-02</text:p>
          </table:table-cell>
          <table:table-cell office:value-type="float" office:value="1.1194513588652" calcext:value-type="float">
            <text:p>1.12E+00</text:p>
          </table:table-cell>
          <table:table-cell office:value-type="float" office:value="0.0555159621113169" calcext:value-type="float">
            <text:p>5.55E-02</text:p>
          </table:table-cell>
          <table:table-cell table:style-name="ce18" office:value-type="float" office:value="0.00938018882089069" calcext:value-type="float">
            <text:p>9.38E-03</text:p>
          </table:table-cell>
          <table:table-cell table:style-name="ce18" office:value-type="float" office:value="0.0100769257395356" calcext:value-type="float">
            <text:p>1.01E-02</text:p>
          </table:table-cell>
          <table:table-cell table:style-name="ce18" office:value-type="float" office:value="-0.00622101416593722" calcext:value-type="float">
            <text:p>-6.22E-03</text:p>
          </table:table-cell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0.869274704594559" calcext:value-type="float">
            <text:p>8.69E-01</text:p>
          </table:table-cell>
          <table:table-cell office:value-type="float" office:value="-0.741387107514854" calcext:value-type="float">
            <text:p>-7.41E-01</text:p>
          </table:table-cell>
          <table:table-cell office:value-type="float" office:value="-0.0869998134510604" calcext:value-type="float">
            <text:p>-8.70E-02</text:p>
          </table:table-cell>
          <table:table-cell office:value-type="float" office:value="-0.13051715638294" calcext:value-type="float">
            <text:p>-1.31E-01</text:p>
          </table:table-cell>
          <table:table-cell office:value-type="float" office:value="-0.108743287306489" calcext:value-type="float">
            <text:p>-1.09E-01</text:p>
          </table:table-cell>
          <table:table-cell office:value-type="float" office:value="-0.029403096614134" calcext:value-type="float">
            <text:p>-2.94E-02</text:p>
          </table:table-cell>
          <table:table-cell office:value-type="float" office:value="-0.00324572518095479" calcext:value-type="float">
            <text:p>-3.25E-03</text:p>
          </table:table-cell>
          <table:table-cell office:value-type="float" office:value="-0.16971601852284" calcext:value-type="float">
            <text:p>-1.70E-01</text:p>
          </table:table-cell>
          <table:table-cell office:value-type="float" office:value="-0.334504902441627" calcext:value-type="float">
            <text:p>-3.35E-01</text:p>
          </table:table-cell>
          <table:table-cell office:value-type="float" office:value="0.0984394204807257" calcext:value-type="float">
            <text:p>9.84E-02</text:p>
          </table:table-cell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0.0213324172567561" calcext:value-type="float">
            <text:p>2.13E-02</text:p>
          </table:table-cell>
          <table:table-cell office:value-type="float" office:value="0.0477310902381685" calcext:value-type="float">
            <text:p>4.77E-02</text:p>
          </table:table-cell>
          <table:table-cell office:value-type="float" office:value="0.0186465216830361" calcext:value-type="float">
            <text:p>1.86E-02</text:p>
          </table:table-cell>
          <table:table-cell office:value-type="float" office:value="-0.000595358555150227" calcext:value-type="float">
            <text:p>-5.95E-04</text:p>
          </table:table-cell>
          <table:table-cell office:value-type="float" office:value="-0.0369049437095102" calcext:value-type="float">
            <text:p>-3.69E-02</text:p>
          </table:table-cell>
          <table:table-cell office:value-type="float" office:value="0.0377528057739496" calcext:value-type="float">
            <text:p>3.78E-02</text:p>
          </table:table-cell>
          <table:table-cell office:value-type="float" office:value="1.31689953417675" calcext:value-type="float">
            <text:p>1.32E+00</text:p>
          </table:table-cell>
          <table:table-cell office:value-type="float" office:value="-0.00608751857743236" calcext:value-type="float">
            <text:p>-6.09E-03</text:p>
          </table:table-cell>
          <table:table-cell office:value-type="float" office:value="-0.0694528026052695" calcext:value-type="float">
            <text:p>-6.95E-02</text:p>
          </table:table-cell>
          <table:table-cell office:value-type="float" office:value="0.01670513144055" calcext:value-type="float">
            <text:p>1.67E-02</text:p>
          </table:table-cell>
        </table:table-row>
        <table:table-row table:style-name="ro1">
          <table:table-cell table:style-name="ce2" office:value-type="string" calcext:value-type="string">
            <text:p>gene6</text:p>
          </table:table-cell>
          <table:table-cell table:style-name="ce18" office:value-type="float" office:value="0.03568006363328" calcext:value-type="float">
            <text:p>3.57E-02</text:p>
          </table:table-cell>
          <table:table-cell table:style-name="ce18" office:value-type="float" office:value="-0.013793427158599" calcext:value-type="float">
            <text:p>-1.38E-02</text:p>
          </table:table-cell>
          <table:table-cell office:value-type="float" office:value="-1.56873407418441" calcext:value-type="float">
            <text:p>-1.57E+00</text:p>
          </table:table-cell>
          <table:table-cell table:style-name="ce18" office:value-type="float" office:value="-0.0146058942597638" calcext:value-type="float">
            <text:p>-1.46E-02</text:p>
          </table:table-cell>
          <table:table-cell table:style-name="ce18" office:value-type="float" office:value="-1.77870234486387" calcext:value-type="float">
            <text:p>-1.78E+00</text:p>
          </table:table-cell>
          <table:table-cell office:value-type="float" office:value="0.00261760518669935" calcext:value-type="float">
            <text:p>2.62E-03</text:p>
          </table:table-cell>
          <table:table-cell office:value-type="float" office:value="0.00163725778700368" calcext:value-type="float">
            <text:p>1.64E-03</text:p>
          </table:table-cell>
          <table:table-cell table:style-name="ce18" office:value-type="float" office:value="-0.00810896735243619" calcext:value-type="float">
            <text:p>-8.11E-03</text:p>
          </table:table-cell>
          <table:table-cell table:style-name="ce18" office:value-type="float" office:value="-0.0172267132650004" calcext:value-type="float">
            <text:p>-1.72E-02</text:p>
          </table:table-cell>
          <table:table-cell table:style-name="ce18" office:value-type="float" office:value="0.0220587404278743" calcext:value-type="float">
            <text:p>2.21E-02</text:p>
          </table:table-cell>
        </table:table-row>
        <table:table-row table:style-name="ro1">
          <table:table-cell table:style-name="ce2" office:value-type="string" calcext:value-type="string">
            <text:p>gene7</text:p>
          </table:table-cell>
          <table:table-cell table:style-name="ce18" office:value-type="float" office:value="-0.0314253494939829" calcext:value-type="float">
            <text:p>-3.14E-02</text:p>
          </table:table-cell>
          <table:table-cell table:style-name="ce18" office:value-type="float" office:value="-0.00878364874227932" calcext:value-type="float">
            <text:p>-8.78E-03</text:p>
          </table:table-cell>
          <table:table-cell office:value-type="float" office:value="0.0113535673803223" calcext:value-type="float">
            <text:p>1.14E-02</text:p>
          </table:table-cell>
          <table:table-cell table:style-name="ce18" office:value-type="float" office:value="-0.0124646259395893" calcext:value-type="float">
            <text:p>-1.25E-02</text:p>
          </table:table-cell>
          <table:table-cell table:style-name="ce18" office:value-type="float" office:value="-0.00836945051018217" calcext:value-type="float">
            <text:p>-8.37E-03</text:p>
          </table:table-cell>
          <table:table-cell office:value-type="float" office:value="-0.0727355067912649" calcext:value-type="float">
            <text:p>-7.27E-02</text:p>
          </table:table-cell>
          <table:table-cell office:value-type="float" office:value="-0.764769082022606" calcext:value-type="float">
            <text:p>-7.65E-01</text:p>
          </table:table-cell>
          <table:table-cell table:style-name="ce18" office:value-type="float" office:value="-1.32663491079759" calcext:value-type="float">
            <text:p>-1.33E+00</text:p>
          </table:table-cell>
          <table:table-cell table:style-name="ce18" office:value-type="float" office:value="-0.00582614276904788" calcext:value-type="float">
            <text:p>-5.83E-03</text:p>
          </table:table-cell>
          <table:table-cell table:style-name="ce18" office:value-type="float" office:value="0.0493003389139091" calcext:value-type="float">
            <text:p>4.93E-02</text:p>
          </table:table-cell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0.205698999593213" calcext:value-type="float">
            <text:p>2.06E-01</text:p>
          </table:table-cell>
          <table:table-cell office:value-type="float" office:value="0.263677563443463" calcext:value-type="float">
            <text:p>2.64E-01</text:p>
          </table:table-cell>
          <table:table-cell office:value-type="float" office:value="-0.0254654918513971" calcext:value-type="float">
            <text:p>-2.55E-02</text:p>
          </table:table-cell>
          <table:table-cell office:value-type="float" office:value="0.151626781142732" calcext:value-type="float">
            <text:p>1.52E-01</text:p>
          </table:table-cell>
          <table:table-cell office:value-type="float" office:value="0.134739647136455" calcext:value-type="float">
            <text:p>1.35E-01</text:p>
          </table:table-cell>
          <table:table-cell office:value-type="float" office:value="-0.00856560260153094" calcext:value-type="float">
            <text:p>-8.57E-03</text:p>
          </table:table-cell>
          <table:table-cell office:value-type="float" office:value="-0.00024425421339669" calcext:value-type="float">
            <text:p>-2.44E-04</text:p>
          </table:table-cell>
          <table:table-cell office:value-type="float" office:value="-1.01027287982753" calcext:value-type="float">
            <text:p>-1.01E+00</text:p>
          </table:table-cell>
          <table:table-cell office:value-type="float" office:value="0.139222890522385" calcext:value-type="float">
            <text:p>1.39E-01</text:p>
          </table:table-cell>
          <table:table-cell office:value-type="float" office:value="-0.0921620335117859" calcext:value-type="float">
            <text:p>-9.22E-02</text:p>
          </table:table-cell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-0.307186114317071" calcext:value-type="float">
            <text:p>-3.07E-01</text:p>
          </table:table-cell>
          <table:table-cell office:value-type="float" office:value="1.17096799131146" calcext:value-type="float">
            <text:p>1.17E+00</text:p>
          </table:table-cell>
          <table:table-cell office:value-type="float" office:value="0.0403620567651246" calcext:value-type="float">
            <text:p>4.04E-02</text:p>
          </table:table-cell>
          <table:table-cell office:value-type="float" office:value="-0.0861037950163352" calcext:value-type="float">
            <text:p>-8.61E-02</text:p>
          </table:table-cell>
          <table:table-cell office:value-type="float" office:value="-0.122937000167248" calcext:value-type="float">
            <text:p>-1.23E-01</text:p>
          </table:table-cell>
          <table:table-cell office:value-type="float" office:value="0.0179187567224375" calcext:value-type="float">
            <text:p>1.79E-02</text:p>
          </table:table-cell>
          <table:table-cell office:value-type="float" office:value="-0.034099093318423" calcext:value-type="float">
            <text:p>-3.41E-02</text:p>
          </table:table-cell>
          <table:table-cell office:value-type="float" office:value="-0.0205536910695217" calcext:value-type="float">
            <text:p>-2.06E-02</text:p>
          </table:table-cell>
          <table:table-cell office:value-type="float" office:value="-0.0782245083597592" calcext:value-type="float">
            <text:p>-7.82E-02</text:p>
          </table:table-cell>
          <table:table-cell office:value-type="float" office:value="-0.0218905887815402" calcext:value-type="float">
            <text:p>-2.19E-02</text:p>
          </table:table-cell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-0.526832760460484" calcext:value-type="float">
            <text:p>-5.27E-01</text:p>
          </table:table-cell>
          <table:table-cell office:value-type="float" office:value="-0.0729946652839073" calcext:value-type="float">
            <text:p>-7.30E-02</text:p>
          </table:table-cell>
          <table:table-cell office:value-type="float" office:value="-0.0153362012873243" calcext:value-type="float">
            <text:p>-1.53E-02</text:p>
          </table:table-cell>
          <table:table-cell office:value-type="float" office:value="-0.0882662837241938" calcext:value-type="float">
            <text:p>-8.83E-02</text:p>
          </table:table-cell>
          <table:table-cell office:value-type="float" office:value="1.30772657516079" calcext:value-type="float">
            <text:p>1.31E+00</text:p>
          </table:table-cell>
          <table:table-cell office:value-type="float" office:value="0.0137860393031377" calcext:value-type="float">
            <text:p>1.38E-02</text:p>
          </table:table-cell>
          <table:table-cell office:value-type="float" office:value="0.0117964683736735" calcext:value-type="float">
            <text:p>1.18E-02</text:p>
          </table:table-cell>
          <table:table-cell office:value-type="float" office:value="-0.020090867310471" calcext:value-type="float">
            <text:p>-2.01E-02</text:p>
          </table:table-cell>
          <table:table-cell office:value-type="float" office:value="1.71804219288479" calcext:value-type="float">
            <text:p>1.72E+00</text:p>
          </table:table-cell>
          <table:table-cell office:value-type="float" office:value="0.284699204841863" calcext:value-type="float">
            <text:p>2.85E-01</text:p>
          </table:table-cell>
        </table:table-row>
        <table:table-row table:style-name="ro1" table:number-rows-repeated="3"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gene1</text:p>
          </table:table-cell>
          <table:table-cell table:style-name="ce1" office:value-type="string" calcext:value-type="string">
            <text:p>gene2</text:p>
          </table:table-cell>
          <table:table-cell table:style-name="ce2" office:value-type="string" calcext:value-type="string">
            <text:p>gene3</text:p>
          </table:table-cell>
          <table:table-cell table:style-name="ce1" office:value-type="string" calcext:value-type="string">
            <text:p>gene4</text:p>
          </table:table-cell>
          <table:table-cell table:style-name="ce1" office:value-type="string" calcext:value-type="string">
            <text:p>gene5</text:p>
          </table:table-cell>
          <table:table-cell table:style-name="ce2" office:value-type="string" calcext:value-type="string">
            <text:p>gene6</text:p>
          </table:table-cell>
          <table:table-cell table:style-name="ce2" office:value-type="string" calcext:value-type="string">
            <text:p>gene7</text:p>
          </table:table-cell>
          <table:table-cell table:style-name="ce1" office:value-type="string" calcext:value-type="string">
            <text:p>gene8</text:p>
          </table:table-cell>
          <table:table-cell table:style-name="ce1" office:value-type="string" calcext:value-type="string">
            <text:p>gene9</text:p>
          </table:table-cell>
          <table:table-cell table:style-name="ce1" office:value-type="string" calcext:value-type="string">
            <text:p>gene10</text:p>
          </table:table-cell>
        </table:table-row>
        <table:table-row table:style-name="ro1">
          <table:table-cell office:value-type="string" calcext:value-type="string">
            <text:p>gene1</text:p>
          </table:table-cell>
          <table:table-cell table:style-name="ce5" table:formula="of:=COM.MICROSOFT.IFS([.B2]=0;&quot;&quot;;[.B2]&gt;0;COM.MICROSOFT.IFS([.B2]&lt;=0.1;&quot;+&quot;;0.1&lt;[.B2]&lt;=1;&quot;++&quot;;1&lt;[.B2]&lt;=2;&quot;+++&quot;;[.B2]&gt;2;&quot;++++&quot;);[.B2]&lt;0;COM.MICROSOFT.IFS([.B2]&gt;=-0.1;&quot;-&quot;;-0.1&gt;[.B2]&gt;=-1;&quot;--&quot;;-1&gt;[.B2]&gt;=-2;&quot;---&quot;;[.B2]&lt;2;&quot;----&quot;))" office:value-type="string" office:string-value="--" calcext:value-type="string">
            <text:p>--</text:p>
          </table:table-cell>
          <table:table-cell table:style-name="ce5" table:formula="of:=COM.MICROSOFT.IFS([.C2]=0;&quot;&quot;;[.C2]&gt;0;COM.MICROSOFT.IFS([.C2]&lt;=0.1;&quot;+&quot;;0.1&lt;[.C2]&lt;=1;&quot;++&quot;;1&lt;[.C2]&lt;=2;&quot;+++&quot;;[.C2]&gt;2;&quot;++++&quot;);[.C2]&lt;0;COM.MICROSOFT.IFS([.C2]&gt;=-0.1;&quot;-&quot;;-0.1&gt;[.C2]&gt;=-1;&quot;--&quot;;-1&gt;[.C2]&gt;=-2;&quot;---&quot;;[.C2]&lt;2;&quot;----&quot;))" office:value-type="string" office:string-value="++" calcext:value-type="string">
            <text:p>++</text:p>
          </table:table-cell>
          <table:table-cell table:style-name="ce6" table:formula="of:=COM.MICROSOFT.IFS([.D2]=0;&quot;&quot;;[.D2]&gt;0;COM.MICROSOFT.IFS([.D2]&lt;=0.1;&quot;+&quot;;0.1&lt;[.D2]&lt;=1;&quot;++&quot;;1&lt;[.D2]&lt;=2;&quot;+++&quot;;[.D2]&gt;2;&quot;++++&quot;);[.D2]&lt;0;COM.MICROSOFT.IFS([.D2]&gt;=-0.1;&quot;-&quot;;-0.1&gt;[.D2]&gt;=-1;&quot;--&quot;;-1&gt;[.D2]&gt;=-2;&quot;---&quot;;[.D2]&lt;2;&quot;----&quot;))" office:value-type="string" office:string-value="-" calcext:value-type="string">
            <text:p>-</text:p>
          </table:table-cell>
          <table:table-cell table:style-name="ce5" table:formula="of:=COM.MICROSOFT.IFS([.E2]=0;&quot;&quot;;[.E2]&gt;0;COM.MICROSOFT.IFS([.E2]&lt;=0.1;&quot;+&quot;;0.1&lt;[.E2]&lt;=1;&quot;++&quot;;1&lt;[.E2]&lt;=2;&quot;+++&quot;;[.E2]&gt;2;&quot;++++&quot;);[.E2]&lt;0;COM.MICROSOFT.IFS([.E2]&gt;=-0.1;&quot;-&quot;;-0.1&gt;[.E2]&gt;=-1;&quot;--&quot;;-1&gt;[.E2]&gt;=-2;&quot;---&quot;;[.E2]&lt;2;&quot;----&quot;))" office:value-type="string" office:string-value="++" calcext:value-type="string">
            <text:p>++</text:p>
          </table:table-cell>
          <table:table-cell table:style-name="ce5" table:formula="of:=COM.MICROSOFT.IFS([.F2]=0;&quot;&quot;;[.F2]&gt;0;COM.MICROSOFT.IFS([.F2]&lt;=0.1;&quot;+&quot;;0.1&lt;[.F2]&lt;=1;&quot;++&quot;;1&lt;[.F2]&lt;=2;&quot;+++&quot;;[.F2]&gt;2;&quot;++++&quot;);[.F2]&lt;0;COM.MICROSOFT.IFS([.F2]&gt;=-0.1;&quot;-&quot;;-0.1&gt;[.F2]&gt;=-1;&quot;--&quot;;-1&gt;[.F2]&gt;=-2;&quot;---&quot;;[.F2]&lt;2;&quot;----&quot;))" office:value-type="string" office:string-value="++" calcext:value-type="string">
            <text:p>++</text:p>
          </table:table-cell>
          <table:table-cell table:style-name="ce6" table:formula="of:=COM.MICROSOFT.IFS([.G2]=0;&quot;&quot;;[.G2]&gt;0;COM.MICROSOFT.IFS([.G2]&lt;=0.1;&quot;+&quot;;0.1&lt;[.G2]&lt;=1;&quot;++&quot;;1&lt;[.G2]&lt;=2;&quot;+++&quot;;[.G2]&gt;2;&quot;++++&quot;);[.G2]&lt;0;COM.MICROSOFT.IFS([.G2]&gt;=-0.1;&quot;-&quot;;-0.1&gt;[.G2]&gt;=-1;&quot;--&quot;;-1&gt;[.G2]&gt;=-2;&quot;---&quot;;[.G2]&lt;2;&quot;----&quot;))" office:value-type="string" office:string-value="--" calcext:value-type="string">
            <text:p>--</text:p>
          </table:table-cell>
          <table:table-cell table:style-name="ce6" table:formula="of:=COM.MICROSOFT.IFS([.H2]=0;&quot;&quot;;[.H2]&gt;0;COM.MICROSOFT.IFS([.H2]&lt;=0.1;&quot;+&quot;;0.1&lt;[.H2]&lt;=1;&quot;++&quot;;1&lt;[.H2]&lt;=2;&quot;+++&quot;;[.H2]&gt;2;&quot;++++&quot;);[.H2]&lt;0;COM.MICROSOFT.IFS([.H2]&gt;=-0.1;&quot;-&quot;;-0.1&gt;[.H2]&gt;=-1;&quot;--&quot;;-1&gt;[.H2]&gt;=-2;&quot;---&quot;;[.H2]&lt;2;&quot;----&quot;))" office:value-type="string" office:string-value="--" calcext:value-type="string">
            <text:p>--</text:p>
          </table:table-cell>
          <table:table-cell table:style-name="ce5" table:formula="of:=COM.MICROSOFT.IFS([.I2]=0;&quot;&quot;;[.I2]&gt;0;COM.MICROSOFT.IFS([.I2]&lt;=0.1;&quot;+&quot;;0.1&lt;[.I2]&lt;=1;&quot;++&quot;;1&lt;[.I2]&lt;=2;&quot;+++&quot;;[.I2]&gt;2;&quot;++++&quot;);[.I2]&lt;0;COM.MICROSOFT.IFS([.I2]&gt;=-0.1;&quot;-&quot;;-0.1&gt;[.I2]&gt;=-1;&quot;--&quot;;-1&gt;[.I2]&gt;=-2;&quot;---&quot;;[.I2]&lt;2;&quot;----&quot;))" office:value-type="string" office:string-value="+" calcext:value-type="string">
            <text:p>+</text:p>
          </table:table-cell>
          <table:table-cell table:style-name="ce5" table:formula="of:=COM.MICROSOFT.IFS([.J2]=0;&quot;&quot;;[.J2]&gt;0;COM.MICROSOFT.IFS([.J2]&lt;=0.1;&quot;+&quot;;0.1&lt;[.J2]&lt;=1;&quot;++&quot;;1&lt;[.J2]&lt;=2;&quot;+++&quot;;[.J2]&gt;2;&quot;++++&quot;);[.J2]&lt;0;COM.MICROSOFT.IFS([.J2]&gt;=-0.1;&quot;-&quot;;-0.1&gt;[.J2]&gt;=-1;&quot;--&quot;;-1&gt;[.J2]&gt;=-2;&quot;---&quot;;[.J2]&lt;2;&quot;----&quot;))" office:value-type="string" office:string-value="++" calcext:value-type="string">
            <text:p>++</text:p>
          </table:table-cell>
          <table:table-cell table:style-name="ce5" table:formula="of:=COM.MICROSOFT.IFS([.K2]=0;&quot;&quot;;[.K2]&gt;0;COM.MICROSOFT.IFS([.K2]&lt;=0.1;&quot;+&quot;;0.1&lt;[.K2]&lt;=1;&quot;++&quot;;1&lt;[.K2]&lt;=2;&quot;+++&quot;;[.K2]&gt;2;&quot;++++&quot;);[.K2]&lt;0;COM.MICROSOFT.IFS([.K2]&gt;=-0.1;&quot;-&quot;;-0.1&gt;[.K2]&gt;=-1;&quot;--&quot;;-1&gt;[.K2]&gt;=-2;&quot;---&quot;;[.K2]&lt;2;&quot;----&quot;))" office:value-type="string" office:string-value="++" calcext:value-type="string">
            <text:p>++</text:p>
          </table:table-cell>
        </table:table-row>
        <table:table-row table:style-name="ro1">
          <table:table-cell office:value-type="string" calcext:value-type="string">
            <text:p>gene2</text:p>
          </table:table-cell>
          <table:table-cell table:style-name="ce5" table:formula="of:=COM.MICROSOFT.IFS([.B3]=0;&quot;&quot;;[.B3]&gt;0;COM.MICROSOFT.IFS([.B3]&lt;=0.1;&quot;+&quot;;0.1&lt;[.B3]&lt;=1;&quot;++&quot;;1&lt;[.B3]&lt;=2;&quot;+++&quot;;[.B3]&gt;2;&quot;++++&quot;);[.B3]&lt;0;COM.MICROSOFT.IFS([.B3]&gt;=-0.1;&quot;-&quot;;-0.1&gt;[.B3]&gt;=-1;&quot;--&quot;;-1&gt;[.B3]&gt;=-2;&quot;---&quot;;[.B3]&lt;2;&quot;----&quot;))" office:value-type="string" office:string-value="--" calcext:value-type="string">
            <text:p>--</text:p>
          </table:table-cell>
          <table:table-cell table:style-name="ce5" table:formula="of:=COM.MICROSOFT.IFS([.C3]=0;&quot;&quot;;[.C3]&gt;0;COM.MICROSOFT.IFS([.C3]&lt;=0.1;&quot;+&quot;;0.1&lt;[.C3]&lt;=1;&quot;++&quot;;1&lt;[.C3]&lt;=2;&quot;+++&quot;;[.C3]&gt;2;&quot;++++&quot;);[.C3]&lt;0;COM.MICROSOFT.IFS([.C3]&gt;=-0.1;&quot;-&quot;;-0.1&gt;[.C3]&gt;=-1;&quot;--&quot;;-1&gt;[.C3]&gt;=-2;&quot;---&quot;;[.C3]&lt;2;&quot;----&quot;))" office:value-type="string" office:string-value="++" calcext:value-type="string">
            <text:p>++</text:p>
          </table:table-cell>
          <table:table-cell table:style-name="ce6" table:formula="of:=COM.MICROSOFT.IFS([.D3]=0;&quot;&quot;;[.D3]&gt;0;COM.MICROSOFT.IFS([.D3]&lt;=0.1;&quot;+&quot;;0.1&lt;[.D3]&lt;=1;&quot;++&quot;;1&lt;[.D3]&lt;=2;&quot;+++&quot;;[.D3]&gt;2;&quot;++++&quot;);[.D3]&lt;0;COM.MICROSOFT.IFS([.D3]&gt;=-0.1;&quot;-&quot;;-0.1&gt;[.D3]&gt;=-1;&quot;--&quot;;-1&gt;[.D3]&gt;=-2;&quot;---&quot;;[.D3]&lt;2;&quot;----&quot;))" office:value-type="string" office:string-value="+" calcext:value-type="string">
            <text:p>+</text:p>
          </table:table-cell>
          <table:table-cell table:style-name="ce5" table:formula="of:=COM.MICROSOFT.IFS([.E3]=0;&quot;&quot;;[.E3]&gt;0;COM.MICROSOFT.IFS([.E3]&lt;=0.1;&quot;+&quot;;0.1&lt;[.E3]&lt;=1;&quot;++&quot;;1&lt;[.E3]&lt;=2;&quot;+++&quot;;[.E3]&gt;2;&quot;++++&quot;);[.E3]&lt;0;COM.MICROSOFT.IFS([.E3]&gt;=-0.1;&quot;-&quot;;-0.1&gt;[.E3]&gt;=-1;&quot;--&quot;;-1&gt;[.E3]&gt;=-2;&quot;---&quot;;[.E3]&lt;2;&quot;----&quot;))" office:value-type="string" office:string-value="++" calcext:value-type="string">
            <text:p>++</text:p>
          </table:table-cell>
          <table:table-cell table:style-name="ce5" table:formula="of:=COM.MICROSOFT.IFS([.F3]=0;&quot;&quot;;[.F3]&gt;0;COM.MICROSOFT.IFS([.F3]&lt;=0.1;&quot;+&quot;;0.1&lt;[.F3]&lt;=1;&quot;++&quot;;1&lt;[.F3]&lt;=2;&quot;+++&quot;;[.F3]&gt;2;&quot;++++&quot;);[.F3]&lt;0;COM.MICROSOFT.IFS([.F3]&gt;=-0.1;&quot;-&quot;;-0.1&gt;[.F3]&gt;=-1;&quot;--&quot;;-1&gt;[.F3]&gt;=-2;&quot;---&quot;;[.F3]&lt;2;&quot;----&quot;))" office:value-type="string" office:string-value="+" calcext:value-type="string">
            <text:p>+</text:p>
          </table:table-cell>
          <table:table-cell table:style-name="ce6" table:formula="of:=COM.MICROSOFT.IFS([.G3]=0;&quot;&quot;;[.G3]&gt;0;COM.MICROSOFT.IFS([.G3]&lt;=0.1;&quot;+&quot;;0.1&lt;[.G3]&lt;=1;&quot;++&quot;;1&lt;[.G3]&lt;=2;&quot;+++&quot;;[.G3]&gt;2;&quot;++++&quot;);[.G3]&lt;0;COM.MICROSOFT.IFS([.G3]&gt;=-0.1;&quot;-&quot;;-0.1&gt;[.G3]&gt;=-1;&quot;--&quot;;-1&gt;[.G3]&gt;=-2;&quot;---&quot;;[.G3]&lt;2;&quot;----&quot;))" office:value-type="string" office:string-value="-" calcext:value-type="string">
            <text:p>-</text:p>
          </table:table-cell>
          <table:table-cell table:style-name="ce6" table:formula="of:=COM.MICROSOFT.IFS([.H3]=0;&quot;&quot;;[.H3]&gt;0;COM.MICROSOFT.IFS([.H3]&lt;=0.1;&quot;+&quot;;0.1&lt;[.H3]&lt;=1;&quot;++&quot;;1&lt;[.H3]&lt;=2;&quot;+++&quot;;[.H3]&gt;2;&quot;++++&quot;);[.H3]&lt;0;COM.MICROSOFT.IFS([.H3]&gt;=-0.1;&quot;-&quot;;-0.1&gt;[.H3]&gt;=-1;&quot;--&quot;;-1&gt;[.H3]&gt;=-2;&quot;---&quot;;[.H3]&lt;2;&quot;----&quot;))" office:value-type="string" office:string-value="-" calcext:value-type="string">
            <text:p>-</text:p>
          </table:table-cell>
          <table:table-cell table:style-name="ce5" table:formula="of:=COM.MICROSOFT.IFS([.I3]=0;&quot;&quot;;[.I3]&gt;0;COM.MICROSOFT.IFS([.I3]&lt;=0.1;&quot;+&quot;;0.1&lt;[.I3]&lt;=1;&quot;++&quot;;1&lt;[.I3]&lt;=2;&quot;+++&quot;;[.I3]&gt;2;&quot;++++&quot;);[.I3]&lt;0;COM.MICROSOFT.IFS([.I3]&gt;=-0.1;&quot;-&quot;;-0.1&gt;[.I3]&gt;=-1;&quot;--&quot;;-1&gt;[.I3]&gt;=-2;&quot;---&quot;;[.I3]&lt;2;&quot;----&quot;))" office:value-type="string" office:string-value="--" calcext:value-type="string">
            <text:p>--</text:p>
          </table:table-cell>
          <table:table-cell table:style-name="ce5" table:formula="of:=COM.MICROSOFT.IFS([.J3]=0;&quot;&quot;;[.J3]&gt;0;COM.MICROSOFT.IFS([.J3]&lt;=0.1;&quot;+&quot;;0.1&lt;[.J3]&lt;=1;&quot;++&quot;;1&lt;[.J3]&lt;=2;&quot;+++&quot;;[.J3]&gt;2;&quot;++++&quot;);[.J3]&lt;0;COM.MICROSOFT.IFS([.J3]&gt;=-0.1;&quot;-&quot;;-0.1&gt;[.J3]&gt;=-1;&quot;--&quot;;-1&gt;[.J3]&gt;=-2;&quot;---&quot;;[.J3]&lt;2;&quot;----&quot;))" office:value-type="string" office:string-value="++" calcext:value-type="string">
            <text:p>++</text:p>
          </table:table-cell>
          <table:table-cell table:style-name="ce5" table:formula="of:=COM.MICROSOFT.IFS([.K3]=0;&quot;&quot;;[.K3]&gt;0;COM.MICROSOFT.IFS([.K3]&lt;=0.1;&quot;+&quot;;0.1&lt;[.K3]&lt;=1;&quot;++&quot;;1&lt;[.K3]&lt;=2;&quot;+++&quot;;[.K3]&gt;2;&quot;++++&quot;);[.K3]&lt;0;COM.MICROSOFT.IFS([.K3]&gt;=-0.1;&quot;-&quot;;-0.1&gt;[.K3]&gt;=-1;&quot;--&quot;;-1&gt;[.K3]&gt;=-2;&quot;---&quot;;[.K3]&lt;2;&quot;----&quot;))" office:value-type="string" office:string-value="--" calcext:value-type="string">
            <text:p>--</text:p>
          </table:table-cell>
        </table:table-row>
        <table:table-row table:style-name="ro1">
          <table:table-cell table:style-name="ce2" office:value-type="string" calcext:value-type="string">
            <text:p>gene3</text:p>
          </table:table-cell>
          <table:table-cell table:style-name="ce6" table:formula="of:=COM.MICROSOFT.IFS([.B4]=0;&quot;&quot;;[.B4]&gt;0;COM.MICROSOFT.IFS([.B4]&lt;=0.1;&quot;+&quot;;0.1&lt;[.B4]&lt;=1;&quot;++&quot;;1&lt;[.B4]&lt;=2;&quot;+++&quot;;[.B4]&gt;2;&quot;++++&quot;);[.B4]&lt;0;COM.MICROSOFT.IFS([.B4]&gt;=-0.1;&quot;-&quot;;-0.1&gt;[.B4]&gt;=-1;&quot;--&quot;;-1&gt;[.B4]&gt;=-2;&quot;---&quot;;[.B4]&lt;2;&quot;----&quot;))" office:value-type="string" office:string-value="-" calcext:value-type="string">
            <text:p>-</text:p>
          </table:table-cell>
          <table:table-cell table:style-name="ce6" table:formula="of:=COM.MICROSOFT.IFS([.C4]=0;&quot;&quot;;[.C4]&gt;0;COM.MICROSOFT.IFS([.C4]&lt;=0.1;&quot;+&quot;;0.1&lt;[.C4]&lt;=1;&quot;++&quot;;1&lt;[.C4]&lt;=2;&quot;+++&quot;;[.C4]&gt;2;&quot;++++&quot;);[.C4]&lt;0;COM.MICROSOFT.IFS([.C4]&gt;=-0.1;&quot;-&quot;;-0.1&gt;[.C4]&gt;=-1;&quot;--&quot;;-1&gt;[.C4]&gt;=-2;&quot;---&quot;;[.C4]&lt;2;&quot;----&quot;))" office:value-type="string" office:string-value="+" calcext:value-type="string">
            <text:p>+</text:p>
          </table:table-cell>
          <table:table-cell table:style-name="ce6" table:formula="of:=COM.MICROSOFT.IFS([.D4]=0;&quot;&quot;;[.D4]&gt;0;COM.MICROSOFT.IFS([.D4]&lt;=0.1;&quot;+&quot;;0.1&lt;[.D4]&lt;=1;&quot;++&quot;;1&lt;[.D4]&lt;=2;&quot;+++&quot;;[.D4]&gt;2;&quot;++++&quot;);[.D4]&lt;0;COM.MICROSOFT.IFS([.D4]&gt;=-0.1;&quot;-&quot;;-0.1&gt;[.D4]&gt;=-1;&quot;--&quot;;-1&gt;[.D4]&gt;=-2;&quot;---&quot;;[.D4]&lt;2;&quot;----&quot;))" office:value-type="string" office:string-value="-" calcext:value-type="string">
            <text:p>-</text:p>
          </table:table-cell>
          <table:table-cell table:style-name="ce6" table:formula="of:=COM.MICROSOFT.IFS([.E4]=0;&quot;&quot;;[.E4]&gt;0;COM.MICROSOFT.IFS([.E4]&lt;=0.1;&quot;+&quot;;0.1&lt;[.E4]&lt;=1;&quot;++&quot;;1&lt;[.E4]&lt;=2;&quot;+++&quot;;[.E4]&gt;2;&quot;++++&quot;);[.E4]&lt;0;COM.MICROSOFT.IFS([.E4]&gt;=-0.1;&quot;-&quot;;-0.1&gt;[.E4]&gt;=-1;&quot;--&quot;;-1&gt;[.E4]&gt;=-2;&quot;---&quot;;[.E4]&lt;2;&quot;----&quot;))" office:value-type="string" office:string-value="+" calcext:value-type="string">
            <text:p>+</text:p>
          </table:table-cell>
          <table:table-cell table:style-name="ce6" table:formula="of:=COM.MICROSOFT.IFS([.F4]=0;&quot;&quot;;[.F4]&gt;0;COM.MICROSOFT.IFS([.F4]&lt;=0.1;&quot;+&quot;;0.1&lt;[.F4]&lt;=1;&quot;++&quot;;1&lt;[.F4]&lt;=2;&quot;+++&quot;;[.F4]&gt;2;&quot;++++&quot;);[.F4]&lt;0;COM.MICROSOFT.IFS([.F4]&gt;=-0.1;&quot;-&quot;;-0.1&gt;[.F4]&gt;=-1;&quot;--&quot;;-1&gt;[.F4]&gt;=-2;&quot;---&quot;;[.F4]&lt;2;&quot;----&quot;))" office:value-type="string" office:string-value="-" calcext:value-type="string">
            <text:p>-</text:p>
          </table:table-cell>
          <table:table-cell table:style-name="ce6" table:formula="of:=COM.MICROSOFT.IFS([.G4]=0;&quot;&quot;;[.G4]&gt;0;COM.MICROSOFT.IFS([.G4]&lt;=0.1;&quot;+&quot;;0.1&lt;[.G4]&lt;=1;&quot;++&quot;;1&lt;[.G4]&lt;=2;&quot;+++&quot;;[.G4]&gt;2;&quot;++++&quot;);[.G4]&lt;0;COM.MICROSOFT.IFS([.G4]&gt;=-0.1;&quot;-&quot;;-0.1&gt;[.G4]&gt;=-1;&quot;--&quot;;-1&gt;[.G4]&gt;=-2;&quot;---&quot;;[.G4]&lt;2;&quot;----&quot;))" office:value-type="string" office:string-value="++" calcext:value-type="string">
            <text:p>++</text:p>
          </table:table-cell>
          <table:table-cell table:style-name="ce6" table:formula="of:=COM.MICROSOFT.IFS([.H4]=0;&quot;&quot;;[.H4]&gt;0;COM.MICROSOFT.IFS([.H4]&lt;=0.1;&quot;+&quot;;0.1&lt;[.H4]&lt;=1;&quot;++&quot;;1&lt;[.H4]&lt;=2;&quot;+++&quot;;[.H4]&gt;2;&quot;++++&quot;);[.H4]&lt;0;COM.MICROSOFT.IFS([.H4]&gt;=-0.1;&quot;-&quot;;-0.1&gt;[.H4]&gt;=-1;&quot;--&quot;;-1&gt;[.H4]&gt;=-2;&quot;---&quot;;[.H4]&lt;2;&quot;----&quot;))" office:value-type="string" office:string-value="+" calcext:value-type="string">
            <text:p>+</text:p>
          </table:table-cell>
          <table:table-cell table:style-name="ce6" table:formula="of:=COM.MICROSOFT.IFS([.I4]=0;&quot;&quot;;[.I4]&gt;0;COM.MICROSOFT.IFS([.I4]&lt;=0.1;&quot;+&quot;;0.1&lt;[.I4]&lt;=1;&quot;++&quot;;1&lt;[.I4]&lt;=2;&quot;+++&quot;;[.I4]&gt;2;&quot;++++&quot;);[.I4]&lt;0;COM.MICROSOFT.IFS([.I4]&gt;=-0.1;&quot;-&quot;;-0.1&gt;[.I4]&gt;=-1;&quot;--&quot;;-1&gt;[.I4]&gt;=-2;&quot;---&quot;;[.I4]&lt;2;&quot;----&quot;))" office:value-type="string" office:string-value="+" calcext:value-type="string">
            <text:p>+</text:p>
          </table:table-cell>
          <table:table-cell table:style-name="ce6" table:formula="of:=COM.MICROSOFT.IFS([.J4]=0;&quot;&quot;;[.J4]&gt;0;COM.MICROSOFT.IFS([.J4]&lt;=0.1;&quot;+&quot;;0.1&lt;[.J4]&lt;=1;&quot;++&quot;;1&lt;[.J4]&lt;=2;&quot;+++&quot;;[.J4]&gt;2;&quot;++++&quot;);[.J4]&lt;0;COM.MICROSOFT.IFS([.J4]&gt;=-0.1;&quot;-&quot;;-0.1&gt;[.J4]&gt;=-1;&quot;--&quot;;-1&gt;[.J4]&gt;=-2;&quot;---&quot;;[.J4]&lt;2;&quot;----&quot;))" office:value-type="string" office:string-value="+" calcext:value-type="string">
            <text:p>+</text:p>
          </table:table-cell>
          <table:table-cell table:style-name="ce6" table:formula="of:=COM.MICROSOFT.IFS([.K4]=0;&quot;&quot;;[.K4]&gt;0;COM.MICROSOFT.IFS([.K4]&lt;=0.1;&quot;+&quot;;0.1&lt;[.K4]&lt;=1;&quot;++&quot;;1&lt;[.K4]&lt;=2;&quot;+++&quot;;[.K4]&gt;2;&quot;++++&quot;);[.K4]&lt;0;COM.MICROSOFT.IFS([.K4]&gt;=-0.1;&quot;-&quot;;-0.1&gt;[.K4]&gt;=-1;&quot;--&quot;;-1&gt;[.K4]&gt;=-2;&quot;---&quot;;[.K4]&lt;2;&quot;----&quot;)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gene4</text:p>
          </table:table-cell>
          <table:table-cell table:style-name="ce5" table:formula="of:=COM.MICROSOFT.IFS([.B5]=0;&quot;&quot;;[.B5]&gt;0;COM.MICROSOFT.IFS([.B5]&lt;=0.1;&quot;+&quot;;0.1&lt;[.B5]&lt;=1;&quot;++&quot;;1&lt;[.B5]&lt;=2;&quot;+++&quot;;[.B5]&gt;2;&quot;++++&quot;);[.B5]&lt;0;COM.MICROSOFT.IFS([.B5]&gt;=-0.1;&quot;-&quot;;-0.1&gt;[.B5]&gt;=-1;&quot;--&quot;;-1&gt;[.B5]&gt;=-2;&quot;---&quot;;[.B5]&lt;2;&quot;----&quot;))" office:value-type="string" office:string-value="++" calcext:value-type="string">
            <text:p>++</text:p>
          </table:table-cell>
          <table:table-cell table:style-name="ce5" table:formula="of:=COM.MICROSOFT.IFS([.C5]=0;&quot;&quot;;[.C5]&gt;0;COM.MICROSOFT.IFS([.C5]&lt;=0.1;&quot;+&quot;;0.1&lt;[.C5]&lt;=1;&quot;++&quot;;1&lt;[.C5]&lt;=2;&quot;+++&quot;;[.C5]&gt;2;&quot;++++&quot;);[.C5]&lt;0;COM.MICROSOFT.IFS([.C5]&gt;=-0.1;&quot;-&quot;;-0.1&gt;[.C5]&gt;=-1;&quot;--&quot;;-1&gt;[.C5]&gt;=-2;&quot;---&quot;;[.C5]&lt;2;&quot;----&quot;))" office:value-type="string" office:string-value="--" calcext:value-type="string">
            <text:p>--</text:p>
          </table:table-cell>
          <table:table-cell table:style-name="ce6" table:formula="of:=COM.MICROSOFT.IFS([.D5]=0;&quot;&quot;;[.D5]&gt;0;COM.MICROSOFT.IFS([.D5]&lt;=0.1;&quot;+&quot;;0.1&lt;[.D5]&lt;=1;&quot;++&quot;;1&lt;[.D5]&lt;=2;&quot;+++&quot;;[.D5]&gt;2;&quot;++++&quot;);[.D5]&lt;0;COM.MICROSOFT.IFS([.D5]&gt;=-0.1;&quot;-&quot;;-0.1&gt;[.D5]&gt;=-1;&quot;--&quot;;-1&gt;[.D5]&gt;=-2;&quot;---&quot;;[.D5]&lt;2;&quot;----&quot;))" office:value-type="string" office:string-value="-" calcext:value-type="string">
            <text:p>-</text:p>
          </table:table-cell>
          <table:table-cell table:style-name="ce5" table:formula="of:=COM.MICROSOFT.IFS([.E5]=0;&quot;&quot;;[.E5]&gt;0;COM.MICROSOFT.IFS([.E5]&lt;=0.1;&quot;+&quot;;0.1&lt;[.E5]&lt;=1;&quot;++&quot;;1&lt;[.E5]&lt;=2;&quot;+++&quot;;[.E5]&gt;2;&quot;++++&quot;);[.E5]&lt;0;COM.MICROSOFT.IFS([.E5]&gt;=-0.1;&quot;-&quot;;-0.1&gt;[.E5]&gt;=-1;&quot;--&quot;;-1&gt;[.E5]&gt;=-2;&quot;---&quot;;[.E5]&lt;2;&quot;----&quot;))" office:value-type="string" office:string-value="--" calcext:value-type="string">
            <text:p>--</text:p>
          </table:table-cell>
          <table:table-cell table:style-name="ce5" table:formula="of:=COM.MICROSOFT.IFS([.F5]=0;&quot;&quot;;[.F5]&gt;0;COM.MICROSOFT.IFS([.F5]&lt;=0.1;&quot;+&quot;;0.1&lt;[.F5]&lt;=1;&quot;++&quot;;1&lt;[.F5]&lt;=2;&quot;+++&quot;;[.F5]&gt;2;&quot;++++&quot;);[.F5]&lt;0;COM.MICROSOFT.IFS([.F5]&gt;=-0.1;&quot;-&quot;;-0.1&gt;[.F5]&gt;=-1;&quot;--&quot;;-1&gt;[.F5]&gt;=-2;&quot;---&quot;;[.F5]&lt;2;&quot;----&quot;))" office:value-type="string" office:string-value="--" calcext:value-type="string">
            <text:p>--</text:p>
          </table:table-cell>
          <table:table-cell table:style-name="ce6" table:formula="of:=COM.MICROSOFT.IFS([.G5]=0;&quot;&quot;;[.G5]&gt;0;COM.MICROSOFT.IFS([.G5]&lt;=0.1;&quot;+&quot;;0.1&lt;[.G5]&lt;=1;&quot;++&quot;;1&lt;[.G5]&lt;=2;&quot;+++&quot;;[.G5]&gt;2;&quot;++++&quot;);[.G5]&lt;0;COM.MICROSOFT.IFS([.G5]&gt;=-0.1;&quot;-&quot;;-0.1&gt;[.G5]&gt;=-1;&quot;--&quot;;-1&gt;[.G5]&gt;=-2;&quot;---&quot;;[.G5]&lt;2;&quot;----&quot;))" office:value-type="string" office:string-value="-" calcext:value-type="string">
            <text:p>-</text:p>
          </table:table-cell>
          <table:table-cell table:style-name="ce6" table:formula="of:=COM.MICROSOFT.IFS([.H5]=0;&quot;&quot;;[.H5]&gt;0;COM.MICROSOFT.IFS([.H5]&lt;=0.1;&quot;+&quot;;0.1&lt;[.H5]&lt;=1;&quot;++&quot;;1&lt;[.H5]&lt;=2;&quot;+++&quot;;[.H5]&gt;2;&quot;++++&quot;);[.H5]&lt;0;COM.MICROSOFT.IFS([.H5]&gt;=-0.1;&quot;-&quot;;-0.1&gt;[.H5]&gt;=-1;&quot;--&quot;;-1&gt;[.H5]&gt;=-2;&quot;---&quot;;[.H5]&lt;2;&quot;----&quot;))" office:value-type="string" office:string-value="-" calcext:value-type="string">
            <text:p>-</text:p>
          </table:table-cell>
          <table:table-cell table:style-name="ce5" table:formula="of:=COM.MICROSOFT.IFS([.I5]=0;&quot;&quot;;[.I5]&gt;0;COM.MICROSOFT.IFS([.I5]&lt;=0.1;&quot;+&quot;;0.1&lt;[.I5]&lt;=1;&quot;++&quot;;1&lt;[.I5]&lt;=2;&quot;+++&quot;;[.I5]&gt;2;&quot;++++&quot;);[.I5]&lt;0;COM.MICROSOFT.IFS([.I5]&gt;=-0.1;&quot;-&quot;;-0.1&gt;[.I5]&gt;=-1;&quot;--&quot;;-1&gt;[.I5]&gt;=-2;&quot;---&quot;;[.I5]&lt;2;&quot;----&quot;))" office:value-type="string" office:string-value="--" calcext:value-type="string">
            <text:p>--</text:p>
          </table:table-cell>
          <table:table-cell table:style-name="ce5" table:formula="of:=COM.MICROSOFT.IFS([.J5]=0;&quot;&quot;;[.J5]&gt;0;COM.MICROSOFT.IFS([.J5]&lt;=0.1;&quot;+&quot;;0.1&lt;[.J5]&lt;=1;&quot;++&quot;;1&lt;[.J5]&lt;=2;&quot;+++&quot;;[.J5]&gt;2;&quot;++++&quot;);[.J5]&lt;0;COM.MICROSOFT.IFS([.J5]&gt;=-0.1;&quot;-&quot;;-0.1&gt;[.J5]&gt;=-1;&quot;--&quot;;-1&gt;[.J5]&gt;=-2;&quot;---&quot;;[.J5]&lt;2;&quot;----&quot;))" office:value-type="string" office:string-value="--" calcext:value-type="string">
            <text:p>--</text:p>
          </table:table-cell>
          <table:table-cell table:style-name="ce5" table:formula="of:=COM.MICROSOFT.IFS([.K5]=0;&quot;&quot;;[.K5]&gt;0;COM.MICROSOFT.IFS([.K5]&lt;=0.1;&quot;+&quot;;0.1&lt;[.K5]&lt;=1;&quot;++&quot;;1&lt;[.K5]&lt;=2;&quot;+++&quot;;[.K5]&gt;2;&quot;++++&quot;);[.K5]&lt;0;COM.MICROSOFT.IFS([.K5]&gt;=-0.1;&quot;-&quot;;-0.1&gt;[.K5]&gt;=-1;&quot;--&quot;;-1&gt;[.K5]&gt;=-2;&quot;---&quot;;[.K5]&lt;2;&quot;----&quot;))" office:value-type="string" office:string-value="+" calcext:value-type="string">
            <text:p>+</text:p>
          </table:table-cell>
        </table:table-row>
        <table:table-row table:style-name="ro1">
          <table:table-cell office:value-type="string" calcext:value-type="string">
            <text:p>gene5</text:p>
          </table:table-cell>
          <table:table-cell table:style-name="ce5" table:formula="of:=COM.MICROSOFT.IFS([.B6]=0;&quot;&quot;;[.B6]&gt;0;COM.MICROSOFT.IFS([.B6]&lt;=0.1;&quot;+&quot;;0.1&lt;[.B6]&lt;=1;&quot;++&quot;;1&lt;[.B6]&lt;=2;&quot;+++&quot;;[.B6]&gt;2;&quot;++++&quot;);[.B6]&lt;0;COM.MICROSOFT.IFS([.B6]&gt;=-0.1;&quot;-&quot;;-0.1&gt;[.B6]&gt;=-1;&quot;--&quot;;-1&gt;[.B6]&gt;=-2;&quot;---&quot;;[.B6]&lt;2;&quot;----&quot;))" office:value-type="string" office:string-value="+" calcext:value-type="string">
            <text:p>+</text:p>
          </table:table-cell>
          <table:table-cell table:style-name="ce5" table:formula="of:=COM.MICROSOFT.IFS([.C6]=0;&quot;&quot;;[.C6]&gt;0;COM.MICROSOFT.IFS([.C6]&lt;=0.1;&quot;+&quot;;0.1&lt;[.C6]&lt;=1;&quot;++&quot;;1&lt;[.C6]&lt;=2;&quot;+++&quot;;[.C6]&gt;2;&quot;++++&quot;);[.C6]&lt;0;COM.MICROSOFT.IFS([.C6]&gt;=-0.1;&quot;-&quot;;-0.1&gt;[.C6]&gt;=-1;&quot;--&quot;;-1&gt;[.C6]&gt;=-2;&quot;---&quot;;[.C6]&lt;2;&quot;----&quot;))" office:value-type="string" office:string-value="+" calcext:value-type="string">
            <text:p>+</text:p>
          </table:table-cell>
          <table:table-cell table:style-name="ce6" table:formula="of:=COM.MICROSOFT.IFS([.D6]=0;&quot;&quot;;[.D6]&gt;0;COM.MICROSOFT.IFS([.D6]&lt;=0.1;&quot;+&quot;;0.1&lt;[.D6]&lt;=1;&quot;++&quot;;1&lt;[.D6]&lt;=2;&quot;+++&quot;;[.D6]&gt;2;&quot;++++&quot;);[.D6]&lt;0;COM.MICROSOFT.IFS([.D6]&gt;=-0.1;&quot;-&quot;;-0.1&gt;[.D6]&gt;=-1;&quot;--&quot;;-1&gt;[.D6]&gt;=-2;&quot;---&quot;;[.D6]&lt;2;&quot;----&quot;))" office:value-type="string" office:string-value="+" calcext:value-type="string">
            <text:p>+</text:p>
          </table:table-cell>
          <table:table-cell table:style-name="ce5" table:formula="of:=COM.MICROSOFT.IFS([.E6]=0;&quot;&quot;;[.E6]&gt;0;COM.MICROSOFT.IFS([.E6]&lt;=0.1;&quot;+&quot;;0.1&lt;[.E6]&lt;=1;&quot;++&quot;;1&lt;[.E6]&lt;=2;&quot;+++&quot;;[.E6]&gt;2;&quot;++++&quot;);[.E6]&lt;0;COM.MICROSOFT.IFS([.E6]&gt;=-0.1;&quot;-&quot;;-0.1&gt;[.E6]&gt;=-1;&quot;--&quot;;-1&gt;[.E6]&gt;=-2;&quot;---&quot;;[.E6]&lt;2;&quot;----&quot;))" office:value-type="string" office:string-value="-" calcext:value-type="string">
            <text:p>-</text:p>
          </table:table-cell>
          <table:table-cell table:style-name="ce5" table:formula="of:=COM.MICROSOFT.IFS([.F6]=0;&quot;&quot;;[.F6]&gt;0;COM.MICROSOFT.IFS([.F6]&lt;=0.1;&quot;+&quot;;0.1&lt;[.F6]&lt;=1;&quot;++&quot;;1&lt;[.F6]&lt;=2;&quot;+++&quot;;[.F6]&gt;2;&quot;++++&quot;);[.F6]&lt;0;COM.MICROSOFT.IFS([.F6]&gt;=-0.1;&quot;-&quot;;-0.1&gt;[.F6]&gt;=-1;&quot;--&quot;;-1&gt;[.F6]&gt;=-2;&quot;---&quot;;[.F6]&lt;2;&quot;----&quot;))" office:value-type="string" office:string-value="-" calcext:value-type="string">
            <text:p>-</text:p>
          </table:table-cell>
          <table:table-cell table:style-name="ce6" table:formula="of:=COM.MICROSOFT.IFS([.G6]=0;&quot;&quot;;[.G6]&gt;0;COM.MICROSOFT.IFS([.G6]&lt;=0.1;&quot;+&quot;;0.1&lt;[.G6]&lt;=1;&quot;++&quot;;1&lt;[.G6]&lt;=2;&quot;+++&quot;;[.G6]&gt;2;&quot;++++&quot;);[.G6]&lt;0;COM.MICROSOFT.IFS([.G6]&gt;=-0.1;&quot;-&quot;;-0.1&gt;[.G6]&gt;=-1;&quot;--&quot;;-1&gt;[.G6]&gt;=-2;&quot;---&quot;;[.G6]&lt;2;&quot;----&quot;))" office:value-type="string" office:string-value="+" calcext:value-type="string">
            <text:p>+</text:p>
          </table:table-cell>
          <table:table-cell table:style-name="ce6" table:formula="of:=COM.MICROSOFT.IFS([.H6]=0;&quot;&quot;;[.H6]&gt;0;COM.MICROSOFT.IFS([.H6]&lt;=0.1;&quot;+&quot;;0.1&lt;[.H6]&lt;=1;&quot;++&quot;;1&lt;[.H6]&lt;=2;&quot;+++&quot;;[.H6]&gt;2;&quot;++++&quot;);[.H6]&lt;0;COM.MICROSOFT.IFS([.H6]&gt;=-0.1;&quot;-&quot;;-0.1&gt;[.H6]&gt;=-1;&quot;--&quot;;-1&gt;[.H6]&gt;=-2;&quot;---&quot;;[.H6]&lt;2;&quot;----&quot;))" office:value-type="string" office:string-value="++" calcext:value-type="string">
            <text:p>++</text:p>
          </table:table-cell>
          <table:table-cell table:style-name="ce5" table:formula="of:=COM.MICROSOFT.IFS([.I6]=0;&quot;&quot;;[.I6]&gt;0;COM.MICROSOFT.IFS([.I6]&lt;=0.1;&quot;+&quot;;0.1&lt;[.I6]&lt;=1;&quot;++&quot;;1&lt;[.I6]&lt;=2;&quot;+++&quot;;[.I6]&gt;2;&quot;++++&quot;);[.I6]&lt;0;COM.MICROSOFT.IFS([.I6]&gt;=-0.1;&quot;-&quot;;-0.1&gt;[.I6]&gt;=-1;&quot;--&quot;;-1&gt;[.I6]&gt;=-2;&quot;---&quot;;[.I6]&lt;2;&quot;----&quot;))" office:value-type="string" office:string-value="-" calcext:value-type="string">
            <text:p>-</text:p>
          </table:table-cell>
          <table:table-cell table:style-name="ce5" table:formula="of:=COM.MICROSOFT.IFS([.J6]=0;&quot;&quot;;[.J6]&gt;0;COM.MICROSOFT.IFS([.J6]&lt;=0.1;&quot;+&quot;;0.1&lt;[.J6]&lt;=1;&quot;++&quot;;1&lt;[.J6]&lt;=2;&quot;+++&quot;;[.J6]&gt;2;&quot;++++&quot;);[.J6]&lt;0;COM.MICROSOFT.IFS([.J6]&gt;=-0.1;&quot;-&quot;;-0.1&gt;[.J6]&gt;=-1;&quot;--&quot;;-1&gt;[.J6]&gt;=-2;&quot;---&quot;;[.J6]&lt;2;&quot;----&quot;))" office:value-type="string" office:string-value="-" calcext:value-type="string">
            <text:p>-</text:p>
          </table:table-cell>
          <table:table-cell table:style-name="ce5" table:formula="of:=COM.MICROSOFT.IFS([.K6]=0;&quot;&quot;;[.K6]&gt;0;COM.MICROSOFT.IFS([.K6]&lt;=0.1;&quot;+&quot;;0.1&lt;[.K6]&lt;=1;&quot;++&quot;;1&lt;[.K6]&lt;=2;&quot;+++&quot;;[.K6]&gt;2;&quot;++++&quot;);[.K6]&lt;0;COM.MICROSOFT.IFS([.K6]&gt;=-0.1;&quot;-&quot;;-0.1&gt;[.K6]&gt;=-1;&quot;--&quot;;-1&gt;[.K6]&gt;=-2;&quot;---&quot;;[.K6]&lt;2;&quot;----&quot;))" office:value-type="string" office:string-value="+" calcext:value-type="string">
            <text:p>+</text:p>
          </table:table-cell>
        </table:table-row>
        <table:table-row table:style-name="ro1">
          <table:table-cell table:style-name="ce2" office:value-type="string" calcext:value-type="string">
            <text:p>gene6</text:p>
          </table:table-cell>
          <table:table-cell table:style-name="ce6" table:formula="of:=COM.MICROSOFT.IFS([.B7]=0;&quot;&quot;;[.B7]&gt;0;COM.MICROSOFT.IFS([.B7]&lt;=0.1;&quot;+&quot;;0.1&lt;[.B7]&lt;=1;&quot;++&quot;;1&lt;[.B7]&lt;=2;&quot;+++&quot;;[.B7]&gt;2;&quot;++++&quot;);[.B7]&lt;0;COM.MICROSOFT.IFS([.B7]&gt;=-0.1;&quot;-&quot;;-0.1&gt;[.B7]&gt;=-1;&quot;--&quot;;-1&gt;[.B7]&gt;=-2;&quot;---&quot;;[.B7]&lt;2;&quot;----&quot;))" office:value-type="string" office:string-value="+" calcext:value-type="string">
            <text:p>+</text:p>
          </table:table-cell>
          <table:table-cell table:style-name="ce6" table:formula="of:=COM.MICROSOFT.IFS([.C7]=0;&quot;&quot;;[.C7]&gt;0;COM.MICROSOFT.IFS([.C7]&lt;=0.1;&quot;+&quot;;0.1&lt;[.C7]&lt;=1;&quot;++&quot;;1&lt;[.C7]&lt;=2;&quot;+++&quot;;[.C7]&gt;2;&quot;++++&quot;);[.C7]&lt;0;COM.MICROSOFT.IFS([.C7]&gt;=-0.1;&quot;-&quot;;-0.1&gt;[.C7]&gt;=-1;&quot;--&quot;;-1&gt;[.C7]&gt;=-2;&quot;---&quot;;[.C7]&lt;2;&quot;----&quot;))" office:value-type="string" office:string-value="-" calcext:value-type="string">
            <text:p>-</text:p>
          </table:table-cell>
          <table:table-cell table:style-name="ce6" table:formula="of:=COM.MICROSOFT.IFS([.D7]=0;&quot;&quot;;[.D7]&gt;0;COM.MICROSOFT.IFS([.D7]&lt;=0.1;&quot;+&quot;;0.1&lt;[.D7]&lt;=1;&quot;++&quot;;1&lt;[.D7]&lt;=2;&quot;+++&quot;;[.D7]&gt;2;&quot;++++&quot;);[.D7]&lt;0;COM.MICROSOFT.IFS([.D7]&gt;=-0.1;&quot;-&quot;;-0.1&gt;[.D7]&gt;=-1;&quot;--&quot;;-1&gt;[.D7]&gt;=-2;&quot;---&quot;;[.D7]&lt;2;&quot;----&quot;))" office:value-type="string" office:string-value="--" calcext:value-type="string">
            <text:p>--</text:p>
          </table:table-cell>
          <table:table-cell table:style-name="ce6" table:formula="of:=COM.MICROSOFT.IFS([.E7]=0;&quot;&quot;;[.E7]&gt;0;COM.MICROSOFT.IFS([.E7]&lt;=0.1;&quot;+&quot;;0.1&lt;[.E7]&lt;=1;&quot;++&quot;;1&lt;[.E7]&lt;=2;&quot;+++&quot;;[.E7]&gt;2;&quot;++++&quot;);[.E7]&lt;0;COM.MICROSOFT.IFS([.E7]&gt;=-0.1;&quot;-&quot;;-0.1&gt;[.E7]&gt;=-1;&quot;--&quot;;-1&gt;[.E7]&gt;=-2;&quot;---&quot;;[.E7]&lt;2;&quot;----&quot;))" office:value-type="string" office:string-value="-" calcext:value-type="string">
            <text:p>-</text:p>
          </table:table-cell>
          <table:table-cell table:style-name="ce6" table:formula="of:=COM.MICROSOFT.IFS([.F7]=0;&quot;&quot;;[.F7]&gt;0;COM.MICROSOFT.IFS([.F7]&lt;=0.1;&quot;+&quot;;0.1&lt;[.F7]&lt;=1;&quot;++&quot;;1&lt;[.F7]&lt;=2;&quot;+++&quot;;[.F7]&gt;2;&quot;++++&quot;);[.F7]&lt;0;COM.MICROSOFT.IFS([.F7]&gt;=-0.1;&quot;-&quot;;-0.1&gt;[.F7]&gt;=-1;&quot;--&quot;;-1&gt;[.F7]&gt;=-2;&quot;---&quot;;[.F7]&lt;2;&quot;----&quot;))" office:value-type="string" office:string-value="--" calcext:value-type="string">
            <text:p>--</text:p>
          </table:table-cell>
          <table:table-cell table:style-name="ce6" table:formula="of:=COM.MICROSOFT.IFS([.G7]=0;&quot;&quot;;[.G7]&gt;0;COM.MICROSOFT.IFS([.G7]&lt;=0.1;&quot;+&quot;;0.1&lt;[.G7]&lt;=1;&quot;++&quot;;1&lt;[.G7]&lt;=2;&quot;+++&quot;;[.G7]&gt;2;&quot;++++&quot;);[.G7]&lt;0;COM.MICROSOFT.IFS([.G7]&gt;=-0.1;&quot;-&quot;;-0.1&gt;[.G7]&gt;=-1;&quot;--&quot;;-1&gt;[.G7]&gt;=-2;&quot;---&quot;;[.G7]&lt;2;&quot;----&quot;))" office:value-type="string" office:string-value="+" calcext:value-type="string">
            <text:p>+</text:p>
          </table:table-cell>
          <table:table-cell table:style-name="ce6" table:formula="of:=COM.MICROSOFT.IFS([.H7]=0;&quot;&quot;;[.H7]&gt;0;COM.MICROSOFT.IFS([.H7]&lt;=0.1;&quot;+&quot;;0.1&lt;[.H7]&lt;=1;&quot;++&quot;;1&lt;[.H7]&lt;=2;&quot;+++&quot;;[.H7]&gt;2;&quot;++++&quot;);[.H7]&lt;0;COM.MICROSOFT.IFS([.H7]&gt;=-0.1;&quot;-&quot;;-0.1&gt;[.H7]&gt;=-1;&quot;--&quot;;-1&gt;[.H7]&gt;=-2;&quot;---&quot;;[.H7]&lt;2;&quot;----&quot;))" office:value-type="string" office:string-value="+" calcext:value-type="string">
            <text:p>+</text:p>
          </table:table-cell>
          <table:table-cell table:style-name="ce6" table:formula="of:=COM.MICROSOFT.IFS([.I7]=0;&quot;&quot;;[.I7]&gt;0;COM.MICROSOFT.IFS([.I7]&lt;=0.1;&quot;+&quot;;0.1&lt;[.I7]&lt;=1;&quot;++&quot;;1&lt;[.I7]&lt;=2;&quot;+++&quot;;[.I7]&gt;2;&quot;++++&quot;);[.I7]&lt;0;COM.MICROSOFT.IFS([.I7]&gt;=-0.1;&quot;-&quot;;-0.1&gt;[.I7]&gt;=-1;&quot;--&quot;;-1&gt;[.I7]&gt;=-2;&quot;---&quot;;[.I7]&lt;2;&quot;----&quot;))" office:value-type="string" office:string-value="-" calcext:value-type="string">
            <text:p>-</text:p>
          </table:table-cell>
          <table:table-cell table:style-name="ce6" table:formula="of:=COM.MICROSOFT.IFS([.J7]=0;&quot;&quot;;[.J7]&gt;0;COM.MICROSOFT.IFS([.J7]&lt;=0.1;&quot;+&quot;;0.1&lt;[.J7]&lt;=1;&quot;++&quot;;1&lt;[.J7]&lt;=2;&quot;+++&quot;;[.J7]&gt;2;&quot;++++&quot;);[.J7]&lt;0;COM.MICROSOFT.IFS([.J7]&gt;=-0.1;&quot;-&quot;;-0.1&gt;[.J7]&gt;=-1;&quot;--&quot;;-1&gt;[.J7]&gt;=-2;&quot;---&quot;;[.J7]&lt;2;&quot;----&quot;))" office:value-type="string" office:string-value="-" calcext:value-type="string">
            <text:p>-</text:p>
          </table:table-cell>
          <table:table-cell table:style-name="ce6" table:formula="of:=COM.MICROSOFT.IFS([.K7]=0;&quot;&quot;;[.K7]&gt;0;COM.MICROSOFT.IFS([.K7]&lt;=0.1;&quot;+&quot;;0.1&lt;[.K7]&lt;=1;&quot;++&quot;;1&lt;[.K7]&lt;=2;&quot;+++&quot;;[.K7]&gt;2;&quot;++++&quot;);[.K7]&lt;0;COM.MICROSOFT.IFS([.K7]&gt;=-0.1;&quot;-&quot;;-0.1&gt;[.K7]&gt;=-1;&quot;--&quot;;-1&gt;[.K7]&gt;=-2;&quot;---&quot;;[.K7]&lt;2;&quot;----&quot;))" office:value-type="string" office:string-value="+" calcext:value-type="string">
            <text:p>+</text:p>
          </table:table-cell>
        </table:table-row>
        <table:table-row table:style-name="ro1">
          <table:table-cell table:style-name="ce2" office:value-type="string" calcext:value-type="string">
            <text:p>gene7</text:p>
          </table:table-cell>
          <table:table-cell table:style-name="ce6" table:formula="of:=COM.MICROSOFT.IFS([.B8]=0;&quot;&quot;;[.B8]&gt;0;COM.MICROSOFT.IFS([.B8]&lt;=0.1;&quot;+&quot;;0.1&lt;[.B8]&lt;=1;&quot;++&quot;;1&lt;[.B8]&lt;=2;&quot;+++&quot;;[.B8]&gt;2;&quot;++++&quot;);[.B8]&lt;0;COM.MICROSOFT.IFS([.B8]&gt;=-0.1;&quot;-&quot;;-0.1&gt;[.B8]&gt;=-1;&quot;--&quot;;-1&gt;[.B8]&gt;=-2;&quot;---&quot;;[.B8]&lt;2;&quot;----&quot;))" office:value-type="string" office:string-value="-" calcext:value-type="string">
            <text:p>-</text:p>
          </table:table-cell>
          <table:table-cell table:style-name="ce6" table:formula="of:=COM.MICROSOFT.IFS([.C8]=0;&quot;&quot;;[.C8]&gt;0;COM.MICROSOFT.IFS([.C8]&lt;=0.1;&quot;+&quot;;0.1&lt;[.C8]&lt;=1;&quot;++&quot;;1&lt;[.C8]&lt;=2;&quot;+++&quot;;[.C8]&gt;2;&quot;++++&quot;);[.C8]&lt;0;COM.MICROSOFT.IFS([.C8]&gt;=-0.1;&quot;-&quot;;-0.1&gt;[.C8]&gt;=-1;&quot;--&quot;;-1&gt;[.C8]&gt;=-2;&quot;---&quot;;[.C8]&lt;2;&quot;----&quot;))" office:value-type="string" office:string-value="-" calcext:value-type="string">
            <text:p>-</text:p>
          </table:table-cell>
          <table:table-cell table:style-name="ce6" table:formula="of:=COM.MICROSOFT.IFS([.D8]=0;&quot;&quot;;[.D8]&gt;0;COM.MICROSOFT.IFS([.D8]&lt;=0.1;&quot;+&quot;;0.1&lt;[.D8]&lt;=1;&quot;++&quot;;1&lt;[.D8]&lt;=2;&quot;+++&quot;;[.D8]&gt;2;&quot;++++&quot;);[.D8]&lt;0;COM.MICROSOFT.IFS([.D8]&gt;=-0.1;&quot;-&quot;;-0.1&gt;[.D8]&gt;=-1;&quot;--&quot;;-1&gt;[.D8]&gt;=-2;&quot;---&quot;;[.D8]&lt;2;&quot;----&quot;))" office:value-type="string" office:string-value="+" calcext:value-type="string">
            <text:p>+</text:p>
          </table:table-cell>
          <table:table-cell table:style-name="ce6" table:formula="of:=COM.MICROSOFT.IFS([.E8]=0;&quot;&quot;;[.E8]&gt;0;COM.MICROSOFT.IFS([.E8]&lt;=0.1;&quot;+&quot;;0.1&lt;[.E8]&lt;=1;&quot;++&quot;;1&lt;[.E8]&lt;=2;&quot;+++&quot;;[.E8]&gt;2;&quot;++++&quot;);[.E8]&lt;0;COM.MICROSOFT.IFS([.E8]&gt;=-0.1;&quot;-&quot;;-0.1&gt;[.E8]&gt;=-1;&quot;--&quot;;-1&gt;[.E8]&gt;=-2;&quot;---&quot;;[.E8]&lt;2;&quot;----&quot;))" office:value-type="string" office:string-value="-" calcext:value-type="string">
            <text:p>-</text:p>
          </table:table-cell>
          <table:table-cell table:style-name="ce6" table:formula="of:=COM.MICROSOFT.IFS([.F8]=0;&quot;&quot;;[.F8]&gt;0;COM.MICROSOFT.IFS([.F8]&lt;=0.1;&quot;+&quot;;0.1&lt;[.F8]&lt;=1;&quot;++&quot;;1&lt;[.F8]&lt;=2;&quot;+++&quot;;[.F8]&gt;2;&quot;++++&quot;);[.F8]&lt;0;COM.MICROSOFT.IFS([.F8]&gt;=-0.1;&quot;-&quot;;-0.1&gt;[.F8]&gt;=-1;&quot;--&quot;;-1&gt;[.F8]&gt;=-2;&quot;---&quot;;[.F8]&lt;2;&quot;----&quot;))" office:value-type="string" office:string-value="-" calcext:value-type="string">
            <text:p>-</text:p>
          </table:table-cell>
          <table:table-cell table:style-name="ce6" table:formula="of:=COM.MICROSOFT.IFS([.G8]=0;&quot;&quot;;[.G8]&gt;0;COM.MICROSOFT.IFS([.G8]&lt;=0.1;&quot;+&quot;;0.1&lt;[.G8]&lt;=1;&quot;++&quot;;1&lt;[.G8]&lt;=2;&quot;+++&quot;;[.G8]&gt;2;&quot;++++&quot;);[.G8]&lt;0;COM.MICROSOFT.IFS([.G8]&gt;=-0.1;&quot;-&quot;;-0.1&gt;[.G8]&gt;=-1;&quot;--&quot;;-1&gt;[.G8]&gt;=-2;&quot;---&quot;;[.G8]&lt;2;&quot;----&quot;))" office:value-type="string" office:string-value="-" calcext:value-type="string">
            <text:p>-</text:p>
          </table:table-cell>
          <table:table-cell table:style-name="ce6" table:formula="of:=COM.MICROSOFT.IFS([.H8]=0;&quot;&quot;;[.H8]&gt;0;COM.MICROSOFT.IFS([.H8]&lt;=0.1;&quot;+&quot;;0.1&lt;[.H8]&lt;=1;&quot;++&quot;;1&lt;[.H8]&lt;=2;&quot;+++&quot;;[.H8]&gt;2;&quot;++++&quot;);[.H8]&lt;0;COM.MICROSOFT.IFS([.H8]&gt;=-0.1;&quot;-&quot;;-0.1&gt;[.H8]&gt;=-1;&quot;--&quot;;-1&gt;[.H8]&gt;=-2;&quot;---&quot;;[.H8]&lt;2;&quot;----&quot;))" office:value-type="string" office:string-value="--" calcext:value-type="string">
            <text:p>--</text:p>
          </table:table-cell>
          <table:table-cell table:style-name="ce6" table:formula="of:=COM.MICROSOFT.IFS([.I8]=0;&quot;&quot;;[.I8]&gt;0;COM.MICROSOFT.IFS([.I8]&lt;=0.1;&quot;+&quot;;0.1&lt;[.I8]&lt;=1;&quot;++&quot;;1&lt;[.I8]&lt;=2;&quot;+++&quot;;[.I8]&gt;2;&quot;++++&quot;);[.I8]&lt;0;COM.MICROSOFT.IFS([.I8]&gt;=-0.1;&quot;-&quot;;-0.1&gt;[.I8]&gt;=-1;&quot;--&quot;;-1&gt;[.I8]&gt;=-2;&quot;---&quot;;[.I8]&lt;2;&quot;----&quot;))" office:value-type="string" office:string-value="--" calcext:value-type="string">
            <text:p>--</text:p>
          </table:table-cell>
          <table:table-cell table:style-name="ce6" table:formula="of:=COM.MICROSOFT.IFS([.J8]=0;&quot;&quot;;[.J8]&gt;0;COM.MICROSOFT.IFS([.J8]&lt;=0.1;&quot;+&quot;;0.1&lt;[.J8]&lt;=1;&quot;++&quot;;1&lt;[.J8]&lt;=2;&quot;+++&quot;;[.J8]&gt;2;&quot;++++&quot;);[.J8]&lt;0;COM.MICROSOFT.IFS([.J8]&gt;=-0.1;&quot;-&quot;;-0.1&gt;[.J8]&gt;=-1;&quot;--&quot;;-1&gt;[.J8]&gt;=-2;&quot;---&quot;;[.J8]&lt;2;&quot;----&quot;))" office:value-type="string" office:string-value="-" calcext:value-type="string">
            <text:p>-</text:p>
          </table:table-cell>
          <table:table-cell table:style-name="ce6" table:formula="of:=COM.MICROSOFT.IFS([.K8]=0;&quot;&quot;;[.K8]&gt;0;COM.MICROSOFT.IFS([.K8]&lt;=0.1;&quot;+&quot;;0.1&lt;[.K8]&lt;=1;&quot;++&quot;;1&lt;[.K8]&lt;=2;&quot;+++&quot;;[.K8]&gt;2;&quot;++++&quot;);[.K8]&lt;0;COM.MICROSOFT.IFS([.K8]&gt;=-0.1;&quot;-&quot;;-0.1&gt;[.K8]&gt;=-1;&quot;--&quot;;-1&gt;[.K8]&gt;=-2;&quot;---&quot;;[.K8]&lt;2;&quot;----&quot;))" office:value-type="string" office:string-value="+" calcext:value-type="string">
            <text:p>+</text:p>
          </table:table-cell>
        </table:table-row>
        <table:table-row table:style-name="ro1">
          <table:table-cell office:value-type="string" calcext:value-type="string">
            <text:p>gene8</text:p>
          </table:table-cell>
          <table:table-cell table:style-name="ce5" table:formula="of:=COM.MICROSOFT.IFS([.B9]=0;&quot;&quot;;[.B9]&gt;0;COM.MICROSOFT.IFS([.B9]&lt;=0.1;&quot;+&quot;;0.1&lt;[.B9]&lt;=1;&quot;++&quot;;1&lt;[.B9]&lt;=2;&quot;+++&quot;;[.B9]&gt;2;&quot;++++&quot;);[.B9]&lt;0;COM.MICROSOFT.IFS([.B9]&gt;=-0.1;&quot;-&quot;;-0.1&gt;[.B9]&gt;=-1;&quot;--&quot;;-1&gt;[.B9]&gt;=-2;&quot;---&quot;;[.B9]&lt;2;&quot;----&quot;))" office:value-type="string" office:string-value="++" calcext:value-type="string">
            <text:p>++</text:p>
          </table:table-cell>
          <table:table-cell table:style-name="ce5" table:formula="of:=COM.MICROSOFT.IFS([.C9]=0;&quot;&quot;;[.C9]&gt;0;COM.MICROSOFT.IFS([.C9]&lt;=0.1;&quot;+&quot;;0.1&lt;[.C9]&lt;=1;&quot;++&quot;;1&lt;[.C9]&lt;=2;&quot;+++&quot;;[.C9]&gt;2;&quot;++++&quot;);[.C9]&lt;0;COM.MICROSOFT.IFS([.C9]&gt;=-0.1;&quot;-&quot;;-0.1&gt;[.C9]&gt;=-1;&quot;--&quot;;-1&gt;[.C9]&gt;=-2;&quot;---&quot;;[.C9]&lt;2;&quot;----&quot;))" office:value-type="string" office:string-value="++" calcext:value-type="string">
            <text:p>++</text:p>
          </table:table-cell>
          <table:table-cell table:style-name="ce6" table:formula="of:=COM.MICROSOFT.IFS([.D9]=0;&quot;&quot;;[.D9]&gt;0;COM.MICROSOFT.IFS([.D9]&lt;=0.1;&quot;+&quot;;0.1&lt;[.D9]&lt;=1;&quot;++&quot;;1&lt;[.D9]&lt;=2;&quot;+++&quot;;[.D9]&gt;2;&quot;++++&quot;);[.D9]&lt;0;COM.MICROSOFT.IFS([.D9]&gt;=-0.1;&quot;-&quot;;-0.1&gt;[.D9]&gt;=-1;&quot;--&quot;;-1&gt;[.D9]&gt;=-2;&quot;---&quot;;[.D9]&lt;2;&quot;----&quot;))" office:value-type="string" office:string-value="-" calcext:value-type="string">
            <text:p>-</text:p>
          </table:table-cell>
          <table:table-cell table:style-name="ce5" table:formula="of:=COM.MICROSOFT.IFS([.E9]=0;&quot;&quot;;[.E9]&gt;0;COM.MICROSOFT.IFS([.E9]&lt;=0.1;&quot;+&quot;;0.1&lt;[.E9]&lt;=1;&quot;++&quot;;1&lt;[.E9]&lt;=2;&quot;+++&quot;;[.E9]&gt;2;&quot;++++&quot;);[.E9]&lt;0;COM.MICROSOFT.IFS([.E9]&gt;=-0.1;&quot;-&quot;;-0.1&gt;[.E9]&gt;=-1;&quot;--&quot;;-1&gt;[.E9]&gt;=-2;&quot;---&quot;;[.E9]&lt;2;&quot;----&quot;))" office:value-type="string" office:string-value="++" calcext:value-type="string">
            <text:p>++</text:p>
          </table:table-cell>
          <table:table-cell table:style-name="ce5" table:formula="of:=COM.MICROSOFT.IFS([.F9]=0;&quot;&quot;;[.F9]&gt;0;COM.MICROSOFT.IFS([.F9]&lt;=0.1;&quot;+&quot;;0.1&lt;[.F9]&lt;=1;&quot;++&quot;;1&lt;[.F9]&lt;=2;&quot;+++&quot;;[.F9]&gt;2;&quot;++++&quot;);[.F9]&lt;0;COM.MICROSOFT.IFS([.F9]&gt;=-0.1;&quot;-&quot;;-0.1&gt;[.F9]&gt;=-1;&quot;--&quot;;-1&gt;[.F9]&gt;=-2;&quot;---&quot;;[.F9]&lt;2;&quot;----&quot;))" office:value-type="string" office:string-value="++" calcext:value-type="string">
            <text:p>++</text:p>
          </table:table-cell>
          <table:table-cell table:style-name="ce6" table:formula="of:=COM.MICROSOFT.IFS([.G9]=0;&quot;&quot;;[.G9]&gt;0;COM.MICROSOFT.IFS([.G9]&lt;=0.1;&quot;+&quot;;0.1&lt;[.G9]&lt;=1;&quot;++&quot;;1&lt;[.G9]&lt;=2;&quot;+++&quot;;[.G9]&gt;2;&quot;++++&quot;);[.G9]&lt;0;COM.MICROSOFT.IFS([.G9]&gt;=-0.1;&quot;-&quot;;-0.1&gt;[.G9]&gt;=-1;&quot;--&quot;;-1&gt;[.G9]&gt;=-2;&quot;---&quot;;[.G9]&lt;2;&quot;----&quot;))" office:value-type="string" office:string-value="-" calcext:value-type="string">
            <text:p>-</text:p>
          </table:table-cell>
          <table:table-cell table:style-name="ce6" table:formula="of:=COM.MICROSOFT.IFS([.H9]=0;&quot;&quot;;[.H9]&gt;0;COM.MICROSOFT.IFS([.H9]&lt;=0.1;&quot;+&quot;;0.1&lt;[.H9]&lt;=1;&quot;++&quot;;1&lt;[.H9]&lt;=2;&quot;+++&quot;;[.H9]&gt;2;&quot;++++&quot;);[.H9]&lt;0;COM.MICROSOFT.IFS([.H9]&gt;=-0.1;&quot;-&quot;;-0.1&gt;[.H9]&gt;=-1;&quot;--&quot;;-1&gt;[.H9]&gt;=-2;&quot;---&quot;;[.H9]&lt;2;&quot;----&quot;))" office:value-type="string" office:string-value="-" calcext:value-type="string">
            <text:p>-</text:p>
          </table:table-cell>
          <table:table-cell table:style-name="ce5" table:formula="of:=COM.MICROSOFT.IFS([.I9]=0;&quot;&quot;;[.I9]&gt;0;COM.MICROSOFT.IFS([.I9]&lt;=0.1;&quot;+&quot;;0.1&lt;[.I9]&lt;=1;&quot;++&quot;;1&lt;[.I9]&lt;=2;&quot;+++&quot;;[.I9]&gt;2;&quot;++++&quot;);[.I9]&lt;0;COM.MICROSOFT.IFS([.I9]&gt;=-0.1;&quot;-&quot;;-0.1&gt;[.I9]&gt;=-1;&quot;--&quot;;-1&gt;[.I9]&gt;=-2;&quot;---&quot;;[.I9]&lt;2;&quot;----&quot;))" office:value-type="string" office:string-value="--" calcext:value-type="string">
            <text:p>--</text:p>
          </table:table-cell>
          <table:table-cell table:style-name="ce5" table:formula="of:=COM.MICROSOFT.IFS([.J9]=0;&quot;&quot;;[.J9]&gt;0;COM.MICROSOFT.IFS([.J9]&lt;=0.1;&quot;+&quot;;0.1&lt;[.J9]&lt;=1;&quot;++&quot;;1&lt;[.J9]&lt;=2;&quot;+++&quot;;[.J9]&gt;2;&quot;++++&quot;);[.J9]&lt;0;COM.MICROSOFT.IFS([.J9]&gt;=-0.1;&quot;-&quot;;-0.1&gt;[.J9]&gt;=-1;&quot;--&quot;;-1&gt;[.J9]&gt;=-2;&quot;---&quot;;[.J9]&lt;2;&quot;----&quot;))" office:value-type="string" office:string-value="++" calcext:value-type="string">
            <text:p>++</text:p>
          </table:table-cell>
          <table:table-cell table:style-name="ce5" table:formula="of:=COM.MICROSOFT.IFS([.K9]=0;&quot;&quot;;[.K9]&gt;0;COM.MICROSOFT.IFS([.K9]&lt;=0.1;&quot;+&quot;;0.1&lt;[.K9]&lt;=1;&quot;++&quot;;1&lt;[.K9]&lt;=2;&quot;+++&quot;;[.K9]&gt;2;&quot;++++&quot;);[.K9]&lt;0;COM.MICROSOFT.IFS([.K9]&gt;=-0.1;&quot;-&quot;;-0.1&gt;[.K9]&gt;=-1;&quot;--&quot;;-1&gt;[.K9]&gt;=-2;&quot;---&quot;;[.K9]&lt;2;&quot;----&quot;)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gene9</text:p>
          </table:table-cell>
          <table:table-cell table:style-name="ce5" table:formula="of:=COM.MICROSOFT.IFS([.B10]=0;&quot;&quot;;[.B10]&gt;0;COM.MICROSOFT.IFS([.B10]&lt;=0.1;&quot;+&quot;;0.1&lt;[.B10]&lt;=1;&quot;++&quot;;1&lt;[.B10]&lt;=2;&quot;+++&quot;;[.B10]&gt;2;&quot;++++&quot;);[.B10]&lt;0;COM.MICROSOFT.IFS([.B10]&gt;=-0.1;&quot;-&quot;;-0.1&gt;[.B10]&gt;=-1;&quot;--&quot;;-1&gt;[.B10]&gt;=-2;&quot;---&quot;;[.B10]&lt;2;&quot;----&quot;))" office:value-type="string" office:string-value="--" calcext:value-type="string">
            <text:p>--</text:p>
          </table:table-cell>
          <table:table-cell table:style-name="ce5" table:formula="of:=COM.MICROSOFT.IFS([.C10]=0;&quot;&quot;;[.C10]&gt;0;COM.MICROSOFT.IFS([.C10]&lt;=0.1;&quot;+&quot;;0.1&lt;[.C10]&lt;=1;&quot;++&quot;;1&lt;[.C10]&lt;=2;&quot;+++&quot;;[.C10]&gt;2;&quot;++++&quot;);[.C10]&lt;0;COM.MICROSOFT.IFS([.C10]&gt;=-0.1;&quot;-&quot;;-0.1&gt;[.C10]&gt;=-1;&quot;--&quot;;-1&gt;[.C10]&gt;=-2;&quot;---&quot;;[.C10]&lt;2;&quot;----&quot;))" office:value-type="string" office:string-value="++" calcext:value-type="string">
            <text:p>++</text:p>
          </table:table-cell>
          <table:table-cell table:style-name="ce6" table:formula="of:=COM.MICROSOFT.IFS([.D10]=0;&quot;&quot;;[.D10]&gt;0;COM.MICROSOFT.IFS([.D10]&lt;=0.1;&quot;+&quot;;0.1&lt;[.D10]&lt;=1;&quot;++&quot;;1&lt;[.D10]&lt;=2;&quot;+++&quot;;[.D10]&gt;2;&quot;++++&quot;);[.D10]&lt;0;COM.MICROSOFT.IFS([.D10]&gt;=-0.1;&quot;-&quot;;-0.1&gt;[.D10]&gt;=-1;&quot;--&quot;;-1&gt;[.D10]&gt;=-2;&quot;---&quot;;[.D10]&lt;2;&quot;----&quot;))" office:value-type="string" office:string-value="+" calcext:value-type="string">
            <text:p>+</text:p>
          </table:table-cell>
          <table:table-cell table:style-name="ce5" table:formula="of:=COM.MICROSOFT.IFS([.E10]=0;&quot;&quot;;[.E10]&gt;0;COM.MICROSOFT.IFS([.E10]&lt;=0.1;&quot;+&quot;;0.1&lt;[.E10]&lt;=1;&quot;++&quot;;1&lt;[.E10]&lt;=2;&quot;+++&quot;;[.E10]&gt;2;&quot;++++&quot;);[.E10]&lt;0;COM.MICROSOFT.IFS([.E10]&gt;=-0.1;&quot;-&quot;;-0.1&gt;[.E10]&gt;=-1;&quot;--&quot;;-1&gt;[.E10]&gt;=-2;&quot;---&quot;;[.E10]&lt;2;&quot;----&quot;))" office:value-type="string" office:string-value="-" calcext:value-type="string">
            <text:p>-</text:p>
          </table:table-cell>
          <table:table-cell table:style-name="ce5" table:formula="of:=COM.MICROSOFT.IFS([.F10]=0;&quot;&quot;;[.F10]&gt;0;COM.MICROSOFT.IFS([.F10]&lt;=0.1;&quot;+&quot;;0.1&lt;[.F10]&lt;=1;&quot;++&quot;;1&lt;[.F10]&lt;=2;&quot;+++&quot;;[.F10]&gt;2;&quot;++++&quot;);[.F10]&lt;0;COM.MICROSOFT.IFS([.F10]&gt;=-0.1;&quot;-&quot;;-0.1&gt;[.F10]&gt;=-1;&quot;--&quot;;-1&gt;[.F10]&gt;=-2;&quot;---&quot;;[.F10]&lt;2;&quot;----&quot;))" office:value-type="string" office:string-value="--" calcext:value-type="string">
            <text:p>--</text:p>
          </table:table-cell>
          <table:table-cell table:style-name="ce6" table:formula="of:=COM.MICROSOFT.IFS([.G10]=0;&quot;&quot;;[.G10]&gt;0;COM.MICROSOFT.IFS([.G10]&lt;=0.1;&quot;+&quot;;0.1&lt;[.G10]&lt;=1;&quot;++&quot;;1&lt;[.G10]&lt;=2;&quot;+++&quot;;[.G10]&gt;2;&quot;++++&quot;);[.G10]&lt;0;COM.MICROSOFT.IFS([.G10]&gt;=-0.1;&quot;-&quot;;-0.1&gt;[.G10]&gt;=-1;&quot;--&quot;;-1&gt;[.G10]&gt;=-2;&quot;---&quot;;[.G10]&lt;2;&quot;----&quot;))" office:value-type="string" office:string-value="+" calcext:value-type="string">
            <text:p>+</text:p>
          </table:table-cell>
          <table:table-cell table:style-name="ce6" table:formula="of:=COM.MICROSOFT.IFS([.H10]=0;&quot;&quot;;[.H10]&gt;0;COM.MICROSOFT.IFS([.H10]&lt;=0.1;&quot;+&quot;;0.1&lt;[.H10]&lt;=1;&quot;++&quot;;1&lt;[.H10]&lt;=2;&quot;+++&quot;;[.H10]&gt;2;&quot;++++&quot;);[.H10]&lt;0;COM.MICROSOFT.IFS([.H10]&gt;=-0.1;&quot;-&quot;;-0.1&gt;[.H10]&gt;=-1;&quot;--&quot;;-1&gt;[.H10]&gt;=-2;&quot;---&quot;;[.H10]&lt;2;&quot;----&quot;))" office:value-type="string" office:string-value="-" calcext:value-type="string">
            <text:p>-</text:p>
          </table:table-cell>
          <table:table-cell table:style-name="ce5" table:formula="of:=COM.MICROSOFT.IFS([.I10]=0;&quot;&quot;;[.I10]&gt;0;COM.MICROSOFT.IFS([.I10]&lt;=0.1;&quot;+&quot;;0.1&lt;[.I10]&lt;=1;&quot;++&quot;;1&lt;[.I10]&lt;=2;&quot;+++&quot;;[.I10]&gt;2;&quot;++++&quot;);[.I10]&lt;0;COM.MICROSOFT.IFS([.I10]&gt;=-0.1;&quot;-&quot;;-0.1&gt;[.I10]&gt;=-1;&quot;--&quot;;-1&gt;[.I10]&gt;=-2;&quot;---&quot;;[.I10]&lt;2;&quot;----&quot;))" office:value-type="string" office:string-value="-" calcext:value-type="string">
            <text:p>-</text:p>
          </table:table-cell>
          <table:table-cell table:style-name="ce5" table:formula="of:=COM.MICROSOFT.IFS([.J10]=0;&quot;&quot;;[.J10]&gt;0;COM.MICROSOFT.IFS([.J10]&lt;=0.1;&quot;+&quot;;0.1&lt;[.J10]&lt;=1;&quot;++&quot;;1&lt;[.J10]&lt;=2;&quot;+++&quot;;[.J10]&gt;2;&quot;++++&quot;);[.J10]&lt;0;COM.MICROSOFT.IFS([.J10]&gt;=-0.1;&quot;-&quot;;-0.1&gt;[.J10]&gt;=-1;&quot;--&quot;;-1&gt;[.J10]&gt;=-2;&quot;---&quot;;[.J10]&lt;2;&quot;----&quot;))" office:value-type="string" office:string-value="-" calcext:value-type="string">
            <text:p>-</text:p>
          </table:table-cell>
          <table:table-cell table:style-name="ce5" table:formula="of:=COM.MICROSOFT.IFS([.K10]=0;&quot;&quot;;[.K10]&gt;0;COM.MICROSOFT.IFS([.K10]&lt;=0.1;&quot;+&quot;;0.1&lt;[.K10]&lt;=1;&quot;++&quot;;1&lt;[.K10]&lt;=2;&quot;+++&quot;;[.K10]&gt;2;&quot;++++&quot;);[.K10]&lt;0;COM.MICROSOFT.IFS([.K10]&gt;=-0.1;&quot;-&quot;;-0.1&gt;[.K10]&gt;=-1;&quot;--&quot;;-1&gt;[.K10]&gt;=-2;&quot;---&quot;;[.K10]&lt;2;&quot;----&quot;)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gene10</text:p>
          </table:table-cell>
          <table:table-cell table:style-name="ce5" table:formula="of:=COM.MICROSOFT.IFS([.B11]=0;&quot;&quot;;[.B11]&gt;0;COM.MICROSOFT.IFS([.B11]&lt;=0.1;&quot;+&quot;;0.1&lt;[.B11]&lt;=1;&quot;++&quot;;1&lt;[.B11]&lt;=2;&quot;+++&quot;;[.B11]&gt;2;&quot;++++&quot;);[.B11]&lt;0;COM.MICROSOFT.IFS([.B11]&gt;=-0.1;&quot;-&quot;;-0.1&gt;[.B11]&gt;=-1;&quot;--&quot;;-1&gt;[.B11]&gt;=-2;&quot;---&quot;;[.B11]&lt;2;&quot;----&quot;))" office:value-type="string" office:string-value="--" calcext:value-type="string">
            <text:p>--</text:p>
          </table:table-cell>
          <table:table-cell table:style-name="ce5" table:formula="of:=COM.MICROSOFT.IFS([.C11]=0;&quot;&quot;;[.C11]&gt;0;COM.MICROSOFT.IFS([.C11]&lt;=0.1;&quot;+&quot;;0.1&lt;[.C11]&lt;=1;&quot;++&quot;;1&lt;[.C11]&lt;=2;&quot;+++&quot;;[.C11]&gt;2;&quot;++++&quot;);[.C11]&lt;0;COM.MICROSOFT.IFS([.C11]&gt;=-0.1;&quot;-&quot;;-0.1&gt;[.C11]&gt;=-1;&quot;--&quot;;-1&gt;[.C11]&gt;=-2;&quot;---&quot;;[.C11]&lt;2;&quot;----&quot;))" office:value-type="string" office:string-value="-" calcext:value-type="string">
            <text:p>-</text:p>
          </table:table-cell>
          <table:table-cell table:style-name="ce6" table:formula="of:=COM.MICROSOFT.IFS([.D11]=0;&quot;&quot;;[.D11]&gt;0;COM.MICROSOFT.IFS([.D11]&lt;=0.1;&quot;+&quot;;0.1&lt;[.D11]&lt;=1;&quot;++&quot;;1&lt;[.D11]&lt;=2;&quot;+++&quot;;[.D11]&gt;2;&quot;++++&quot;);[.D11]&lt;0;COM.MICROSOFT.IFS([.D11]&gt;=-0.1;&quot;-&quot;;-0.1&gt;[.D11]&gt;=-1;&quot;--&quot;;-1&gt;[.D11]&gt;=-2;&quot;---&quot;;[.D11]&lt;2;&quot;----&quot;))" office:value-type="string" office:string-value="-" calcext:value-type="string">
            <text:p>-</text:p>
          </table:table-cell>
          <table:table-cell table:style-name="ce5" table:formula="of:=COM.MICROSOFT.IFS([.E11]=0;&quot;&quot;;[.E11]&gt;0;COM.MICROSOFT.IFS([.E11]&lt;=0.1;&quot;+&quot;;0.1&lt;[.E11]&lt;=1;&quot;++&quot;;1&lt;[.E11]&lt;=2;&quot;+++&quot;;[.E11]&gt;2;&quot;++++&quot;);[.E11]&lt;0;COM.MICROSOFT.IFS([.E11]&gt;=-0.1;&quot;-&quot;;-0.1&gt;[.E11]&gt;=-1;&quot;--&quot;;-1&gt;[.E11]&gt;=-2;&quot;---&quot;;[.E11]&lt;2;&quot;----&quot;))" office:value-type="string" office:string-value="-" calcext:value-type="string">
            <text:p>-</text:p>
          </table:table-cell>
          <table:table-cell table:style-name="ce5" table:formula="of:=COM.MICROSOFT.IFS([.F11]=0;&quot;&quot;;[.F11]&gt;0;COM.MICROSOFT.IFS([.F11]&lt;=0.1;&quot;+&quot;;0.1&lt;[.F11]&lt;=1;&quot;++&quot;;1&lt;[.F11]&lt;=2;&quot;+++&quot;;[.F11]&gt;2;&quot;++++&quot;);[.F11]&lt;0;COM.MICROSOFT.IFS([.F11]&gt;=-0.1;&quot;-&quot;;-0.1&gt;[.F11]&gt;=-1;&quot;--&quot;;-1&gt;[.F11]&gt;=-2;&quot;---&quot;;[.F11]&lt;2;&quot;----&quot;))" office:value-type="string" office:string-value="++" calcext:value-type="string">
            <text:p>++</text:p>
          </table:table-cell>
          <table:table-cell table:style-name="ce6" table:formula="of:=COM.MICROSOFT.IFS([.G11]=0;&quot;&quot;;[.G11]&gt;0;COM.MICROSOFT.IFS([.G11]&lt;=0.1;&quot;+&quot;;0.1&lt;[.G11]&lt;=1;&quot;++&quot;;1&lt;[.G11]&lt;=2;&quot;+++&quot;;[.G11]&gt;2;&quot;++++&quot;);[.G11]&lt;0;COM.MICROSOFT.IFS([.G11]&gt;=-0.1;&quot;-&quot;;-0.1&gt;[.G11]&gt;=-1;&quot;--&quot;;-1&gt;[.G11]&gt;=-2;&quot;---&quot;;[.G11]&lt;2;&quot;----&quot;))" office:value-type="string" office:string-value="+" calcext:value-type="string">
            <text:p>+</text:p>
          </table:table-cell>
          <table:table-cell table:style-name="ce6" table:formula="of:=COM.MICROSOFT.IFS([.H11]=0;&quot;&quot;;[.H11]&gt;0;COM.MICROSOFT.IFS([.H11]&lt;=0.1;&quot;+&quot;;0.1&lt;[.H11]&lt;=1;&quot;++&quot;;1&lt;[.H11]&lt;=2;&quot;+++&quot;;[.H11]&gt;2;&quot;++++&quot;);[.H11]&lt;0;COM.MICROSOFT.IFS([.H11]&gt;=-0.1;&quot;-&quot;;-0.1&gt;[.H11]&gt;=-1;&quot;--&quot;;-1&gt;[.H11]&gt;=-2;&quot;---&quot;;[.H11]&lt;2;&quot;----&quot;))" office:value-type="string" office:string-value="+" calcext:value-type="string">
            <text:p>+</text:p>
          </table:table-cell>
          <table:table-cell table:style-name="ce5" table:formula="of:=COM.MICROSOFT.IFS([.I11]=0;&quot;&quot;;[.I11]&gt;0;COM.MICROSOFT.IFS([.I11]&lt;=0.1;&quot;+&quot;;0.1&lt;[.I11]&lt;=1;&quot;++&quot;;1&lt;[.I11]&lt;=2;&quot;+++&quot;;[.I11]&gt;2;&quot;++++&quot;);[.I11]&lt;0;COM.MICROSOFT.IFS([.I11]&gt;=-0.1;&quot;-&quot;;-0.1&gt;[.I11]&gt;=-1;&quot;--&quot;;-1&gt;[.I11]&gt;=-2;&quot;---&quot;;[.I11]&lt;2;&quot;----&quot;))" office:value-type="string" office:string-value="-" calcext:value-type="string">
            <text:p>-</text:p>
          </table:table-cell>
          <table:table-cell table:style-name="ce5" table:formula="of:=COM.MICROSOFT.IFS([.J11]=0;&quot;&quot;;[.J11]&gt;0;COM.MICROSOFT.IFS([.J11]&lt;=0.1;&quot;+&quot;;0.1&lt;[.J11]&lt;=1;&quot;++&quot;;1&lt;[.J11]&lt;=2;&quot;+++&quot;;[.J11]&gt;2;&quot;++++&quot;);[.J11]&lt;0;COM.MICROSOFT.IFS([.J11]&gt;=-0.1;&quot;-&quot;;-0.1&gt;[.J11]&gt;=-1;&quot;--&quot;;-1&gt;[.J11]&gt;=-2;&quot;---&quot;;[.J11]&lt;2;&quot;----&quot;))" office:value-type="string" office:string-value="++" calcext:value-type="string">
            <text:p>++</text:p>
          </table:table-cell>
          <table:table-cell table:style-name="ce5" table:formula="of:=COM.MICROSOFT.IFS([.K11]=0;&quot;&quot;;[.K11]&gt;0;COM.MICROSOFT.IFS([.K11]&lt;=0.1;&quot;+&quot;;0.1&lt;[.K11]&lt;=1;&quot;++&quot;;1&lt;[.K11]&lt;=2;&quot;+++&quot;;[.K11]&gt;2;&quot;++++&quot;);[.K11]&lt;0;COM.MICROSOFT.IFS([.K11]&gt;=-0.1;&quot;-&quot;;-0.1&gt;[.K11]&gt;=-1;&quot;--&quot;;-1&gt;[.K11]&gt;=-2;&quot;---&quot;;[.K11]&lt;2;&quot;----&quot;))" office:value-type="string" office:string-value="++" calcext:value-type="string">
            <text:p>++</text:p>
          </table:table-cell>
        </table:table-row>
        <calcext:conditional-formats>
          <calcext:conditional-format calcext:target-range-address="csa4_0_grn.B2:csa4_0_grn.K11">
            <calcext:condition calcext:apply-style-name="Untitled1" calcext:value="not-between(-0.1,0.1)" calcext:base-cell-address="csa2_0_grn.B2"/>
          </calcext:conditional-format>
        </calcext:conditional-formats>
      </table:table>
      <table:table table:name="csa2_0_grn" table:style-name="ta1">
        <table:table-column table:style-name="co1" table:default-cell-style-name="ce1"/>
        <table:table-column table:style-name="co1" table:number-columns-repeated="2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number-columns-repeated="2" table:default-cell-style-name="ce20"/>
        <table:table-column table:style-name="co1" table:number-columns-repeated="3" table:default-cell-style-name="ce19"/>
        <table:table-row table:style-name="ro1">
          <table:table-cell/>
          <table:table-cell table:style-name="ce1" office:value-type="string" calcext:value-type="string">
            <text:p>gene1</text:p>
          </table:table-cell>
          <table:table-cell table:style-name="ce1" office:value-type="string" calcext:value-type="string">
            <text:p>gene2</text:p>
          </table:table-cell>
          <table:table-cell table:style-name="ce2" office:value-type="string" calcext:value-type="string">
            <text:p>gene3</text:p>
          </table:table-cell>
          <table:table-cell table:style-name="ce1" office:value-type="string" calcext:value-type="string">
            <text:p>gene4</text:p>
          </table:table-cell>
          <table:table-cell table:style-name="ce1" office:value-type="string" calcext:value-type="string">
            <text:p>gene5</text:p>
          </table:table-cell>
          <table:table-cell table:style-name="ce2" office:value-type="string" calcext:value-type="string">
            <text:p>gene6</text:p>
          </table:table-cell>
          <table:table-cell table:style-name="ce2" office:value-type="string" calcext:value-type="string">
            <text:p>gene7</text:p>
          </table:table-cell>
          <table:table-cell table:style-name="ce1" office:value-type="string" calcext:value-type="string">
            <text:p>gene8</text:p>
          </table:table-cell>
          <table:table-cell table:style-name="ce1" office:value-type="string" calcext:value-type="string">
            <text:p>gene9</text:p>
          </table:table-cell>
          <table:table-cell table:style-name="ce1" office:value-type="string" calcext:value-type="string">
            <text:p>gene10</text:p>
          </table:table-cell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-0.136771624946579" calcext:value-type="float">
            <text:p>-1.37E-01</text:p>
          </table:table-cell>
          <table:table-cell office:value-type="float" office:value="0.549525216272251" calcext:value-type="float">
            <text:p>5.50E-01</text:p>
          </table:table-cell>
          <table:table-cell office:value-type="float" office:value="0.00909344141745881" calcext:value-type="float">
            <text:p>9.09E-03</text:p>
          </table:table-cell>
          <table:table-cell office:value-type="float" office:value="1.51793117205225" calcext:value-type="float">
            <text:p>1.52E+00</text:p>
          </table:table-cell>
          <table:table-cell office:value-type="float" office:value="1.57562116183533" calcext:value-type="float">
            <text:p>1.58E+00</text:p>
          </table:table-cell>
          <table:table-cell office:value-type="float" office:value="-1.38804967374349" calcext:value-type="float">
            <text:p>-1.39E+00</text:p>
          </table:table-cell>
          <table:table-cell office:value-type="float" office:value="-1.32781676603505" calcext:value-type="float">
            <text:p>-1.33E+00</text:p>
          </table:table-cell>
          <table:table-cell office:value-type="float" office:value="-0.0197991870206367" calcext:value-type="float">
            <text:p>-1.98E-02</text:p>
          </table:table-cell>
          <table:table-cell office:value-type="float" office:value="0.201780216724037" calcext:value-type="float">
            <text:p>2.02E-01</text:p>
          </table:table-cell>
          <table:table-cell office:value-type="float" office:value="1.73794709846172" calcext:value-type="float">
            <text:p>1.74E+00</text:p>
          </table:table-cell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-0.753166060426873" calcext:value-type="float">
            <text:p>-7.53E-01</text:p>
          </table:table-cell>
          <table:table-cell office:value-type="float" office:value="1.44287482737878" calcext:value-type="float">
            <text:p>1.44E+00</text:p>
          </table:table-cell>
          <table:table-cell office:value-type="float" office:value="0.0157788171374336" calcext:value-type="float">
            <text:p>1.58E-02</text:p>
          </table:table-cell>
          <table:table-cell office:value-type="float" office:value="1.65856727917689" calcext:value-type="float">
            <text:p>1.66E+00</text:p>
          </table:table-cell>
          <table:table-cell office:value-type="float" office:value="0.0186135394425099" calcext:value-type="float">
            <text:p>1.86E-02</text:p>
          </table:table-cell>
          <table:table-cell office:value-type="float" office:value="0.0234331458405677" calcext:value-type="float">
            <text:p>2.34E-02</text:p>
          </table:table-cell>
          <table:table-cell office:value-type="float" office:value="-0.00835013946932181" calcext:value-type="float">
            <text:p>-8.35E-03</text:p>
          </table:table-cell>
          <table:table-cell office:value-type="float" office:value="-1.24861495120133" calcext:value-type="float">
            <text:p>-1.25E+00</text:p>
          </table:table-cell>
          <table:table-cell office:value-type="float" office:value="0.527789752058374" calcext:value-type="float">
            <text:p>5.28E-01</text:p>
          </table:table-cell>
          <table:table-cell office:value-type="float" office:value="0.0525351057238099" calcext:value-type="float">
            <text:p>5.25E-02</text:p>
          </table:table-cell>
        </table:table-row>
        <table:table-row table:style-name="ro1">
          <table:table-cell table:style-name="ce2" office:value-type="string" calcext:value-type="string">
            <text:p>gene3</text:p>
          </table:table-cell>
          <table:table-cell table:style-name="ce20" office:value-type="float" office:value="0.00241813596573372" calcext:value-type="float">
            <text:p>2.42E-03</text:p>
          </table:table-cell>
          <table:table-cell table:style-name="ce20" office:value-type="float" office:value="-0.034542090652238" calcext:value-type="float">
            <text:p>-3.45E-02</text:p>
          </table:table-cell>
          <table:table-cell office:value-type="float" office:value="0.0179920579809675" calcext:value-type="float">
            <text:p>1.80E-02</text:p>
          </table:table-cell>
          <table:table-cell table:style-name="ce20" office:value-type="float" office:value="0.00274300827728646" calcext:value-type="float">
            <text:p>2.74E-03</text:p>
          </table:table-cell>
          <table:table-cell table:style-name="ce20" office:value-type="float" office:value="0.00489868590056468" calcext:value-type="float">
            <text:p>4.90E-03</text:p>
          </table:table-cell>
          <table:table-cell office:value-type="float" office:value="1.06377598047339" calcext:value-type="float">
            <text:p>1.06E+00</text:p>
          </table:table-cell>
          <table:table-cell office:value-type="float" office:value="-0.0152712440208125" calcext:value-type="float">
            <text:p>-1.53E-02</text:p>
          </table:table-cell>
          <table:table-cell table:style-name="ce20" office:value-type="float" office:value="-0.00968918041124469" calcext:value-type="float">
            <text:p>-9.69E-03</text:p>
          </table:table-cell>
          <table:table-cell table:style-name="ce20" office:value-type="float" office:value="0.00579906610726292" calcext:value-type="float">
            <text:p>5.80E-03</text:p>
          </table:table-cell>
          <table:table-cell table:style-name="ce20" office:value-type="float" office:value="-0.0186360482512511" calcext:value-type="float">
            <text:p>-1.86E-02</text:p>
          </table:table-cell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0.961461013672664" calcext:value-type="float">
            <text:p>9.61E-01</text:p>
          </table:table-cell>
          <table:table-cell office:value-type="float" office:value="-0.412510828786403" calcext:value-type="float">
            <text:p>-4.13E-01</text:p>
          </table:table-cell>
          <table:table-cell office:value-type="float" office:value="-0.0875800610221246" calcext:value-type="float">
            <text:p>-8.76E-02</text:p>
          </table:table-cell>
          <table:table-cell office:value-type="float" office:value="-0.195385359008223" calcext:value-type="float">
            <text:p>-1.95E-01</text:p>
          </table:table-cell>
          <table:table-cell office:value-type="float" office:value="-0.0179268463426483" calcext:value-type="float">
            <text:p>-1.79E-02</text:p>
          </table:table-cell>
          <table:table-cell office:value-type="float" office:value="-0.0130378574164022" calcext:value-type="float">
            <text:p>-1.30E-02</text:p>
          </table:table-cell>
          <table:table-cell office:value-type="float" office:value="0.0391313030267655" calcext:value-type="float">
            <text:p>3.91E-02</text:p>
          </table:table-cell>
          <table:table-cell office:value-type="float" office:value="-0.0939837478693269" calcext:value-type="float">
            <text:p>-9.40E-02</text:p>
          </table:table-cell>
          <table:table-cell office:value-type="float" office:value="-0.159604032227001" calcext:value-type="float">
            <text:p>-1.60E-01</text:p>
          </table:table-cell>
          <table:table-cell office:value-type="float" office:value="0.192843050341051" calcext:value-type="float">
            <text:p>1.93E-01</text:p>
          </table:table-cell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0.019420568995472" calcext:value-type="float">
            <text:p>1.94E-02</text:p>
          </table:table-cell>
          <table:table-cell office:value-type="float" office:value="0.0226509683516742" calcext:value-type="float">
            <text:p>2.27E-02</text:p>
          </table:table-cell>
          <table:table-cell office:value-type="float" office:value="-0.00889101962473452" calcext:value-type="float">
            <text:p>-8.89E-03</text:p>
          </table:table-cell>
          <table:table-cell office:value-type="float" office:value="-0.0265478028085254" calcext:value-type="float">
            <text:p>-2.65E-02</text:p>
          </table:table-cell>
          <table:table-cell office:value-type="float" office:value="-0.0124451278264987" calcext:value-type="float">
            <text:p>-1.24E-02</text:p>
          </table:table-cell>
          <table:table-cell office:value-type="float" office:value="-0.0054640060865305" calcext:value-type="float">
            <text:p>-5.46E-03</text:p>
          </table:table-cell>
          <table:table-cell office:value-type="float" office:value="1.30447125885165" calcext:value-type="float">
            <text:p>1.30E+00</text:p>
          </table:table-cell>
          <table:table-cell office:value-type="float" office:value="-0.010748075608834" calcext:value-type="float">
            <text:p>-1.07E-02</text:p>
          </table:table-cell>
          <table:table-cell office:value-type="float" office:value="-0.0979313694418717" calcext:value-type="float">
            <text:p>-9.79E-02</text:p>
          </table:table-cell>
          <table:table-cell office:value-type="float" office:value="-1.47529347967035" calcext:value-type="float">
            <text:p>-1.48E+00</text:p>
          </table:table-cell>
        </table:table-row>
        <table:table-row table:style-name="ro1">
          <table:table-cell table:style-name="ce2" office:value-type="string" calcext:value-type="string">
            <text:p>gene6</text:p>
          </table:table-cell>
          <table:table-cell table:style-name="ce20" office:value-type="float" office:value="0.00323058176773798" calcext:value-type="float">
            <text:p>3.23E-03</text:p>
          </table:table-cell>
          <table:table-cell table:style-name="ce20" office:value-type="float" office:value="0.0188873845347762" calcext:value-type="float">
            <text:p>1.89E-02</text:p>
          </table:table-cell>
          <table:table-cell office:value-type="float" office:value="-1.58857547056771" calcext:value-type="float">
            <text:p>-1.59E+00</text:p>
          </table:table-cell>
          <table:table-cell table:style-name="ce20" office:value-type="float" office:value="-0.0430830697827613" calcext:value-type="float">
            <text:p>-4.31E-02</text:p>
          </table:table-cell>
          <table:table-cell table:style-name="ce20" office:value-type="float" office:value="-1.77561421733814" calcext:value-type="float">
            <text:p>-1.78E+00</text:p>
          </table:table-cell>
          <table:table-cell office:value-type="float" office:value="-0.0166069676651507" calcext:value-type="float">
            <text:p>-1.66E-02</text:p>
          </table:table-cell>
          <table:table-cell office:value-type="float" office:value="-0.0321031588076273" calcext:value-type="float">
            <text:p>-3.21E-02</text:p>
          </table:table-cell>
          <table:table-cell table:style-name="ce20" office:value-type="float" office:value="0.0277270005482014" calcext:value-type="float">
            <text:p>2.77E-02</text:p>
          </table:table-cell>
          <table:table-cell table:style-name="ce20" office:value-type="float" office:value="0.0370333316121951" calcext:value-type="float">
            <text:p>3.70E-02</text:p>
          </table:table-cell>
          <table:table-cell table:style-name="ce20" office:value-type="float" office:value="-0.0221865611720498" calcext:value-type="float">
            <text:p>-2.22E-02</text:p>
          </table:table-cell>
        </table:table-row>
        <table:table-row table:style-name="ro1">
          <table:table-cell table:style-name="ce2" office:value-type="string" calcext:value-type="string">
            <text:p>gene7</text:p>
          </table:table-cell>
          <table:table-cell table:style-name="ce20" office:value-type="float" office:value="0.00597766326272484" calcext:value-type="float">
            <text:p>5.98E-03</text:p>
          </table:table-cell>
          <table:table-cell table:style-name="ce20" office:value-type="float" office:value="-0.00530509486422406" calcext:value-type="float">
            <text:p>-5.31E-03</text:p>
          </table:table-cell>
          <table:table-cell office:value-type="float" office:value="0.016518740012348" calcext:value-type="float">
            <text:p>1.65E-02</text:p>
          </table:table-cell>
          <table:table-cell table:style-name="ce20" office:value-type="float" office:value="0.0176292805517733" calcext:value-type="float">
            <text:p>1.76E-02</text:p>
          </table:table-cell>
          <table:table-cell table:style-name="ce20" office:value-type="float" office:value="0.0146453502160915" calcext:value-type="float">
            <text:p>1.46E-02</text:p>
          </table:table-cell>
          <table:table-cell office:value-type="float" office:value="-0.0516401278579788" calcext:value-type="float">
            <text:p>-5.16E-02</text:p>
          </table:table-cell>
          <table:table-cell office:value-type="float" office:value="-0.729866655838578" calcext:value-type="float">
            <text:p>-7.30E-01</text:p>
          </table:table-cell>
          <table:table-cell table:style-name="ce20" office:value-type="float" office:value="-1.26679575953831" calcext:value-type="float">
            <text:p>-1.27E+00</text:p>
          </table:table-cell>
          <table:table-cell table:style-name="ce20" office:value-type="float" office:value="-0.00351512579585022" calcext:value-type="float">
            <text:p>-3.52E-03</text:p>
          </table:table-cell>
          <table:table-cell table:style-name="ce20" office:value-type="float" office:value="-0.0283307647384192" calcext:value-type="float">
            <text:p>-2.83E-02</text:p>
          </table:table-cell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0.213404720771885" calcext:value-type="float">
            <text:p>2.13E-01</text:p>
          </table:table-cell>
          <table:table-cell office:value-type="float" office:value="0.138861503197555" calcext:value-type="float">
            <text:p>1.39E-01</text:p>
          </table:table-cell>
          <table:table-cell office:value-type="float" office:value="-0.0166923014805911" calcext:value-type="float">
            <text:p>-1.67E-02</text:p>
          </table:table-cell>
          <table:table-cell office:value-type="float" office:value="0.254643580739818" calcext:value-type="float">
            <text:p>2.55E-01</text:p>
          </table:table-cell>
          <table:table-cell office:value-type="float" office:value="0.02233889541697" calcext:value-type="float">
            <text:p>2.23E-02</text:p>
          </table:table-cell>
          <table:table-cell office:value-type="float" office:value="0.0234143861654508" calcext:value-type="float">
            <text:p>2.34E-02</text:p>
          </table:table-cell>
          <table:table-cell office:value-type="float" office:value="0.0221540072465565" calcext:value-type="float">
            <text:p>2.22E-02</text:p>
          </table:table-cell>
          <table:table-cell office:value-type="float" office:value="-1.03009885752726" calcext:value-type="float">
            <text:p>-1.03E+00</text:p>
          </table:table-cell>
          <table:table-cell office:value-type="float" office:value="-0.0484004284393958" calcext:value-type="float">
            <text:p>-4.84E-02</text:p>
          </table:table-cell>
          <table:table-cell office:value-type="float" office:value="-0.0835286681777174" calcext:value-type="float">
            <text:p>-8.35E-02</text:p>
          </table:table-cell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-0.240026321275746" calcext:value-type="float">
            <text:p>-2.40E-01</text:p>
          </table:table-cell>
          <table:table-cell office:value-type="float" office:value="1.29132282399773" calcext:value-type="float">
            <text:p>1.29E+00</text:p>
          </table:table-cell>
          <table:table-cell office:value-type="float" office:value="0.00408578713547714" calcext:value-type="float">
            <text:p>4.09E-03</text:p>
          </table:table-cell>
          <table:table-cell office:value-type="float" office:value="-0.152224985032715" calcext:value-type="float">
            <text:p>-1.52E-01</text:p>
          </table:table-cell>
          <table:table-cell office:value-type="float" office:value="0.00910942073064597" calcext:value-type="float">
            <text:p>9.11E-03</text:p>
          </table:table-cell>
          <table:table-cell office:value-type="float" office:value="0.0110720990952009" calcext:value-type="float">
            <text:p>1.11E-02</text:p>
          </table:table-cell>
          <table:table-cell office:value-type="float" office:value="-0.0100177249344038" calcext:value-type="float">
            <text:p>-1.00E-02</text:p>
          </table:table-cell>
          <table:table-cell office:value-type="float" office:value="-0.0278631046872479" calcext:value-type="float">
            <text:p>-2.79E-02</text:p>
          </table:table-cell>
          <table:table-cell office:value-type="float" office:value="-0.0786446725249492" calcext:value-type="float">
            <text:p>-7.86E-02</text:p>
          </table:table-cell>
          <table:table-cell office:value-type="float" office:value="-0.0761907009710389" calcext:value-type="float">
            <text:p>-7.62E-02</text:p>
          </table:table-cell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-0.459479386169246" calcext:value-type="float">
            <text:p>-4.59E-01</text:p>
          </table:table-cell>
          <table:table-cell office:value-type="float" office:value="-0.134586793680453" calcext:value-type="float">
            <text:p>-1.35E-01</text:p>
          </table:table-cell>
          <table:table-cell office:value-type="float" office:value="0.0199932151106651" calcext:value-type="float">
            <text:p>2.00E-02</text:p>
          </table:table-cell>
          <table:table-cell office:value-type="float" office:value="-0.100555294986884" calcext:value-type="float">
            <text:p>-1.01E-01</text:p>
          </table:table-cell>
          <table:table-cell office:value-type="float" office:value="1.41492743788552" calcext:value-type="float">
            <text:p>1.41E+00</text:p>
          </table:table-cell>
          <table:table-cell office:value-type="float" office:value="-0.0102767268633596" calcext:value-type="float">
            <text:p>-1.03E-02</text:p>
          </table:table-cell>
          <table:table-cell office:value-type="float" office:value="-0.000352523800343226" calcext:value-type="float">
            <text:p>-3.53E-04</text:p>
          </table:table-cell>
          <table:table-cell office:value-type="float" office:value="-0.0767236839772226" calcext:value-type="float">
            <text:p>-7.67E-02</text:p>
          </table:table-cell>
          <table:table-cell office:value-type="float" office:value="1.67467007343836" calcext:value-type="float">
            <text:p>1.67E+00</text:p>
          </table:table-cell>
          <table:table-cell office:value-type="float" office:value="0.00094689605499452" calcext:value-type="float">
            <text:p>9.47E-04</text:p>
          </table:table-cell>
        </table:table-row>
        <table:table-row table:style-name="ro1" table:number-rows-repeated="3"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gene1</text:p>
          </table:table-cell>
          <table:table-cell table:style-name="ce1" office:value-type="string" calcext:value-type="string">
            <text:p>gene2</text:p>
          </table:table-cell>
          <table:table-cell table:style-name="ce2" office:value-type="string" calcext:value-type="string">
            <text:p>gene3</text:p>
          </table:table-cell>
          <table:table-cell table:style-name="ce1" office:value-type="string" calcext:value-type="string">
            <text:p>gene4</text:p>
          </table:table-cell>
          <table:table-cell table:style-name="ce1" office:value-type="string" calcext:value-type="string">
            <text:p>gene5</text:p>
          </table:table-cell>
          <table:table-cell table:style-name="ce2" office:value-type="string" calcext:value-type="string">
            <text:p>gene6</text:p>
          </table:table-cell>
          <table:table-cell table:style-name="ce2" office:value-type="string" calcext:value-type="string">
            <text:p>gene7</text:p>
          </table:table-cell>
          <table:table-cell table:style-name="ce1" office:value-type="string" calcext:value-type="string">
            <text:p>gene8</text:p>
          </table:table-cell>
          <table:table-cell table:style-name="ce1" office:value-type="string" calcext:value-type="string">
            <text:p>gene9</text:p>
          </table:table-cell>
          <table:table-cell table:style-name="ce1" office:value-type="string" calcext:value-type="string">
            <text:p>gene10</text:p>
          </table:table-cell>
        </table:table-row>
        <table:table-row table:style-name="ro1">
          <table:table-cell office:value-type="string" calcext:value-type="string">
            <text:p>gene1</text:p>
          </table:table-cell>
          <table:table-cell table:style-name="ce5" table:formula="of:=COM.MICROSOFT.IFS([.B2]=0;&quot;&quot;;[.B2]&gt;0;COM.MICROSOFT.IFS([.B2]&lt;=0.1;&quot;+&quot;;0.1&lt;[.B2]&lt;=1;&quot;++&quot;;1&lt;[.B2]&lt;=2;&quot;+++&quot;;[.B2]&gt;2;&quot;++++&quot;);[.B2]&lt;0;COM.MICROSOFT.IFS([.B2]&gt;=-0.1;&quot;-&quot;;-0.1&gt;[.B2]&gt;=-1;&quot;--&quot;;-1&gt;[.B2]&gt;=-2;&quot;---&quot;;[.B2]&lt;2;&quot;----&quot;))" office:value-type="string" office:string-value="--" calcext:value-type="string">
            <text:p>--</text:p>
          </table:table-cell>
          <table:table-cell table:style-name="ce5" table:formula="of:=COM.MICROSOFT.IFS([.C2]=0;&quot;&quot;;[.C2]&gt;0;COM.MICROSOFT.IFS([.C2]&lt;=0.1;&quot;+&quot;;0.1&lt;[.C2]&lt;=1;&quot;++&quot;;1&lt;[.C2]&lt;=2;&quot;+++&quot;;[.C2]&gt;2;&quot;++++&quot;);[.C2]&lt;0;COM.MICROSOFT.IFS([.C2]&gt;=-0.1;&quot;-&quot;;-0.1&gt;[.C2]&gt;=-1;&quot;--&quot;;-1&gt;[.C2]&gt;=-2;&quot;---&quot;;[.C2]&lt;2;&quot;----&quot;))" office:value-type="string" office:string-value="++" calcext:value-type="string">
            <text:p>++</text:p>
          </table:table-cell>
          <table:table-cell table:style-name="ce6" table:formula="of:=COM.MICROSOFT.IFS([.D2]=0;&quot;&quot;;[.D2]&gt;0;COM.MICROSOFT.IFS([.D2]&lt;=0.1;&quot;+&quot;;0.1&lt;[.D2]&lt;=1;&quot;++&quot;;1&lt;[.D2]&lt;=2;&quot;+++&quot;;[.D2]&gt;2;&quot;++++&quot;);[.D2]&lt;0;COM.MICROSOFT.IFS([.D2]&gt;=-0.1;&quot;-&quot;;-0.1&gt;[.D2]&gt;=-1;&quot;--&quot;;-1&gt;[.D2]&gt;=-2;&quot;---&quot;;[.D2]&lt;2;&quot;----&quot;))" office:value-type="string" office:string-value="+" calcext:value-type="string">
            <text:p>+</text:p>
          </table:table-cell>
          <table:table-cell table:style-name="ce5" table:formula="of:=COM.MICROSOFT.IFS([.E2]=0;&quot;&quot;;[.E2]&gt;0;COM.MICROSOFT.IFS([.E2]&lt;=0.1;&quot;+&quot;;0.1&lt;[.E2]&lt;=1;&quot;++&quot;;1&lt;[.E2]&lt;=2;&quot;+++&quot;;[.E2]&gt;2;&quot;++++&quot;);[.E2]&lt;0;COM.MICROSOFT.IFS([.E2]&gt;=-0.1;&quot;-&quot;;-0.1&gt;[.E2]&gt;=-1;&quot;--&quot;;-1&gt;[.E2]&gt;=-2;&quot;---&quot;;[.E2]&lt;2;&quot;----&quot;))" office:value-type="string" office:string-value="++" calcext:value-type="string">
            <text:p>++</text:p>
          </table:table-cell>
          <table:table-cell table:style-name="ce5" table:formula="of:=COM.MICROSOFT.IFS([.F2]=0;&quot;&quot;;[.F2]&gt;0;COM.MICROSOFT.IFS([.F2]&lt;=0.1;&quot;+&quot;;0.1&lt;[.F2]&lt;=1;&quot;++&quot;;1&lt;[.F2]&lt;=2;&quot;+++&quot;;[.F2]&gt;2;&quot;++++&quot;);[.F2]&lt;0;COM.MICROSOFT.IFS([.F2]&gt;=-0.1;&quot;-&quot;;-0.1&gt;[.F2]&gt;=-1;&quot;--&quot;;-1&gt;[.F2]&gt;=-2;&quot;---&quot;;[.F2]&lt;2;&quot;----&quot;))" office:value-type="string" office:string-value="++" calcext:value-type="string">
            <text:p>++</text:p>
          </table:table-cell>
          <table:table-cell table:style-name="ce6" table:formula="of:=COM.MICROSOFT.IFS([.G2]=0;&quot;&quot;;[.G2]&gt;0;COM.MICROSOFT.IFS([.G2]&lt;=0.1;&quot;+&quot;;0.1&lt;[.G2]&lt;=1;&quot;++&quot;;1&lt;[.G2]&lt;=2;&quot;+++&quot;;[.G2]&gt;2;&quot;++++&quot;);[.G2]&lt;0;COM.MICROSOFT.IFS([.G2]&gt;=-0.1;&quot;-&quot;;-0.1&gt;[.G2]&gt;=-1;&quot;--&quot;;-1&gt;[.G2]&gt;=-2;&quot;---&quot;;[.G2]&lt;2;&quot;----&quot;))" office:value-type="string" office:string-value="--" calcext:value-type="string">
            <text:p>--</text:p>
          </table:table-cell>
          <table:table-cell table:style-name="ce6" table:formula="of:=COM.MICROSOFT.IFS([.H2]=0;&quot;&quot;;[.H2]&gt;0;COM.MICROSOFT.IFS([.H2]&lt;=0.1;&quot;+&quot;;0.1&lt;[.H2]&lt;=1;&quot;++&quot;;1&lt;[.H2]&lt;=2;&quot;+++&quot;;[.H2]&gt;2;&quot;++++&quot;);[.H2]&lt;0;COM.MICROSOFT.IFS([.H2]&gt;=-0.1;&quot;-&quot;;-0.1&gt;[.H2]&gt;=-1;&quot;--&quot;;-1&gt;[.H2]&gt;=-2;&quot;---&quot;;[.H2]&lt;2;&quot;----&quot;))" office:value-type="string" office:string-value="--" calcext:value-type="string">
            <text:p>--</text:p>
          </table:table-cell>
          <table:table-cell table:style-name="ce5" table:formula="of:=COM.MICROSOFT.IFS([.I2]=0;&quot;&quot;;[.I2]&gt;0;COM.MICROSOFT.IFS([.I2]&lt;=0.1;&quot;+&quot;;0.1&lt;[.I2]&lt;=1;&quot;++&quot;;1&lt;[.I2]&lt;=2;&quot;+++&quot;;[.I2]&gt;2;&quot;++++&quot;);[.I2]&lt;0;COM.MICROSOFT.IFS([.I2]&gt;=-0.1;&quot;-&quot;;-0.1&gt;[.I2]&gt;=-1;&quot;--&quot;;-1&gt;[.I2]&gt;=-2;&quot;---&quot;;[.I2]&lt;2;&quot;----&quot;))" office:value-type="string" office:string-value="-" calcext:value-type="string">
            <text:p>-</text:p>
          </table:table-cell>
          <table:table-cell table:style-name="ce5" table:formula="of:=COM.MICROSOFT.IFS([.J2]=0;&quot;&quot;;[.J2]&gt;0;COM.MICROSOFT.IFS([.J2]&lt;=0.1;&quot;+&quot;;0.1&lt;[.J2]&lt;=1;&quot;++&quot;;1&lt;[.J2]&lt;=2;&quot;+++&quot;;[.J2]&gt;2;&quot;++++&quot;);[.J2]&lt;0;COM.MICROSOFT.IFS([.J2]&gt;=-0.1;&quot;-&quot;;-0.1&gt;[.J2]&gt;=-1;&quot;--&quot;;-1&gt;[.J2]&gt;=-2;&quot;---&quot;;[.J2]&lt;2;&quot;----&quot;))" office:value-type="string" office:string-value="++" calcext:value-type="string">
            <text:p>++</text:p>
          </table:table-cell>
          <table:table-cell table:style-name="ce5" table:formula="of:=COM.MICROSOFT.IFS([.K2]=0;&quot;&quot;;[.K2]&gt;0;COM.MICROSOFT.IFS([.K2]&lt;=0.1;&quot;+&quot;;0.1&lt;[.K2]&lt;=1;&quot;++&quot;;1&lt;[.K2]&lt;=2;&quot;+++&quot;;[.K2]&gt;2;&quot;++++&quot;);[.K2]&lt;0;COM.MICROSOFT.IFS([.K2]&gt;=-0.1;&quot;-&quot;;-0.1&gt;[.K2]&gt;=-1;&quot;--&quot;;-1&gt;[.K2]&gt;=-2;&quot;---&quot;;[.K2]&lt;2;&quot;----&quot;))" office:value-type="string" office:string-value="++" calcext:value-type="string">
            <text:p>++</text:p>
          </table:table-cell>
        </table:table-row>
        <table:table-row table:style-name="ro1">
          <table:table-cell office:value-type="string" calcext:value-type="string">
            <text:p>gene2</text:p>
          </table:table-cell>
          <table:table-cell table:style-name="ce5" table:formula="of:=COM.MICROSOFT.IFS([.B3]=0;&quot;&quot;;[.B3]&gt;0;COM.MICROSOFT.IFS([.B3]&lt;=0.1;&quot;+&quot;;0.1&lt;[.B3]&lt;=1;&quot;++&quot;;1&lt;[.B3]&lt;=2;&quot;+++&quot;;[.B3]&gt;2;&quot;++++&quot;);[.B3]&lt;0;COM.MICROSOFT.IFS([.B3]&gt;=-0.1;&quot;-&quot;;-0.1&gt;[.B3]&gt;=-1;&quot;--&quot;;-1&gt;[.B3]&gt;=-2;&quot;---&quot;;[.B3]&lt;2;&quot;----&quot;))" office:value-type="string" office:string-value="--" calcext:value-type="string">
            <text:p>--</text:p>
          </table:table-cell>
          <table:table-cell table:style-name="ce5" table:formula="of:=COM.MICROSOFT.IFS([.C3]=0;&quot;&quot;;[.C3]&gt;0;COM.MICROSOFT.IFS([.C3]&lt;=0.1;&quot;+&quot;;0.1&lt;[.C3]&lt;=1;&quot;++&quot;;1&lt;[.C3]&lt;=2;&quot;+++&quot;;[.C3]&gt;2;&quot;++++&quot;);[.C3]&lt;0;COM.MICROSOFT.IFS([.C3]&gt;=-0.1;&quot;-&quot;;-0.1&gt;[.C3]&gt;=-1;&quot;--&quot;;-1&gt;[.C3]&gt;=-2;&quot;---&quot;;[.C3]&lt;2;&quot;----&quot;))" office:value-type="string" office:string-value="++" calcext:value-type="string">
            <text:p>++</text:p>
          </table:table-cell>
          <table:table-cell table:style-name="ce6" table:formula="of:=COM.MICROSOFT.IFS([.D3]=0;&quot;&quot;;[.D3]&gt;0;COM.MICROSOFT.IFS([.D3]&lt;=0.1;&quot;+&quot;;0.1&lt;[.D3]&lt;=1;&quot;++&quot;;1&lt;[.D3]&lt;=2;&quot;+++&quot;;[.D3]&gt;2;&quot;++++&quot;);[.D3]&lt;0;COM.MICROSOFT.IFS([.D3]&gt;=-0.1;&quot;-&quot;;-0.1&gt;[.D3]&gt;=-1;&quot;--&quot;;-1&gt;[.D3]&gt;=-2;&quot;---&quot;;[.D3]&lt;2;&quot;----&quot;))" office:value-type="string" office:string-value="+" calcext:value-type="string">
            <text:p>+</text:p>
          </table:table-cell>
          <table:table-cell table:style-name="ce5" table:formula="of:=COM.MICROSOFT.IFS([.E3]=0;&quot;&quot;;[.E3]&gt;0;COM.MICROSOFT.IFS([.E3]&lt;=0.1;&quot;+&quot;;0.1&lt;[.E3]&lt;=1;&quot;++&quot;;1&lt;[.E3]&lt;=2;&quot;+++&quot;;[.E3]&gt;2;&quot;++++&quot;);[.E3]&lt;0;COM.MICROSOFT.IFS([.E3]&gt;=-0.1;&quot;-&quot;;-0.1&gt;[.E3]&gt;=-1;&quot;--&quot;;-1&gt;[.E3]&gt;=-2;&quot;---&quot;;[.E3]&lt;2;&quot;----&quot;))" office:value-type="string" office:string-value="++" calcext:value-type="string">
            <text:p>++</text:p>
          </table:table-cell>
          <table:table-cell table:style-name="ce5" table:formula="of:=COM.MICROSOFT.IFS([.F3]=0;&quot;&quot;;[.F3]&gt;0;COM.MICROSOFT.IFS([.F3]&lt;=0.1;&quot;+&quot;;0.1&lt;[.F3]&lt;=1;&quot;++&quot;;1&lt;[.F3]&lt;=2;&quot;+++&quot;;[.F3]&gt;2;&quot;++++&quot;);[.F3]&lt;0;COM.MICROSOFT.IFS([.F3]&gt;=-0.1;&quot;-&quot;;-0.1&gt;[.F3]&gt;=-1;&quot;--&quot;;-1&gt;[.F3]&gt;=-2;&quot;---&quot;;[.F3]&lt;2;&quot;----&quot;))" office:value-type="string" office:string-value="+" calcext:value-type="string">
            <text:p>+</text:p>
          </table:table-cell>
          <table:table-cell table:style-name="ce6" table:formula="of:=COM.MICROSOFT.IFS([.G3]=0;&quot;&quot;;[.G3]&gt;0;COM.MICROSOFT.IFS([.G3]&lt;=0.1;&quot;+&quot;;0.1&lt;[.G3]&lt;=1;&quot;++&quot;;1&lt;[.G3]&lt;=2;&quot;+++&quot;;[.G3]&gt;2;&quot;++++&quot;);[.G3]&lt;0;COM.MICROSOFT.IFS([.G3]&gt;=-0.1;&quot;-&quot;;-0.1&gt;[.G3]&gt;=-1;&quot;--&quot;;-1&gt;[.G3]&gt;=-2;&quot;---&quot;;[.G3]&lt;2;&quot;----&quot;))" office:value-type="string" office:string-value="+" calcext:value-type="string">
            <text:p>+</text:p>
          </table:table-cell>
          <table:table-cell table:style-name="ce6" table:formula="of:=COM.MICROSOFT.IFS([.H3]=0;&quot;&quot;;[.H3]&gt;0;COM.MICROSOFT.IFS([.H3]&lt;=0.1;&quot;+&quot;;0.1&lt;[.H3]&lt;=1;&quot;++&quot;;1&lt;[.H3]&lt;=2;&quot;+++&quot;;[.H3]&gt;2;&quot;++++&quot;);[.H3]&lt;0;COM.MICROSOFT.IFS([.H3]&gt;=-0.1;&quot;-&quot;;-0.1&gt;[.H3]&gt;=-1;&quot;--&quot;;-1&gt;[.H3]&gt;=-2;&quot;---&quot;;[.H3]&lt;2;&quot;----&quot;))" office:value-type="string" office:string-value="-" calcext:value-type="string">
            <text:p>-</text:p>
          </table:table-cell>
          <table:table-cell table:style-name="ce5" table:formula="of:=COM.MICROSOFT.IFS([.I3]=0;&quot;&quot;;[.I3]&gt;0;COM.MICROSOFT.IFS([.I3]&lt;=0.1;&quot;+&quot;;0.1&lt;[.I3]&lt;=1;&quot;++&quot;;1&lt;[.I3]&lt;=2;&quot;+++&quot;;[.I3]&gt;2;&quot;++++&quot;);[.I3]&lt;0;COM.MICROSOFT.IFS([.I3]&gt;=-0.1;&quot;-&quot;;-0.1&gt;[.I3]&gt;=-1;&quot;--&quot;;-1&gt;[.I3]&gt;=-2;&quot;---&quot;;[.I3]&lt;2;&quot;----&quot;))" office:value-type="string" office:string-value="--" calcext:value-type="string">
            <text:p>--</text:p>
          </table:table-cell>
          <table:table-cell table:style-name="ce5" table:formula="of:=COM.MICROSOFT.IFS([.J3]=0;&quot;&quot;;[.J3]&gt;0;COM.MICROSOFT.IFS([.J3]&lt;=0.1;&quot;+&quot;;0.1&lt;[.J3]&lt;=1;&quot;++&quot;;1&lt;[.J3]&lt;=2;&quot;+++&quot;;[.J3]&gt;2;&quot;++++&quot;);[.J3]&lt;0;COM.MICROSOFT.IFS([.J3]&gt;=-0.1;&quot;-&quot;;-0.1&gt;[.J3]&gt;=-1;&quot;--&quot;;-1&gt;[.J3]&gt;=-2;&quot;---&quot;;[.J3]&lt;2;&quot;----&quot;))" office:value-type="string" office:string-value="++" calcext:value-type="string">
            <text:p>++</text:p>
          </table:table-cell>
          <table:table-cell table:style-name="ce5" table:formula="of:=COM.MICROSOFT.IFS([.K3]=0;&quot;&quot;;[.K3]&gt;0;COM.MICROSOFT.IFS([.K3]&lt;=0.1;&quot;+&quot;;0.1&lt;[.K3]&lt;=1;&quot;++&quot;;1&lt;[.K3]&lt;=2;&quot;+++&quot;;[.K3]&gt;2;&quot;++++&quot;);[.K3]&lt;0;COM.MICROSOFT.IFS([.K3]&gt;=-0.1;&quot;-&quot;;-0.1&gt;[.K3]&gt;=-1;&quot;--&quot;;-1&gt;[.K3]&gt;=-2;&quot;---&quot;;[.K3]&lt;2;&quot;----&quot;))" office:value-type="string" office:string-value="+" calcext:value-type="string">
            <text:p>+</text:p>
          </table:table-cell>
        </table:table-row>
        <table:table-row table:style-name="ro1">
          <table:table-cell table:style-name="ce2" office:value-type="string" calcext:value-type="string">
            <text:p>gene3</text:p>
          </table:table-cell>
          <table:table-cell table:style-name="ce6" table:formula="of:=COM.MICROSOFT.IFS([.B4]=0;&quot;&quot;;[.B4]&gt;0;COM.MICROSOFT.IFS([.B4]&lt;=0.1;&quot;+&quot;;0.1&lt;[.B4]&lt;=1;&quot;++&quot;;1&lt;[.B4]&lt;=2;&quot;+++&quot;;[.B4]&gt;2;&quot;++++&quot;);[.B4]&lt;0;COM.MICROSOFT.IFS([.B4]&gt;=-0.1;&quot;-&quot;;-0.1&gt;[.B4]&gt;=-1;&quot;--&quot;;-1&gt;[.B4]&gt;=-2;&quot;---&quot;;[.B4]&lt;2;&quot;----&quot;))" office:value-type="string" office:string-value="+" calcext:value-type="string">
            <text:p>+</text:p>
          </table:table-cell>
          <table:table-cell table:style-name="ce6" table:formula="of:=COM.MICROSOFT.IFS([.C4]=0;&quot;&quot;;[.C4]&gt;0;COM.MICROSOFT.IFS([.C4]&lt;=0.1;&quot;+&quot;;0.1&lt;[.C4]&lt;=1;&quot;++&quot;;1&lt;[.C4]&lt;=2;&quot;+++&quot;;[.C4]&gt;2;&quot;++++&quot;);[.C4]&lt;0;COM.MICROSOFT.IFS([.C4]&gt;=-0.1;&quot;-&quot;;-0.1&gt;[.C4]&gt;=-1;&quot;--&quot;;-1&gt;[.C4]&gt;=-2;&quot;---&quot;;[.C4]&lt;2;&quot;----&quot;))" office:value-type="string" office:string-value="-" calcext:value-type="string">
            <text:p>-</text:p>
          </table:table-cell>
          <table:table-cell table:style-name="ce6" table:formula="of:=COM.MICROSOFT.IFS([.D4]=0;&quot;&quot;;[.D4]&gt;0;COM.MICROSOFT.IFS([.D4]&lt;=0.1;&quot;+&quot;;0.1&lt;[.D4]&lt;=1;&quot;++&quot;;1&lt;[.D4]&lt;=2;&quot;+++&quot;;[.D4]&gt;2;&quot;++++&quot;);[.D4]&lt;0;COM.MICROSOFT.IFS([.D4]&gt;=-0.1;&quot;-&quot;;-0.1&gt;[.D4]&gt;=-1;&quot;--&quot;;-1&gt;[.D4]&gt;=-2;&quot;---&quot;;[.D4]&lt;2;&quot;----&quot;))" office:value-type="string" office:string-value="+" calcext:value-type="string">
            <text:p>+</text:p>
          </table:table-cell>
          <table:table-cell table:style-name="ce6" table:formula="of:=COM.MICROSOFT.IFS([.E4]=0;&quot;&quot;;[.E4]&gt;0;COM.MICROSOFT.IFS([.E4]&lt;=0.1;&quot;+&quot;;0.1&lt;[.E4]&lt;=1;&quot;++&quot;;1&lt;[.E4]&lt;=2;&quot;+++&quot;;[.E4]&gt;2;&quot;++++&quot;);[.E4]&lt;0;COM.MICROSOFT.IFS([.E4]&gt;=-0.1;&quot;-&quot;;-0.1&gt;[.E4]&gt;=-1;&quot;--&quot;;-1&gt;[.E4]&gt;=-2;&quot;---&quot;;[.E4]&lt;2;&quot;----&quot;))" office:value-type="string" office:string-value="+" calcext:value-type="string">
            <text:p>+</text:p>
          </table:table-cell>
          <table:table-cell table:style-name="ce6" table:formula="of:=COM.MICROSOFT.IFS([.F4]=0;&quot;&quot;;[.F4]&gt;0;COM.MICROSOFT.IFS([.F4]&lt;=0.1;&quot;+&quot;;0.1&lt;[.F4]&lt;=1;&quot;++&quot;;1&lt;[.F4]&lt;=2;&quot;+++&quot;;[.F4]&gt;2;&quot;++++&quot;);[.F4]&lt;0;COM.MICROSOFT.IFS([.F4]&gt;=-0.1;&quot;-&quot;;-0.1&gt;[.F4]&gt;=-1;&quot;--&quot;;-1&gt;[.F4]&gt;=-2;&quot;---&quot;;[.F4]&lt;2;&quot;----&quot;))" office:value-type="string" office:string-value="+" calcext:value-type="string">
            <text:p>+</text:p>
          </table:table-cell>
          <table:table-cell table:style-name="ce6" table:formula="of:=COM.MICROSOFT.IFS([.G4]=0;&quot;&quot;;[.G4]&gt;0;COM.MICROSOFT.IFS([.G4]&lt;=0.1;&quot;+&quot;;0.1&lt;[.G4]&lt;=1;&quot;++&quot;;1&lt;[.G4]&lt;=2;&quot;+++&quot;;[.G4]&gt;2;&quot;++++&quot;);[.G4]&lt;0;COM.MICROSOFT.IFS([.G4]&gt;=-0.1;&quot;-&quot;;-0.1&gt;[.G4]&gt;=-1;&quot;--&quot;;-1&gt;[.G4]&gt;=-2;&quot;---&quot;;[.G4]&lt;2;&quot;----&quot;))" office:value-type="string" office:string-value="++" calcext:value-type="string">
            <text:p>++</text:p>
          </table:table-cell>
          <table:table-cell table:style-name="ce6" table:formula="of:=COM.MICROSOFT.IFS([.H4]=0;&quot;&quot;;[.H4]&gt;0;COM.MICROSOFT.IFS([.H4]&lt;=0.1;&quot;+&quot;;0.1&lt;[.H4]&lt;=1;&quot;++&quot;;1&lt;[.H4]&lt;=2;&quot;+++&quot;;[.H4]&gt;2;&quot;++++&quot;);[.H4]&lt;0;COM.MICROSOFT.IFS([.H4]&gt;=-0.1;&quot;-&quot;;-0.1&gt;[.H4]&gt;=-1;&quot;--&quot;;-1&gt;[.H4]&gt;=-2;&quot;---&quot;;[.H4]&lt;2;&quot;----&quot;))" office:value-type="string" office:string-value="-" calcext:value-type="string">
            <text:p>-</text:p>
          </table:table-cell>
          <table:table-cell table:style-name="ce6" table:formula="of:=COM.MICROSOFT.IFS([.I4]=0;&quot;&quot;;[.I4]&gt;0;COM.MICROSOFT.IFS([.I4]&lt;=0.1;&quot;+&quot;;0.1&lt;[.I4]&lt;=1;&quot;++&quot;;1&lt;[.I4]&lt;=2;&quot;+++&quot;;[.I4]&gt;2;&quot;++++&quot;);[.I4]&lt;0;COM.MICROSOFT.IFS([.I4]&gt;=-0.1;&quot;-&quot;;-0.1&gt;[.I4]&gt;=-1;&quot;--&quot;;-1&gt;[.I4]&gt;=-2;&quot;---&quot;;[.I4]&lt;2;&quot;----&quot;))" office:value-type="string" office:string-value="-" calcext:value-type="string">
            <text:p>-</text:p>
          </table:table-cell>
          <table:table-cell table:style-name="ce6" table:formula="of:=COM.MICROSOFT.IFS([.J4]=0;&quot;&quot;;[.J4]&gt;0;COM.MICROSOFT.IFS([.J4]&lt;=0.1;&quot;+&quot;;0.1&lt;[.J4]&lt;=1;&quot;++&quot;;1&lt;[.J4]&lt;=2;&quot;+++&quot;;[.J4]&gt;2;&quot;++++&quot;);[.J4]&lt;0;COM.MICROSOFT.IFS([.J4]&gt;=-0.1;&quot;-&quot;;-0.1&gt;[.J4]&gt;=-1;&quot;--&quot;;-1&gt;[.J4]&gt;=-2;&quot;---&quot;;[.J4]&lt;2;&quot;----&quot;))" office:value-type="string" office:string-value="+" calcext:value-type="string">
            <text:p>+</text:p>
          </table:table-cell>
          <table:table-cell table:style-name="ce6" table:formula="of:=COM.MICROSOFT.IFS([.K4]=0;&quot;&quot;;[.K4]&gt;0;COM.MICROSOFT.IFS([.K4]&lt;=0.1;&quot;+&quot;;0.1&lt;[.K4]&lt;=1;&quot;++&quot;;1&lt;[.K4]&lt;=2;&quot;+++&quot;;[.K4]&gt;2;&quot;++++&quot;);[.K4]&lt;0;COM.MICROSOFT.IFS([.K4]&gt;=-0.1;&quot;-&quot;;-0.1&gt;[.K4]&gt;=-1;&quot;--&quot;;-1&gt;[.K4]&gt;=-2;&quot;---&quot;;[.K4]&lt;2;&quot;----&quot;)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gene4</text:p>
          </table:table-cell>
          <table:table-cell table:style-name="ce5" table:formula="of:=COM.MICROSOFT.IFS([.B5]=0;&quot;&quot;;[.B5]&gt;0;COM.MICROSOFT.IFS([.B5]&lt;=0.1;&quot;+&quot;;0.1&lt;[.B5]&lt;=1;&quot;++&quot;;1&lt;[.B5]&lt;=2;&quot;+++&quot;;[.B5]&gt;2;&quot;++++&quot;);[.B5]&lt;0;COM.MICROSOFT.IFS([.B5]&gt;=-0.1;&quot;-&quot;;-0.1&gt;[.B5]&gt;=-1;&quot;--&quot;;-1&gt;[.B5]&gt;=-2;&quot;---&quot;;[.B5]&lt;2;&quot;----&quot;))" office:value-type="string" office:string-value="++" calcext:value-type="string">
            <text:p>++</text:p>
          </table:table-cell>
          <table:table-cell table:style-name="ce5" table:formula="of:=COM.MICROSOFT.IFS([.C5]=0;&quot;&quot;;[.C5]&gt;0;COM.MICROSOFT.IFS([.C5]&lt;=0.1;&quot;+&quot;;0.1&lt;[.C5]&lt;=1;&quot;++&quot;;1&lt;[.C5]&lt;=2;&quot;+++&quot;;[.C5]&gt;2;&quot;++++&quot;);[.C5]&lt;0;COM.MICROSOFT.IFS([.C5]&gt;=-0.1;&quot;-&quot;;-0.1&gt;[.C5]&gt;=-1;&quot;--&quot;;-1&gt;[.C5]&gt;=-2;&quot;---&quot;;[.C5]&lt;2;&quot;----&quot;))" office:value-type="string" office:string-value="--" calcext:value-type="string">
            <text:p>--</text:p>
          </table:table-cell>
          <table:table-cell table:style-name="ce6" table:formula="of:=COM.MICROSOFT.IFS([.D5]=0;&quot;&quot;;[.D5]&gt;0;COM.MICROSOFT.IFS([.D5]&lt;=0.1;&quot;+&quot;;0.1&lt;[.D5]&lt;=1;&quot;++&quot;;1&lt;[.D5]&lt;=2;&quot;+++&quot;;[.D5]&gt;2;&quot;++++&quot;);[.D5]&lt;0;COM.MICROSOFT.IFS([.D5]&gt;=-0.1;&quot;-&quot;;-0.1&gt;[.D5]&gt;=-1;&quot;--&quot;;-1&gt;[.D5]&gt;=-2;&quot;---&quot;;[.D5]&lt;2;&quot;----&quot;))" office:value-type="string" office:string-value="-" calcext:value-type="string">
            <text:p>-</text:p>
          </table:table-cell>
          <table:table-cell table:style-name="ce5" table:formula="of:=COM.MICROSOFT.IFS([.E5]=0;&quot;&quot;;[.E5]&gt;0;COM.MICROSOFT.IFS([.E5]&lt;=0.1;&quot;+&quot;;0.1&lt;[.E5]&lt;=1;&quot;++&quot;;1&lt;[.E5]&lt;=2;&quot;+++&quot;;[.E5]&gt;2;&quot;++++&quot;);[.E5]&lt;0;COM.MICROSOFT.IFS([.E5]&gt;=-0.1;&quot;-&quot;;-0.1&gt;[.E5]&gt;=-1;&quot;--&quot;;-1&gt;[.E5]&gt;=-2;&quot;---&quot;;[.E5]&lt;2;&quot;----&quot;))" office:value-type="string" office:string-value="--" calcext:value-type="string">
            <text:p>--</text:p>
          </table:table-cell>
          <table:table-cell table:style-name="ce5" table:formula="of:=COM.MICROSOFT.IFS([.F5]=0;&quot;&quot;;[.F5]&gt;0;COM.MICROSOFT.IFS([.F5]&lt;=0.1;&quot;+&quot;;0.1&lt;[.F5]&lt;=1;&quot;++&quot;;1&lt;[.F5]&lt;=2;&quot;+++&quot;;[.F5]&gt;2;&quot;++++&quot;);[.F5]&lt;0;COM.MICROSOFT.IFS([.F5]&gt;=-0.1;&quot;-&quot;;-0.1&gt;[.F5]&gt;=-1;&quot;--&quot;;-1&gt;[.F5]&gt;=-2;&quot;---&quot;;[.F5]&lt;2;&quot;----&quot;))" office:value-type="string" office:string-value="-" calcext:value-type="string">
            <text:p>-</text:p>
          </table:table-cell>
          <table:table-cell table:style-name="ce6" table:formula="of:=COM.MICROSOFT.IFS([.G5]=0;&quot;&quot;;[.G5]&gt;0;COM.MICROSOFT.IFS([.G5]&lt;=0.1;&quot;+&quot;;0.1&lt;[.G5]&lt;=1;&quot;++&quot;;1&lt;[.G5]&lt;=2;&quot;+++&quot;;[.G5]&gt;2;&quot;++++&quot;);[.G5]&lt;0;COM.MICROSOFT.IFS([.G5]&gt;=-0.1;&quot;-&quot;;-0.1&gt;[.G5]&gt;=-1;&quot;--&quot;;-1&gt;[.G5]&gt;=-2;&quot;---&quot;;[.G5]&lt;2;&quot;----&quot;))" office:value-type="string" office:string-value="-" calcext:value-type="string">
            <text:p>-</text:p>
          </table:table-cell>
          <table:table-cell table:style-name="ce6" table:formula="of:=COM.MICROSOFT.IFS([.H5]=0;&quot;&quot;;[.H5]&gt;0;COM.MICROSOFT.IFS([.H5]&lt;=0.1;&quot;+&quot;;0.1&lt;[.H5]&lt;=1;&quot;++&quot;;1&lt;[.H5]&lt;=2;&quot;+++&quot;;[.H5]&gt;2;&quot;++++&quot;);[.H5]&lt;0;COM.MICROSOFT.IFS([.H5]&gt;=-0.1;&quot;-&quot;;-0.1&gt;[.H5]&gt;=-1;&quot;--&quot;;-1&gt;[.H5]&gt;=-2;&quot;---&quot;;[.H5]&lt;2;&quot;----&quot;))" office:value-type="string" office:string-value="+" calcext:value-type="string">
            <text:p>+</text:p>
          </table:table-cell>
          <table:table-cell table:style-name="ce5" table:formula="of:=COM.MICROSOFT.IFS([.I5]=0;&quot;&quot;;[.I5]&gt;0;COM.MICROSOFT.IFS([.I5]&lt;=0.1;&quot;+&quot;;0.1&lt;[.I5]&lt;=1;&quot;++&quot;;1&lt;[.I5]&lt;=2;&quot;+++&quot;;[.I5]&gt;2;&quot;++++&quot;);[.I5]&lt;0;COM.MICROSOFT.IFS([.I5]&gt;=-0.1;&quot;-&quot;;-0.1&gt;[.I5]&gt;=-1;&quot;--&quot;;-1&gt;[.I5]&gt;=-2;&quot;---&quot;;[.I5]&lt;2;&quot;----&quot;))" office:value-type="string" office:string-value="-" calcext:value-type="string">
            <text:p>-</text:p>
          </table:table-cell>
          <table:table-cell table:style-name="ce5" table:formula="of:=COM.MICROSOFT.IFS([.J5]=0;&quot;&quot;;[.J5]&gt;0;COM.MICROSOFT.IFS([.J5]&lt;=0.1;&quot;+&quot;;0.1&lt;[.J5]&lt;=1;&quot;++&quot;;1&lt;[.J5]&lt;=2;&quot;+++&quot;;[.J5]&gt;2;&quot;++++&quot;);[.J5]&lt;0;COM.MICROSOFT.IFS([.J5]&gt;=-0.1;&quot;-&quot;;-0.1&gt;[.J5]&gt;=-1;&quot;--&quot;;-1&gt;[.J5]&gt;=-2;&quot;---&quot;;[.J5]&lt;2;&quot;----&quot;))" office:value-type="string" office:string-value="--" calcext:value-type="string">
            <text:p>--</text:p>
          </table:table-cell>
          <table:table-cell table:style-name="ce5" table:formula="of:=COM.MICROSOFT.IFS([.K5]=0;&quot;&quot;;[.K5]&gt;0;COM.MICROSOFT.IFS([.K5]&lt;=0.1;&quot;+&quot;;0.1&lt;[.K5]&lt;=1;&quot;++&quot;;1&lt;[.K5]&lt;=2;&quot;+++&quot;;[.K5]&gt;2;&quot;++++&quot;);[.K5]&lt;0;COM.MICROSOFT.IFS([.K5]&gt;=-0.1;&quot;-&quot;;-0.1&gt;[.K5]&gt;=-1;&quot;--&quot;;-1&gt;[.K5]&gt;=-2;&quot;---&quot;;[.K5]&lt;2;&quot;----&quot;))" office:value-type="string" office:string-value="++" calcext:value-type="string">
            <text:p>++</text:p>
          </table:table-cell>
        </table:table-row>
        <table:table-row table:style-name="ro1">
          <table:table-cell office:value-type="string" calcext:value-type="string">
            <text:p>gene5</text:p>
          </table:table-cell>
          <table:table-cell table:style-name="ce5" table:formula="of:=COM.MICROSOFT.IFS([.B6]=0;&quot;&quot;;[.B6]&gt;0;COM.MICROSOFT.IFS([.B6]&lt;=0.1;&quot;+&quot;;0.1&lt;[.B6]&lt;=1;&quot;++&quot;;1&lt;[.B6]&lt;=2;&quot;+++&quot;;[.B6]&gt;2;&quot;++++&quot;);[.B6]&lt;0;COM.MICROSOFT.IFS([.B6]&gt;=-0.1;&quot;-&quot;;-0.1&gt;[.B6]&gt;=-1;&quot;--&quot;;-1&gt;[.B6]&gt;=-2;&quot;---&quot;;[.B6]&lt;2;&quot;----&quot;))" office:value-type="string" office:string-value="+" calcext:value-type="string">
            <text:p>+</text:p>
          </table:table-cell>
          <table:table-cell table:style-name="ce5" table:formula="of:=COM.MICROSOFT.IFS([.C6]=0;&quot;&quot;;[.C6]&gt;0;COM.MICROSOFT.IFS([.C6]&lt;=0.1;&quot;+&quot;;0.1&lt;[.C6]&lt;=1;&quot;++&quot;;1&lt;[.C6]&lt;=2;&quot;+++&quot;;[.C6]&gt;2;&quot;++++&quot;);[.C6]&lt;0;COM.MICROSOFT.IFS([.C6]&gt;=-0.1;&quot;-&quot;;-0.1&gt;[.C6]&gt;=-1;&quot;--&quot;;-1&gt;[.C6]&gt;=-2;&quot;---&quot;;[.C6]&lt;2;&quot;----&quot;))" office:value-type="string" office:string-value="+" calcext:value-type="string">
            <text:p>+</text:p>
          </table:table-cell>
          <table:table-cell table:style-name="ce6" table:formula="of:=COM.MICROSOFT.IFS([.D6]=0;&quot;&quot;;[.D6]&gt;0;COM.MICROSOFT.IFS([.D6]&lt;=0.1;&quot;+&quot;;0.1&lt;[.D6]&lt;=1;&quot;++&quot;;1&lt;[.D6]&lt;=2;&quot;+++&quot;;[.D6]&gt;2;&quot;++++&quot;);[.D6]&lt;0;COM.MICROSOFT.IFS([.D6]&gt;=-0.1;&quot;-&quot;;-0.1&gt;[.D6]&gt;=-1;&quot;--&quot;;-1&gt;[.D6]&gt;=-2;&quot;---&quot;;[.D6]&lt;2;&quot;----&quot;))" office:value-type="string" office:string-value="-" calcext:value-type="string">
            <text:p>-</text:p>
          </table:table-cell>
          <table:table-cell table:style-name="ce5" table:formula="of:=COM.MICROSOFT.IFS([.E6]=0;&quot;&quot;;[.E6]&gt;0;COM.MICROSOFT.IFS([.E6]&lt;=0.1;&quot;+&quot;;0.1&lt;[.E6]&lt;=1;&quot;++&quot;;1&lt;[.E6]&lt;=2;&quot;+++&quot;;[.E6]&gt;2;&quot;++++&quot;);[.E6]&lt;0;COM.MICROSOFT.IFS([.E6]&gt;=-0.1;&quot;-&quot;;-0.1&gt;[.E6]&gt;=-1;&quot;--&quot;;-1&gt;[.E6]&gt;=-2;&quot;---&quot;;[.E6]&lt;2;&quot;----&quot;))" office:value-type="string" office:string-value="-" calcext:value-type="string">
            <text:p>-</text:p>
          </table:table-cell>
          <table:table-cell table:style-name="ce5" table:formula="of:=COM.MICROSOFT.IFS([.F6]=0;&quot;&quot;;[.F6]&gt;0;COM.MICROSOFT.IFS([.F6]&lt;=0.1;&quot;+&quot;;0.1&lt;[.F6]&lt;=1;&quot;++&quot;;1&lt;[.F6]&lt;=2;&quot;+++&quot;;[.F6]&gt;2;&quot;++++&quot;);[.F6]&lt;0;COM.MICROSOFT.IFS([.F6]&gt;=-0.1;&quot;-&quot;;-0.1&gt;[.F6]&gt;=-1;&quot;--&quot;;-1&gt;[.F6]&gt;=-2;&quot;---&quot;;[.F6]&lt;2;&quot;----&quot;))" office:value-type="string" office:string-value="-" calcext:value-type="string">
            <text:p>-</text:p>
          </table:table-cell>
          <table:table-cell table:style-name="ce6" table:formula="of:=COM.MICROSOFT.IFS([.G6]=0;&quot;&quot;;[.G6]&gt;0;COM.MICROSOFT.IFS([.G6]&lt;=0.1;&quot;+&quot;;0.1&lt;[.G6]&lt;=1;&quot;++&quot;;1&lt;[.G6]&lt;=2;&quot;+++&quot;;[.G6]&gt;2;&quot;++++&quot;);[.G6]&lt;0;COM.MICROSOFT.IFS([.G6]&gt;=-0.1;&quot;-&quot;;-0.1&gt;[.G6]&gt;=-1;&quot;--&quot;;-1&gt;[.G6]&gt;=-2;&quot;---&quot;;[.G6]&lt;2;&quot;----&quot;))" office:value-type="string" office:string-value="-" calcext:value-type="string">
            <text:p>-</text:p>
          </table:table-cell>
          <table:table-cell table:style-name="ce6" table:formula="of:=COM.MICROSOFT.IFS([.H6]=0;&quot;&quot;;[.H6]&gt;0;COM.MICROSOFT.IFS([.H6]&lt;=0.1;&quot;+&quot;;0.1&lt;[.H6]&lt;=1;&quot;++&quot;;1&lt;[.H6]&lt;=2;&quot;+++&quot;;[.H6]&gt;2;&quot;++++&quot;);[.H6]&lt;0;COM.MICROSOFT.IFS([.H6]&gt;=-0.1;&quot;-&quot;;-0.1&gt;[.H6]&gt;=-1;&quot;--&quot;;-1&gt;[.H6]&gt;=-2;&quot;---&quot;;[.H6]&lt;2;&quot;----&quot;))" office:value-type="string" office:string-value="++" calcext:value-type="string">
            <text:p>++</text:p>
          </table:table-cell>
          <table:table-cell table:style-name="ce5" table:formula="of:=COM.MICROSOFT.IFS([.I6]=0;&quot;&quot;;[.I6]&gt;0;COM.MICROSOFT.IFS([.I6]&lt;=0.1;&quot;+&quot;;0.1&lt;[.I6]&lt;=1;&quot;++&quot;;1&lt;[.I6]&lt;=2;&quot;+++&quot;;[.I6]&gt;2;&quot;++++&quot;);[.I6]&lt;0;COM.MICROSOFT.IFS([.I6]&gt;=-0.1;&quot;-&quot;;-0.1&gt;[.I6]&gt;=-1;&quot;--&quot;;-1&gt;[.I6]&gt;=-2;&quot;---&quot;;[.I6]&lt;2;&quot;----&quot;))" office:value-type="string" office:string-value="-" calcext:value-type="string">
            <text:p>-</text:p>
          </table:table-cell>
          <table:table-cell table:style-name="ce5" table:formula="of:=COM.MICROSOFT.IFS([.J6]=0;&quot;&quot;;[.J6]&gt;0;COM.MICROSOFT.IFS([.J6]&lt;=0.1;&quot;+&quot;;0.1&lt;[.J6]&lt;=1;&quot;++&quot;;1&lt;[.J6]&lt;=2;&quot;+++&quot;;[.J6]&gt;2;&quot;++++&quot;);[.J6]&lt;0;COM.MICROSOFT.IFS([.J6]&gt;=-0.1;&quot;-&quot;;-0.1&gt;[.J6]&gt;=-1;&quot;--&quot;;-1&gt;[.J6]&gt;=-2;&quot;---&quot;;[.J6]&lt;2;&quot;----&quot;))" office:value-type="string" office:string-value="-" calcext:value-type="string">
            <text:p>-</text:p>
          </table:table-cell>
          <table:table-cell table:style-name="ce5" table:formula="of:=COM.MICROSOFT.IFS([.K6]=0;&quot;&quot;;[.K6]&gt;0;COM.MICROSOFT.IFS([.K6]&lt;=0.1;&quot;+&quot;;0.1&lt;[.K6]&lt;=1;&quot;++&quot;;1&lt;[.K6]&lt;=2;&quot;+++&quot;;[.K6]&gt;2;&quot;++++&quot;);[.K6]&lt;0;COM.MICROSOFT.IFS([.K6]&gt;=-0.1;&quot;-&quot;;-0.1&gt;[.K6]&gt;=-1;&quot;--&quot;;-1&gt;[.K6]&gt;=-2;&quot;---&quot;;[.K6]&lt;2;&quot;----&quot;))" office:value-type="string" office:string-value="--" calcext:value-type="string">
            <text:p>--</text:p>
          </table:table-cell>
        </table:table-row>
        <table:table-row table:style-name="ro1">
          <table:table-cell table:style-name="ce2" office:value-type="string" calcext:value-type="string">
            <text:p>gene6</text:p>
          </table:table-cell>
          <table:table-cell table:style-name="ce6" table:formula="of:=COM.MICROSOFT.IFS([.B7]=0;&quot;&quot;;[.B7]&gt;0;COM.MICROSOFT.IFS([.B7]&lt;=0.1;&quot;+&quot;;0.1&lt;[.B7]&lt;=1;&quot;++&quot;;1&lt;[.B7]&lt;=2;&quot;+++&quot;;[.B7]&gt;2;&quot;++++&quot;);[.B7]&lt;0;COM.MICROSOFT.IFS([.B7]&gt;=-0.1;&quot;-&quot;;-0.1&gt;[.B7]&gt;=-1;&quot;--&quot;;-1&gt;[.B7]&gt;=-2;&quot;---&quot;;[.B7]&lt;2;&quot;----&quot;))" office:value-type="string" office:string-value="+" calcext:value-type="string">
            <text:p>+</text:p>
          </table:table-cell>
          <table:table-cell table:style-name="ce6" table:formula="of:=COM.MICROSOFT.IFS([.C7]=0;&quot;&quot;;[.C7]&gt;0;COM.MICROSOFT.IFS([.C7]&lt;=0.1;&quot;+&quot;;0.1&lt;[.C7]&lt;=1;&quot;++&quot;;1&lt;[.C7]&lt;=2;&quot;+++&quot;;[.C7]&gt;2;&quot;++++&quot;);[.C7]&lt;0;COM.MICROSOFT.IFS([.C7]&gt;=-0.1;&quot;-&quot;;-0.1&gt;[.C7]&gt;=-1;&quot;--&quot;;-1&gt;[.C7]&gt;=-2;&quot;---&quot;;[.C7]&lt;2;&quot;----&quot;))" office:value-type="string" office:string-value="+" calcext:value-type="string">
            <text:p>+</text:p>
          </table:table-cell>
          <table:table-cell table:style-name="ce6" table:formula="of:=COM.MICROSOFT.IFS([.D7]=0;&quot;&quot;;[.D7]&gt;0;COM.MICROSOFT.IFS([.D7]&lt;=0.1;&quot;+&quot;;0.1&lt;[.D7]&lt;=1;&quot;++&quot;;1&lt;[.D7]&lt;=2;&quot;+++&quot;;[.D7]&gt;2;&quot;++++&quot;);[.D7]&lt;0;COM.MICROSOFT.IFS([.D7]&gt;=-0.1;&quot;-&quot;;-0.1&gt;[.D7]&gt;=-1;&quot;--&quot;;-1&gt;[.D7]&gt;=-2;&quot;---&quot;;[.D7]&lt;2;&quot;----&quot;))" office:value-type="string" office:string-value="--" calcext:value-type="string">
            <text:p>--</text:p>
          </table:table-cell>
          <table:table-cell table:style-name="ce6" table:formula="of:=COM.MICROSOFT.IFS([.E7]=0;&quot;&quot;;[.E7]&gt;0;COM.MICROSOFT.IFS([.E7]&lt;=0.1;&quot;+&quot;;0.1&lt;[.E7]&lt;=1;&quot;++&quot;;1&lt;[.E7]&lt;=2;&quot;+++&quot;;[.E7]&gt;2;&quot;++++&quot;);[.E7]&lt;0;COM.MICROSOFT.IFS([.E7]&gt;=-0.1;&quot;-&quot;;-0.1&gt;[.E7]&gt;=-1;&quot;--&quot;;-1&gt;[.E7]&gt;=-2;&quot;---&quot;;[.E7]&lt;2;&quot;----&quot;))" office:value-type="string" office:string-value="-" calcext:value-type="string">
            <text:p>-</text:p>
          </table:table-cell>
          <table:table-cell table:style-name="ce6" table:formula="of:=COM.MICROSOFT.IFS([.F7]=0;&quot;&quot;;[.F7]&gt;0;COM.MICROSOFT.IFS([.F7]&lt;=0.1;&quot;+&quot;;0.1&lt;[.F7]&lt;=1;&quot;++&quot;;1&lt;[.F7]&lt;=2;&quot;+++&quot;;[.F7]&gt;2;&quot;++++&quot;);[.F7]&lt;0;COM.MICROSOFT.IFS([.F7]&gt;=-0.1;&quot;-&quot;;-0.1&gt;[.F7]&gt;=-1;&quot;--&quot;;-1&gt;[.F7]&gt;=-2;&quot;---&quot;;[.F7]&lt;2;&quot;----&quot;))" office:value-type="string" office:string-value="--" calcext:value-type="string">
            <text:p>--</text:p>
          </table:table-cell>
          <table:table-cell table:style-name="ce6" table:formula="of:=COM.MICROSOFT.IFS([.G7]=0;&quot;&quot;;[.G7]&gt;0;COM.MICROSOFT.IFS([.G7]&lt;=0.1;&quot;+&quot;;0.1&lt;[.G7]&lt;=1;&quot;++&quot;;1&lt;[.G7]&lt;=2;&quot;+++&quot;;[.G7]&gt;2;&quot;++++&quot;);[.G7]&lt;0;COM.MICROSOFT.IFS([.G7]&gt;=-0.1;&quot;-&quot;;-0.1&gt;[.G7]&gt;=-1;&quot;--&quot;;-1&gt;[.G7]&gt;=-2;&quot;---&quot;;[.G7]&lt;2;&quot;----&quot;))" office:value-type="string" office:string-value="-" calcext:value-type="string">
            <text:p>-</text:p>
          </table:table-cell>
          <table:table-cell table:style-name="ce6" table:formula="of:=COM.MICROSOFT.IFS([.H7]=0;&quot;&quot;;[.H7]&gt;0;COM.MICROSOFT.IFS([.H7]&lt;=0.1;&quot;+&quot;;0.1&lt;[.H7]&lt;=1;&quot;++&quot;;1&lt;[.H7]&lt;=2;&quot;+++&quot;;[.H7]&gt;2;&quot;++++&quot;);[.H7]&lt;0;COM.MICROSOFT.IFS([.H7]&gt;=-0.1;&quot;-&quot;;-0.1&gt;[.H7]&gt;=-1;&quot;--&quot;;-1&gt;[.H7]&gt;=-2;&quot;---&quot;;[.H7]&lt;2;&quot;----&quot;))" office:value-type="string" office:string-value="-" calcext:value-type="string">
            <text:p>-</text:p>
          </table:table-cell>
          <table:table-cell table:style-name="ce6" table:formula="of:=COM.MICROSOFT.IFS([.I7]=0;&quot;&quot;;[.I7]&gt;0;COM.MICROSOFT.IFS([.I7]&lt;=0.1;&quot;+&quot;;0.1&lt;[.I7]&lt;=1;&quot;++&quot;;1&lt;[.I7]&lt;=2;&quot;+++&quot;;[.I7]&gt;2;&quot;++++&quot;);[.I7]&lt;0;COM.MICROSOFT.IFS([.I7]&gt;=-0.1;&quot;-&quot;;-0.1&gt;[.I7]&gt;=-1;&quot;--&quot;;-1&gt;[.I7]&gt;=-2;&quot;---&quot;;[.I7]&lt;2;&quot;----&quot;))" office:value-type="string" office:string-value="+" calcext:value-type="string">
            <text:p>+</text:p>
          </table:table-cell>
          <table:table-cell table:style-name="ce6" table:formula="of:=COM.MICROSOFT.IFS([.J7]=0;&quot;&quot;;[.J7]&gt;0;COM.MICROSOFT.IFS([.J7]&lt;=0.1;&quot;+&quot;;0.1&lt;[.J7]&lt;=1;&quot;++&quot;;1&lt;[.J7]&lt;=2;&quot;+++&quot;;[.J7]&gt;2;&quot;++++&quot;);[.J7]&lt;0;COM.MICROSOFT.IFS([.J7]&gt;=-0.1;&quot;-&quot;;-0.1&gt;[.J7]&gt;=-1;&quot;--&quot;;-1&gt;[.J7]&gt;=-2;&quot;---&quot;;[.J7]&lt;2;&quot;----&quot;))" office:value-type="string" office:string-value="+" calcext:value-type="string">
            <text:p>+</text:p>
          </table:table-cell>
          <table:table-cell table:style-name="ce6" table:formula="of:=COM.MICROSOFT.IFS([.K7]=0;&quot;&quot;;[.K7]&gt;0;COM.MICROSOFT.IFS([.K7]&lt;=0.1;&quot;+&quot;;0.1&lt;[.K7]&lt;=1;&quot;++&quot;;1&lt;[.K7]&lt;=2;&quot;+++&quot;;[.K7]&gt;2;&quot;++++&quot;);[.K7]&lt;0;COM.MICROSOFT.IFS([.K7]&gt;=-0.1;&quot;-&quot;;-0.1&gt;[.K7]&gt;=-1;&quot;--&quot;;-1&gt;[.K7]&gt;=-2;&quot;---&quot;;[.K7]&lt;2;&quot;----&quot;))" office:value-type="string" office:string-value="-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ene7</text:p>
          </table:table-cell>
          <table:table-cell table:style-name="ce6" table:formula="of:=COM.MICROSOFT.IFS([.B8]=0;&quot;&quot;;[.B8]&gt;0;COM.MICROSOFT.IFS([.B8]&lt;=0.1;&quot;+&quot;;0.1&lt;[.B8]&lt;=1;&quot;++&quot;;1&lt;[.B8]&lt;=2;&quot;+++&quot;;[.B8]&gt;2;&quot;++++&quot;);[.B8]&lt;0;COM.MICROSOFT.IFS([.B8]&gt;=-0.1;&quot;-&quot;;-0.1&gt;[.B8]&gt;=-1;&quot;--&quot;;-1&gt;[.B8]&gt;=-2;&quot;---&quot;;[.B8]&lt;2;&quot;----&quot;))" office:value-type="string" office:string-value="+" calcext:value-type="string">
            <text:p>+</text:p>
          </table:table-cell>
          <table:table-cell table:style-name="ce6" table:formula="of:=COM.MICROSOFT.IFS([.C8]=0;&quot;&quot;;[.C8]&gt;0;COM.MICROSOFT.IFS([.C8]&lt;=0.1;&quot;+&quot;;0.1&lt;[.C8]&lt;=1;&quot;++&quot;;1&lt;[.C8]&lt;=2;&quot;+++&quot;;[.C8]&gt;2;&quot;++++&quot;);[.C8]&lt;0;COM.MICROSOFT.IFS([.C8]&gt;=-0.1;&quot;-&quot;;-0.1&gt;[.C8]&gt;=-1;&quot;--&quot;;-1&gt;[.C8]&gt;=-2;&quot;---&quot;;[.C8]&lt;2;&quot;----&quot;))" office:value-type="string" office:string-value="-" calcext:value-type="string">
            <text:p>-</text:p>
          </table:table-cell>
          <table:table-cell table:style-name="ce6" table:formula="of:=COM.MICROSOFT.IFS([.D8]=0;&quot;&quot;;[.D8]&gt;0;COM.MICROSOFT.IFS([.D8]&lt;=0.1;&quot;+&quot;;0.1&lt;[.D8]&lt;=1;&quot;++&quot;;1&lt;[.D8]&lt;=2;&quot;+++&quot;;[.D8]&gt;2;&quot;++++&quot;);[.D8]&lt;0;COM.MICROSOFT.IFS([.D8]&gt;=-0.1;&quot;-&quot;;-0.1&gt;[.D8]&gt;=-1;&quot;--&quot;;-1&gt;[.D8]&gt;=-2;&quot;---&quot;;[.D8]&lt;2;&quot;----&quot;))" office:value-type="string" office:string-value="+" calcext:value-type="string">
            <text:p>+</text:p>
          </table:table-cell>
          <table:table-cell table:style-name="ce6" table:formula="of:=COM.MICROSOFT.IFS([.E8]=0;&quot;&quot;;[.E8]&gt;0;COM.MICROSOFT.IFS([.E8]&lt;=0.1;&quot;+&quot;;0.1&lt;[.E8]&lt;=1;&quot;++&quot;;1&lt;[.E8]&lt;=2;&quot;+++&quot;;[.E8]&gt;2;&quot;++++&quot;);[.E8]&lt;0;COM.MICROSOFT.IFS([.E8]&gt;=-0.1;&quot;-&quot;;-0.1&gt;[.E8]&gt;=-1;&quot;--&quot;;-1&gt;[.E8]&gt;=-2;&quot;---&quot;;[.E8]&lt;2;&quot;----&quot;))" office:value-type="string" office:string-value="+" calcext:value-type="string">
            <text:p>+</text:p>
          </table:table-cell>
          <table:table-cell table:style-name="ce6" table:formula="of:=COM.MICROSOFT.IFS([.F8]=0;&quot;&quot;;[.F8]&gt;0;COM.MICROSOFT.IFS([.F8]&lt;=0.1;&quot;+&quot;;0.1&lt;[.F8]&lt;=1;&quot;++&quot;;1&lt;[.F8]&lt;=2;&quot;+++&quot;;[.F8]&gt;2;&quot;++++&quot;);[.F8]&lt;0;COM.MICROSOFT.IFS([.F8]&gt;=-0.1;&quot;-&quot;;-0.1&gt;[.F8]&gt;=-1;&quot;--&quot;;-1&gt;[.F8]&gt;=-2;&quot;---&quot;;[.F8]&lt;2;&quot;----&quot;))" office:value-type="string" office:string-value="+" calcext:value-type="string">
            <text:p>+</text:p>
          </table:table-cell>
          <table:table-cell table:style-name="ce6" table:formula="of:=COM.MICROSOFT.IFS([.G8]=0;&quot;&quot;;[.G8]&gt;0;COM.MICROSOFT.IFS([.G8]&lt;=0.1;&quot;+&quot;;0.1&lt;[.G8]&lt;=1;&quot;++&quot;;1&lt;[.G8]&lt;=2;&quot;+++&quot;;[.G8]&gt;2;&quot;++++&quot;);[.G8]&lt;0;COM.MICROSOFT.IFS([.G8]&gt;=-0.1;&quot;-&quot;;-0.1&gt;[.G8]&gt;=-1;&quot;--&quot;;-1&gt;[.G8]&gt;=-2;&quot;---&quot;;[.G8]&lt;2;&quot;----&quot;))" office:value-type="string" office:string-value="-" calcext:value-type="string">
            <text:p>-</text:p>
          </table:table-cell>
          <table:table-cell table:style-name="ce6" table:formula="of:=COM.MICROSOFT.IFS([.H8]=0;&quot;&quot;;[.H8]&gt;0;COM.MICROSOFT.IFS([.H8]&lt;=0.1;&quot;+&quot;;0.1&lt;[.H8]&lt;=1;&quot;++&quot;;1&lt;[.H8]&lt;=2;&quot;+++&quot;;[.H8]&gt;2;&quot;++++&quot;);[.H8]&lt;0;COM.MICROSOFT.IFS([.H8]&gt;=-0.1;&quot;-&quot;;-0.1&gt;[.H8]&gt;=-1;&quot;--&quot;;-1&gt;[.H8]&gt;=-2;&quot;---&quot;;[.H8]&lt;2;&quot;----&quot;))" office:value-type="string" office:string-value="--" calcext:value-type="string">
            <text:p>--</text:p>
          </table:table-cell>
          <table:table-cell table:style-name="ce6" table:formula="of:=COM.MICROSOFT.IFS([.I8]=0;&quot;&quot;;[.I8]&gt;0;COM.MICROSOFT.IFS([.I8]&lt;=0.1;&quot;+&quot;;0.1&lt;[.I8]&lt;=1;&quot;++&quot;;1&lt;[.I8]&lt;=2;&quot;+++&quot;;[.I8]&gt;2;&quot;++++&quot;);[.I8]&lt;0;COM.MICROSOFT.IFS([.I8]&gt;=-0.1;&quot;-&quot;;-0.1&gt;[.I8]&gt;=-1;&quot;--&quot;;-1&gt;[.I8]&gt;=-2;&quot;---&quot;;[.I8]&lt;2;&quot;----&quot;))" office:value-type="string" office:string-value="--" calcext:value-type="string">
            <text:p>--</text:p>
          </table:table-cell>
          <table:table-cell table:style-name="ce6" table:formula="of:=COM.MICROSOFT.IFS([.J8]=0;&quot;&quot;;[.J8]&gt;0;COM.MICROSOFT.IFS([.J8]&lt;=0.1;&quot;+&quot;;0.1&lt;[.J8]&lt;=1;&quot;++&quot;;1&lt;[.J8]&lt;=2;&quot;+++&quot;;[.J8]&gt;2;&quot;++++&quot;);[.J8]&lt;0;COM.MICROSOFT.IFS([.J8]&gt;=-0.1;&quot;-&quot;;-0.1&gt;[.J8]&gt;=-1;&quot;--&quot;;-1&gt;[.J8]&gt;=-2;&quot;---&quot;;[.J8]&lt;2;&quot;----&quot;))" office:value-type="string" office:string-value="-" calcext:value-type="string">
            <text:p>-</text:p>
          </table:table-cell>
          <table:table-cell table:style-name="ce6" table:formula="of:=COM.MICROSOFT.IFS([.K8]=0;&quot;&quot;;[.K8]&gt;0;COM.MICROSOFT.IFS([.K8]&lt;=0.1;&quot;+&quot;;0.1&lt;[.K8]&lt;=1;&quot;++&quot;;1&lt;[.K8]&lt;=2;&quot;+++&quot;;[.K8]&gt;2;&quot;++++&quot;);[.K8]&lt;0;COM.MICROSOFT.IFS([.K8]&gt;=-0.1;&quot;-&quot;;-0.1&gt;[.K8]&gt;=-1;&quot;--&quot;;-1&gt;[.K8]&gt;=-2;&quot;---&quot;;[.K8]&lt;2;&quot;----&quot;)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gene8</text:p>
          </table:table-cell>
          <table:table-cell table:style-name="ce5" table:formula="of:=COM.MICROSOFT.IFS([.B9]=0;&quot;&quot;;[.B9]&gt;0;COM.MICROSOFT.IFS([.B9]&lt;=0.1;&quot;+&quot;;0.1&lt;[.B9]&lt;=1;&quot;++&quot;;1&lt;[.B9]&lt;=2;&quot;+++&quot;;[.B9]&gt;2;&quot;++++&quot;);[.B9]&lt;0;COM.MICROSOFT.IFS([.B9]&gt;=-0.1;&quot;-&quot;;-0.1&gt;[.B9]&gt;=-1;&quot;--&quot;;-1&gt;[.B9]&gt;=-2;&quot;---&quot;;[.B9]&lt;2;&quot;----&quot;))" office:value-type="string" office:string-value="++" calcext:value-type="string">
            <text:p>++</text:p>
          </table:table-cell>
          <table:table-cell table:style-name="ce5" table:formula="of:=COM.MICROSOFT.IFS([.C9]=0;&quot;&quot;;[.C9]&gt;0;COM.MICROSOFT.IFS([.C9]&lt;=0.1;&quot;+&quot;;0.1&lt;[.C9]&lt;=1;&quot;++&quot;;1&lt;[.C9]&lt;=2;&quot;+++&quot;;[.C9]&gt;2;&quot;++++&quot;);[.C9]&lt;0;COM.MICROSOFT.IFS([.C9]&gt;=-0.1;&quot;-&quot;;-0.1&gt;[.C9]&gt;=-1;&quot;--&quot;;-1&gt;[.C9]&gt;=-2;&quot;---&quot;;[.C9]&lt;2;&quot;----&quot;))" office:value-type="string" office:string-value="++" calcext:value-type="string">
            <text:p>++</text:p>
          </table:table-cell>
          <table:table-cell table:style-name="ce6" table:formula="of:=COM.MICROSOFT.IFS([.D9]=0;&quot;&quot;;[.D9]&gt;0;COM.MICROSOFT.IFS([.D9]&lt;=0.1;&quot;+&quot;;0.1&lt;[.D9]&lt;=1;&quot;++&quot;;1&lt;[.D9]&lt;=2;&quot;+++&quot;;[.D9]&gt;2;&quot;++++&quot;);[.D9]&lt;0;COM.MICROSOFT.IFS([.D9]&gt;=-0.1;&quot;-&quot;;-0.1&gt;[.D9]&gt;=-1;&quot;--&quot;;-1&gt;[.D9]&gt;=-2;&quot;---&quot;;[.D9]&lt;2;&quot;----&quot;))" office:value-type="string" office:string-value="-" calcext:value-type="string">
            <text:p>-</text:p>
          </table:table-cell>
          <table:table-cell table:style-name="ce5" table:formula="of:=COM.MICROSOFT.IFS([.E9]=0;&quot;&quot;;[.E9]&gt;0;COM.MICROSOFT.IFS([.E9]&lt;=0.1;&quot;+&quot;;0.1&lt;[.E9]&lt;=1;&quot;++&quot;;1&lt;[.E9]&lt;=2;&quot;+++&quot;;[.E9]&gt;2;&quot;++++&quot;);[.E9]&lt;0;COM.MICROSOFT.IFS([.E9]&gt;=-0.1;&quot;-&quot;;-0.1&gt;[.E9]&gt;=-1;&quot;--&quot;;-1&gt;[.E9]&gt;=-2;&quot;---&quot;;[.E9]&lt;2;&quot;----&quot;))" office:value-type="string" office:string-value="++" calcext:value-type="string">
            <text:p>++</text:p>
          </table:table-cell>
          <table:table-cell table:style-name="ce5" table:formula="of:=COM.MICROSOFT.IFS([.F9]=0;&quot;&quot;;[.F9]&gt;0;COM.MICROSOFT.IFS([.F9]&lt;=0.1;&quot;+&quot;;0.1&lt;[.F9]&lt;=1;&quot;++&quot;;1&lt;[.F9]&lt;=2;&quot;+++&quot;;[.F9]&gt;2;&quot;++++&quot;);[.F9]&lt;0;COM.MICROSOFT.IFS([.F9]&gt;=-0.1;&quot;-&quot;;-0.1&gt;[.F9]&gt;=-1;&quot;--&quot;;-1&gt;[.F9]&gt;=-2;&quot;---&quot;;[.F9]&lt;2;&quot;----&quot;))" office:value-type="string" office:string-value="+" calcext:value-type="string">
            <text:p>+</text:p>
          </table:table-cell>
          <table:table-cell table:style-name="ce6" table:formula="of:=COM.MICROSOFT.IFS([.G9]=0;&quot;&quot;;[.G9]&gt;0;COM.MICROSOFT.IFS([.G9]&lt;=0.1;&quot;+&quot;;0.1&lt;[.G9]&lt;=1;&quot;++&quot;;1&lt;[.G9]&lt;=2;&quot;+++&quot;;[.G9]&gt;2;&quot;++++&quot;);[.G9]&lt;0;COM.MICROSOFT.IFS([.G9]&gt;=-0.1;&quot;-&quot;;-0.1&gt;[.G9]&gt;=-1;&quot;--&quot;;-1&gt;[.G9]&gt;=-2;&quot;---&quot;;[.G9]&lt;2;&quot;----&quot;))" office:value-type="string" office:string-value="+" calcext:value-type="string">
            <text:p>+</text:p>
          </table:table-cell>
          <table:table-cell table:style-name="ce6" table:formula="of:=COM.MICROSOFT.IFS([.H9]=0;&quot;&quot;;[.H9]&gt;0;COM.MICROSOFT.IFS([.H9]&lt;=0.1;&quot;+&quot;;0.1&lt;[.H9]&lt;=1;&quot;++&quot;;1&lt;[.H9]&lt;=2;&quot;+++&quot;;[.H9]&gt;2;&quot;++++&quot;);[.H9]&lt;0;COM.MICROSOFT.IFS([.H9]&gt;=-0.1;&quot;-&quot;;-0.1&gt;[.H9]&gt;=-1;&quot;--&quot;;-1&gt;[.H9]&gt;=-2;&quot;---&quot;;[.H9]&lt;2;&quot;----&quot;))" office:value-type="string" office:string-value="+" calcext:value-type="string">
            <text:p>+</text:p>
          </table:table-cell>
          <table:table-cell table:style-name="ce5" table:formula="of:=COM.MICROSOFT.IFS([.I9]=0;&quot;&quot;;[.I9]&gt;0;COM.MICROSOFT.IFS([.I9]&lt;=0.1;&quot;+&quot;;0.1&lt;[.I9]&lt;=1;&quot;++&quot;;1&lt;[.I9]&lt;=2;&quot;+++&quot;;[.I9]&gt;2;&quot;++++&quot;);[.I9]&lt;0;COM.MICROSOFT.IFS([.I9]&gt;=-0.1;&quot;-&quot;;-0.1&gt;[.I9]&gt;=-1;&quot;--&quot;;-1&gt;[.I9]&gt;=-2;&quot;---&quot;;[.I9]&lt;2;&quot;----&quot;))" office:value-type="string" office:string-value="--" calcext:value-type="string">
            <text:p>--</text:p>
          </table:table-cell>
          <table:table-cell table:style-name="ce5" table:formula="of:=COM.MICROSOFT.IFS([.J9]=0;&quot;&quot;;[.J9]&gt;0;COM.MICROSOFT.IFS([.J9]&lt;=0.1;&quot;+&quot;;0.1&lt;[.J9]&lt;=1;&quot;++&quot;;1&lt;[.J9]&lt;=2;&quot;+++&quot;;[.J9]&gt;2;&quot;++++&quot;);[.J9]&lt;0;COM.MICROSOFT.IFS([.J9]&gt;=-0.1;&quot;-&quot;;-0.1&gt;[.J9]&gt;=-1;&quot;--&quot;;-1&gt;[.J9]&gt;=-2;&quot;---&quot;;[.J9]&lt;2;&quot;----&quot;))" office:value-type="string" office:string-value="-" calcext:value-type="string">
            <text:p>-</text:p>
          </table:table-cell>
          <table:table-cell table:style-name="ce5" table:formula="of:=COM.MICROSOFT.IFS([.K9]=0;&quot;&quot;;[.K9]&gt;0;COM.MICROSOFT.IFS([.K9]&lt;=0.1;&quot;+&quot;;0.1&lt;[.K9]&lt;=1;&quot;++&quot;;1&lt;[.K9]&lt;=2;&quot;+++&quot;;[.K9]&gt;2;&quot;++++&quot;);[.K9]&lt;0;COM.MICROSOFT.IFS([.K9]&gt;=-0.1;&quot;-&quot;;-0.1&gt;[.K9]&gt;=-1;&quot;--&quot;;-1&gt;[.K9]&gt;=-2;&quot;---&quot;;[.K9]&lt;2;&quot;----&quot;)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gene9</text:p>
          </table:table-cell>
          <table:table-cell table:style-name="ce5" table:formula="of:=COM.MICROSOFT.IFS([.B10]=0;&quot;&quot;;[.B10]&gt;0;COM.MICROSOFT.IFS([.B10]&lt;=0.1;&quot;+&quot;;0.1&lt;[.B10]&lt;=1;&quot;++&quot;;1&lt;[.B10]&lt;=2;&quot;+++&quot;;[.B10]&gt;2;&quot;++++&quot;);[.B10]&lt;0;COM.MICROSOFT.IFS([.B10]&gt;=-0.1;&quot;-&quot;;-0.1&gt;[.B10]&gt;=-1;&quot;--&quot;;-1&gt;[.B10]&gt;=-2;&quot;---&quot;;[.B10]&lt;2;&quot;----&quot;))" office:value-type="string" office:string-value="--" calcext:value-type="string">
            <text:p>--</text:p>
          </table:table-cell>
          <table:table-cell table:style-name="ce5" table:formula="of:=COM.MICROSOFT.IFS([.C10]=0;&quot;&quot;;[.C10]&gt;0;COM.MICROSOFT.IFS([.C10]&lt;=0.1;&quot;+&quot;;0.1&lt;[.C10]&lt;=1;&quot;++&quot;;1&lt;[.C10]&lt;=2;&quot;+++&quot;;[.C10]&gt;2;&quot;++++&quot;);[.C10]&lt;0;COM.MICROSOFT.IFS([.C10]&gt;=-0.1;&quot;-&quot;;-0.1&gt;[.C10]&gt;=-1;&quot;--&quot;;-1&gt;[.C10]&gt;=-2;&quot;---&quot;;[.C10]&lt;2;&quot;----&quot;))" office:value-type="string" office:string-value="++" calcext:value-type="string">
            <text:p>++</text:p>
          </table:table-cell>
          <table:table-cell table:style-name="ce6" table:formula="of:=COM.MICROSOFT.IFS([.D10]=0;&quot;&quot;;[.D10]&gt;0;COM.MICROSOFT.IFS([.D10]&lt;=0.1;&quot;+&quot;;0.1&lt;[.D10]&lt;=1;&quot;++&quot;;1&lt;[.D10]&lt;=2;&quot;+++&quot;;[.D10]&gt;2;&quot;++++&quot;);[.D10]&lt;0;COM.MICROSOFT.IFS([.D10]&gt;=-0.1;&quot;-&quot;;-0.1&gt;[.D10]&gt;=-1;&quot;--&quot;;-1&gt;[.D10]&gt;=-2;&quot;---&quot;;[.D10]&lt;2;&quot;----&quot;))" office:value-type="string" office:string-value="+" calcext:value-type="string">
            <text:p>+</text:p>
          </table:table-cell>
          <table:table-cell table:style-name="ce5" table:formula="of:=COM.MICROSOFT.IFS([.E10]=0;&quot;&quot;;[.E10]&gt;0;COM.MICROSOFT.IFS([.E10]&lt;=0.1;&quot;+&quot;;0.1&lt;[.E10]&lt;=1;&quot;++&quot;;1&lt;[.E10]&lt;=2;&quot;+++&quot;;[.E10]&gt;2;&quot;++++&quot;);[.E10]&lt;0;COM.MICROSOFT.IFS([.E10]&gt;=-0.1;&quot;-&quot;;-0.1&gt;[.E10]&gt;=-1;&quot;--&quot;;-1&gt;[.E10]&gt;=-2;&quot;---&quot;;[.E10]&lt;2;&quot;----&quot;))" office:value-type="string" office:string-value="--" calcext:value-type="string">
            <text:p>--</text:p>
          </table:table-cell>
          <table:table-cell table:style-name="ce5" table:formula="of:=COM.MICROSOFT.IFS([.F10]=0;&quot;&quot;;[.F10]&gt;0;COM.MICROSOFT.IFS([.F10]&lt;=0.1;&quot;+&quot;;0.1&lt;[.F10]&lt;=1;&quot;++&quot;;1&lt;[.F10]&lt;=2;&quot;+++&quot;;[.F10]&gt;2;&quot;++++&quot;);[.F10]&lt;0;COM.MICROSOFT.IFS([.F10]&gt;=-0.1;&quot;-&quot;;-0.1&gt;[.F10]&gt;=-1;&quot;--&quot;;-1&gt;[.F10]&gt;=-2;&quot;---&quot;;[.F10]&lt;2;&quot;----&quot;))" office:value-type="string" office:string-value="+" calcext:value-type="string">
            <text:p>+</text:p>
          </table:table-cell>
          <table:table-cell table:style-name="ce6" table:formula="of:=COM.MICROSOFT.IFS([.G10]=0;&quot;&quot;;[.G10]&gt;0;COM.MICROSOFT.IFS([.G10]&lt;=0.1;&quot;+&quot;;0.1&lt;[.G10]&lt;=1;&quot;++&quot;;1&lt;[.G10]&lt;=2;&quot;+++&quot;;[.G10]&gt;2;&quot;++++&quot;);[.G10]&lt;0;COM.MICROSOFT.IFS([.G10]&gt;=-0.1;&quot;-&quot;;-0.1&gt;[.G10]&gt;=-1;&quot;--&quot;;-1&gt;[.G10]&gt;=-2;&quot;---&quot;;[.G10]&lt;2;&quot;----&quot;))" office:value-type="string" office:string-value="+" calcext:value-type="string">
            <text:p>+</text:p>
          </table:table-cell>
          <table:table-cell table:style-name="ce6" table:formula="of:=COM.MICROSOFT.IFS([.H10]=0;&quot;&quot;;[.H10]&gt;0;COM.MICROSOFT.IFS([.H10]&lt;=0.1;&quot;+&quot;;0.1&lt;[.H10]&lt;=1;&quot;++&quot;;1&lt;[.H10]&lt;=2;&quot;+++&quot;;[.H10]&gt;2;&quot;++++&quot;);[.H10]&lt;0;COM.MICROSOFT.IFS([.H10]&gt;=-0.1;&quot;-&quot;;-0.1&gt;[.H10]&gt;=-1;&quot;--&quot;;-1&gt;[.H10]&gt;=-2;&quot;---&quot;;[.H10]&lt;2;&quot;----&quot;))" office:value-type="string" office:string-value="-" calcext:value-type="string">
            <text:p>-</text:p>
          </table:table-cell>
          <table:table-cell table:style-name="ce5" table:formula="of:=COM.MICROSOFT.IFS([.I10]=0;&quot;&quot;;[.I10]&gt;0;COM.MICROSOFT.IFS([.I10]&lt;=0.1;&quot;+&quot;;0.1&lt;[.I10]&lt;=1;&quot;++&quot;;1&lt;[.I10]&lt;=2;&quot;+++&quot;;[.I10]&gt;2;&quot;++++&quot;);[.I10]&lt;0;COM.MICROSOFT.IFS([.I10]&gt;=-0.1;&quot;-&quot;;-0.1&gt;[.I10]&gt;=-1;&quot;--&quot;;-1&gt;[.I10]&gt;=-2;&quot;---&quot;;[.I10]&lt;2;&quot;----&quot;))" office:value-type="string" office:string-value="-" calcext:value-type="string">
            <text:p>-</text:p>
          </table:table-cell>
          <table:table-cell table:style-name="ce5" table:formula="of:=COM.MICROSOFT.IFS([.J10]=0;&quot;&quot;;[.J10]&gt;0;COM.MICROSOFT.IFS([.J10]&lt;=0.1;&quot;+&quot;;0.1&lt;[.J10]&lt;=1;&quot;++&quot;;1&lt;[.J10]&lt;=2;&quot;+++&quot;;[.J10]&gt;2;&quot;++++&quot;);[.J10]&lt;0;COM.MICROSOFT.IFS([.J10]&gt;=-0.1;&quot;-&quot;;-0.1&gt;[.J10]&gt;=-1;&quot;--&quot;;-1&gt;[.J10]&gt;=-2;&quot;---&quot;;[.J10]&lt;2;&quot;----&quot;))" office:value-type="string" office:string-value="-" calcext:value-type="string">
            <text:p>-</text:p>
          </table:table-cell>
          <table:table-cell table:style-name="ce5" table:formula="of:=COM.MICROSOFT.IFS([.K10]=0;&quot;&quot;;[.K10]&gt;0;COM.MICROSOFT.IFS([.K10]&lt;=0.1;&quot;+&quot;;0.1&lt;[.K10]&lt;=1;&quot;++&quot;;1&lt;[.K10]&lt;=2;&quot;+++&quot;;[.K10]&gt;2;&quot;++++&quot;);[.K10]&lt;0;COM.MICROSOFT.IFS([.K10]&gt;=-0.1;&quot;-&quot;;-0.1&gt;[.K10]&gt;=-1;&quot;--&quot;;-1&gt;[.K10]&gt;=-2;&quot;---&quot;;[.K10]&lt;2;&quot;----&quot;)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gene10</text:p>
          </table:table-cell>
          <table:table-cell table:style-name="ce5" table:formula="of:=COM.MICROSOFT.IFS([.B11]=0;&quot;&quot;;[.B11]&gt;0;COM.MICROSOFT.IFS([.B11]&lt;=0.1;&quot;+&quot;;0.1&lt;[.B11]&lt;=1;&quot;++&quot;;1&lt;[.B11]&lt;=2;&quot;+++&quot;;[.B11]&gt;2;&quot;++++&quot;);[.B11]&lt;0;COM.MICROSOFT.IFS([.B11]&gt;=-0.1;&quot;-&quot;;-0.1&gt;[.B11]&gt;=-1;&quot;--&quot;;-1&gt;[.B11]&gt;=-2;&quot;---&quot;;[.B11]&lt;2;&quot;----&quot;))" office:value-type="string" office:string-value="--" calcext:value-type="string">
            <text:p>--</text:p>
          </table:table-cell>
          <table:table-cell table:style-name="ce5" table:formula="of:=COM.MICROSOFT.IFS([.C11]=0;&quot;&quot;;[.C11]&gt;0;COM.MICROSOFT.IFS([.C11]&lt;=0.1;&quot;+&quot;;0.1&lt;[.C11]&lt;=1;&quot;++&quot;;1&lt;[.C11]&lt;=2;&quot;+++&quot;;[.C11]&gt;2;&quot;++++&quot;);[.C11]&lt;0;COM.MICROSOFT.IFS([.C11]&gt;=-0.1;&quot;-&quot;;-0.1&gt;[.C11]&gt;=-1;&quot;--&quot;;-1&gt;[.C11]&gt;=-2;&quot;---&quot;;[.C11]&lt;2;&quot;----&quot;))" office:value-type="string" office:string-value="--" calcext:value-type="string">
            <text:p>--</text:p>
          </table:table-cell>
          <table:table-cell table:style-name="ce6" table:formula="of:=COM.MICROSOFT.IFS([.D11]=0;&quot;&quot;;[.D11]&gt;0;COM.MICROSOFT.IFS([.D11]&lt;=0.1;&quot;+&quot;;0.1&lt;[.D11]&lt;=1;&quot;++&quot;;1&lt;[.D11]&lt;=2;&quot;+++&quot;;[.D11]&gt;2;&quot;++++&quot;);[.D11]&lt;0;COM.MICROSOFT.IFS([.D11]&gt;=-0.1;&quot;-&quot;;-0.1&gt;[.D11]&gt;=-1;&quot;--&quot;;-1&gt;[.D11]&gt;=-2;&quot;---&quot;;[.D11]&lt;2;&quot;----&quot;))" office:value-type="string" office:string-value="+" calcext:value-type="string">
            <text:p>+</text:p>
          </table:table-cell>
          <table:table-cell table:style-name="ce5" table:formula="of:=COM.MICROSOFT.IFS([.E11]=0;&quot;&quot;;[.E11]&gt;0;COM.MICROSOFT.IFS([.E11]&lt;=0.1;&quot;+&quot;;0.1&lt;[.E11]&lt;=1;&quot;++&quot;;1&lt;[.E11]&lt;=2;&quot;+++&quot;;[.E11]&gt;2;&quot;++++&quot;);[.E11]&lt;0;COM.MICROSOFT.IFS([.E11]&gt;=-0.1;&quot;-&quot;;-0.1&gt;[.E11]&gt;=-1;&quot;--&quot;;-1&gt;[.E11]&gt;=-2;&quot;---&quot;;[.E11]&lt;2;&quot;----&quot;))" office:value-type="string" office:string-value="--" calcext:value-type="string">
            <text:p>--</text:p>
          </table:table-cell>
          <table:table-cell table:style-name="ce5" table:formula="of:=COM.MICROSOFT.IFS([.F11]=0;&quot;&quot;;[.F11]&gt;0;COM.MICROSOFT.IFS([.F11]&lt;=0.1;&quot;+&quot;;0.1&lt;[.F11]&lt;=1;&quot;++&quot;;1&lt;[.F11]&lt;=2;&quot;+++&quot;;[.F11]&gt;2;&quot;++++&quot;);[.F11]&lt;0;COM.MICROSOFT.IFS([.F11]&gt;=-0.1;&quot;-&quot;;-0.1&gt;[.F11]&gt;=-1;&quot;--&quot;;-1&gt;[.F11]&gt;=-2;&quot;---&quot;;[.F11]&lt;2;&quot;----&quot;))" office:value-type="string" office:string-value="++" calcext:value-type="string">
            <text:p>++</text:p>
          </table:table-cell>
          <table:table-cell table:style-name="ce6" table:formula="of:=COM.MICROSOFT.IFS([.G11]=0;&quot;&quot;;[.G11]&gt;0;COM.MICROSOFT.IFS([.G11]&lt;=0.1;&quot;+&quot;;0.1&lt;[.G11]&lt;=1;&quot;++&quot;;1&lt;[.G11]&lt;=2;&quot;+++&quot;;[.G11]&gt;2;&quot;++++&quot;);[.G11]&lt;0;COM.MICROSOFT.IFS([.G11]&gt;=-0.1;&quot;-&quot;;-0.1&gt;[.G11]&gt;=-1;&quot;--&quot;;-1&gt;[.G11]&gt;=-2;&quot;---&quot;;[.G11]&lt;2;&quot;----&quot;))" office:value-type="string" office:string-value="-" calcext:value-type="string">
            <text:p>-</text:p>
          </table:table-cell>
          <table:table-cell table:style-name="ce6" table:formula="of:=COM.MICROSOFT.IFS([.H11]=0;&quot;&quot;;[.H11]&gt;0;COM.MICROSOFT.IFS([.H11]&lt;=0.1;&quot;+&quot;;0.1&lt;[.H11]&lt;=1;&quot;++&quot;;1&lt;[.H11]&lt;=2;&quot;+++&quot;;[.H11]&gt;2;&quot;++++&quot;);[.H11]&lt;0;COM.MICROSOFT.IFS([.H11]&gt;=-0.1;&quot;-&quot;;-0.1&gt;[.H11]&gt;=-1;&quot;--&quot;;-1&gt;[.H11]&gt;=-2;&quot;---&quot;;[.H11]&lt;2;&quot;----&quot;))" office:value-type="string" office:string-value="-" calcext:value-type="string">
            <text:p>-</text:p>
          </table:table-cell>
          <table:table-cell table:style-name="ce5" table:formula="of:=COM.MICROSOFT.IFS([.I11]=0;&quot;&quot;;[.I11]&gt;0;COM.MICROSOFT.IFS([.I11]&lt;=0.1;&quot;+&quot;;0.1&lt;[.I11]&lt;=1;&quot;++&quot;;1&lt;[.I11]&lt;=2;&quot;+++&quot;;[.I11]&gt;2;&quot;++++&quot;);[.I11]&lt;0;COM.MICROSOFT.IFS([.I11]&gt;=-0.1;&quot;-&quot;;-0.1&gt;[.I11]&gt;=-1;&quot;--&quot;;-1&gt;[.I11]&gt;=-2;&quot;---&quot;;[.I11]&lt;2;&quot;----&quot;))" office:value-type="string" office:string-value="-" calcext:value-type="string">
            <text:p>-</text:p>
          </table:table-cell>
          <table:table-cell table:style-name="ce5" table:formula="of:=COM.MICROSOFT.IFS([.J11]=0;&quot;&quot;;[.J11]&gt;0;COM.MICROSOFT.IFS([.J11]&lt;=0.1;&quot;+&quot;;0.1&lt;[.J11]&lt;=1;&quot;++&quot;;1&lt;[.J11]&lt;=2;&quot;+++&quot;;[.J11]&gt;2;&quot;++++&quot;);[.J11]&lt;0;COM.MICROSOFT.IFS([.J11]&gt;=-0.1;&quot;-&quot;;-0.1&gt;[.J11]&gt;=-1;&quot;--&quot;;-1&gt;[.J11]&gt;=-2;&quot;---&quot;;[.J11]&lt;2;&quot;----&quot;))" office:value-type="string" office:string-value="++" calcext:value-type="string">
            <text:p>++</text:p>
          </table:table-cell>
          <table:table-cell table:style-name="ce5" table:formula="of:=COM.MICROSOFT.IFS([.K11]=0;&quot;&quot;;[.K11]&gt;0;COM.MICROSOFT.IFS([.K11]&lt;=0.1;&quot;+&quot;;0.1&lt;[.K11]&lt;=1;&quot;++&quot;;1&lt;[.K11]&lt;=2;&quot;+++&quot;;[.K11]&gt;2;&quot;++++&quot;);[.K11]&lt;0;COM.MICROSOFT.IFS([.K11]&gt;=-0.1;&quot;-&quot;;-0.1&gt;[.K11]&gt;=-1;&quot;--&quot;;-1&gt;[.K11]&gt;=-2;&quot;---&quot;;[.K11]&lt;2;&quot;----&quot;))" office:value-type="string" office:string-value="+" calcext:value-type="string">
            <text:p>+</text:p>
          </table:table-cell>
        </table:table-row>
        <calcext:conditional-formats>
          <calcext:conditional-format calcext:target-range-address="csa2_0_grn.B2:csa2_0_grn.K11">
            <calcext:condition calcext:apply-style-name="Untitled1" calcext:value="not-between(-0.1,0.1)" calcext:base-cell-address="csa3_0_grn.B2"/>
          </calcext:conditional-format>
        </calcext:conditional-formats>
      </table:table>
      <table:table table:name="csa5_0_grn" table:style-name="ta1">
        <table:table-column table:style-name="co1" table:default-cell-style-name="ce1"/>
        <table:table-column table:style-name="co1" table:number-columns-repeated="2" table:default-cell-style-name="ce21"/>
        <table:table-column table:style-name="co1" table:default-cell-style-name="ce22"/>
        <table:table-column table:style-name="co1" table:number-columns-repeated="2" table:default-cell-style-name="ce21"/>
        <table:table-column table:style-name="co1" table:number-columns-repeated="2" table:default-cell-style-name="ce22"/>
        <table:table-column table:style-name="co1" table:number-columns-repeated="3" table:default-cell-style-name="ce21"/>
        <table:table-row table:style-name="ro1">
          <table:table-cell/>
          <table:table-cell table:style-name="ce1" office:value-type="string" calcext:value-type="string">
            <text:p>gene1</text:p>
          </table:table-cell>
          <table:table-cell table:style-name="ce1" office:value-type="string" calcext:value-type="string">
            <text:p>gene2</text:p>
          </table:table-cell>
          <table:table-cell table:style-name="ce2" office:value-type="string" calcext:value-type="string">
            <text:p>gene3</text:p>
          </table:table-cell>
          <table:table-cell table:style-name="ce1" office:value-type="string" calcext:value-type="string">
            <text:p>gene4</text:p>
          </table:table-cell>
          <table:table-cell table:style-name="ce1" office:value-type="string" calcext:value-type="string">
            <text:p>gene5</text:p>
          </table:table-cell>
          <table:table-cell table:style-name="ce2" office:value-type="string" calcext:value-type="string">
            <text:p>gene6</text:p>
          </table:table-cell>
          <table:table-cell table:style-name="ce2" office:value-type="string" calcext:value-type="string">
            <text:p>gene7</text:p>
          </table:table-cell>
          <table:table-cell table:style-name="ce1" office:value-type="string" calcext:value-type="string">
            <text:p>gene8</text:p>
          </table:table-cell>
          <table:table-cell table:style-name="ce1" office:value-type="string" calcext:value-type="string">
            <text:p>gene9</text:p>
          </table:table-cell>
          <table:table-cell table:style-name="ce1" office:value-type="string" calcext:value-type="string">
            <text:p>gene10</text:p>
          </table:table-cell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-0.142030716768589" calcext:value-type="float">
            <text:p>-1.42E-01</text:p>
          </table:table-cell>
          <table:table-cell office:value-type="float" office:value="0.518488947394257" calcext:value-type="float">
            <text:p>5.18E-01</text:p>
          </table:table-cell>
          <table:table-cell office:value-type="float" office:value="0.00242827129737291" calcext:value-type="float">
            <text:p>2.43E-03</text:p>
          </table:table-cell>
          <table:table-cell office:value-type="float" office:value="1.26459666338991" calcext:value-type="float">
            <text:p>1.26E+00</text:p>
          </table:table-cell>
          <table:table-cell office:value-type="float" office:value="1.56167769351592" calcext:value-type="float">
            <text:p>1.56E+00</text:p>
          </table:table-cell>
          <table:table-cell office:value-type="float" office:value="-1.40302353085892" calcext:value-type="float">
            <text:p>-1.40E+00</text:p>
          </table:table-cell>
          <table:table-cell office:value-type="float" office:value="-1.3021094010198" calcext:value-type="float">
            <text:p>-1.30E+00</text:p>
          </table:table-cell>
          <table:table-cell office:value-type="float" office:value="-0.0987871403419686" calcext:value-type="float">
            <text:p>-9.88E-02</text:p>
          </table:table-cell>
          <table:table-cell office:value-type="float" office:value="0.18459932698082" calcext:value-type="float">
            <text:p>1.85E-01</text:p>
          </table:table-cell>
          <table:table-cell office:value-type="float" office:value="1.70699234878935" calcext:value-type="float">
            <text:p>1.71E+00</text:p>
          </table:table-cell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-0.744902716874535" calcext:value-type="float">
            <text:p>-7.45E-01</text:p>
          </table:table-cell>
          <table:table-cell office:value-type="float" office:value="1.44287482737878" calcext:value-type="float">
            <text:p>1.44E+00</text:p>
          </table:table-cell>
          <table:table-cell office:value-type="float" office:value="-0.00447798067389675" calcext:value-type="float">
            <text:p>-4.48E-03</text:p>
          </table:table-cell>
          <table:table-cell office:value-type="float" office:value="1.62272935921264" calcext:value-type="float">
            <text:p>1.62E+00</text:p>
          </table:table-cell>
          <table:table-cell office:value-type="float" office:value="0.061660999790108" calcext:value-type="float">
            <text:p>6.17E-02</text:p>
          </table:table-cell>
          <table:table-cell office:value-type="float" office:value="-0.0121672329876328" calcext:value-type="float">
            <text:p>-1.22E-02</text:p>
          </table:table-cell>
          <table:table-cell office:value-type="float" office:value="0.00624888444251439" calcext:value-type="float">
            <text:p>6.25E-03</text:p>
          </table:table-cell>
          <table:table-cell office:value-type="float" office:value="-1.25949998590307" calcext:value-type="float">
            <text:p>-1.26E+00</text:p>
          </table:table-cell>
          <table:table-cell office:value-type="float" office:value="0.531062669625844" calcext:value-type="float">
            <text:p>5.31E-01</text:p>
          </table:table-cell>
          <table:table-cell office:value-type="float" office:value="0.0789195459601945" calcext:value-type="float">
            <text:p>7.89E-02</text:p>
          </table:table-cell>
        </table:table-row>
        <table:table-row table:style-name="ro1">
          <table:table-cell table:style-name="ce2" office:value-type="string" calcext:value-type="string">
            <text:p>gene3</text:p>
          </table:table-cell>
          <table:table-cell table:style-name="ce22" office:value-type="float" office:value="0.0517369172786671" calcext:value-type="float">
            <text:p>5.17E-02</text:p>
          </table:table-cell>
          <table:table-cell table:style-name="ce22" office:value-type="float" office:value="-0.0363233103990777" calcext:value-type="float">
            <text:p>-3.63E-02</text:p>
          </table:table-cell>
          <table:table-cell office:value-type="float" office:value="0.0200801354881573" calcext:value-type="float">
            <text:p>2.01E-02</text:p>
          </table:table-cell>
          <table:table-cell table:style-name="ce22" office:value-type="float" office:value="-0.0228940649035283" calcext:value-type="float">
            <text:p>-2.29E-02</text:p>
          </table:table-cell>
          <table:table-cell table:style-name="ce22" office:value-type="float" office:value="-0.0168683060355785" calcext:value-type="float">
            <text:p>-1.69E-02</text:p>
          </table:table-cell>
          <table:table-cell office:value-type="float" office:value="1.03229175125424" calcext:value-type="float">
            <text:p>1.03E+00</text:p>
          </table:table-cell>
          <table:table-cell office:value-type="float" office:value="-0.0231405123620721" calcext:value-type="float">
            <text:p>-2.31E-02</text:p>
          </table:table-cell>
          <table:table-cell table:style-name="ce22" office:value-type="float" office:value="0.0254457449112338" calcext:value-type="float">
            <text:p>2.54E-02</text:p>
          </table:table-cell>
          <table:table-cell table:style-name="ce22" office:value-type="float" office:value="0.017300725724575" calcext:value-type="float">
            <text:p>1.73E-02</text:p>
          </table:table-cell>
          <table:table-cell table:style-name="ce22" office:value-type="float" office:value="-0.016526856870629" calcext:value-type="float">
            <text:p>-1.65E-02</text:p>
          </table:table-cell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0.811250556937321" calcext:value-type="float">
            <text:p>8.11E-01</text:p>
          </table:table-cell>
          <table:table-cell office:value-type="float" office:value="-0.394992524301816" calcext:value-type="float">
            <text:p>-3.95E-01</text:p>
          </table:table-cell>
          <table:table-cell office:value-type="float" office:value="-0.077761239968033" calcext:value-type="float">
            <text:p>-7.78E-02</text:p>
          </table:table-cell>
          <table:table-cell office:value-type="float" office:value="-0.296527834270878" calcext:value-type="float">
            <text:p>-2.97E-01</text:p>
          </table:table-cell>
          <table:table-cell office:value-type="float" office:value="-0.02345730953832" calcext:value-type="float">
            <text:p>-2.35E-02</text:p>
          </table:table-cell>
          <table:table-cell office:value-type="float" office:value="-0.00227299968745249" calcext:value-type="float">
            <text:p>-2.27E-03</text:p>
          </table:table-cell>
          <table:table-cell office:value-type="float" office:value="0.061550920823444" calcext:value-type="float">
            <text:p>6.16E-02</text:p>
          </table:table-cell>
          <table:table-cell office:value-type="float" office:value="-0.458996984925266" calcext:value-type="float">
            <text:p>-4.59E-01</text:p>
          </table:table-cell>
          <table:table-cell office:value-type="float" office:value="-0.133568800940328" calcext:value-type="float">
            <text:p>-1.34E-01</text:p>
          </table:table-cell>
          <table:table-cell office:value-type="float" office:value="0.260862955489508" calcext:value-type="float">
            <text:p>2.61E-01</text:p>
          </table:table-cell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0.0197868831017194" calcext:value-type="float">
            <text:p>1.98E-02</text:p>
          </table:table-cell>
          <table:table-cell office:value-type="float" office:value="0.0312354970600773" calcext:value-type="float">
            <text:p>3.12E-02</text:p>
          </table:table-cell>
          <table:table-cell office:value-type="float" office:value="-0.00935480879549212" calcext:value-type="float">
            <text:p>-9.35E-03</text:p>
          </table:table-cell>
          <table:table-cell office:value-type="float" office:value="-0.00459479685563112" calcext:value-type="float">
            <text:p>-4.59E-03</text:p>
          </table:table-cell>
          <table:table-cell office:value-type="float" office:value="-0.00992229447969939" calcext:value-type="float">
            <text:p>-9.92E-03</text:p>
          </table:table-cell>
          <table:table-cell office:value-type="float" office:value="-0.0212948708488839" calcext:value-type="float">
            <text:p>-2.13E-02</text:p>
          </table:table-cell>
          <table:table-cell office:value-type="float" office:value="1.32507203989019" calcext:value-type="float">
            <text:p>1.33E+00</text:p>
          </table:table-cell>
          <table:table-cell office:value-type="float" office:value="-0.0136610182935121" calcext:value-type="float">
            <text:p>-1.37E-02</text:p>
          </table:table-cell>
          <table:table-cell office:value-type="float" office:value="-0.0918296176291153" calcext:value-type="float">
            <text:p>-9.18E-02</text:p>
          </table:table-cell>
          <table:table-cell office:value-type="float" office:value="-1.86914632628837" calcext:value-type="float">
            <text:p>-1.87E+00</text:p>
          </table:table-cell>
        </table:table-row>
        <table:table-row table:style-name="ro1">
          <table:table-cell table:style-name="ce2" office:value-type="string" calcext:value-type="string">
            <text:p>gene6</text:p>
          </table:table-cell>
          <table:table-cell table:style-name="ce22" office:value-type="float" office:value="0.00923889943937531" calcext:value-type="float">
            <text:p>9.24E-03</text:p>
          </table:table-cell>
          <table:table-cell table:style-name="ce22" office:value-type="float" office:value="0.0276883766971608" calcext:value-type="float">
            <text:p>2.77E-02</text:p>
          </table:table-cell>
          <table:table-cell office:value-type="float" office:value="-1.58921373130843" calcext:value-type="float">
            <text:p>-1.59E+00</text:p>
          </table:table-cell>
          <table:table-cell table:style-name="ce22" office:value-type="float" office:value="-0.0355833420442459" calcext:value-type="float">
            <text:p>-3.56E-02</text:p>
          </table:table-cell>
          <table:table-cell table:style-name="ce22" office:value-type="float" office:value="-1.77980763799831" calcext:value-type="float">
            <text:p>-1.78E+00</text:p>
          </table:table-cell>
          <table:table-cell office:value-type="float" office:value="-0.0244184711386123" calcext:value-type="float">
            <text:p>-2.44E-02</text:p>
          </table:table-cell>
          <table:table-cell office:value-type="float" office:value="-0.034533945195352" calcext:value-type="float">
            <text:p>-3.45E-02</text:p>
          </table:table-cell>
          <table:table-cell table:style-name="ce22" office:value-type="float" office:value="0.0331765914449018" calcext:value-type="float">
            <text:p>3.32E-02</text:p>
          </table:table-cell>
          <table:table-cell table:style-name="ce22" office:value-type="float" office:value="0.0300342377829207" calcext:value-type="float">
            <text:p>3.00E-02</text:p>
          </table:table-cell>
          <table:table-cell table:style-name="ce22" office:value-type="float" office:value="-0.0090829491949044" calcext:value-type="float">
            <text:p>-9.08E-03</text:p>
          </table:table-cell>
        </table:table-row>
        <table:table-row table:style-name="ro1">
          <table:table-cell table:style-name="ce2" office:value-type="string" calcext:value-type="string">
            <text:p>gene7</text:p>
          </table:table-cell>
          <table:table-cell table:style-name="ce22" office:value-type="float" office:value="0.0287875241038593" calcext:value-type="float">
            <text:p>2.88E-02</text:p>
          </table:table-cell>
          <table:table-cell table:style-name="ce22" office:value-type="float" office:value="-0.0300322212495155" calcext:value-type="float">
            <text:p>-3.00E-02</text:p>
          </table:table-cell>
          <table:table-cell office:value-type="float" office:value="0.00173108744458754" calcext:value-type="float">
            <text:p>1.73E-03</text:p>
          </table:table-cell>
          <table:table-cell table:style-name="ce22" office:value-type="float" office:value="0.0599411952760021" calcext:value-type="float">
            <text:p>5.99E-02</text:p>
          </table:table-cell>
          <table:table-cell table:style-name="ce22" office:value-type="float" office:value="0.0464552766960259" calcext:value-type="float">
            <text:p>4.65E-02</text:p>
          </table:table-cell>
          <table:table-cell office:value-type="float" office:value="-0.0662532173284074" calcext:value-type="float">
            <text:p>-6.63E-02</text:p>
          </table:table-cell>
          <table:table-cell office:value-type="float" office:value="-0.740336323268242" calcext:value-type="float">
            <text:p>-7.40E-01</text:p>
          </table:table-cell>
          <table:table-cell table:style-name="ce22" office:value-type="float" office:value="-1.27100345008063" calcext:value-type="float">
            <text:p>-1.27E+00</text:p>
          </table:table-cell>
          <table:table-cell table:style-name="ce22" office:value-type="float" office:value="0.0297472710770176" calcext:value-type="float">
            <text:p>2.97E-02</text:p>
          </table:table-cell>
          <table:table-cell table:style-name="ce22" office:value-type="float" office:value="-0.0476685345905663" calcext:value-type="float">
            <text:p>-4.77E-02</text:p>
          </table:table-cell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0.217119900117301" calcext:value-type="float">
            <text:p>2.17E-01</text:p>
          </table:table-cell>
          <table:table-cell office:value-type="float" office:value="0.13206215606496" calcext:value-type="float">
            <text:p>1.32E-01</text:p>
          </table:table-cell>
          <table:table-cell office:value-type="float" office:value="-0.0417596095728427" calcext:value-type="float">
            <text:p>-4.18E-02</text:p>
          </table:table-cell>
          <table:table-cell office:value-type="float" office:value="0.272605250437315" calcext:value-type="float">
            <text:p>2.73E-01</text:p>
          </table:table-cell>
          <table:table-cell office:value-type="float" office:value="0.0232889867700662" calcext:value-type="float">
            <text:p>2.33E-02</text:p>
          </table:table-cell>
          <table:table-cell office:value-type="float" office:value="0.0532124211256105" calcext:value-type="float">
            <text:p>5.32E-02</text:p>
          </table:table-cell>
          <table:table-cell office:value-type="float" office:value="0.0165464363663457" calcext:value-type="float">
            <text:p>1.65E-02</text:p>
          </table:table-cell>
          <table:table-cell office:value-type="float" office:value="-1.02249304604047" calcext:value-type="float">
            <text:p>-1.02E+00</text:p>
          </table:table-cell>
          <table:table-cell office:value-type="float" office:value="-0.0490325220973798" calcext:value-type="float">
            <text:p>-4.90E-02</text:p>
          </table:table-cell>
          <table:table-cell office:value-type="float" office:value="-0.135663989041239" calcext:value-type="float">
            <text:p>-1.36E-01</text:p>
          </table:table-cell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-0.32379360274354" calcext:value-type="float">
            <text:p>-3.24E-01</text:p>
          </table:table-cell>
          <table:table-cell office:value-type="float" office:value="1.28833160936721" calcext:value-type="float">
            <text:p>1.29E+00</text:p>
          </table:table-cell>
          <table:table-cell office:value-type="float" office:value="0.0187161556935938" calcext:value-type="float">
            <text:p>1.87E-02</text:p>
          </table:table-cell>
          <table:table-cell office:value-type="float" office:value="-0.172609198803305" calcext:value-type="float">
            <text:p>-1.73E-01</text:p>
          </table:table-cell>
          <table:table-cell office:value-type="float" office:value="0.0187749994306614" calcext:value-type="float">
            <text:p>1.88E-02</text:p>
          </table:table-cell>
          <table:table-cell office:value-type="float" office:value="-0.017523760706791" calcext:value-type="float">
            <text:p>-1.75E-02</text:p>
          </table:table-cell>
          <table:table-cell office:value-type="float" office:value="-0.00677088843158176" calcext:value-type="float">
            <text:p>-6.77E-03</text:p>
          </table:table-cell>
          <table:table-cell office:value-type="float" office:value="-0.00875598503074763" calcext:value-type="float">
            <text:p>-8.76E-03</text:p>
          </table:table-cell>
          <table:table-cell office:value-type="float" office:value="-0.0711739733664201" calcext:value-type="float">
            <text:p>-7.12E-02</text:p>
          </table:table-cell>
          <table:table-cell office:value-type="float" office:value="0.0665025570893952" calcext:value-type="float">
            <text:p>6.65E-02</text:p>
          </table:table-cell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-0.46162387568774" calcext:value-type="float">
            <text:p>-4.62E-01</text:p>
          </table:table-cell>
          <table:table-cell office:value-type="float" office:value="-0.129165987276412" calcext:value-type="float">
            <text:p>-1.29E-01</text:p>
          </table:table-cell>
          <table:table-cell office:value-type="float" office:value="0.0301829002723141" calcext:value-type="float">
            <text:p>3.02E-02</text:p>
          </table:table-cell>
          <table:table-cell office:value-type="float" office:value="-0.141767644477991" calcext:value-type="float">
            <text:p>-1.42E-01</text:p>
          </table:table-cell>
          <table:table-cell office:value-type="float" office:value="1.3852835285649" calcext:value-type="float">
            <text:p>1.39E+00</text:p>
          </table:table-cell>
          <table:table-cell office:value-type="float" office:value="-0.00366023807682568" calcext:value-type="float">
            <text:p>-3.66E-03</text:p>
          </table:table-cell>
          <table:table-cell office:value-type="float" office:value="-0.00244678688468771" calcext:value-type="float">
            <text:p>-2.45E-03</text:p>
          </table:table-cell>
          <table:table-cell office:value-type="float" office:value="-0.108672923842457" calcext:value-type="float">
            <text:p>-1.09E-01</text:p>
          </table:table-cell>
          <table:table-cell office:value-type="float" office:value="1.65603116793854" calcext:value-type="float">
            <text:p>1.66E+00</text:p>
          </table:table-cell>
          <table:table-cell office:value-type="float" office:value="-0.011608808141404" calcext:value-type="float">
            <text:p>-1.16E-02</text:p>
          </table:table-cell>
        </table:table-row>
        <table:table-row table:style-name="ro1" table:number-rows-repeated="3"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gene1</text:p>
          </table:table-cell>
          <table:table-cell table:style-name="ce1" office:value-type="string" calcext:value-type="string">
            <text:p>gene2</text:p>
          </table:table-cell>
          <table:table-cell table:style-name="ce2" office:value-type="string" calcext:value-type="string">
            <text:p>gene3</text:p>
          </table:table-cell>
          <table:table-cell table:style-name="ce1" office:value-type="string" calcext:value-type="string">
            <text:p>gene4</text:p>
          </table:table-cell>
          <table:table-cell table:style-name="ce1" office:value-type="string" calcext:value-type="string">
            <text:p>gene5</text:p>
          </table:table-cell>
          <table:table-cell table:style-name="ce2" office:value-type="string" calcext:value-type="string">
            <text:p>gene6</text:p>
          </table:table-cell>
          <table:table-cell table:style-name="ce2" office:value-type="string" calcext:value-type="string">
            <text:p>gene7</text:p>
          </table:table-cell>
          <table:table-cell table:style-name="ce1" office:value-type="string" calcext:value-type="string">
            <text:p>gene8</text:p>
          </table:table-cell>
          <table:table-cell table:style-name="ce1" office:value-type="string" calcext:value-type="string">
            <text:p>gene9</text:p>
          </table:table-cell>
          <table:table-cell table:style-name="ce1" office:value-type="string" calcext:value-type="string">
            <text:p>gene10</text:p>
          </table:table-cell>
        </table:table-row>
        <table:table-row table:style-name="ro1">
          <table:table-cell office:value-type="string" calcext:value-type="string">
            <text:p>gene1</text:p>
          </table:table-cell>
          <table:table-cell table:style-name="ce5" table:formula="of:=COM.MICROSOFT.IFS([.B2]=0;&quot;&quot;;[.B2]&gt;0;COM.MICROSOFT.IFS([.B2]&lt;=0.1;&quot;+&quot;;0.1&lt;[.B2]&lt;=1;&quot;++&quot;;1&lt;[.B2]&lt;=2;&quot;+++&quot;;[.B2]&gt;2;&quot;++++&quot;);[.B2]&lt;0;COM.MICROSOFT.IFS([.B2]&gt;=-0.1;&quot;-&quot;;-0.1&gt;[.B2]&gt;=-1;&quot;--&quot;;-1&gt;[.B2]&gt;=-2;&quot;---&quot;;[.B2]&lt;2;&quot;----&quot;))" office:value-type="string" office:string-value="--" calcext:value-type="string">
            <text:p>--</text:p>
          </table:table-cell>
          <table:table-cell table:style-name="ce5" table:formula="of:=COM.MICROSOFT.IFS([.C2]=0;&quot;&quot;;[.C2]&gt;0;COM.MICROSOFT.IFS([.C2]&lt;=0.1;&quot;+&quot;;0.1&lt;[.C2]&lt;=1;&quot;++&quot;;1&lt;[.C2]&lt;=2;&quot;+++&quot;;[.C2]&gt;2;&quot;++++&quot;);[.C2]&lt;0;COM.MICROSOFT.IFS([.C2]&gt;=-0.1;&quot;-&quot;;-0.1&gt;[.C2]&gt;=-1;&quot;--&quot;;-1&gt;[.C2]&gt;=-2;&quot;---&quot;;[.C2]&lt;2;&quot;----&quot;))" office:value-type="string" office:string-value="++" calcext:value-type="string">
            <text:p>++</text:p>
          </table:table-cell>
          <table:table-cell table:style-name="ce6" table:formula="of:=COM.MICROSOFT.IFS([.D2]=0;&quot;&quot;;[.D2]&gt;0;COM.MICROSOFT.IFS([.D2]&lt;=0.1;&quot;+&quot;;0.1&lt;[.D2]&lt;=1;&quot;++&quot;;1&lt;[.D2]&lt;=2;&quot;+++&quot;;[.D2]&gt;2;&quot;++++&quot;);[.D2]&lt;0;COM.MICROSOFT.IFS([.D2]&gt;=-0.1;&quot;-&quot;;-0.1&gt;[.D2]&gt;=-1;&quot;--&quot;;-1&gt;[.D2]&gt;=-2;&quot;---&quot;;[.D2]&lt;2;&quot;----&quot;))" office:value-type="string" office:string-value="+" calcext:value-type="string">
            <text:p>+</text:p>
          </table:table-cell>
          <table:table-cell table:style-name="ce5" table:formula="of:=COM.MICROSOFT.IFS([.E2]=0;&quot;&quot;;[.E2]&gt;0;COM.MICROSOFT.IFS([.E2]&lt;=0.1;&quot;+&quot;;0.1&lt;[.E2]&lt;=1;&quot;++&quot;;1&lt;[.E2]&lt;=2;&quot;+++&quot;;[.E2]&gt;2;&quot;++++&quot;);[.E2]&lt;0;COM.MICROSOFT.IFS([.E2]&gt;=-0.1;&quot;-&quot;;-0.1&gt;[.E2]&gt;=-1;&quot;--&quot;;-1&gt;[.E2]&gt;=-2;&quot;---&quot;;[.E2]&lt;2;&quot;----&quot;))" office:value-type="string" office:string-value="++" calcext:value-type="string">
            <text:p>++</text:p>
          </table:table-cell>
          <table:table-cell table:style-name="ce5" table:formula="of:=COM.MICROSOFT.IFS([.F2]=0;&quot;&quot;;[.F2]&gt;0;COM.MICROSOFT.IFS([.F2]&lt;=0.1;&quot;+&quot;;0.1&lt;[.F2]&lt;=1;&quot;++&quot;;1&lt;[.F2]&lt;=2;&quot;+++&quot;;[.F2]&gt;2;&quot;++++&quot;);[.F2]&lt;0;COM.MICROSOFT.IFS([.F2]&gt;=-0.1;&quot;-&quot;;-0.1&gt;[.F2]&gt;=-1;&quot;--&quot;;-1&gt;[.F2]&gt;=-2;&quot;---&quot;;[.F2]&lt;2;&quot;----&quot;))" office:value-type="string" office:string-value="++" calcext:value-type="string">
            <text:p>++</text:p>
          </table:table-cell>
          <table:table-cell table:style-name="ce6" table:formula="of:=COM.MICROSOFT.IFS([.G2]=0;&quot;&quot;;[.G2]&gt;0;COM.MICROSOFT.IFS([.G2]&lt;=0.1;&quot;+&quot;;0.1&lt;[.G2]&lt;=1;&quot;++&quot;;1&lt;[.G2]&lt;=2;&quot;+++&quot;;[.G2]&gt;2;&quot;++++&quot;);[.G2]&lt;0;COM.MICROSOFT.IFS([.G2]&gt;=-0.1;&quot;-&quot;;-0.1&gt;[.G2]&gt;=-1;&quot;--&quot;;-1&gt;[.G2]&gt;=-2;&quot;---&quot;;[.G2]&lt;2;&quot;----&quot;))" office:value-type="string" office:string-value="--" calcext:value-type="string">
            <text:p>--</text:p>
          </table:table-cell>
          <table:table-cell table:style-name="ce6" table:formula="of:=COM.MICROSOFT.IFS([.H2]=0;&quot;&quot;;[.H2]&gt;0;COM.MICROSOFT.IFS([.H2]&lt;=0.1;&quot;+&quot;;0.1&lt;[.H2]&lt;=1;&quot;++&quot;;1&lt;[.H2]&lt;=2;&quot;+++&quot;;[.H2]&gt;2;&quot;++++&quot;);[.H2]&lt;0;COM.MICROSOFT.IFS([.H2]&gt;=-0.1;&quot;-&quot;;-0.1&gt;[.H2]&gt;=-1;&quot;--&quot;;-1&gt;[.H2]&gt;=-2;&quot;---&quot;;[.H2]&lt;2;&quot;----&quot;))" office:value-type="string" office:string-value="--" calcext:value-type="string">
            <text:p>--</text:p>
          </table:table-cell>
          <table:table-cell table:style-name="ce5" table:formula="of:=COM.MICROSOFT.IFS([.I2]=0;&quot;&quot;;[.I2]&gt;0;COM.MICROSOFT.IFS([.I2]&lt;=0.1;&quot;+&quot;;0.1&lt;[.I2]&lt;=1;&quot;++&quot;;1&lt;[.I2]&lt;=2;&quot;+++&quot;;[.I2]&gt;2;&quot;++++&quot;);[.I2]&lt;0;COM.MICROSOFT.IFS([.I2]&gt;=-0.1;&quot;-&quot;;-0.1&gt;[.I2]&gt;=-1;&quot;--&quot;;-1&gt;[.I2]&gt;=-2;&quot;---&quot;;[.I2]&lt;2;&quot;----&quot;))" office:value-type="string" office:string-value="-" calcext:value-type="string">
            <text:p>-</text:p>
          </table:table-cell>
          <table:table-cell table:style-name="ce5" table:formula="of:=COM.MICROSOFT.IFS([.J2]=0;&quot;&quot;;[.J2]&gt;0;COM.MICROSOFT.IFS([.J2]&lt;=0.1;&quot;+&quot;;0.1&lt;[.J2]&lt;=1;&quot;++&quot;;1&lt;[.J2]&lt;=2;&quot;+++&quot;;[.J2]&gt;2;&quot;++++&quot;);[.J2]&lt;0;COM.MICROSOFT.IFS([.J2]&gt;=-0.1;&quot;-&quot;;-0.1&gt;[.J2]&gt;=-1;&quot;--&quot;;-1&gt;[.J2]&gt;=-2;&quot;---&quot;;[.J2]&lt;2;&quot;----&quot;))" office:value-type="string" office:string-value="++" calcext:value-type="string">
            <text:p>++</text:p>
          </table:table-cell>
          <table:table-cell table:style-name="ce5" table:formula="of:=COM.MICROSOFT.IFS([.K2]=0;&quot;&quot;;[.K2]&gt;0;COM.MICROSOFT.IFS([.K2]&lt;=0.1;&quot;+&quot;;0.1&lt;[.K2]&lt;=1;&quot;++&quot;;1&lt;[.K2]&lt;=2;&quot;+++&quot;;[.K2]&gt;2;&quot;++++&quot;);[.K2]&lt;0;COM.MICROSOFT.IFS([.K2]&gt;=-0.1;&quot;-&quot;;-0.1&gt;[.K2]&gt;=-1;&quot;--&quot;;-1&gt;[.K2]&gt;=-2;&quot;---&quot;;[.K2]&lt;2;&quot;----&quot;))" office:value-type="string" office:string-value="++" calcext:value-type="string">
            <text:p>++</text:p>
          </table:table-cell>
        </table:table-row>
        <table:table-row table:style-name="ro1">
          <table:table-cell office:value-type="string" calcext:value-type="string">
            <text:p>gene2</text:p>
          </table:table-cell>
          <table:table-cell table:style-name="ce5" table:formula="of:=COM.MICROSOFT.IFS([.B3]=0;&quot;&quot;;[.B3]&gt;0;COM.MICROSOFT.IFS([.B3]&lt;=0.1;&quot;+&quot;;0.1&lt;[.B3]&lt;=1;&quot;++&quot;;1&lt;[.B3]&lt;=2;&quot;+++&quot;;[.B3]&gt;2;&quot;++++&quot;);[.B3]&lt;0;COM.MICROSOFT.IFS([.B3]&gt;=-0.1;&quot;-&quot;;-0.1&gt;[.B3]&gt;=-1;&quot;--&quot;;-1&gt;[.B3]&gt;=-2;&quot;---&quot;;[.B3]&lt;2;&quot;----&quot;))" office:value-type="string" office:string-value="--" calcext:value-type="string">
            <text:p>--</text:p>
          </table:table-cell>
          <table:table-cell table:style-name="ce5" table:formula="of:=COM.MICROSOFT.IFS([.C3]=0;&quot;&quot;;[.C3]&gt;0;COM.MICROSOFT.IFS([.C3]&lt;=0.1;&quot;+&quot;;0.1&lt;[.C3]&lt;=1;&quot;++&quot;;1&lt;[.C3]&lt;=2;&quot;+++&quot;;[.C3]&gt;2;&quot;++++&quot;);[.C3]&lt;0;COM.MICROSOFT.IFS([.C3]&gt;=-0.1;&quot;-&quot;;-0.1&gt;[.C3]&gt;=-1;&quot;--&quot;;-1&gt;[.C3]&gt;=-2;&quot;---&quot;;[.C3]&lt;2;&quot;----&quot;))" office:value-type="string" office:string-value="++" calcext:value-type="string">
            <text:p>++</text:p>
          </table:table-cell>
          <table:table-cell table:style-name="ce6" table:formula="of:=COM.MICROSOFT.IFS([.D3]=0;&quot;&quot;;[.D3]&gt;0;COM.MICROSOFT.IFS([.D3]&lt;=0.1;&quot;+&quot;;0.1&lt;[.D3]&lt;=1;&quot;++&quot;;1&lt;[.D3]&lt;=2;&quot;+++&quot;;[.D3]&gt;2;&quot;++++&quot;);[.D3]&lt;0;COM.MICROSOFT.IFS([.D3]&gt;=-0.1;&quot;-&quot;;-0.1&gt;[.D3]&gt;=-1;&quot;--&quot;;-1&gt;[.D3]&gt;=-2;&quot;---&quot;;[.D3]&lt;2;&quot;----&quot;))" office:value-type="string" office:string-value="-" calcext:value-type="string">
            <text:p>-</text:p>
          </table:table-cell>
          <table:table-cell table:style-name="ce5" table:formula="of:=COM.MICROSOFT.IFS([.E3]=0;&quot;&quot;;[.E3]&gt;0;COM.MICROSOFT.IFS([.E3]&lt;=0.1;&quot;+&quot;;0.1&lt;[.E3]&lt;=1;&quot;++&quot;;1&lt;[.E3]&lt;=2;&quot;+++&quot;;[.E3]&gt;2;&quot;++++&quot;);[.E3]&lt;0;COM.MICROSOFT.IFS([.E3]&gt;=-0.1;&quot;-&quot;;-0.1&gt;[.E3]&gt;=-1;&quot;--&quot;;-1&gt;[.E3]&gt;=-2;&quot;---&quot;;[.E3]&lt;2;&quot;----&quot;))" office:value-type="string" office:string-value="++" calcext:value-type="string">
            <text:p>++</text:p>
          </table:table-cell>
          <table:table-cell table:style-name="ce5" table:formula="of:=COM.MICROSOFT.IFS([.F3]=0;&quot;&quot;;[.F3]&gt;0;COM.MICROSOFT.IFS([.F3]&lt;=0.1;&quot;+&quot;;0.1&lt;[.F3]&lt;=1;&quot;++&quot;;1&lt;[.F3]&lt;=2;&quot;+++&quot;;[.F3]&gt;2;&quot;++++&quot;);[.F3]&lt;0;COM.MICROSOFT.IFS([.F3]&gt;=-0.1;&quot;-&quot;;-0.1&gt;[.F3]&gt;=-1;&quot;--&quot;;-1&gt;[.F3]&gt;=-2;&quot;---&quot;;[.F3]&lt;2;&quot;----&quot;))" office:value-type="string" office:string-value="+" calcext:value-type="string">
            <text:p>+</text:p>
          </table:table-cell>
          <table:table-cell table:style-name="ce6" table:formula="of:=COM.MICROSOFT.IFS([.G3]=0;&quot;&quot;;[.G3]&gt;0;COM.MICROSOFT.IFS([.G3]&lt;=0.1;&quot;+&quot;;0.1&lt;[.G3]&lt;=1;&quot;++&quot;;1&lt;[.G3]&lt;=2;&quot;+++&quot;;[.G3]&gt;2;&quot;++++&quot;);[.G3]&lt;0;COM.MICROSOFT.IFS([.G3]&gt;=-0.1;&quot;-&quot;;-0.1&gt;[.G3]&gt;=-1;&quot;--&quot;;-1&gt;[.G3]&gt;=-2;&quot;---&quot;;[.G3]&lt;2;&quot;----&quot;))" office:value-type="string" office:string-value="-" calcext:value-type="string">
            <text:p>-</text:p>
          </table:table-cell>
          <table:table-cell table:style-name="ce6" table:formula="of:=COM.MICROSOFT.IFS([.H3]=0;&quot;&quot;;[.H3]&gt;0;COM.MICROSOFT.IFS([.H3]&lt;=0.1;&quot;+&quot;;0.1&lt;[.H3]&lt;=1;&quot;++&quot;;1&lt;[.H3]&lt;=2;&quot;+++&quot;;[.H3]&gt;2;&quot;++++&quot;);[.H3]&lt;0;COM.MICROSOFT.IFS([.H3]&gt;=-0.1;&quot;-&quot;;-0.1&gt;[.H3]&gt;=-1;&quot;--&quot;;-1&gt;[.H3]&gt;=-2;&quot;---&quot;;[.H3]&lt;2;&quot;----&quot;))" office:value-type="string" office:string-value="+" calcext:value-type="string">
            <text:p>+</text:p>
          </table:table-cell>
          <table:table-cell table:style-name="ce5" table:formula="of:=COM.MICROSOFT.IFS([.I3]=0;&quot;&quot;;[.I3]&gt;0;COM.MICROSOFT.IFS([.I3]&lt;=0.1;&quot;+&quot;;0.1&lt;[.I3]&lt;=1;&quot;++&quot;;1&lt;[.I3]&lt;=2;&quot;+++&quot;;[.I3]&gt;2;&quot;++++&quot;);[.I3]&lt;0;COM.MICROSOFT.IFS([.I3]&gt;=-0.1;&quot;-&quot;;-0.1&gt;[.I3]&gt;=-1;&quot;--&quot;;-1&gt;[.I3]&gt;=-2;&quot;---&quot;;[.I3]&lt;2;&quot;----&quot;))" office:value-type="string" office:string-value="--" calcext:value-type="string">
            <text:p>--</text:p>
          </table:table-cell>
          <table:table-cell table:style-name="ce5" table:formula="of:=COM.MICROSOFT.IFS([.J3]=0;&quot;&quot;;[.J3]&gt;0;COM.MICROSOFT.IFS([.J3]&lt;=0.1;&quot;+&quot;;0.1&lt;[.J3]&lt;=1;&quot;++&quot;;1&lt;[.J3]&lt;=2;&quot;+++&quot;;[.J3]&gt;2;&quot;++++&quot;);[.J3]&lt;0;COM.MICROSOFT.IFS([.J3]&gt;=-0.1;&quot;-&quot;;-0.1&gt;[.J3]&gt;=-1;&quot;--&quot;;-1&gt;[.J3]&gt;=-2;&quot;---&quot;;[.J3]&lt;2;&quot;----&quot;))" office:value-type="string" office:string-value="++" calcext:value-type="string">
            <text:p>++</text:p>
          </table:table-cell>
          <table:table-cell table:style-name="ce5" table:formula="of:=COM.MICROSOFT.IFS([.K3]=0;&quot;&quot;;[.K3]&gt;0;COM.MICROSOFT.IFS([.K3]&lt;=0.1;&quot;+&quot;;0.1&lt;[.K3]&lt;=1;&quot;++&quot;;1&lt;[.K3]&lt;=2;&quot;+++&quot;;[.K3]&gt;2;&quot;++++&quot;);[.K3]&lt;0;COM.MICROSOFT.IFS([.K3]&gt;=-0.1;&quot;-&quot;;-0.1&gt;[.K3]&gt;=-1;&quot;--&quot;;-1&gt;[.K3]&gt;=-2;&quot;---&quot;;[.K3]&lt;2;&quot;----&quot;))" office:value-type="string" office:string-value="+" calcext:value-type="string">
            <text:p>+</text:p>
          </table:table-cell>
        </table:table-row>
        <table:table-row table:style-name="ro1">
          <table:table-cell table:style-name="ce2" office:value-type="string" calcext:value-type="string">
            <text:p>gene3</text:p>
          </table:table-cell>
          <table:table-cell table:style-name="ce6" table:formula="of:=COM.MICROSOFT.IFS([.B4]=0;&quot;&quot;;[.B4]&gt;0;COM.MICROSOFT.IFS([.B4]&lt;=0.1;&quot;+&quot;;0.1&lt;[.B4]&lt;=1;&quot;++&quot;;1&lt;[.B4]&lt;=2;&quot;+++&quot;;[.B4]&gt;2;&quot;++++&quot;);[.B4]&lt;0;COM.MICROSOFT.IFS([.B4]&gt;=-0.1;&quot;-&quot;;-0.1&gt;[.B4]&gt;=-1;&quot;--&quot;;-1&gt;[.B4]&gt;=-2;&quot;---&quot;;[.B4]&lt;2;&quot;----&quot;))" office:value-type="string" office:string-value="+" calcext:value-type="string">
            <text:p>+</text:p>
          </table:table-cell>
          <table:table-cell table:style-name="ce6" table:formula="of:=COM.MICROSOFT.IFS([.C4]=0;&quot;&quot;;[.C4]&gt;0;COM.MICROSOFT.IFS([.C4]&lt;=0.1;&quot;+&quot;;0.1&lt;[.C4]&lt;=1;&quot;++&quot;;1&lt;[.C4]&lt;=2;&quot;+++&quot;;[.C4]&gt;2;&quot;++++&quot;);[.C4]&lt;0;COM.MICROSOFT.IFS([.C4]&gt;=-0.1;&quot;-&quot;;-0.1&gt;[.C4]&gt;=-1;&quot;--&quot;;-1&gt;[.C4]&gt;=-2;&quot;---&quot;;[.C4]&lt;2;&quot;----&quot;))" office:value-type="string" office:string-value="-" calcext:value-type="string">
            <text:p>-</text:p>
          </table:table-cell>
          <table:table-cell table:style-name="ce6" table:formula="of:=COM.MICROSOFT.IFS([.D4]=0;&quot;&quot;;[.D4]&gt;0;COM.MICROSOFT.IFS([.D4]&lt;=0.1;&quot;+&quot;;0.1&lt;[.D4]&lt;=1;&quot;++&quot;;1&lt;[.D4]&lt;=2;&quot;+++&quot;;[.D4]&gt;2;&quot;++++&quot;);[.D4]&lt;0;COM.MICROSOFT.IFS([.D4]&gt;=-0.1;&quot;-&quot;;-0.1&gt;[.D4]&gt;=-1;&quot;--&quot;;-1&gt;[.D4]&gt;=-2;&quot;---&quot;;[.D4]&lt;2;&quot;----&quot;))" office:value-type="string" office:string-value="+" calcext:value-type="string">
            <text:p>+</text:p>
          </table:table-cell>
          <table:table-cell table:style-name="ce6" table:formula="of:=COM.MICROSOFT.IFS([.E4]=0;&quot;&quot;;[.E4]&gt;0;COM.MICROSOFT.IFS([.E4]&lt;=0.1;&quot;+&quot;;0.1&lt;[.E4]&lt;=1;&quot;++&quot;;1&lt;[.E4]&lt;=2;&quot;+++&quot;;[.E4]&gt;2;&quot;++++&quot;);[.E4]&lt;0;COM.MICROSOFT.IFS([.E4]&gt;=-0.1;&quot;-&quot;;-0.1&gt;[.E4]&gt;=-1;&quot;--&quot;;-1&gt;[.E4]&gt;=-2;&quot;---&quot;;[.E4]&lt;2;&quot;----&quot;))" office:value-type="string" office:string-value="-" calcext:value-type="string">
            <text:p>-</text:p>
          </table:table-cell>
          <table:table-cell table:style-name="ce6" table:formula="of:=COM.MICROSOFT.IFS([.F4]=0;&quot;&quot;;[.F4]&gt;0;COM.MICROSOFT.IFS([.F4]&lt;=0.1;&quot;+&quot;;0.1&lt;[.F4]&lt;=1;&quot;++&quot;;1&lt;[.F4]&lt;=2;&quot;+++&quot;;[.F4]&gt;2;&quot;++++&quot;);[.F4]&lt;0;COM.MICROSOFT.IFS([.F4]&gt;=-0.1;&quot;-&quot;;-0.1&gt;[.F4]&gt;=-1;&quot;--&quot;;-1&gt;[.F4]&gt;=-2;&quot;---&quot;;[.F4]&lt;2;&quot;----&quot;))" office:value-type="string" office:string-value="-" calcext:value-type="string">
            <text:p>-</text:p>
          </table:table-cell>
          <table:table-cell table:style-name="ce6" table:formula="of:=COM.MICROSOFT.IFS([.G4]=0;&quot;&quot;;[.G4]&gt;0;COM.MICROSOFT.IFS([.G4]&lt;=0.1;&quot;+&quot;;0.1&lt;[.G4]&lt;=1;&quot;++&quot;;1&lt;[.G4]&lt;=2;&quot;+++&quot;;[.G4]&gt;2;&quot;++++&quot;);[.G4]&lt;0;COM.MICROSOFT.IFS([.G4]&gt;=-0.1;&quot;-&quot;;-0.1&gt;[.G4]&gt;=-1;&quot;--&quot;;-1&gt;[.G4]&gt;=-2;&quot;---&quot;;[.G4]&lt;2;&quot;----&quot;))" office:value-type="string" office:string-value="++" calcext:value-type="string">
            <text:p>++</text:p>
          </table:table-cell>
          <table:table-cell table:style-name="ce6" table:formula="of:=COM.MICROSOFT.IFS([.H4]=0;&quot;&quot;;[.H4]&gt;0;COM.MICROSOFT.IFS([.H4]&lt;=0.1;&quot;+&quot;;0.1&lt;[.H4]&lt;=1;&quot;++&quot;;1&lt;[.H4]&lt;=2;&quot;+++&quot;;[.H4]&gt;2;&quot;++++&quot;);[.H4]&lt;0;COM.MICROSOFT.IFS([.H4]&gt;=-0.1;&quot;-&quot;;-0.1&gt;[.H4]&gt;=-1;&quot;--&quot;;-1&gt;[.H4]&gt;=-2;&quot;---&quot;;[.H4]&lt;2;&quot;----&quot;))" office:value-type="string" office:string-value="-" calcext:value-type="string">
            <text:p>-</text:p>
          </table:table-cell>
          <table:table-cell table:style-name="ce6" table:formula="of:=COM.MICROSOFT.IFS([.I4]=0;&quot;&quot;;[.I4]&gt;0;COM.MICROSOFT.IFS([.I4]&lt;=0.1;&quot;+&quot;;0.1&lt;[.I4]&lt;=1;&quot;++&quot;;1&lt;[.I4]&lt;=2;&quot;+++&quot;;[.I4]&gt;2;&quot;++++&quot;);[.I4]&lt;0;COM.MICROSOFT.IFS([.I4]&gt;=-0.1;&quot;-&quot;;-0.1&gt;[.I4]&gt;=-1;&quot;--&quot;;-1&gt;[.I4]&gt;=-2;&quot;---&quot;;[.I4]&lt;2;&quot;----&quot;))" office:value-type="string" office:string-value="+" calcext:value-type="string">
            <text:p>+</text:p>
          </table:table-cell>
          <table:table-cell table:style-name="ce6" table:formula="of:=COM.MICROSOFT.IFS([.J4]=0;&quot;&quot;;[.J4]&gt;0;COM.MICROSOFT.IFS([.J4]&lt;=0.1;&quot;+&quot;;0.1&lt;[.J4]&lt;=1;&quot;++&quot;;1&lt;[.J4]&lt;=2;&quot;+++&quot;;[.J4]&gt;2;&quot;++++&quot;);[.J4]&lt;0;COM.MICROSOFT.IFS([.J4]&gt;=-0.1;&quot;-&quot;;-0.1&gt;[.J4]&gt;=-1;&quot;--&quot;;-1&gt;[.J4]&gt;=-2;&quot;---&quot;;[.J4]&lt;2;&quot;----&quot;))" office:value-type="string" office:string-value="+" calcext:value-type="string">
            <text:p>+</text:p>
          </table:table-cell>
          <table:table-cell table:style-name="ce6" table:formula="of:=COM.MICROSOFT.IFS([.K4]=0;&quot;&quot;;[.K4]&gt;0;COM.MICROSOFT.IFS([.K4]&lt;=0.1;&quot;+&quot;;0.1&lt;[.K4]&lt;=1;&quot;++&quot;;1&lt;[.K4]&lt;=2;&quot;+++&quot;;[.K4]&gt;2;&quot;++++&quot;);[.K4]&lt;0;COM.MICROSOFT.IFS([.K4]&gt;=-0.1;&quot;-&quot;;-0.1&gt;[.K4]&gt;=-1;&quot;--&quot;;-1&gt;[.K4]&gt;=-2;&quot;---&quot;;[.K4]&lt;2;&quot;----&quot;)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gene4</text:p>
          </table:table-cell>
          <table:table-cell table:style-name="ce5" table:formula="of:=COM.MICROSOFT.IFS([.B5]=0;&quot;&quot;;[.B5]&gt;0;COM.MICROSOFT.IFS([.B5]&lt;=0.1;&quot;+&quot;;0.1&lt;[.B5]&lt;=1;&quot;++&quot;;1&lt;[.B5]&lt;=2;&quot;+++&quot;;[.B5]&gt;2;&quot;++++&quot;);[.B5]&lt;0;COM.MICROSOFT.IFS([.B5]&gt;=-0.1;&quot;-&quot;;-0.1&gt;[.B5]&gt;=-1;&quot;--&quot;;-1&gt;[.B5]&gt;=-2;&quot;---&quot;;[.B5]&lt;2;&quot;----&quot;))" office:value-type="string" office:string-value="++" calcext:value-type="string">
            <text:p>++</text:p>
          </table:table-cell>
          <table:table-cell table:style-name="ce5" table:formula="of:=COM.MICROSOFT.IFS([.C5]=0;&quot;&quot;;[.C5]&gt;0;COM.MICROSOFT.IFS([.C5]&lt;=0.1;&quot;+&quot;;0.1&lt;[.C5]&lt;=1;&quot;++&quot;;1&lt;[.C5]&lt;=2;&quot;+++&quot;;[.C5]&gt;2;&quot;++++&quot;);[.C5]&lt;0;COM.MICROSOFT.IFS([.C5]&gt;=-0.1;&quot;-&quot;;-0.1&gt;[.C5]&gt;=-1;&quot;--&quot;;-1&gt;[.C5]&gt;=-2;&quot;---&quot;;[.C5]&lt;2;&quot;----&quot;))" office:value-type="string" office:string-value="--" calcext:value-type="string">
            <text:p>--</text:p>
          </table:table-cell>
          <table:table-cell table:style-name="ce6" table:formula="of:=COM.MICROSOFT.IFS([.D5]=0;&quot;&quot;;[.D5]&gt;0;COM.MICROSOFT.IFS([.D5]&lt;=0.1;&quot;+&quot;;0.1&lt;[.D5]&lt;=1;&quot;++&quot;;1&lt;[.D5]&lt;=2;&quot;+++&quot;;[.D5]&gt;2;&quot;++++&quot;);[.D5]&lt;0;COM.MICROSOFT.IFS([.D5]&gt;=-0.1;&quot;-&quot;;-0.1&gt;[.D5]&gt;=-1;&quot;--&quot;;-1&gt;[.D5]&gt;=-2;&quot;---&quot;;[.D5]&lt;2;&quot;----&quot;))" office:value-type="string" office:string-value="-" calcext:value-type="string">
            <text:p>-</text:p>
          </table:table-cell>
          <table:table-cell table:style-name="ce5" table:formula="of:=COM.MICROSOFT.IFS([.E5]=0;&quot;&quot;;[.E5]&gt;0;COM.MICROSOFT.IFS([.E5]&lt;=0.1;&quot;+&quot;;0.1&lt;[.E5]&lt;=1;&quot;++&quot;;1&lt;[.E5]&lt;=2;&quot;+++&quot;;[.E5]&gt;2;&quot;++++&quot;);[.E5]&lt;0;COM.MICROSOFT.IFS([.E5]&gt;=-0.1;&quot;-&quot;;-0.1&gt;[.E5]&gt;=-1;&quot;--&quot;;-1&gt;[.E5]&gt;=-2;&quot;---&quot;;[.E5]&lt;2;&quot;----&quot;))" office:value-type="string" office:string-value="--" calcext:value-type="string">
            <text:p>--</text:p>
          </table:table-cell>
          <table:table-cell table:style-name="ce5" table:formula="of:=COM.MICROSOFT.IFS([.F5]=0;&quot;&quot;;[.F5]&gt;0;COM.MICROSOFT.IFS([.F5]&lt;=0.1;&quot;+&quot;;0.1&lt;[.F5]&lt;=1;&quot;++&quot;;1&lt;[.F5]&lt;=2;&quot;+++&quot;;[.F5]&gt;2;&quot;++++&quot;);[.F5]&lt;0;COM.MICROSOFT.IFS([.F5]&gt;=-0.1;&quot;-&quot;;-0.1&gt;[.F5]&gt;=-1;&quot;--&quot;;-1&gt;[.F5]&gt;=-2;&quot;---&quot;;[.F5]&lt;2;&quot;----&quot;))" office:value-type="string" office:string-value="-" calcext:value-type="string">
            <text:p>-</text:p>
          </table:table-cell>
          <table:table-cell table:style-name="ce6" table:formula="of:=COM.MICROSOFT.IFS([.G5]=0;&quot;&quot;;[.G5]&gt;0;COM.MICROSOFT.IFS([.G5]&lt;=0.1;&quot;+&quot;;0.1&lt;[.G5]&lt;=1;&quot;++&quot;;1&lt;[.G5]&lt;=2;&quot;+++&quot;;[.G5]&gt;2;&quot;++++&quot;);[.G5]&lt;0;COM.MICROSOFT.IFS([.G5]&gt;=-0.1;&quot;-&quot;;-0.1&gt;[.G5]&gt;=-1;&quot;--&quot;;-1&gt;[.G5]&gt;=-2;&quot;---&quot;;[.G5]&lt;2;&quot;----&quot;))" office:value-type="string" office:string-value="-" calcext:value-type="string">
            <text:p>-</text:p>
          </table:table-cell>
          <table:table-cell table:style-name="ce6" table:formula="of:=COM.MICROSOFT.IFS([.H5]=0;&quot;&quot;;[.H5]&gt;0;COM.MICROSOFT.IFS([.H5]&lt;=0.1;&quot;+&quot;;0.1&lt;[.H5]&lt;=1;&quot;++&quot;;1&lt;[.H5]&lt;=2;&quot;+++&quot;;[.H5]&gt;2;&quot;++++&quot;);[.H5]&lt;0;COM.MICROSOFT.IFS([.H5]&gt;=-0.1;&quot;-&quot;;-0.1&gt;[.H5]&gt;=-1;&quot;--&quot;;-1&gt;[.H5]&gt;=-2;&quot;---&quot;;[.H5]&lt;2;&quot;----&quot;))" office:value-type="string" office:string-value="+" calcext:value-type="string">
            <text:p>+</text:p>
          </table:table-cell>
          <table:table-cell table:style-name="ce5" table:formula="of:=COM.MICROSOFT.IFS([.I5]=0;&quot;&quot;;[.I5]&gt;0;COM.MICROSOFT.IFS([.I5]&lt;=0.1;&quot;+&quot;;0.1&lt;[.I5]&lt;=1;&quot;++&quot;;1&lt;[.I5]&lt;=2;&quot;+++&quot;;[.I5]&gt;2;&quot;++++&quot;);[.I5]&lt;0;COM.MICROSOFT.IFS([.I5]&gt;=-0.1;&quot;-&quot;;-0.1&gt;[.I5]&gt;=-1;&quot;--&quot;;-1&gt;[.I5]&gt;=-2;&quot;---&quot;;[.I5]&lt;2;&quot;----&quot;))" office:value-type="string" office:string-value="--" calcext:value-type="string">
            <text:p>--</text:p>
          </table:table-cell>
          <table:table-cell table:style-name="ce5" table:formula="of:=COM.MICROSOFT.IFS([.J5]=0;&quot;&quot;;[.J5]&gt;0;COM.MICROSOFT.IFS([.J5]&lt;=0.1;&quot;+&quot;;0.1&lt;[.J5]&lt;=1;&quot;++&quot;;1&lt;[.J5]&lt;=2;&quot;+++&quot;;[.J5]&gt;2;&quot;++++&quot;);[.J5]&lt;0;COM.MICROSOFT.IFS([.J5]&gt;=-0.1;&quot;-&quot;;-0.1&gt;[.J5]&gt;=-1;&quot;--&quot;;-1&gt;[.J5]&gt;=-2;&quot;---&quot;;[.J5]&lt;2;&quot;----&quot;))" office:value-type="string" office:string-value="--" calcext:value-type="string">
            <text:p>--</text:p>
          </table:table-cell>
          <table:table-cell table:style-name="ce5" table:formula="of:=COM.MICROSOFT.IFS([.K5]=0;&quot;&quot;;[.K5]&gt;0;COM.MICROSOFT.IFS([.K5]&lt;=0.1;&quot;+&quot;;0.1&lt;[.K5]&lt;=1;&quot;++&quot;;1&lt;[.K5]&lt;=2;&quot;+++&quot;;[.K5]&gt;2;&quot;++++&quot;);[.K5]&lt;0;COM.MICROSOFT.IFS([.K5]&gt;=-0.1;&quot;-&quot;;-0.1&gt;[.K5]&gt;=-1;&quot;--&quot;;-1&gt;[.K5]&gt;=-2;&quot;---&quot;;[.K5]&lt;2;&quot;----&quot;))" office:value-type="string" office:string-value="++" calcext:value-type="string">
            <text:p>++</text:p>
          </table:table-cell>
        </table:table-row>
        <table:table-row table:style-name="ro1">
          <table:table-cell office:value-type="string" calcext:value-type="string">
            <text:p>gene5</text:p>
          </table:table-cell>
          <table:table-cell table:style-name="ce5" table:formula="of:=COM.MICROSOFT.IFS([.B6]=0;&quot;&quot;;[.B6]&gt;0;COM.MICROSOFT.IFS([.B6]&lt;=0.1;&quot;+&quot;;0.1&lt;[.B6]&lt;=1;&quot;++&quot;;1&lt;[.B6]&lt;=2;&quot;+++&quot;;[.B6]&gt;2;&quot;++++&quot;);[.B6]&lt;0;COM.MICROSOFT.IFS([.B6]&gt;=-0.1;&quot;-&quot;;-0.1&gt;[.B6]&gt;=-1;&quot;--&quot;;-1&gt;[.B6]&gt;=-2;&quot;---&quot;;[.B6]&lt;2;&quot;----&quot;))" office:value-type="string" office:string-value="+" calcext:value-type="string">
            <text:p>+</text:p>
          </table:table-cell>
          <table:table-cell table:style-name="ce5" table:formula="of:=COM.MICROSOFT.IFS([.C6]=0;&quot;&quot;;[.C6]&gt;0;COM.MICROSOFT.IFS([.C6]&lt;=0.1;&quot;+&quot;;0.1&lt;[.C6]&lt;=1;&quot;++&quot;;1&lt;[.C6]&lt;=2;&quot;+++&quot;;[.C6]&gt;2;&quot;++++&quot;);[.C6]&lt;0;COM.MICROSOFT.IFS([.C6]&gt;=-0.1;&quot;-&quot;;-0.1&gt;[.C6]&gt;=-1;&quot;--&quot;;-1&gt;[.C6]&gt;=-2;&quot;---&quot;;[.C6]&lt;2;&quot;----&quot;))" office:value-type="string" office:string-value="+" calcext:value-type="string">
            <text:p>+</text:p>
          </table:table-cell>
          <table:table-cell table:style-name="ce6" table:formula="of:=COM.MICROSOFT.IFS([.D6]=0;&quot;&quot;;[.D6]&gt;0;COM.MICROSOFT.IFS([.D6]&lt;=0.1;&quot;+&quot;;0.1&lt;[.D6]&lt;=1;&quot;++&quot;;1&lt;[.D6]&lt;=2;&quot;+++&quot;;[.D6]&gt;2;&quot;++++&quot;);[.D6]&lt;0;COM.MICROSOFT.IFS([.D6]&gt;=-0.1;&quot;-&quot;;-0.1&gt;[.D6]&gt;=-1;&quot;--&quot;;-1&gt;[.D6]&gt;=-2;&quot;---&quot;;[.D6]&lt;2;&quot;----&quot;))" office:value-type="string" office:string-value="-" calcext:value-type="string">
            <text:p>-</text:p>
          </table:table-cell>
          <table:table-cell table:style-name="ce5" table:formula="of:=COM.MICROSOFT.IFS([.E6]=0;&quot;&quot;;[.E6]&gt;0;COM.MICROSOFT.IFS([.E6]&lt;=0.1;&quot;+&quot;;0.1&lt;[.E6]&lt;=1;&quot;++&quot;;1&lt;[.E6]&lt;=2;&quot;+++&quot;;[.E6]&gt;2;&quot;++++&quot;);[.E6]&lt;0;COM.MICROSOFT.IFS([.E6]&gt;=-0.1;&quot;-&quot;;-0.1&gt;[.E6]&gt;=-1;&quot;--&quot;;-1&gt;[.E6]&gt;=-2;&quot;---&quot;;[.E6]&lt;2;&quot;----&quot;))" office:value-type="string" office:string-value="-" calcext:value-type="string">
            <text:p>-</text:p>
          </table:table-cell>
          <table:table-cell table:style-name="ce5" table:formula="of:=COM.MICROSOFT.IFS([.F6]=0;&quot;&quot;;[.F6]&gt;0;COM.MICROSOFT.IFS([.F6]&lt;=0.1;&quot;+&quot;;0.1&lt;[.F6]&lt;=1;&quot;++&quot;;1&lt;[.F6]&lt;=2;&quot;+++&quot;;[.F6]&gt;2;&quot;++++&quot;);[.F6]&lt;0;COM.MICROSOFT.IFS([.F6]&gt;=-0.1;&quot;-&quot;;-0.1&gt;[.F6]&gt;=-1;&quot;--&quot;;-1&gt;[.F6]&gt;=-2;&quot;---&quot;;[.F6]&lt;2;&quot;----&quot;))" office:value-type="string" office:string-value="-" calcext:value-type="string">
            <text:p>-</text:p>
          </table:table-cell>
          <table:table-cell table:style-name="ce6" table:formula="of:=COM.MICROSOFT.IFS([.G6]=0;&quot;&quot;;[.G6]&gt;0;COM.MICROSOFT.IFS([.G6]&lt;=0.1;&quot;+&quot;;0.1&lt;[.G6]&lt;=1;&quot;++&quot;;1&lt;[.G6]&lt;=2;&quot;+++&quot;;[.G6]&gt;2;&quot;++++&quot;);[.G6]&lt;0;COM.MICROSOFT.IFS([.G6]&gt;=-0.1;&quot;-&quot;;-0.1&gt;[.G6]&gt;=-1;&quot;--&quot;;-1&gt;[.G6]&gt;=-2;&quot;---&quot;;[.G6]&lt;2;&quot;----&quot;))" office:value-type="string" office:string-value="-" calcext:value-type="string">
            <text:p>-</text:p>
          </table:table-cell>
          <table:table-cell table:style-name="ce6" table:formula="of:=COM.MICROSOFT.IFS([.H6]=0;&quot;&quot;;[.H6]&gt;0;COM.MICROSOFT.IFS([.H6]&lt;=0.1;&quot;+&quot;;0.1&lt;[.H6]&lt;=1;&quot;++&quot;;1&lt;[.H6]&lt;=2;&quot;+++&quot;;[.H6]&gt;2;&quot;++++&quot;);[.H6]&lt;0;COM.MICROSOFT.IFS([.H6]&gt;=-0.1;&quot;-&quot;;-0.1&gt;[.H6]&gt;=-1;&quot;--&quot;;-1&gt;[.H6]&gt;=-2;&quot;---&quot;;[.H6]&lt;2;&quot;----&quot;))" office:value-type="string" office:string-value="++" calcext:value-type="string">
            <text:p>++</text:p>
          </table:table-cell>
          <table:table-cell table:style-name="ce5" table:formula="of:=COM.MICROSOFT.IFS([.I6]=0;&quot;&quot;;[.I6]&gt;0;COM.MICROSOFT.IFS([.I6]&lt;=0.1;&quot;+&quot;;0.1&lt;[.I6]&lt;=1;&quot;++&quot;;1&lt;[.I6]&lt;=2;&quot;+++&quot;;[.I6]&gt;2;&quot;++++&quot;);[.I6]&lt;0;COM.MICROSOFT.IFS([.I6]&gt;=-0.1;&quot;-&quot;;-0.1&gt;[.I6]&gt;=-1;&quot;--&quot;;-1&gt;[.I6]&gt;=-2;&quot;---&quot;;[.I6]&lt;2;&quot;----&quot;))" office:value-type="string" office:string-value="-" calcext:value-type="string">
            <text:p>-</text:p>
          </table:table-cell>
          <table:table-cell table:style-name="ce5" table:formula="of:=COM.MICROSOFT.IFS([.J6]=0;&quot;&quot;;[.J6]&gt;0;COM.MICROSOFT.IFS([.J6]&lt;=0.1;&quot;+&quot;;0.1&lt;[.J6]&lt;=1;&quot;++&quot;;1&lt;[.J6]&lt;=2;&quot;+++&quot;;[.J6]&gt;2;&quot;++++&quot;);[.J6]&lt;0;COM.MICROSOFT.IFS([.J6]&gt;=-0.1;&quot;-&quot;;-0.1&gt;[.J6]&gt;=-1;&quot;--&quot;;-1&gt;[.J6]&gt;=-2;&quot;---&quot;;[.J6]&lt;2;&quot;----&quot;))" office:value-type="string" office:string-value="-" calcext:value-type="string">
            <text:p>-</text:p>
          </table:table-cell>
          <table:table-cell table:style-name="ce5" table:formula="of:=COM.MICROSOFT.IFS([.K6]=0;&quot;&quot;;[.K6]&gt;0;COM.MICROSOFT.IFS([.K6]&lt;=0.1;&quot;+&quot;;0.1&lt;[.K6]&lt;=1;&quot;++&quot;;1&lt;[.K6]&lt;=2;&quot;+++&quot;;[.K6]&gt;2;&quot;++++&quot;);[.K6]&lt;0;COM.MICROSOFT.IFS([.K6]&gt;=-0.1;&quot;-&quot;;-0.1&gt;[.K6]&gt;=-1;&quot;--&quot;;-1&gt;[.K6]&gt;=-2;&quot;---&quot;;[.K6]&lt;2;&quot;----&quot;))" office:value-type="string" office:string-value="--" calcext:value-type="string">
            <text:p>--</text:p>
          </table:table-cell>
        </table:table-row>
        <table:table-row table:style-name="ro1">
          <table:table-cell table:style-name="ce2" office:value-type="string" calcext:value-type="string">
            <text:p>gene6</text:p>
          </table:table-cell>
          <table:table-cell table:style-name="ce6" table:formula="of:=COM.MICROSOFT.IFS([.B7]=0;&quot;&quot;;[.B7]&gt;0;COM.MICROSOFT.IFS([.B7]&lt;=0.1;&quot;+&quot;;0.1&lt;[.B7]&lt;=1;&quot;++&quot;;1&lt;[.B7]&lt;=2;&quot;+++&quot;;[.B7]&gt;2;&quot;++++&quot;);[.B7]&lt;0;COM.MICROSOFT.IFS([.B7]&gt;=-0.1;&quot;-&quot;;-0.1&gt;[.B7]&gt;=-1;&quot;--&quot;;-1&gt;[.B7]&gt;=-2;&quot;---&quot;;[.B7]&lt;2;&quot;----&quot;))" office:value-type="string" office:string-value="+" calcext:value-type="string">
            <text:p>+</text:p>
          </table:table-cell>
          <table:table-cell table:style-name="ce6" table:formula="of:=COM.MICROSOFT.IFS([.C7]=0;&quot;&quot;;[.C7]&gt;0;COM.MICROSOFT.IFS([.C7]&lt;=0.1;&quot;+&quot;;0.1&lt;[.C7]&lt;=1;&quot;++&quot;;1&lt;[.C7]&lt;=2;&quot;+++&quot;;[.C7]&gt;2;&quot;++++&quot;);[.C7]&lt;0;COM.MICROSOFT.IFS([.C7]&gt;=-0.1;&quot;-&quot;;-0.1&gt;[.C7]&gt;=-1;&quot;--&quot;;-1&gt;[.C7]&gt;=-2;&quot;---&quot;;[.C7]&lt;2;&quot;----&quot;))" office:value-type="string" office:string-value="+" calcext:value-type="string">
            <text:p>+</text:p>
          </table:table-cell>
          <table:table-cell table:style-name="ce6" table:formula="of:=COM.MICROSOFT.IFS([.D7]=0;&quot;&quot;;[.D7]&gt;0;COM.MICROSOFT.IFS([.D7]&lt;=0.1;&quot;+&quot;;0.1&lt;[.D7]&lt;=1;&quot;++&quot;;1&lt;[.D7]&lt;=2;&quot;+++&quot;;[.D7]&gt;2;&quot;++++&quot;);[.D7]&lt;0;COM.MICROSOFT.IFS([.D7]&gt;=-0.1;&quot;-&quot;;-0.1&gt;[.D7]&gt;=-1;&quot;--&quot;;-1&gt;[.D7]&gt;=-2;&quot;---&quot;;[.D7]&lt;2;&quot;----&quot;))" office:value-type="string" office:string-value="--" calcext:value-type="string">
            <text:p>--</text:p>
          </table:table-cell>
          <table:table-cell table:style-name="ce6" table:formula="of:=COM.MICROSOFT.IFS([.E7]=0;&quot;&quot;;[.E7]&gt;0;COM.MICROSOFT.IFS([.E7]&lt;=0.1;&quot;+&quot;;0.1&lt;[.E7]&lt;=1;&quot;++&quot;;1&lt;[.E7]&lt;=2;&quot;+++&quot;;[.E7]&gt;2;&quot;++++&quot;);[.E7]&lt;0;COM.MICROSOFT.IFS([.E7]&gt;=-0.1;&quot;-&quot;;-0.1&gt;[.E7]&gt;=-1;&quot;--&quot;;-1&gt;[.E7]&gt;=-2;&quot;---&quot;;[.E7]&lt;2;&quot;----&quot;))" office:value-type="string" office:string-value="-" calcext:value-type="string">
            <text:p>-</text:p>
          </table:table-cell>
          <table:table-cell table:style-name="ce6" table:formula="of:=COM.MICROSOFT.IFS([.F7]=0;&quot;&quot;;[.F7]&gt;0;COM.MICROSOFT.IFS([.F7]&lt;=0.1;&quot;+&quot;;0.1&lt;[.F7]&lt;=1;&quot;++&quot;;1&lt;[.F7]&lt;=2;&quot;+++&quot;;[.F7]&gt;2;&quot;++++&quot;);[.F7]&lt;0;COM.MICROSOFT.IFS([.F7]&gt;=-0.1;&quot;-&quot;;-0.1&gt;[.F7]&gt;=-1;&quot;--&quot;;-1&gt;[.F7]&gt;=-2;&quot;---&quot;;[.F7]&lt;2;&quot;----&quot;))" office:value-type="string" office:string-value="--" calcext:value-type="string">
            <text:p>--</text:p>
          </table:table-cell>
          <table:table-cell table:style-name="ce6" table:formula="of:=COM.MICROSOFT.IFS([.G7]=0;&quot;&quot;;[.G7]&gt;0;COM.MICROSOFT.IFS([.G7]&lt;=0.1;&quot;+&quot;;0.1&lt;[.G7]&lt;=1;&quot;++&quot;;1&lt;[.G7]&lt;=2;&quot;+++&quot;;[.G7]&gt;2;&quot;++++&quot;);[.G7]&lt;0;COM.MICROSOFT.IFS([.G7]&gt;=-0.1;&quot;-&quot;;-0.1&gt;[.G7]&gt;=-1;&quot;--&quot;;-1&gt;[.G7]&gt;=-2;&quot;---&quot;;[.G7]&lt;2;&quot;----&quot;))" office:value-type="string" office:string-value="-" calcext:value-type="string">
            <text:p>-</text:p>
          </table:table-cell>
          <table:table-cell table:style-name="ce6" table:formula="of:=COM.MICROSOFT.IFS([.H7]=0;&quot;&quot;;[.H7]&gt;0;COM.MICROSOFT.IFS([.H7]&lt;=0.1;&quot;+&quot;;0.1&lt;[.H7]&lt;=1;&quot;++&quot;;1&lt;[.H7]&lt;=2;&quot;+++&quot;;[.H7]&gt;2;&quot;++++&quot;);[.H7]&lt;0;COM.MICROSOFT.IFS([.H7]&gt;=-0.1;&quot;-&quot;;-0.1&gt;[.H7]&gt;=-1;&quot;--&quot;;-1&gt;[.H7]&gt;=-2;&quot;---&quot;;[.H7]&lt;2;&quot;----&quot;))" office:value-type="string" office:string-value="-" calcext:value-type="string">
            <text:p>-</text:p>
          </table:table-cell>
          <table:table-cell table:style-name="ce6" table:formula="of:=COM.MICROSOFT.IFS([.I7]=0;&quot;&quot;;[.I7]&gt;0;COM.MICROSOFT.IFS([.I7]&lt;=0.1;&quot;+&quot;;0.1&lt;[.I7]&lt;=1;&quot;++&quot;;1&lt;[.I7]&lt;=2;&quot;+++&quot;;[.I7]&gt;2;&quot;++++&quot;);[.I7]&lt;0;COM.MICROSOFT.IFS([.I7]&gt;=-0.1;&quot;-&quot;;-0.1&gt;[.I7]&gt;=-1;&quot;--&quot;;-1&gt;[.I7]&gt;=-2;&quot;---&quot;;[.I7]&lt;2;&quot;----&quot;))" office:value-type="string" office:string-value="+" calcext:value-type="string">
            <text:p>+</text:p>
          </table:table-cell>
          <table:table-cell table:style-name="ce6" table:formula="of:=COM.MICROSOFT.IFS([.J7]=0;&quot;&quot;;[.J7]&gt;0;COM.MICROSOFT.IFS([.J7]&lt;=0.1;&quot;+&quot;;0.1&lt;[.J7]&lt;=1;&quot;++&quot;;1&lt;[.J7]&lt;=2;&quot;+++&quot;;[.J7]&gt;2;&quot;++++&quot;);[.J7]&lt;0;COM.MICROSOFT.IFS([.J7]&gt;=-0.1;&quot;-&quot;;-0.1&gt;[.J7]&gt;=-1;&quot;--&quot;;-1&gt;[.J7]&gt;=-2;&quot;---&quot;;[.J7]&lt;2;&quot;----&quot;))" office:value-type="string" office:string-value="+" calcext:value-type="string">
            <text:p>+</text:p>
          </table:table-cell>
          <table:table-cell table:style-name="ce6" table:formula="of:=COM.MICROSOFT.IFS([.K7]=0;&quot;&quot;;[.K7]&gt;0;COM.MICROSOFT.IFS([.K7]&lt;=0.1;&quot;+&quot;;0.1&lt;[.K7]&lt;=1;&quot;++&quot;;1&lt;[.K7]&lt;=2;&quot;+++&quot;;[.K7]&gt;2;&quot;++++&quot;);[.K7]&lt;0;COM.MICROSOFT.IFS([.K7]&gt;=-0.1;&quot;-&quot;;-0.1&gt;[.K7]&gt;=-1;&quot;--&quot;;-1&gt;[.K7]&gt;=-2;&quot;---&quot;;[.K7]&lt;2;&quot;----&quot;))" office:value-type="string" office:string-value="-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ene7</text:p>
          </table:table-cell>
          <table:table-cell table:style-name="ce6" table:formula="of:=COM.MICROSOFT.IFS([.B8]=0;&quot;&quot;;[.B8]&gt;0;COM.MICROSOFT.IFS([.B8]&lt;=0.1;&quot;+&quot;;0.1&lt;[.B8]&lt;=1;&quot;++&quot;;1&lt;[.B8]&lt;=2;&quot;+++&quot;;[.B8]&gt;2;&quot;++++&quot;);[.B8]&lt;0;COM.MICROSOFT.IFS([.B8]&gt;=-0.1;&quot;-&quot;;-0.1&gt;[.B8]&gt;=-1;&quot;--&quot;;-1&gt;[.B8]&gt;=-2;&quot;---&quot;;[.B8]&lt;2;&quot;----&quot;))" office:value-type="string" office:string-value="+" calcext:value-type="string">
            <text:p>+</text:p>
          </table:table-cell>
          <table:table-cell table:style-name="ce6" table:formula="of:=COM.MICROSOFT.IFS([.C8]=0;&quot;&quot;;[.C8]&gt;0;COM.MICROSOFT.IFS([.C8]&lt;=0.1;&quot;+&quot;;0.1&lt;[.C8]&lt;=1;&quot;++&quot;;1&lt;[.C8]&lt;=2;&quot;+++&quot;;[.C8]&gt;2;&quot;++++&quot;);[.C8]&lt;0;COM.MICROSOFT.IFS([.C8]&gt;=-0.1;&quot;-&quot;;-0.1&gt;[.C8]&gt;=-1;&quot;--&quot;;-1&gt;[.C8]&gt;=-2;&quot;---&quot;;[.C8]&lt;2;&quot;----&quot;))" office:value-type="string" office:string-value="-" calcext:value-type="string">
            <text:p>-</text:p>
          </table:table-cell>
          <table:table-cell table:style-name="ce6" table:formula="of:=COM.MICROSOFT.IFS([.D8]=0;&quot;&quot;;[.D8]&gt;0;COM.MICROSOFT.IFS([.D8]&lt;=0.1;&quot;+&quot;;0.1&lt;[.D8]&lt;=1;&quot;++&quot;;1&lt;[.D8]&lt;=2;&quot;+++&quot;;[.D8]&gt;2;&quot;++++&quot;);[.D8]&lt;0;COM.MICROSOFT.IFS([.D8]&gt;=-0.1;&quot;-&quot;;-0.1&gt;[.D8]&gt;=-1;&quot;--&quot;;-1&gt;[.D8]&gt;=-2;&quot;---&quot;;[.D8]&lt;2;&quot;----&quot;))" office:value-type="string" office:string-value="+" calcext:value-type="string">
            <text:p>+</text:p>
          </table:table-cell>
          <table:table-cell table:style-name="ce6" table:formula="of:=COM.MICROSOFT.IFS([.E8]=0;&quot;&quot;;[.E8]&gt;0;COM.MICROSOFT.IFS([.E8]&lt;=0.1;&quot;+&quot;;0.1&lt;[.E8]&lt;=1;&quot;++&quot;;1&lt;[.E8]&lt;=2;&quot;+++&quot;;[.E8]&gt;2;&quot;++++&quot;);[.E8]&lt;0;COM.MICROSOFT.IFS([.E8]&gt;=-0.1;&quot;-&quot;;-0.1&gt;[.E8]&gt;=-1;&quot;--&quot;;-1&gt;[.E8]&gt;=-2;&quot;---&quot;;[.E8]&lt;2;&quot;----&quot;))" office:value-type="string" office:string-value="+" calcext:value-type="string">
            <text:p>+</text:p>
          </table:table-cell>
          <table:table-cell table:style-name="ce6" table:formula="of:=COM.MICROSOFT.IFS([.F8]=0;&quot;&quot;;[.F8]&gt;0;COM.MICROSOFT.IFS([.F8]&lt;=0.1;&quot;+&quot;;0.1&lt;[.F8]&lt;=1;&quot;++&quot;;1&lt;[.F8]&lt;=2;&quot;+++&quot;;[.F8]&gt;2;&quot;++++&quot;);[.F8]&lt;0;COM.MICROSOFT.IFS([.F8]&gt;=-0.1;&quot;-&quot;;-0.1&gt;[.F8]&gt;=-1;&quot;--&quot;;-1&gt;[.F8]&gt;=-2;&quot;---&quot;;[.F8]&lt;2;&quot;----&quot;))" office:value-type="string" office:string-value="+" calcext:value-type="string">
            <text:p>+</text:p>
          </table:table-cell>
          <table:table-cell table:style-name="ce6" table:formula="of:=COM.MICROSOFT.IFS([.G8]=0;&quot;&quot;;[.G8]&gt;0;COM.MICROSOFT.IFS([.G8]&lt;=0.1;&quot;+&quot;;0.1&lt;[.G8]&lt;=1;&quot;++&quot;;1&lt;[.G8]&lt;=2;&quot;+++&quot;;[.G8]&gt;2;&quot;++++&quot;);[.G8]&lt;0;COM.MICROSOFT.IFS([.G8]&gt;=-0.1;&quot;-&quot;;-0.1&gt;[.G8]&gt;=-1;&quot;--&quot;;-1&gt;[.G8]&gt;=-2;&quot;---&quot;;[.G8]&lt;2;&quot;----&quot;))" office:value-type="string" office:string-value="-" calcext:value-type="string">
            <text:p>-</text:p>
          </table:table-cell>
          <table:table-cell table:style-name="ce6" table:formula="of:=COM.MICROSOFT.IFS([.H8]=0;&quot;&quot;;[.H8]&gt;0;COM.MICROSOFT.IFS([.H8]&lt;=0.1;&quot;+&quot;;0.1&lt;[.H8]&lt;=1;&quot;++&quot;;1&lt;[.H8]&lt;=2;&quot;+++&quot;;[.H8]&gt;2;&quot;++++&quot;);[.H8]&lt;0;COM.MICROSOFT.IFS([.H8]&gt;=-0.1;&quot;-&quot;;-0.1&gt;[.H8]&gt;=-1;&quot;--&quot;;-1&gt;[.H8]&gt;=-2;&quot;---&quot;;[.H8]&lt;2;&quot;----&quot;))" office:value-type="string" office:string-value="--" calcext:value-type="string">
            <text:p>--</text:p>
          </table:table-cell>
          <table:table-cell table:style-name="ce6" table:formula="of:=COM.MICROSOFT.IFS([.I8]=0;&quot;&quot;;[.I8]&gt;0;COM.MICROSOFT.IFS([.I8]&lt;=0.1;&quot;+&quot;;0.1&lt;[.I8]&lt;=1;&quot;++&quot;;1&lt;[.I8]&lt;=2;&quot;+++&quot;;[.I8]&gt;2;&quot;++++&quot;);[.I8]&lt;0;COM.MICROSOFT.IFS([.I8]&gt;=-0.1;&quot;-&quot;;-0.1&gt;[.I8]&gt;=-1;&quot;--&quot;;-1&gt;[.I8]&gt;=-2;&quot;---&quot;;[.I8]&lt;2;&quot;----&quot;))" office:value-type="string" office:string-value="--" calcext:value-type="string">
            <text:p>--</text:p>
          </table:table-cell>
          <table:table-cell table:style-name="ce6" table:formula="of:=COM.MICROSOFT.IFS([.J8]=0;&quot;&quot;;[.J8]&gt;0;COM.MICROSOFT.IFS([.J8]&lt;=0.1;&quot;+&quot;;0.1&lt;[.J8]&lt;=1;&quot;++&quot;;1&lt;[.J8]&lt;=2;&quot;+++&quot;;[.J8]&gt;2;&quot;++++&quot;);[.J8]&lt;0;COM.MICROSOFT.IFS([.J8]&gt;=-0.1;&quot;-&quot;;-0.1&gt;[.J8]&gt;=-1;&quot;--&quot;;-1&gt;[.J8]&gt;=-2;&quot;---&quot;;[.J8]&lt;2;&quot;----&quot;))" office:value-type="string" office:string-value="+" calcext:value-type="string">
            <text:p>+</text:p>
          </table:table-cell>
          <table:table-cell table:style-name="ce6" table:formula="of:=COM.MICROSOFT.IFS([.K8]=0;&quot;&quot;;[.K8]&gt;0;COM.MICROSOFT.IFS([.K8]&lt;=0.1;&quot;+&quot;;0.1&lt;[.K8]&lt;=1;&quot;++&quot;;1&lt;[.K8]&lt;=2;&quot;+++&quot;;[.K8]&gt;2;&quot;++++&quot;);[.K8]&lt;0;COM.MICROSOFT.IFS([.K8]&gt;=-0.1;&quot;-&quot;;-0.1&gt;[.K8]&gt;=-1;&quot;--&quot;;-1&gt;[.K8]&gt;=-2;&quot;---&quot;;[.K8]&lt;2;&quot;----&quot;)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gene8</text:p>
          </table:table-cell>
          <table:table-cell table:style-name="ce5" table:formula="of:=COM.MICROSOFT.IFS([.B9]=0;&quot;&quot;;[.B9]&gt;0;COM.MICROSOFT.IFS([.B9]&lt;=0.1;&quot;+&quot;;0.1&lt;[.B9]&lt;=1;&quot;++&quot;;1&lt;[.B9]&lt;=2;&quot;+++&quot;;[.B9]&gt;2;&quot;++++&quot;);[.B9]&lt;0;COM.MICROSOFT.IFS([.B9]&gt;=-0.1;&quot;-&quot;;-0.1&gt;[.B9]&gt;=-1;&quot;--&quot;;-1&gt;[.B9]&gt;=-2;&quot;---&quot;;[.B9]&lt;2;&quot;----&quot;))" office:value-type="string" office:string-value="++" calcext:value-type="string">
            <text:p>++</text:p>
          </table:table-cell>
          <table:table-cell table:style-name="ce5" table:formula="of:=COM.MICROSOFT.IFS([.C9]=0;&quot;&quot;;[.C9]&gt;0;COM.MICROSOFT.IFS([.C9]&lt;=0.1;&quot;+&quot;;0.1&lt;[.C9]&lt;=1;&quot;++&quot;;1&lt;[.C9]&lt;=2;&quot;+++&quot;;[.C9]&gt;2;&quot;++++&quot;);[.C9]&lt;0;COM.MICROSOFT.IFS([.C9]&gt;=-0.1;&quot;-&quot;;-0.1&gt;[.C9]&gt;=-1;&quot;--&quot;;-1&gt;[.C9]&gt;=-2;&quot;---&quot;;[.C9]&lt;2;&quot;----&quot;))" office:value-type="string" office:string-value="++" calcext:value-type="string">
            <text:p>++</text:p>
          </table:table-cell>
          <table:table-cell table:style-name="ce6" table:formula="of:=COM.MICROSOFT.IFS([.D9]=0;&quot;&quot;;[.D9]&gt;0;COM.MICROSOFT.IFS([.D9]&lt;=0.1;&quot;+&quot;;0.1&lt;[.D9]&lt;=1;&quot;++&quot;;1&lt;[.D9]&lt;=2;&quot;+++&quot;;[.D9]&gt;2;&quot;++++&quot;);[.D9]&lt;0;COM.MICROSOFT.IFS([.D9]&gt;=-0.1;&quot;-&quot;;-0.1&gt;[.D9]&gt;=-1;&quot;--&quot;;-1&gt;[.D9]&gt;=-2;&quot;---&quot;;[.D9]&lt;2;&quot;----&quot;))" office:value-type="string" office:string-value="-" calcext:value-type="string">
            <text:p>-</text:p>
          </table:table-cell>
          <table:table-cell table:style-name="ce5" table:formula="of:=COM.MICROSOFT.IFS([.E9]=0;&quot;&quot;;[.E9]&gt;0;COM.MICROSOFT.IFS([.E9]&lt;=0.1;&quot;+&quot;;0.1&lt;[.E9]&lt;=1;&quot;++&quot;;1&lt;[.E9]&lt;=2;&quot;+++&quot;;[.E9]&gt;2;&quot;++++&quot;);[.E9]&lt;0;COM.MICROSOFT.IFS([.E9]&gt;=-0.1;&quot;-&quot;;-0.1&gt;[.E9]&gt;=-1;&quot;--&quot;;-1&gt;[.E9]&gt;=-2;&quot;---&quot;;[.E9]&lt;2;&quot;----&quot;))" office:value-type="string" office:string-value="++" calcext:value-type="string">
            <text:p>++</text:p>
          </table:table-cell>
          <table:table-cell table:style-name="ce5" table:formula="of:=COM.MICROSOFT.IFS([.F9]=0;&quot;&quot;;[.F9]&gt;0;COM.MICROSOFT.IFS([.F9]&lt;=0.1;&quot;+&quot;;0.1&lt;[.F9]&lt;=1;&quot;++&quot;;1&lt;[.F9]&lt;=2;&quot;+++&quot;;[.F9]&gt;2;&quot;++++&quot;);[.F9]&lt;0;COM.MICROSOFT.IFS([.F9]&gt;=-0.1;&quot;-&quot;;-0.1&gt;[.F9]&gt;=-1;&quot;--&quot;;-1&gt;[.F9]&gt;=-2;&quot;---&quot;;[.F9]&lt;2;&quot;----&quot;))" office:value-type="string" office:string-value="+" calcext:value-type="string">
            <text:p>+</text:p>
          </table:table-cell>
          <table:table-cell table:style-name="ce6" table:formula="of:=COM.MICROSOFT.IFS([.G9]=0;&quot;&quot;;[.G9]&gt;0;COM.MICROSOFT.IFS([.G9]&lt;=0.1;&quot;+&quot;;0.1&lt;[.G9]&lt;=1;&quot;++&quot;;1&lt;[.G9]&lt;=2;&quot;+++&quot;;[.G9]&gt;2;&quot;++++&quot;);[.G9]&lt;0;COM.MICROSOFT.IFS([.G9]&gt;=-0.1;&quot;-&quot;;-0.1&gt;[.G9]&gt;=-1;&quot;--&quot;;-1&gt;[.G9]&gt;=-2;&quot;---&quot;;[.G9]&lt;2;&quot;----&quot;))" office:value-type="string" office:string-value="+" calcext:value-type="string">
            <text:p>+</text:p>
          </table:table-cell>
          <table:table-cell table:style-name="ce6" table:formula="of:=COM.MICROSOFT.IFS([.H9]=0;&quot;&quot;;[.H9]&gt;0;COM.MICROSOFT.IFS([.H9]&lt;=0.1;&quot;+&quot;;0.1&lt;[.H9]&lt;=1;&quot;++&quot;;1&lt;[.H9]&lt;=2;&quot;+++&quot;;[.H9]&gt;2;&quot;++++&quot;);[.H9]&lt;0;COM.MICROSOFT.IFS([.H9]&gt;=-0.1;&quot;-&quot;;-0.1&gt;[.H9]&gt;=-1;&quot;--&quot;;-1&gt;[.H9]&gt;=-2;&quot;---&quot;;[.H9]&lt;2;&quot;----&quot;))" office:value-type="string" office:string-value="+" calcext:value-type="string">
            <text:p>+</text:p>
          </table:table-cell>
          <table:table-cell table:style-name="ce5" table:formula="of:=COM.MICROSOFT.IFS([.I9]=0;&quot;&quot;;[.I9]&gt;0;COM.MICROSOFT.IFS([.I9]&lt;=0.1;&quot;+&quot;;0.1&lt;[.I9]&lt;=1;&quot;++&quot;;1&lt;[.I9]&lt;=2;&quot;+++&quot;;[.I9]&gt;2;&quot;++++&quot;);[.I9]&lt;0;COM.MICROSOFT.IFS([.I9]&gt;=-0.1;&quot;-&quot;;-0.1&gt;[.I9]&gt;=-1;&quot;--&quot;;-1&gt;[.I9]&gt;=-2;&quot;---&quot;;[.I9]&lt;2;&quot;----&quot;))" office:value-type="string" office:string-value="--" calcext:value-type="string">
            <text:p>--</text:p>
          </table:table-cell>
          <table:table-cell table:style-name="ce5" table:formula="of:=COM.MICROSOFT.IFS([.J9]=0;&quot;&quot;;[.J9]&gt;0;COM.MICROSOFT.IFS([.J9]&lt;=0.1;&quot;+&quot;;0.1&lt;[.J9]&lt;=1;&quot;++&quot;;1&lt;[.J9]&lt;=2;&quot;+++&quot;;[.J9]&gt;2;&quot;++++&quot;);[.J9]&lt;0;COM.MICROSOFT.IFS([.J9]&gt;=-0.1;&quot;-&quot;;-0.1&gt;[.J9]&gt;=-1;&quot;--&quot;;-1&gt;[.J9]&gt;=-2;&quot;---&quot;;[.J9]&lt;2;&quot;----&quot;))" office:value-type="string" office:string-value="-" calcext:value-type="string">
            <text:p>-</text:p>
          </table:table-cell>
          <table:table-cell table:style-name="ce5" table:formula="of:=COM.MICROSOFT.IFS([.K9]=0;&quot;&quot;;[.K9]&gt;0;COM.MICROSOFT.IFS([.K9]&lt;=0.1;&quot;+&quot;;0.1&lt;[.K9]&lt;=1;&quot;++&quot;;1&lt;[.K9]&lt;=2;&quot;+++&quot;;[.K9]&gt;2;&quot;++++&quot;);[.K9]&lt;0;COM.MICROSOFT.IFS([.K9]&gt;=-0.1;&quot;-&quot;;-0.1&gt;[.K9]&gt;=-1;&quot;--&quot;;-1&gt;[.K9]&gt;=-2;&quot;---&quot;;[.K9]&lt;2;&quot;----&quot;))" office:value-type="string" office:string-value="--" calcext:value-type="string">
            <text:p>--</text:p>
          </table:table-cell>
        </table:table-row>
        <table:table-row table:style-name="ro1">
          <table:table-cell office:value-type="string" calcext:value-type="string">
            <text:p>gene9</text:p>
          </table:table-cell>
          <table:table-cell table:style-name="ce5" table:formula="of:=COM.MICROSOFT.IFS([.B10]=0;&quot;&quot;;[.B10]&gt;0;COM.MICROSOFT.IFS([.B10]&lt;=0.1;&quot;+&quot;;0.1&lt;[.B10]&lt;=1;&quot;++&quot;;1&lt;[.B10]&lt;=2;&quot;+++&quot;;[.B10]&gt;2;&quot;++++&quot;);[.B10]&lt;0;COM.MICROSOFT.IFS([.B10]&gt;=-0.1;&quot;-&quot;;-0.1&gt;[.B10]&gt;=-1;&quot;--&quot;;-1&gt;[.B10]&gt;=-2;&quot;---&quot;;[.B10]&lt;2;&quot;----&quot;))" office:value-type="string" office:string-value="--" calcext:value-type="string">
            <text:p>--</text:p>
          </table:table-cell>
          <table:table-cell table:style-name="ce5" table:formula="of:=COM.MICROSOFT.IFS([.C10]=0;&quot;&quot;;[.C10]&gt;0;COM.MICROSOFT.IFS([.C10]&lt;=0.1;&quot;+&quot;;0.1&lt;[.C10]&lt;=1;&quot;++&quot;;1&lt;[.C10]&lt;=2;&quot;+++&quot;;[.C10]&gt;2;&quot;++++&quot;);[.C10]&lt;0;COM.MICROSOFT.IFS([.C10]&gt;=-0.1;&quot;-&quot;;-0.1&gt;[.C10]&gt;=-1;&quot;--&quot;;-1&gt;[.C10]&gt;=-2;&quot;---&quot;;[.C10]&lt;2;&quot;----&quot;))" office:value-type="string" office:string-value="++" calcext:value-type="string">
            <text:p>++</text:p>
          </table:table-cell>
          <table:table-cell table:style-name="ce6" table:formula="of:=COM.MICROSOFT.IFS([.D10]=0;&quot;&quot;;[.D10]&gt;0;COM.MICROSOFT.IFS([.D10]&lt;=0.1;&quot;+&quot;;0.1&lt;[.D10]&lt;=1;&quot;++&quot;;1&lt;[.D10]&lt;=2;&quot;+++&quot;;[.D10]&gt;2;&quot;++++&quot;);[.D10]&lt;0;COM.MICROSOFT.IFS([.D10]&gt;=-0.1;&quot;-&quot;;-0.1&gt;[.D10]&gt;=-1;&quot;--&quot;;-1&gt;[.D10]&gt;=-2;&quot;---&quot;;[.D10]&lt;2;&quot;----&quot;))" office:value-type="string" office:string-value="+" calcext:value-type="string">
            <text:p>+</text:p>
          </table:table-cell>
          <table:table-cell table:style-name="ce5" table:formula="of:=COM.MICROSOFT.IFS([.E10]=0;&quot;&quot;;[.E10]&gt;0;COM.MICROSOFT.IFS([.E10]&lt;=0.1;&quot;+&quot;;0.1&lt;[.E10]&lt;=1;&quot;++&quot;;1&lt;[.E10]&lt;=2;&quot;+++&quot;;[.E10]&gt;2;&quot;++++&quot;);[.E10]&lt;0;COM.MICROSOFT.IFS([.E10]&gt;=-0.1;&quot;-&quot;;-0.1&gt;[.E10]&gt;=-1;&quot;--&quot;;-1&gt;[.E10]&gt;=-2;&quot;---&quot;;[.E10]&lt;2;&quot;----&quot;))" office:value-type="string" office:string-value="--" calcext:value-type="string">
            <text:p>--</text:p>
          </table:table-cell>
          <table:table-cell table:style-name="ce5" table:formula="of:=COM.MICROSOFT.IFS([.F10]=0;&quot;&quot;;[.F10]&gt;0;COM.MICROSOFT.IFS([.F10]&lt;=0.1;&quot;+&quot;;0.1&lt;[.F10]&lt;=1;&quot;++&quot;;1&lt;[.F10]&lt;=2;&quot;+++&quot;;[.F10]&gt;2;&quot;++++&quot;);[.F10]&lt;0;COM.MICROSOFT.IFS([.F10]&gt;=-0.1;&quot;-&quot;;-0.1&gt;[.F10]&gt;=-1;&quot;--&quot;;-1&gt;[.F10]&gt;=-2;&quot;---&quot;;[.F10]&lt;2;&quot;----&quot;))" office:value-type="string" office:string-value="+" calcext:value-type="string">
            <text:p>+</text:p>
          </table:table-cell>
          <table:table-cell table:style-name="ce6" table:formula="of:=COM.MICROSOFT.IFS([.G10]=0;&quot;&quot;;[.G10]&gt;0;COM.MICROSOFT.IFS([.G10]&lt;=0.1;&quot;+&quot;;0.1&lt;[.G10]&lt;=1;&quot;++&quot;;1&lt;[.G10]&lt;=2;&quot;+++&quot;;[.G10]&gt;2;&quot;++++&quot;);[.G10]&lt;0;COM.MICROSOFT.IFS([.G10]&gt;=-0.1;&quot;-&quot;;-0.1&gt;[.G10]&gt;=-1;&quot;--&quot;;-1&gt;[.G10]&gt;=-2;&quot;---&quot;;[.G10]&lt;2;&quot;----&quot;))" office:value-type="string" office:string-value="-" calcext:value-type="string">
            <text:p>-</text:p>
          </table:table-cell>
          <table:table-cell table:style-name="ce6" table:formula="of:=COM.MICROSOFT.IFS([.H10]=0;&quot;&quot;;[.H10]&gt;0;COM.MICROSOFT.IFS([.H10]&lt;=0.1;&quot;+&quot;;0.1&lt;[.H10]&lt;=1;&quot;++&quot;;1&lt;[.H10]&lt;=2;&quot;+++&quot;;[.H10]&gt;2;&quot;++++&quot;);[.H10]&lt;0;COM.MICROSOFT.IFS([.H10]&gt;=-0.1;&quot;-&quot;;-0.1&gt;[.H10]&gt;=-1;&quot;--&quot;;-1&gt;[.H10]&gt;=-2;&quot;---&quot;;[.H10]&lt;2;&quot;----&quot;))" office:value-type="string" office:string-value="-" calcext:value-type="string">
            <text:p>-</text:p>
          </table:table-cell>
          <table:table-cell table:style-name="ce5" table:formula="of:=COM.MICROSOFT.IFS([.I10]=0;&quot;&quot;;[.I10]&gt;0;COM.MICROSOFT.IFS([.I10]&lt;=0.1;&quot;+&quot;;0.1&lt;[.I10]&lt;=1;&quot;++&quot;;1&lt;[.I10]&lt;=2;&quot;+++&quot;;[.I10]&gt;2;&quot;++++&quot;);[.I10]&lt;0;COM.MICROSOFT.IFS([.I10]&gt;=-0.1;&quot;-&quot;;-0.1&gt;[.I10]&gt;=-1;&quot;--&quot;;-1&gt;[.I10]&gt;=-2;&quot;---&quot;;[.I10]&lt;2;&quot;----&quot;))" office:value-type="string" office:string-value="-" calcext:value-type="string">
            <text:p>-</text:p>
          </table:table-cell>
          <table:table-cell table:style-name="ce5" table:formula="of:=COM.MICROSOFT.IFS([.J10]=0;&quot;&quot;;[.J10]&gt;0;COM.MICROSOFT.IFS([.J10]&lt;=0.1;&quot;+&quot;;0.1&lt;[.J10]&lt;=1;&quot;++&quot;;1&lt;[.J10]&lt;=2;&quot;+++&quot;;[.J10]&gt;2;&quot;++++&quot;);[.J10]&lt;0;COM.MICROSOFT.IFS([.J10]&gt;=-0.1;&quot;-&quot;;-0.1&gt;[.J10]&gt;=-1;&quot;--&quot;;-1&gt;[.J10]&gt;=-2;&quot;---&quot;;[.J10]&lt;2;&quot;----&quot;))" office:value-type="string" office:string-value="-" calcext:value-type="string">
            <text:p>-</text:p>
          </table:table-cell>
          <table:table-cell table:style-name="ce5" table:formula="of:=COM.MICROSOFT.IFS([.K10]=0;&quot;&quot;;[.K10]&gt;0;COM.MICROSOFT.IFS([.K10]&lt;=0.1;&quot;+&quot;;0.1&lt;[.K10]&lt;=1;&quot;++&quot;;1&lt;[.K10]&lt;=2;&quot;+++&quot;;[.K10]&gt;2;&quot;++++&quot;);[.K10]&lt;0;COM.MICROSOFT.IFS([.K10]&gt;=-0.1;&quot;-&quot;;-0.1&gt;[.K10]&gt;=-1;&quot;--&quot;;-1&gt;[.K10]&gt;=-2;&quot;---&quot;;[.K10]&lt;2;&quot;----&quot;))" office:value-type="string" office:string-value="+" calcext:value-type="string">
            <text:p>+</text:p>
          </table:table-cell>
        </table:table-row>
        <table:table-row table:style-name="ro1">
          <table:table-cell office:value-type="string" calcext:value-type="string">
            <text:p>gene10</text:p>
          </table:table-cell>
          <table:table-cell table:style-name="ce5" table:formula="of:=COM.MICROSOFT.IFS([.B11]=0;&quot;&quot;;[.B11]&gt;0;COM.MICROSOFT.IFS([.B11]&lt;=0.1;&quot;+&quot;;0.1&lt;[.B11]&lt;=1;&quot;++&quot;;1&lt;[.B11]&lt;=2;&quot;+++&quot;;[.B11]&gt;2;&quot;++++&quot;);[.B11]&lt;0;COM.MICROSOFT.IFS([.B11]&gt;=-0.1;&quot;-&quot;;-0.1&gt;[.B11]&gt;=-1;&quot;--&quot;;-1&gt;[.B11]&gt;=-2;&quot;---&quot;;[.B11]&lt;2;&quot;----&quot;))" office:value-type="string" office:string-value="--" calcext:value-type="string">
            <text:p>--</text:p>
          </table:table-cell>
          <table:table-cell table:style-name="ce5" table:formula="of:=COM.MICROSOFT.IFS([.C11]=0;&quot;&quot;;[.C11]&gt;0;COM.MICROSOFT.IFS([.C11]&lt;=0.1;&quot;+&quot;;0.1&lt;[.C11]&lt;=1;&quot;++&quot;;1&lt;[.C11]&lt;=2;&quot;+++&quot;;[.C11]&gt;2;&quot;++++&quot;);[.C11]&lt;0;COM.MICROSOFT.IFS([.C11]&gt;=-0.1;&quot;-&quot;;-0.1&gt;[.C11]&gt;=-1;&quot;--&quot;;-1&gt;[.C11]&gt;=-2;&quot;---&quot;;[.C11]&lt;2;&quot;----&quot;))" office:value-type="string" office:string-value="--" calcext:value-type="string">
            <text:p>--</text:p>
          </table:table-cell>
          <table:table-cell table:style-name="ce6" table:formula="of:=COM.MICROSOFT.IFS([.D11]=0;&quot;&quot;;[.D11]&gt;0;COM.MICROSOFT.IFS([.D11]&lt;=0.1;&quot;+&quot;;0.1&lt;[.D11]&lt;=1;&quot;++&quot;;1&lt;[.D11]&lt;=2;&quot;+++&quot;;[.D11]&gt;2;&quot;++++&quot;);[.D11]&lt;0;COM.MICROSOFT.IFS([.D11]&gt;=-0.1;&quot;-&quot;;-0.1&gt;[.D11]&gt;=-1;&quot;--&quot;;-1&gt;[.D11]&gt;=-2;&quot;---&quot;;[.D11]&lt;2;&quot;----&quot;))" office:value-type="string" office:string-value="+" calcext:value-type="string">
            <text:p>+</text:p>
          </table:table-cell>
          <table:table-cell table:style-name="ce5" table:formula="of:=COM.MICROSOFT.IFS([.E11]=0;&quot;&quot;;[.E11]&gt;0;COM.MICROSOFT.IFS([.E11]&lt;=0.1;&quot;+&quot;;0.1&lt;[.E11]&lt;=1;&quot;++&quot;;1&lt;[.E11]&lt;=2;&quot;+++&quot;;[.E11]&gt;2;&quot;++++&quot;);[.E11]&lt;0;COM.MICROSOFT.IFS([.E11]&gt;=-0.1;&quot;-&quot;;-0.1&gt;[.E11]&gt;=-1;&quot;--&quot;;-1&gt;[.E11]&gt;=-2;&quot;---&quot;;[.E11]&lt;2;&quot;----&quot;))" office:value-type="string" office:string-value="--" calcext:value-type="string">
            <text:p>--</text:p>
          </table:table-cell>
          <table:table-cell table:style-name="ce5" table:formula="of:=COM.MICROSOFT.IFS([.F11]=0;&quot;&quot;;[.F11]&gt;0;COM.MICROSOFT.IFS([.F11]&lt;=0.1;&quot;+&quot;;0.1&lt;[.F11]&lt;=1;&quot;++&quot;;1&lt;[.F11]&lt;=2;&quot;+++&quot;;[.F11]&gt;2;&quot;++++&quot;);[.F11]&lt;0;COM.MICROSOFT.IFS([.F11]&gt;=-0.1;&quot;-&quot;;-0.1&gt;[.F11]&gt;=-1;&quot;--&quot;;-1&gt;[.F11]&gt;=-2;&quot;---&quot;;[.F11]&lt;2;&quot;----&quot;))" office:value-type="string" office:string-value="++" calcext:value-type="string">
            <text:p>++</text:p>
          </table:table-cell>
          <table:table-cell table:style-name="ce6" table:formula="of:=COM.MICROSOFT.IFS([.G11]=0;&quot;&quot;;[.G11]&gt;0;COM.MICROSOFT.IFS([.G11]&lt;=0.1;&quot;+&quot;;0.1&lt;[.G11]&lt;=1;&quot;++&quot;;1&lt;[.G11]&lt;=2;&quot;+++&quot;;[.G11]&gt;2;&quot;++++&quot;);[.G11]&lt;0;COM.MICROSOFT.IFS([.G11]&gt;=-0.1;&quot;-&quot;;-0.1&gt;[.G11]&gt;=-1;&quot;--&quot;;-1&gt;[.G11]&gt;=-2;&quot;---&quot;;[.G11]&lt;2;&quot;----&quot;))" office:value-type="string" office:string-value="-" calcext:value-type="string">
            <text:p>-</text:p>
          </table:table-cell>
          <table:table-cell table:style-name="ce6" table:formula="of:=COM.MICROSOFT.IFS([.H11]=0;&quot;&quot;;[.H11]&gt;0;COM.MICROSOFT.IFS([.H11]&lt;=0.1;&quot;+&quot;;0.1&lt;[.H11]&lt;=1;&quot;++&quot;;1&lt;[.H11]&lt;=2;&quot;+++&quot;;[.H11]&gt;2;&quot;++++&quot;);[.H11]&lt;0;COM.MICROSOFT.IFS([.H11]&gt;=-0.1;&quot;-&quot;;-0.1&gt;[.H11]&gt;=-1;&quot;--&quot;;-1&gt;[.H11]&gt;=-2;&quot;---&quot;;[.H11]&lt;2;&quot;----&quot;))" office:value-type="string" office:string-value="-" calcext:value-type="string">
            <text:p>-</text:p>
          </table:table-cell>
          <table:table-cell table:style-name="ce5" table:formula="of:=COM.MICROSOFT.IFS([.I11]=0;&quot;&quot;;[.I11]&gt;0;COM.MICROSOFT.IFS([.I11]&lt;=0.1;&quot;+&quot;;0.1&lt;[.I11]&lt;=1;&quot;++&quot;;1&lt;[.I11]&lt;=2;&quot;+++&quot;;[.I11]&gt;2;&quot;++++&quot;);[.I11]&lt;0;COM.MICROSOFT.IFS([.I11]&gt;=-0.1;&quot;-&quot;;-0.1&gt;[.I11]&gt;=-1;&quot;--&quot;;-1&gt;[.I11]&gt;=-2;&quot;---&quot;;[.I11]&lt;2;&quot;----&quot;))" office:value-type="string" office:string-value="--" calcext:value-type="string">
            <text:p>--</text:p>
          </table:table-cell>
          <table:table-cell table:style-name="ce5" table:formula="of:=COM.MICROSOFT.IFS([.J11]=0;&quot;&quot;;[.J11]&gt;0;COM.MICROSOFT.IFS([.J11]&lt;=0.1;&quot;+&quot;;0.1&lt;[.J11]&lt;=1;&quot;++&quot;;1&lt;[.J11]&lt;=2;&quot;+++&quot;;[.J11]&gt;2;&quot;++++&quot;);[.J11]&lt;0;COM.MICROSOFT.IFS([.J11]&gt;=-0.1;&quot;-&quot;;-0.1&gt;[.J11]&gt;=-1;&quot;--&quot;;-1&gt;[.J11]&gt;=-2;&quot;---&quot;;[.J11]&lt;2;&quot;----&quot;))" office:value-type="string" office:string-value="++" calcext:value-type="string">
            <text:p>++</text:p>
          </table:table-cell>
          <table:table-cell table:style-name="ce5" table:formula="of:=COM.MICROSOFT.IFS([.K11]=0;&quot;&quot;;[.K11]&gt;0;COM.MICROSOFT.IFS([.K11]&lt;=0.1;&quot;+&quot;;0.1&lt;[.K11]&lt;=1;&quot;++&quot;;1&lt;[.K11]&lt;=2;&quot;+++&quot;;[.K11]&gt;2;&quot;++++&quot;);[.K11]&lt;0;COM.MICROSOFT.IFS([.K11]&gt;=-0.1;&quot;-&quot;;-0.1&gt;[.K11]&gt;=-1;&quot;--&quot;;-1&gt;[.K11]&gt;=-2;&quot;---&quot;;[.K11]&lt;2;&quot;----&quot;))" office:value-type="string" office:string-value="-" calcext:value-type="string">
            <text:p>-</text:p>
          </table:table-cell>
        </table:table-row>
        <calcext:conditional-formats>
          <calcext:conditional-format calcext:target-range-address="csa5_0_grn.B2:csa5_0_grn.K11">
            <calcext:condition calcext:apply-style-name="Untitled1" calcext:value="not-between(-0.1,0.1)" calcext:base-cell-address="csa5_0_grn.B2"/>
          </calcext:conditional-format>
        </calcext:conditional-formats>
      </table:table>
      <table:table table:name="csa6_0_grn" table:style-name="ta1">
        <table:table-column table:style-name="co1" table:default-cell-style-name="ce1"/>
        <table:table-column table:style-name="co1" table:number-columns-repeated="2" table:default-cell-style-name="ce23"/>
        <table:table-column table:style-name="co1" table:default-cell-style-name="ce24"/>
        <table:table-column table:style-name="co1" table:number-columns-repeated="2" table:default-cell-style-name="ce23"/>
        <table:table-column table:style-name="co1" table:number-columns-repeated="2" table:default-cell-style-name="ce24"/>
        <table:table-column table:style-name="co1" table:number-columns-repeated="3" table:default-cell-style-name="ce23"/>
        <table:table-row table:style-name="ro1">
          <table:table-cell/>
          <table:table-cell table:style-name="ce1" office:value-type="string" calcext:value-type="string">
            <text:p>gene1</text:p>
          </table:table-cell>
          <table:table-cell table:style-name="ce1" office:value-type="string" calcext:value-type="string">
            <text:p>gene2</text:p>
          </table:table-cell>
          <table:table-cell table:style-name="ce2" office:value-type="string" calcext:value-type="string">
            <text:p>gene3</text:p>
          </table:table-cell>
          <table:table-cell table:style-name="ce1" office:value-type="string" calcext:value-type="string">
            <text:p>gene4</text:p>
          </table:table-cell>
          <table:table-cell table:style-name="ce1" office:value-type="string" calcext:value-type="string">
            <text:p>gene5</text:p>
          </table:table-cell>
          <table:table-cell table:style-name="ce2" office:value-type="string" calcext:value-type="string">
            <text:p>gene6</text:p>
          </table:table-cell>
          <table:table-cell table:style-name="ce2" office:value-type="string" calcext:value-type="string">
            <text:p>gene7</text:p>
          </table:table-cell>
          <table:table-cell table:style-name="ce1" office:value-type="string" calcext:value-type="string">
            <text:p>gene8</text:p>
          </table:table-cell>
          <table:table-cell table:style-name="ce1" office:value-type="string" calcext:value-type="string">
            <text:p>gene9</text:p>
          </table:table-cell>
          <table:table-cell table:style-name="ce1" office:value-type="string" calcext:value-type="string">
            <text:p>gene10</text:p>
          </table:table-cell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-0.161854974657545" calcext:value-type="float">
            <text:p>-1.62E-01</text:p>
          </table:table-cell>
          <table:table-cell office:value-type="float" office:value="0.513042016442285" calcext:value-type="float">
            <text:p>5.13E-01</text:p>
          </table:table-cell>
          <table:table-cell office:value-type="float" office:value="0.0317306555079574" calcext:value-type="float">
            <text:p>3.17E-02</text:p>
          </table:table-cell>
          <table:table-cell office:value-type="float" office:value="1.31508482093189" calcext:value-type="float">
            <text:p>1.32E+00</text:p>
          </table:table-cell>
          <table:table-cell office:value-type="float" office:value="1.59637766568142" calcext:value-type="float">
            <text:p>1.60E+00</text:p>
          </table:table-cell>
          <table:table-cell office:value-type="float" office:value="-1.38740765378503" calcext:value-type="float">
            <text:p>-1.39E+00</text:p>
          </table:table-cell>
          <table:table-cell office:value-type="float" office:value="-1.32950790865251" calcext:value-type="float">
            <text:p>-1.33E+00</text:p>
          </table:table-cell>
          <table:table-cell office:value-type="float" office:value="-0.096684740611" calcext:value-type="float">
            <text:p>-9.67E-02</text:p>
          </table:table-cell>
          <table:table-cell office:value-type="float" office:value="0.186532101126132" calcext:value-type="float">
            <text:p>1.87E-01</text:p>
          </table:table-cell>
          <table:table-cell office:value-type="float" office:value="1.6956590407573" calcext:value-type="float">
            <text:p>1.70E+00</text:p>
          </table:table-cell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-0.759067365655046" calcext:value-type="float">
            <text:p>-7.59E-01</text:p>
          </table:table-cell>
          <table:table-cell office:value-type="float" office:value="1.44768700441604" calcext:value-type="float">
            <text:p>1.45E+00</text:p>
          </table:table-cell>
          <table:table-cell office:value-type="float" office:value="-0.00219400821356662" calcext:value-type="float">
            <text:p>-2.19E-03</text:p>
          </table:table-cell>
          <table:table-cell office:value-type="float" office:value="1.59136367955574" calcext:value-type="float">
            <text:p>1.59E+00</text:p>
          </table:table-cell>
          <table:table-cell office:value-type="float" office:value="0.0202866027035738" calcext:value-type="float">
            <text:p>2.03E-02</text:p>
          </table:table-cell>
          <table:table-cell office:value-type="float" office:value="0.0160944241715555" calcext:value-type="float">
            <text:p>1.61E-02</text:p>
          </table:table-cell>
          <table:table-cell office:value-type="float" office:value="0.019311985004158" calcext:value-type="float">
            <text:p>1.93E-02</text:p>
          </table:table-cell>
          <table:table-cell office:value-type="float" office:value="-1.23739909608025" calcext:value-type="float">
            <text:p>-1.24E+00</text:p>
          </table:table-cell>
          <table:table-cell office:value-type="float" office:value="0.541037995596954" calcext:value-type="float">
            <text:p>5.41E-01</text:p>
          </table:table-cell>
          <table:table-cell office:value-type="float" office:value="0.092129109703686" calcext:value-type="float">
            <text:p>9.21E-02</text:p>
          </table:table-cell>
        </table:table-row>
        <table:table-row table:style-name="ro1">
          <table:table-cell table:style-name="ce2" office:value-type="string" calcext:value-type="string">
            <text:p>gene3</text:p>
          </table:table-cell>
          <table:table-cell table:style-name="ce24" office:value-type="float" office:value="0.0186086082449683" calcext:value-type="float">
            <text:p>1.86E-02</text:p>
          </table:table-cell>
          <table:table-cell table:style-name="ce24" office:value-type="float" office:value="-0.0664139589342894" calcext:value-type="float">
            <text:p>-6.64E-02</text:p>
          </table:table-cell>
          <table:table-cell office:value-type="float" office:value="0.028809492248852" calcext:value-type="float">
            <text:p>2.88E-02</text:p>
          </table:table-cell>
          <table:table-cell table:style-name="ce24" office:value-type="float" office:value="-0.0324792175557749" calcext:value-type="float">
            <text:p>-3.25E-02</text:p>
          </table:table-cell>
          <table:table-cell table:style-name="ce24" office:value-type="float" office:value="-0.0123724887083222" calcext:value-type="float">
            <text:p>-1.24E-02</text:p>
          </table:table-cell>
          <table:table-cell office:value-type="float" office:value="1.04380217820909" calcext:value-type="float">
            <text:p>1.04E+00</text:p>
          </table:table-cell>
          <table:table-cell office:value-type="float" office:value="-0.0419940622020223" calcext:value-type="float">
            <text:p>-4.20E-02</text:p>
          </table:table-cell>
          <table:table-cell table:style-name="ce24" office:value-type="float" office:value="-0.016878178158684" calcext:value-type="float">
            <text:p>-1.69E-02</text:p>
          </table:table-cell>
          <table:table-cell table:style-name="ce24" office:value-type="float" office:value="0.0208266919690262" calcext:value-type="float">
            <text:p>2.08E-02</text:p>
          </table:table-cell>
          <table:table-cell table:style-name="ce24" office:value-type="float" office:value="-0.0491572989400747" calcext:value-type="float">
            <text:p>-4.92E-02</text:p>
          </table:table-cell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0.848881705163925" calcext:value-type="float">
            <text:p>8.49E-01</text:p>
          </table:table-cell>
          <table:table-cell office:value-type="float" office:value="-0.424295684876318" calcext:value-type="float">
            <text:p>-4.24E-01</text:p>
          </table:table-cell>
          <table:table-cell office:value-type="float" office:value="-0.07460511216447" calcext:value-type="float">
            <text:p>-7.46E-02</text:p>
          </table:table-cell>
          <table:table-cell office:value-type="float" office:value="-0.324967792192155" calcext:value-type="float">
            <text:p>-3.25E-01</text:p>
          </table:table-cell>
          <table:table-cell office:value-type="float" office:value="0.00100704350999566" calcext:value-type="float">
            <text:p>1.01E-03</text:p>
          </table:table-cell>
          <table:table-cell office:value-type="float" office:value="0.00683614657018139" calcext:value-type="float">
            <text:p>6.84E-03</text:p>
          </table:table-cell>
          <table:table-cell office:value-type="float" office:value="0.00758677084615815" calcext:value-type="float">
            <text:p>7.59E-03</text:p>
          </table:table-cell>
          <table:table-cell office:value-type="float" office:value="-0.497018731429602" calcext:value-type="float">
            <text:p>-4.97E-01</text:p>
          </table:table-cell>
          <table:table-cell office:value-type="float" office:value="-0.138602102848436" calcext:value-type="float">
            <text:p>-1.39E-01</text:p>
          </table:table-cell>
          <table:table-cell office:value-type="float" office:value="0.247307189800063" calcext:value-type="float">
            <text:p>2.47E-01</text:p>
          </table:table-cell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0.0196838532662839" calcext:value-type="float">
            <text:p>1.97E-02</text:p>
          </table:table-cell>
          <table:table-cell office:value-type="float" office:value="0.0330104850051165" calcext:value-type="float">
            <text:p>3.30E-02</text:p>
          </table:table-cell>
          <table:table-cell office:value-type="float" office:value="-0.0211192839298991" calcext:value-type="float">
            <text:p>-2.11E-02</text:p>
          </table:table-cell>
          <table:table-cell office:value-type="float" office:value="-0.0208139651844554" calcext:value-type="float">
            <text:p>-2.08E-02</text:p>
          </table:table-cell>
          <table:table-cell office:value-type="float" office:value="-0.0158790421365437" calcext:value-type="float">
            <text:p>-1.59E-02</text:p>
          </table:table-cell>
          <table:table-cell office:value-type="float" office:value="0.0214048485952708" calcext:value-type="float">
            <text:p>2.14E-02</text:p>
          </table:table-cell>
          <table:table-cell office:value-type="float" office:value="1.29815972630701" calcext:value-type="float">
            <text:p>1.30E+00</text:p>
          </table:table-cell>
          <table:table-cell office:value-type="float" office:value="-0.00597112429711198" calcext:value-type="float">
            <text:p>-5.97E-03</text:p>
          </table:table-cell>
          <table:table-cell office:value-type="float" office:value="-0.0940833124516359" calcext:value-type="float">
            <text:p>-9.41E-02</text:p>
          </table:table-cell>
          <table:table-cell office:value-type="float" office:value="-2.02249464385156" calcext:value-type="float">
            <text:p>-2.02E+00</text:p>
          </table:table-cell>
        </table:table-row>
        <table:table-row table:style-name="ro1">
          <table:table-cell table:style-name="ce2" office:value-type="string" calcext:value-type="string">
            <text:p>gene6</text:p>
          </table:table-cell>
          <table:table-cell table:style-name="ce24" office:value-type="float" office:value="0.0173524186540143" calcext:value-type="float">
            <text:p>1.74E-02</text:p>
          </table:table-cell>
          <table:table-cell table:style-name="ce24" office:value-type="float" office:value="0.016473760438515" calcext:value-type="float">
            <text:p>1.65E-02</text:p>
          </table:table-cell>
          <table:table-cell office:value-type="float" office:value="-1.5968850225249" calcext:value-type="float">
            <text:p>-1.60E+00</text:p>
          </table:table-cell>
          <table:table-cell table:style-name="ce24" office:value-type="float" office:value="-0.0544997589664761" calcext:value-type="float">
            <text:p>-5.45E-02</text:p>
          </table:table-cell>
          <table:table-cell table:style-name="ce24" office:value-type="float" office:value="-1.78724634062447" calcext:value-type="float">
            <text:p>-1.79E+00</text:p>
          </table:table-cell>
          <table:table-cell office:value-type="float" office:value="-0.031264670906574" calcext:value-type="float">
            <text:p>-3.13E-02</text:p>
          </table:table-cell>
          <table:table-cell office:value-type="float" office:value="-0.012895154589234" calcext:value-type="float">
            <text:p>-1.29E-02</text:p>
          </table:table-cell>
          <table:table-cell table:style-name="ce24" office:value-type="float" office:value="-0.00458619652503503" calcext:value-type="float">
            <text:p>-4.59E-03</text:p>
          </table:table-cell>
          <table:table-cell table:style-name="ce24" office:value-type="float" office:value="0.0131328686865044" calcext:value-type="float">
            <text:p>1.31E-02</text:p>
          </table:table-cell>
          <table:table-cell table:style-name="ce24" office:value-type="float" office:value="-0.0474530097793747" calcext:value-type="float">
            <text:p>-4.75E-02</text:p>
          </table:table-cell>
        </table:table-row>
        <table:table-row table:style-name="ro1">
          <table:table-cell table:style-name="ce2" office:value-type="string" calcext:value-type="string">
            <text:p>gene7</text:p>
          </table:table-cell>
          <table:table-cell table:style-name="ce24" office:value-type="float" office:value="0.0434912206577355" calcext:value-type="float">
            <text:p>4.35E-02</text:p>
          </table:table-cell>
          <table:table-cell table:style-name="ce24" office:value-type="float" office:value="-0.0048516778858768" calcext:value-type="float">
            <text:p>-4.85E-03</text:p>
          </table:table-cell>
          <table:table-cell office:value-type="float" office:value="0.0538812009692734" calcext:value-type="float">
            <text:p>5.39E-02</text:p>
          </table:table-cell>
          <table:table-cell table:style-name="ce24" office:value-type="float" office:value="0.0147640576517402" calcext:value-type="float">
            <text:p>1.48E-02</text:p>
          </table:table-cell>
          <table:table-cell table:style-name="ce24" office:value-type="float" office:value="0.00363307161949171" calcext:value-type="float">
            <text:p>3.63E-03</text:p>
          </table:table-cell>
          <table:table-cell office:value-type="float" office:value="-0.02873676161082" calcext:value-type="float">
            <text:p>-2.87E-02</text:p>
          </table:table-cell>
          <table:table-cell office:value-type="float" office:value="-0.734648279302118" calcext:value-type="float">
            <text:p>-7.35E-01</text:p>
          </table:table-cell>
          <table:table-cell table:style-name="ce24" office:value-type="float" office:value="-1.27326425874958" calcext:value-type="float">
            <text:p>-1.27E+00</text:p>
          </table:table-cell>
          <table:table-cell table:style-name="ce24" office:value-type="float" office:value="0.00432514922957805" calcext:value-type="float">
            <text:p>4.33E-03</text:p>
          </table:table-cell>
          <table:table-cell table:style-name="ce24" office:value-type="float" office:value="-0.0472927713139079" calcext:value-type="float">
            <text:p>-4.73E-02</text:p>
          </table:table-cell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0.213404720771885" calcext:value-type="float">
            <text:p>2.13E-01</text:p>
          </table:table-cell>
          <table:table-cell office:value-type="float" office:value="0.132097256426079" calcext:value-type="float">
            <text:p>1.32E-01</text:p>
          </table:table-cell>
          <table:table-cell office:value-type="float" office:value="-0.0151743647702913" calcext:value-type="float">
            <text:p>-1.52E-02</text:p>
          </table:table-cell>
          <table:table-cell office:value-type="float" office:value="0.258228216684167" calcext:value-type="float">
            <text:p>2.58E-01</text:p>
          </table:table-cell>
          <table:table-cell office:value-type="float" office:value="0.0285008664999103" calcext:value-type="float">
            <text:p>2.85E-02</text:p>
          </table:table-cell>
          <table:table-cell office:value-type="float" office:value="-0.00363870153791436" calcext:value-type="float">
            <text:p>-3.64E-03</text:p>
          </table:table-cell>
          <table:table-cell office:value-type="float" office:value="0.0275546453939975" calcext:value-type="float">
            <text:p>2.76E-02</text:p>
          </table:table-cell>
          <table:table-cell office:value-type="float" office:value="-1.02954821863695" calcext:value-type="float">
            <text:p>-1.03E+00</text:p>
          </table:table-cell>
          <table:table-cell office:value-type="float" office:value="-0.0649392074471166" calcext:value-type="float">
            <text:p>-6.49E-02</text:p>
          </table:table-cell>
          <table:table-cell office:value-type="float" office:value="-0.12193205264995" calcext:value-type="float">
            <text:p>-1.22E-01</text:p>
          </table:table-cell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-0.371215896232697" calcext:value-type="float">
            <text:p>-3.71E-01</text:p>
          </table:table-cell>
          <table:table-cell office:value-type="float" office:value="1.23752294879462" calcext:value-type="float">
            <text:p>1.24E+00</text:p>
          </table:table-cell>
          <table:table-cell office:value-type="float" office:value="0.00841703209640382" calcext:value-type="float">
            <text:p>8.42E-03</text:p>
          </table:table-cell>
          <table:table-cell office:value-type="float" office:value="-0.218357921617023" calcext:value-type="float">
            <text:p>-2.18E-01</text:p>
          </table:table-cell>
          <table:table-cell office:value-type="float" office:value="0.0247908428666788" calcext:value-type="float">
            <text:p>2.48E-02</text:p>
          </table:table-cell>
          <table:table-cell office:value-type="float" office:value="0.0171025539695278" calcext:value-type="float">
            <text:p>1.71E-02</text:p>
          </table:table-cell>
          <table:table-cell office:value-type="float" office:value="0.00902417594443678" calcext:value-type="float">
            <text:p>9.02E-03</text:p>
          </table:table-cell>
          <table:table-cell office:value-type="float" office:value="-0.0180857776535038" calcext:value-type="float">
            <text:p>-1.81E-02</text:p>
          </table:table-cell>
          <table:table-cell office:value-type="float" office:value="-0.0587976956449117" calcext:value-type="float">
            <text:p>-5.88E-02</text:p>
          </table:table-cell>
          <table:table-cell office:value-type="float" office:value="-0.0167317455617627" calcext:value-type="float">
            <text:p>-1.67E-02</text:p>
          </table:table-cell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-0.468024043219498" calcext:value-type="float">
            <text:p>-4.68E-01</text:p>
          </table:table-cell>
          <table:table-cell office:value-type="float" office:value="-0.136769159108545" calcext:value-type="float">
            <text:p>-1.37E-01</text:p>
          </table:table-cell>
          <table:table-cell office:value-type="float" office:value="0.004515284637944" calcext:value-type="float">
            <text:p>4.52E-03</text:p>
          </table:table-cell>
          <table:table-cell office:value-type="float" office:value="-0.145161588665801" calcext:value-type="float">
            <text:p>-1.45E-01</text:p>
          </table:table-cell>
          <table:table-cell office:value-type="float" office:value="1.43742695337755" calcext:value-type="float">
            <text:p>1.44E+00</text:p>
          </table:table-cell>
          <table:table-cell office:value-type="float" office:value="0.00842660271514784" calcext:value-type="float">
            <text:p>8.43E-03</text:p>
          </table:table-cell>
          <table:table-cell office:value-type="float" office:value="0.000340503217305797" calcext:value-type="float">
            <text:p>3.41E-04</text:p>
          </table:table-cell>
          <table:table-cell office:value-type="float" office:value="-0.0983286489764128" calcext:value-type="float">
            <text:p>-9.83E-02</text:p>
          </table:table-cell>
          <table:table-cell office:value-type="float" office:value="1.66975224777561" calcext:value-type="float">
            <text:p>1.67E+00</text:p>
          </table:table-cell>
          <table:table-cell office:value-type="float" office:value="-0.00271683412615479" calcext:value-type="float">
            <text:p>-2.72E-03</text:p>
          </table:table-cell>
        </table:table-row>
        <table:table-row table:style-name="ro1" table:number-rows-repeated="3"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gene1</text:p>
          </table:table-cell>
          <table:table-cell table:style-name="ce1" office:value-type="string" calcext:value-type="string">
            <text:p>gene2</text:p>
          </table:table-cell>
          <table:table-cell table:style-name="ce2" office:value-type="string" calcext:value-type="string">
            <text:p>gene3</text:p>
          </table:table-cell>
          <table:table-cell table:style-name="ce1" office:value-type="string" calcext:value-type="string">
            <text:p>gene4</text:p>
          </table:table-cell>
          <table:table-cell table:style-name="ce1" office:value-type="string" calcext:value-type="string">
            <text:p>gene5</text:p>
          </table:table-cell>
          <table:table-cell table:style-name="ce2" office:value-type="string" calcext:value-type="string">
            <text:p>gene6</text:p>
          </table:table-cell>
          <table:table-cell table:style-name="ce2" office:value-type="string" calcext:value-type="string">
            <text:p>gene7</text:p>
          </table:table-cell>
          <table:table-cell table:style-name="ce1" office:value-type="string" calcext:value-type="string">
            <text:p>gene8</text:p>
          </table:table-cell>
          <table:table-cell table:style-name="ce1" office:value-type="string" calcext:value-type="string">
            <text:p>gene9</text:p>
          </table:table-cell>
          <table:table-cell table:style-name="ce1" office:value-type="string" calcext:value-type="string">
            <text:p>gene10</text:p>
          </table:table-cell>
        </table:table-row>
        <table:table-row table:style-name="ro1">
          <table:table-cell office:value-type="string" calcext:value-type="string">
            <text:p>gene1</text:p>
          </table:table-cell>
          <table:table-cell table:style-name="ce5" table:formula="of:=COM.MICROSOFT.IFS([.B2]=0;&quot;&quot;;[.B2]&gt;0;COM.MICROSOFT.IFS([.B2]&lt;=0.1;&quot;+&quot;;0.1&lt;[.B2]&lt;=1;&quot;++&quot;;1&lt;[.B2]&lt;=2;&quot;+++&quot;;[.B2]&gt;2;&quot;++++&quot;);[.B2]&lt;0;COM.MICROSOFT.IFS([.B2]&gt;=-0.1;&quot;-&quot;;-0.1&gt;[.B2]&gt;=-1;&quot;--&quot;;-1&gt;[.B2]&gt;=-2;&quot;---&quot;;[.B2]&lt;2;&quot;----&quot;))" office:value-type="string" office:string-value="--" calcext:value-type="string">
            <text:p>--</text:p>
          </table:table-cell>
          <table:table-cell table:style-name="ce5" table:formula="of:=COM.MICROSOFT.IFS([.C2]=0;&quot;&quot;;[.C2]&gt;0;COM.MICROSOFT.IFS([.C2]&lt;=0.1;&quot;+&quot;;0.1&lt;[.C2]&lt;=1;&quot;++&quot;;1&lt;[.C2]&lt;=2;&quot;+++&quot;;[.C2]&gt;2;&quot;++++&quot;);[.C2]&lt;0;COM.MICROSOFT.IFS([.C2]&gt;=-0.1;&quot;-&quot;;-0.1&gt;[.C2]&gt;=-1;&quot;--&quot;;-1&gt;[.C2]&gt;=-2;&quot;---&quot;;[.C2]&lt;2;&quot;----&quot;))" office:value-type="string" office:string-value="++" calcext:value-type="string">
            <text:p>++</text:p>
          </table:table-cell>
          <table:table-cell table:style-name="ce6" table:formula="of:=COM.MICROSOFT.IFS([.D2]=0;&quot;&quot;;[.D2]&gt;0;COM.MICROSOFT.IFS([.D2]&lt;=0.1;&quot;+&quot;;0.1&lt;[.D2]&lt;=1;&quot;++&quot;;1&lt;[.D2]&lt;=2;&quot;+++&quot;;[.D2]&gt;2;&quot;++++&quot;);[.D2]&lt;0;COM.MICROSOFT.IFS([.D2]&gt;=-0.1;&quot;-&quot;;-0.1&gt;[.D2]&gt;=-1;&quot;--&quot;;-1&gt;[.D2]&gt;=-2;&quot;---&quot;;[.D2]&lt;2;&quot;----&quot;))" office:value-type="string" office:string-value="+" calcext:value-type="string">
            <text:p>+</text:p>
          </table:table-cell>
          <table:table-cell table:style-name="ce5" table:formula="of:=COM.MICROSOFT.IFS([.E2]=0;&quot;&quot;;[.E2]&gt;0;COM.MICROSOFT.IFS([.E2]&lt;=0.1;&quot;+&quot;;0.1&lt;[.E2]&lt;=1;&quot;++&quot;;1&lt;[.E2]&lt;=2;&quot;+++&quot;;[.E2]&gt;2;&quot;++++&quot;);[.E2]&lt;0;COM.MICROSOFT.IFS([.E2]&gt;=-0.1;&quot;-&quot;;-0.1&gt;[.E2]&gt;=-1;&quot;--&quot;;-1&gt;[.E2]&gt;=-2;&quot;---&quot;;[.E2]&lt;2;&quot;----&quot;))" office:value-type="string" office:string-value="++" calcext:value-type="string">
            <text:p>++</text:p>
          </table:table-cell>
          <table:table-cell table:style-name="ce5" table:formula="of:=COM.MICROSOFT.IFS([.F2]=0;&quot;&quot;;[.F2]&gt;0;COM.MICROSOFT.IFS([.F2]&lt;=0.1;&quot;+&quot;;0.1&lt;[.F2]&lt;=1;&quot;++&quot;;1&lt;[.F2]&lt;=2;&quot;+++&quot;;[.F2]&gt;2;&quot;++++&quot;);[.F2]&lt;0;COM.MICROSOFT.IFS([.F2]&gt;=-0.1;&quot;-&quot;;-0.1&gt;[.F2]&gt;=-1;&quot;--&quot;;-1&gt;[.F2]&gt;=-2;&quot;---&quot;;[.F2]&lt;2;&quot;----&quot;))" office:value-type="string" office:string-value="++" calcext:value-type="string">
            <text:p>++</text:p>
          </table:table-cell>
          <table:table-cell table:style-name="ce6" table:formula="of:=COM.MICROSOFT.IFS([.G2]=0;&quot;&quot;;[.G2]&gt;0;COM.MICROSOFT.IFS([.G2]&lt;=0.1;&quot;+&quot;;0.1&lt;[.G2]&lt;=1;&quot;++&quot;;1&lt;[.G2]&lt;=2;&quot;+++&quot;;[.G2]&gt;2;&quot;++++&quot;);[.G2]&lt;0;COM.MICROSOFT.IFS([.G2]&gt;=-0.1;&quot;-&quot;;-0.1&gt;[.G2]&gt;=-1;&quot;--&quot;;-1&gt;[.G2]&gt;=-2;&quot;---&quot;;[.G2]&lt;2;&quot;----&quot;))" office:value-type="string" office:string-value="--" calcext:value-type="string">
            <text:p>--</text:p>
          </table:table-cell>
          <table:table-cell table:style-name="ce6" table:formula="of:=COM.MICROSOFT.IFS([.H2]=0;&quot;&quot;;[.H2]&gt;0;COM.MICROSOFT.IFS([.H2]&lt;=0.1;&quot;+&quot;;0.1&lt;[.H2]&lt;=1;&quot;++&quot;;1&lt;[.H2]&lt;=2;&quot;+++&quot;;[.H2]&gt;2;&quot;++++&quot;);[.H2]&lt;0;COM.MICROSOFT.IFS([.H2]&gt;=-0.1;&quot;-&quot;;-0.1&gt;[.H2]&gt;=-1;&quot;--&quot;;-1&gt;[.H2]&gt;=-2;&quot;---&quot;;[.H2]&lt;2;&quot;----&quot;))" office:value-type="string" office:string-value="--" calcext:value-type="string">
            <text:p>--</text:p>
          </table:table-cell>
          <table:table-cell table:style-name="ce5" table:formula="of:=COM.MICROSOFT.IFS([.I2]=0;&quot;&quot;;[.I2]&gt;0;COM.MICROSOFT.IFS([.I2]&lt;=0.1;&quot;+&quot;;0.1&lt;[.I2]&lt;=1;&quot;++&quot;;1&lt;[.I2]&lt;=2;&quot;+++&quot;;[.I2]&gt;2;&quot;++++&quot;);[.I2]&lt;0;COM.MICROSOFT.IFS([.I2]&gt;=-0.1;&quot;-&quot;;-0.1&gt;[.I2]&gt;=-1;&quot;--&quot;;-1&gt;[.I2]&gt;=-2;&quot;---&quot;;[.I2]&lt;2;&quot;----&quot;))" office:value-type="string" office:string-value="-" calcext:value-type="string">
            <text:p>-</text:p>
          </table:table-cell>
          <table:table-cell table:style-name="ce5" table:formula="of:=COM.MICROSOFT.IFS([.J2]=0;&quot;&quot;;[.J2]&gt;0;COM.MICROSOFT.IFS([.J2]&lt;=0.1;&quot;+&quot;;0.1&lt;[.J2]&lt;=1;&quot;++&quot;;1&lt;[.J2]&lt;=2;&quot;+++&quot;;[.J2]&gt;2;&quot;++++&quot;);[.J2]&lt;0;COM.MICROSOFT.IFS([.J2]&gt;=-0.1;&quot;-&quot;;-0.1&gt;[.J2]&gt;=-1;&quot;--&quot;;-1&gt;[.J2]&gt;=-2;&quot;---&quot;;[.J2]&lt;2;&quot;----&quot;))" office:value-type="string" office:string-value="++" calcext:value-type="string">
            <text:p>++</text:p>
          </table:table-cell>
          <table:table-cell table:style-name="ce5" table:formula="of:=COM.MICROSOFT.IFS([.K2]=0;&quot;&quot;;[.K2]&gt;0;COM.MICROSOFT.IFS([.K2]&lt;=0.1;&quot;+&quot;;0.1&lt;[.K2]&lt;=1;&quot;++&quot;;1&lt;[.K2]&lt;=2;&quot;+++&quot;;[.K2]&gt;2;&quot;++++&quot;);[.K2]&lt;0;COM.MICROSOFT.IFS([.K2]&gt;=-0.1;&quot;-&quot;;-0.1&gt;[.K2]&gt;=-1;&quot;--&quot;;-1&gt;[.K2]&gt;=-2;&quot;---&quot;;[.K2]&lt;2;&quot;----&quot;))" office:value-type="string" office:string-value="++" calcext:value-type="string">
            <text:p>++</text:p>
          </table:table-cell>
        </table:table-row>
        <table:table-row table:style-name="ro1">
          <table:table-cell office:value-type="string" calcext:value-type="string">
            <text:p>gene2</text:p>
          </table:table-cell>
          <table:table-cell table:style-name="ce5" table:formula="of:=COM.MICROSOFT.IFS([.B3]=0;&quot;&quot;;[.B3]&gt;0;COM.MICROSOFT.IFS([.B3]&lt;=0.1;&quot;+&quot;;0.1&lt;[.B3]&lt;=1;&quot;++&quot;;1&lt;[.B3]&lt;=2;&quot;+++&quot;;[.B3]&gt;2;&quot;++++&quot;);[.B3]&lt;0;COM.MICROSOFT.IFS([.B3]&gt;=-0.1;&quot;-&quot;;-0.1&gt;[.B3]&gt;=-1;&quot;--&quot;;-1&gt;[.B3]&gt;=-2;&quot;---&quot;;[.B3]&lt;2;&quot;----&quot;))" office:value-type="string" office:string-value="--" calcext:value-type="string">
            <text:p>--</text:p>
          </table:table-cell>
          <table:table-cell table:style-name="ce5" table:formula="of:=COM.MICROSOFT.IFS([.C3]=0;&quot;&quot;;[.C3]&gt;0;COM.MICROSOFT.IFS([.C3]&lt;=0.1;&quot;+&quot;;0.1&lt;[.C3]&lt;=1;&quot;++&quot;;1&lt;[.C3]&lt;=2;&quot;+++&quot;;[.C3]&gt;2;&quot;++++&quot;);[.C3]&lt;0;COM.MICROSOFT.IFS([.C3]&gt;=-0.1;&quot;-&quot;;-0.1&gt;[.C3]&gt;=-1;&quot;--&quot;;-1&gt;[.C3]&gt;=-2;&quot;---&quot;;[.C3]&lt;2;&quot;----&quot;))" office:value-type="string" office:string-value="++" calcext:value-type="string">
            <text:p>++</text:p>
          </table:table-cell>
          <table:table-cell table:style-name="ce6" table:formula="of:=COM.MICROSOFT.IFS([.D3]=0;&quot;&quot;;[.D3]&gt;0;COM.MICROSOFT.IFS([.D3]&lt;=0.1;&quot;+&quot;;0.1&lt;[.D3]&lt;=1;&quot;++&quot;;1&lt;[.D3]&lt;=2;&quot;+++&quot;;[.D3]&gt;2;&quot;++++&quot;);[.D3]&lt;0;COM.MICROSOFT.IFS([.D3]&gt;=-0.1;&quot;-&quot;;-0.1&gt;[.D3]&gt;=-1;&quot;--&quot;;-1&gt;[.D3]&gt;=-2;&quot;---&quot;;[.D3]&lt;2;&quot;----&quot;))" office:value-type="string" office:string-value="-" calcext:value-type="string">
            <text:p>-</text:p>
          </table:table-cell>
          <table:table-cell table:style-name="ce5" table:formula="of:=COM.MICROSOFT.IFS([.E3]=0;&quot;&quot;;[.E3]&gt;0;COM.MICROSOFT.IFS([.E3]&lt;=0.1;&quot;+&quot;;0.1&lt;[.E3]&lt;=1;&quot;++&quot;;1&lt;[.E3]&lt;=2;&quot;+++&quot;;[.E3]&gt;2;&quot;++++&quot;);[.E3]&lt;0;COM.MICROSOFT.IFS([.E3]&gt;=-0.1;&quot;-&quot;;-0.1&gt;[.E3]&gt;=-1;&quot;--&quot;;-1&gt;[.E3]&gt;=-2;&quot;---&quot;;[.E3]&lt;2;&quot;----&quot;))" office:value-type="string" office:string-value="++" calcext:value-type="string">
            <text:p>++</text:p>
          </table:table-cell>
          <table:table-cell table:style-name="ce5" table:formula="of:=COM.MICROSOFT.IFS([.F3]=0;&quot;&quot;;[.F3]&gt;0;COM.MICROSOFT.IFS([.F3]&lt;=0.1;&quot;+&quot;;0.1&lt;[.F3]&lt;=1;&quot;++&quot;;1&lt;[.F3]&lt;=2;&quot;+++&quot;;[.F3]&gt;2;&quot;++++&quot;);[.F3]&lt;0;COM.MICROSOFT.IFS([.F3]&gt;=-0.1;&quot;-&quot;;-0.1&gt;[.F3]&gt;=-1;&quot;--&quot;;-1&gt;[.F3]&gt;=-2;&quot;---&quot;;[.F3]&lt;2;&quot;----&quot;))" office:value-type="string" office:string-value="+" calcext:value-type="string">
            <text:p>+</text:p>
          </table:table-cell>
          <table:table-cell table:style-name="ce6" table:formula="of:=COM.MICROSOFT.IFS([.G3]=0;&quot;&quot;;[.G3]&gt;0;COM.MICROSOFT.IFS([.G3]&lt;=0.1;&quot;+&quot;;0.1&lt;[.G3]&lt;=1;&quot;++&quot;;1&lt;[.G3]&lt;=2;&quot;+++&quot;;[.G3]&gt;2;&quot;++++&quot;);[.G3]&lt;0;COM.MICROSOFT.IFS([.G3]&gt;=-0.1;&quot;-&quot;;-0.1&gt;[.G3]&gt;=-1;&quot;--&quot;;-1&gt;[.G3]&gt;=-2;&quot;---&quot;;[.G3]&lt;2;&quot;----&quot;))" office:value-type="string" office:string-value="+" calcext:value-type="string">
            <text:p>+</text:p>
          </table:table-cell>
          <table:table-cell table:style-name="ce6" table:formula="of:=COM.MICROSOFT.IFS([.H3]=0;&quot;&quot;;[.H3]&gt;0;COM.MICROSOFT.IFS([.H3]&lt;=0.1;&quot;+&quot;;0.1&lt;[.H3]&lt;=1;&quot;++&quot;;1&lt;[.H3]&lt;=2;&quot;+++&quot;;[.H3]&gt;2;&quot;++++&quot;);[.H3]&lt;0;COM.MICROSOFT.IFS([.H3]&gt;=-0.1;&quot;-&quot;;-0.1&gt;[.H3]&gt;=-1;&quot;--&quot;;-1&gt;[.H3]&gt;=-2;&quot;---&quot;;[.H3]&lt;2;&quot;----&quot;))" office:value-type="string" office:string-value="+" calcext:value-type="string">
            <text:p>+</text:p>
          </table:table-cell>
          <table:table-cell table:style-name="ce5" table:formula="of:=COM.MICROSOFT.IFS([.I3]=0;&quot;&quot;;[.I3]&gt;0;COM.MICROSOFT.IFS([.I3]&lt;=0.1;&quot;+&quot;;0.1&lt;[.I3]&lt;=1;&quot;++&quot;;1&lt;[.I3]&lt;=2;&quot;+++&quot;;[.I3]&gt;2;&quot;++++&quot;);[.I3]&lt;0;COM.MICROSOFT.IFS([.I3]&gt;=-0.1;&quot;-&quot;;-0.1&gt;[.I3]&gt;=-1;&quot;--&quot;;-1&gt;[.I3]&gt;=-2;&quot;---&quot;;[.I3]&lt;2;&quot;----&quot;))" office:value-type="string" office:string-value="--" calcext:value-type="string">
            <text:p>--</text:p>
          </table:table-cell>
          <table:table-cell table:style-name="ce5" table:formula="of:=COM.MICROSOFT.IFS([.J3]=0;&quot;&quot;;[.J3]&gt;0;COM.MICROSOFT.IFS([.J3]&lt;=0.1;&quot;+&quot;;0.1&lt;[.J3]&lt;=1;&quot;++&quot;;1&lt;[.J3]&lt;=2;&quot;+++&quot;;[.J3]&gt;2;&quot;++++&quot;);[.J3]&lt;0;COM.MICROSOFT.IFS([.J3]&gt;=-0.1;&quot;-&quot;;-0.1&gt;[.J3]&gt;=-1;&quot;--&quot;;-1&gt;[.J3]&gt;=-2;&quot;---&quot;;[.J3]&lt;2;&quot;----&quot;))" office:value-type="string" office:string-value="++" calcext:value-type="string">
            <text:p>++</text:p>
          </table:table-cell>
          <table:table-cell table:style-name="ce5" table:formula="of:=COM.MICROSOFT.IFS([.K3]=0;&quot;&quot;;[.K3]&gt;0;COM.MICROSOFT.IFS([.K3]&lt;=0.1;&quot;+&quot;;0.1&lt;[.K3]&lt;=1;&quot;++&quot;;1&lt;[.K3]&lt;=2;&quot;+++&quot;;[.K3]&gt;2;&quot;++++&quot;);[.K3]&lt;0;COM.MICROSOFT.IFS([.K3]&gt;=-0.1;&quot;-&quot;;-0.1&gt;[.K3]&gt;=-1;&quot;--&quot;;-1&gt;[.K3]&gt;=-2;&quot;---&quot;;[.K3]&lt;2;&quot;----&quot;))" office:value-type="string" office:string-value="+" calcext:value-type="string">
            <text:p>+</text:p>
          </table:table-cell>
        </table:table-row>
        <table:table-row table:style-name="ro1">
          <table:table-cell table:style-name="ce2" office:value-type="string" calcext:value-type="string">
            <text:p>gene3</text:p>
          </table:table-cell>
          <table:table-cell table:style-name="ce6" table:formula="of:=COM.MICROSOFT.IFS([.B4]=0;&quot;&quot;;[.B4]&gt;0;COM.MICROSOFT.IFS([.B4]&lt;=0.1;&quot;+&quot;;0.1&lt;[.B4]&lt;=1;&quot;++&quot;;1&lt;[.B4]&lt;=2;&quot;+++&quot;;[.B4]&gt;2;&quot;++++&quot;);[.B4]&lt;0;COM.MICROSOFT.IFS([.B4]&gt;=-0.1;&quot;-&quot;;-0.1&gt;[.B4]&gt;=-1;&quot;--&quot;;-1&gt;[.B4]&gt;=-2;&quot;---&quot;;[.B4]&lt;2;&quot;----&quot;))" office:value-type="string" office:string-value="+" calcext:value-type="string">
            <text:p>+</text:p>
          </table:table-cell>
          <table:table-cell table:style-name="ce6" table:formula="of:=COM.MICROSOFT.IFS([.C4]=0;&quot;&quot;;[.C4]&gt;0;COM.MICROSOFT.IFS([.C4]&lt;=0.1;&quot;+&quot;;0.1&lt;[.C4]&lt;=1;&quot;++&quot;;1&lt;[.C4]&lt;=2;&quot;+++&quot;;[.C4]&gt;2;&quot;++++&quot;);[.C4]&lt;0;COM.MICROSOFT.IFS([.C4]&gt;=-0.1;&quot;-&quot;;-0.1&gt;[.C4]&gt;=-1;&quot;--&quot;;-1&gt;[.C4]&gt;=-2;&quot;---&quot;;[.C4]&lt;2;&quot;----&quot;))" office:value-type="string" office:string-value="-" calcext:value-type="string">
            <text:p>-</text:p>
          </table:table-cell>
          <table:table-cell table:style-name="ce6" table:formula="of:=COM.MICROSOFT.IFS([.D4]=0;&quot;&quot;;[.D4]&gt;0;COM.MICROSOFT.IFS([.D4]&lt;=0.1;&quot;+&quot;;0.1&lt;[.D4]&lt;=1;&quot;++&quot;;1&lt;[.D4]&lt;=2;&quot;+++&quot;;[.D4]&gt;2;&quot;++++&quot;);[.D4]&lt;0;COM.MICROSOFT.IFS([.D4]&gt;=-0.1;&quot;-&quot;;-0.1&gt;[.D4]&gt;=-1;&quot;--&quot;;-1&gt;[.D4]&gt;=-2;&quot;---&quot;;[.D4]&lt;2;&quot;----&quot;))" office:value-type="string" office:string-value="+" calcext:value-type="string">
            <text:p>+</text:p>
          </table:table-cell>
          <table:table-cell table:style-name="ce6" table:formula="of:=COM.MICROSOFT.IFS([.E4]=0;&quot;&quot;;[.E4]&gt;0;COM.MICROSOFT.IFS([.E4]&lt;=0.1;&quot;+&quot;;0.1&lt;[.E4]&lt;=1;&quot;++&quot;;1&lt;[.E4]&lt;=2;&quot;+++&quot;;[.E4]&gt;2;&quot;++++&quot;);[.E4]&lt;0;COM.MICROSOFT.IFS([.E4]&gt;=-0.1;&quot;-&quot;;-0.1&gt;[.E4]&gt;=-1;&quot;--&quot;;-1&gt;[.E4]&gt;=-2;&quot;---&quot;;[.E4]&lt;2;&quot;----&quot;))" office:value-type="string" office:string-value="-" calcext:value-type="string">
            <text:p>-</text:p>
          </table:table-cell>
          <table:table-cell table:style-name="ce6" table:formula="of:=COM.MICROSOFT.IFS([.F4]=0;&quot;&quot;;[.F4]&gt;0;COM.MICROSOFT.IFS([.F4]&lt;=0.1;&quot;+&quot;;0.1&lt;[.F4]&lt;=1;&quot;++&quot;;1&lt;[.F4]&lt;=2;&quot;+++&quot;;[.F4]&gt;2;&quot;++++&quot;);[.F4]&lt;0;COM.MICROSOFT.IFS([.F4]&gt;=-0.1;&quot;-&quot;;-0.1&gt;[.F4]&gt;=-1;&quot;--&quot;;-1&gt;[.F4]&gt;=-2;&quot;---&quot;;[.F4]&lt;2;&quot;----&quot;))" office:value-type="string" office:string-value="-" calcext:value-type="string">
            <text:p>-</text:p>
          </table:table-cell>
          <table:table-cell table:style-name="ce6" table:formula="of:=COM.MICROSOFT.IFS([.G4]=0;&quot;&quot;;[.G4]&gt;0;COM.MICROSOFT.IFS([.G4]&lt;=0.1;&quot;+&quot;;0.1&lt;[.G4]&lt;=1;&quot;++&quot;;1&lt;[.G4]&lt;=2;&quot;+++&quot;;[.G4]&gt;2;&quot;++++&quot;);[.G4]&lt;0;COM.MICROSOFT.IFS([.G4]&gt;=-0.1;&quot;-&quot;;-0.1&gt;[.G4]&gt;=-1;&quot;--&quot;;-1&gt;[.G4]&gt;=-2;&quot;---&quot;;[.G4]&lt;2;&quot;----&quot;))" office:value-type="string" office:string-value="++" calcext:value-type="string">
            <text:p>++</text:p>
          </table:table-cell>
          <table:table-cell table:style-name="ce6" table:formula="of:=COM.MICROSOFT.IFS([.H4]=0;&quot;&quot;;[.H4]&gt;0;COM.MICROSOFT.IFS([.H4]&lt;=0.1;&quot;+&quot;;0.1&lt;[.H4]&lt;=1;&quot;++&quot;;1&lt;[.H4]&lt;=2;&quot;+++&quot;;[.H4]&gt;2;&quot;++++&quot;);[.H4]&lt;0;COM.MICROSOFT.IFS([.H4]&gt;=-0.1;&quot;-&quot;;-0.1&gt;[.H4]&gt;=-1;&quot;--&quot;;-1&gt;[.H4]&gt;=-2;&quot;---&quot;;[.H4]&lt;2;&quot;----&quot;))" office:value-type="string" office:string-value="-" calcext:value-type="string">
            <text:p>-</text:p>
          </table:table-cell>
          <table:table-cell table:style-name="ce6" table:formula="of:=COM.MICROSOFT.IFS([.I4]=0;&quot;&quot;;[.I4]&gt;0;COM.MICROSOFT.IFS([.I4]&lt;=0.1;&quot;+&quot;;0.1&lt;[.I4]&lt;=1;&quot;++&quot;;1&lt;[.I4]&lt;=2;&quot;+++&quot;;[.I4]&gt;2;&quot;++++&quot;);[.I4]&lt;0;COM.MICROSOFT.IFS([.I4]&gt;=-0.1;&quot;-&quot;;-0.1&gt;[.I4]&gt;=-1;&quot;--&quot;;-1&gt;[.I4]&gt;=-2;&quot;---&quot;;[.I4]&lt;2;&quot;----&quot;))" office:value-type="string" office:string-value="-" calcext:value-type="string">
            <text:p>-</text:p>
          </table:table-cell>
          <table:table-cell table:style-name="ce6" table:formula="of:=COM.MICROSOFT.IFS([.J4]=0;&quot;&quot;;[.J4]&gt;0;COM.MICROSOFT.IFS([.J4]&lt;=0.1;&quot;+&quot;;0.1&lt;[.J4]&lt;=1;&quot;++&quot;;1&lt;[.J4]&lt;=2;&quot;+++&quot;;[.J4]&gt;2;&quot;++++&quot;);[.J4]&lt;0;COM.MICROSOFT.IFS([.J4]&gt;=-0.1;&quot;-&quot;;-0.1&gt;[.J4]&gt;=-1;&quot;--&quot;;-1&gt;[.J4]&gt;=-2;&quot;---&quot;;[.J4]&lt;2;&quot;----&quot;))" office:value-type="string" office:string-value="+" calcext:value-type="string">
            <text:p>+</text:p>
          </table:table-cell>
          <table:table-cell table:style-name="ce6" table:formula="of:=COM.MICROSOFT.IFS([.K4]=0;&quot;&quot;;[.K4]&gt;0;COM.MICROSOFT.IFS([.K4]&lt;=0.1;&quot;+&quot;;0.1&lt;[.K4]&lt;=1;&quot;++&quot;;1&lt;[.K4]&lt;=2;&quot;+++&quot;;[.K4]&gt;2;&quot;++++&quot;);[.K4]&lt;0;COM.MICROSOFT.IFS([.K4]&gt;=-0.1;&quot;-&quot;;-0.1&gt;[.K4]&gt;=-1;&quot;--&quot;;-1&gt;[.K4]&gt;=-2;&quot;---&quot;;[.K4]&lt;2;&quot;----&quot;)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gene4</text:p>
          </table:table-cell>
          <table:table-cell table:style-name="ce5" table:formula="of:=COM.MICROSOFT.IFS([.B5]=0;&quot;&quot;;[.B5]&gt;0;COM.MICROSOFT.IFS([.B5]&lt;=0.1;&quot;+&quot;;0.1&lt;[.B5]&lt;=1;&quot;++&quot;;1&lt;[.B5]&lt;=2;&quot;+++&quot;;[.B5]&gt;2;&quot;++++&quot;);[.B5]&lt;0;COM.MICROSOFT.IFS([.B5]&gt;=-0.1;&quot;-&quot;;-0.1&gt;[.B5]&gt;=-1;&quot;--&quot;;-1&gt;[.B5]&gt;=-2;&quot;---&quot;;[.B5]&lt;2;&quot;----&quot;))" office:value-type="string" office:string-value="++" calcext:value-type="string">
            <text:p>++</text:p>
          </table:table-cell>
          <table:table-cell table:style-name="ce5" table:formula="of:=COM.MICROSOFT.IFS([.C5]=0;&quot;&quot;;[.C5]&gt;0;COM.MICROSOFT.IFS([.C5]&lt;=0.1;&quot;+&quot;;0.1&lt;[.C5]&lt;=1;&quot;++&quot;;1&lt;[.C5]&lt;=2;&quot;+++&quot;;[.C5]&gt;2;&quot;++++&quot;);[.C5]&lt;0;COM.MICROSOFT.IFS([.C5]&gt;=-0.1;&quot;-&quot;;-0.1&gt;[.C5]&gt;=-1;&quot;--&quot;;-1&gt;[.C5]&gt;=-2;&quot;---&quot;;[.C5]&lt;2;&quot;----&quot;))" office:value-type="string" office:string-value="--" calcext:value-type="string">
            <text:p>--</text:p>
          </table:table-cell>
          <table:table-cell table:style-name="ce6" table:formula="of:=COM.MICROSOFT.IFS([.D5]=0;&quot;&quot;;[.D5]&gt;0;COM.MICROSOFT.IFS([.D5]&lt;=0.1;&quot;+&quot;;0.1&lt;[.D5]&lt;=1;&quot;++&quot;;1&lt;[.D5]&lt;=2;&quot;+++&quot;;[.D5]&gt;2;&quot;++++&quot;);[.D5]&lt;0;COM.MICROSOFT.IFS([.D5]&gt;=-0.1;&quot;-&quot;;-0.1&gt;[.D5]&gt;=-1;&quot;--&quot;;-1&gt;[.D5]&gt;=-2;&quot;---&quot;;[.D5]&lt;2;&quot;----&quot;))" office:value-type="string" office:string-value="-" calcext:value-type="string">
            <text:p>-</text:p>
          </table:table-cell>
          <table:table-cell table:style-name="ce5" table:formula="of:=COM.MICROSOFT.IFS([.E5]=0;&quot;&quot;;[.E5]&gt;0;COM.MICROSOFT.IFS([.E5]&lt;=0.1;&quot;+&quot;;0.1&lt;[.E5]&lt;=1;&quot;++&quot;;1&lt;[.E5]&lt;=2;&quot;+++&quot;;[.E5]&gt;2;&quot;++++&quot;);[.E5]&lt;0;COM.MICROSOFT.IFS([.E5]&gt;=-0.1;&quot;-&quot;;-0.1&gt;[.E5]&gt;=-1;&quot;--&quot;;-1&gt;[.E5]&gt;=-2;&quot;---&quot;;[.E5]&lt;2;&quot;----&quot;))" office:value-type="string" office:string-value="--" calcext:value-type="string">
            <text:p>--</text:p>
          </table:table-cell>
          <table:table-cell table:style-name="ce5" table:formula="of:=COM.MICROSOFT.IFS([.F5]=0;&quot;&quot;;[.F5]&gt;0;COM.MICROSOFT.IFS([.F5]&lt;=0.1;&quot;+&quot;;0.1&lt;[.F5]&lt;=1;&quot;++&quot;;1&lt;[.F5]&lt;=2;&quot;+++&quot;;[.F5]&gt;2;&quot;++++&quot;);[.F5]&lt;0;COM.MICROSOFT.IFS([.F5]&gt;=-0.1;&quot;-&quot;;-0.1&gt;[.F5]&gt;=-1;&quot;--&quot;;-1&gt;[.F5]&gt;=-2;&quot;---&quot;;[.F5]&lt;2;&quot;----&quot;))" office:value-type="string" office:string-value="+" calcext:value-type="string">
            <text:p>+</text:p>
          </table:table-cell>
          <table:table-cell table:style-name="ce6" table:formula="of:=COM.MICROSOFT.IFS([.G5]=0;&quot;&quot;;[.G5]&gt;0;COM.MICROSOFT.IFS([.G5]&lt;=0.1;&quot;+&quot;;0.1&lt;[.G5]&lt;=1;&quot;++&quot;;1&lt;[.G5]&lt;=2;&quot;+++&quot;;[.G5]&gt;2;&quot;++++&quot;);[.G5]&lt;0;COM.MICROSOFT.IFS([.G5]&gt;=-0.1;&quot;-&quot;;-0.1&gt;[.G5]&gt;=-1;&quot;--&quot;;-1&gt;[.G5]&gt;=-2;&quot;---&quot;;[.G5]&lt;2;&quot;----&quot;))" office:value-type="string" office:string-value="+" calcext:value-type="string">
            <text:p>+</text:p>
          </table:table-cell>
          <table:table-cell table:style-name="ce6" table:formula="of:=COM.MICROSOFT.IFS([.H5]=0;&quot;&quot;;[.H5]&gt;0;COM.MICROSOFT.IFS([.H5]&lt;=0.1;&quot;+&quot;;0.1&lt;[.H5]&lt;=1;&quot;++&quot;;1&lt;[.H5]&lt;=2;&quot;+++&quot;;[.H5]&gt;2;&quot;++++&quot;);[.H5]&lt;0;COM.MICROSOFT.IFS([.H5]&gt;=-0.1;&quot;-&quot;;-0.1&gt;[.H5]&gt;=-1;&quot;--&quot;;-1&gt;[.H5]&gt;=-2;&quot;---&quot;;[.H5]&lt;2;&quot;----&quot;))" office:value-type="string" office:string-value="+" calcext:value-type="string">
            <text:p>+</text:p>
          </table:table-cell>
          <table:table-cell table:style-name="ce5" table:formula="of:=COM.MICROSOFT.IFS([.I5]=0;&quot;&quot;;[.I5]&gt;0;COM.MICROSOFT.IFS([.I5]&lt;=0.1;&quot;+&quot;;0.1&lt;[.I5]&lt;=1;&quot;++&quot;;1&lt;[.I5]&lt;=2;&quot;+++&quot;;[.I5]&gt;2;&quot;++++&quot;);[.I5]&lt;0;COM.MICROSOFT.IFS([.I5]&gt;=-0.1;&quot;-&quot;;-0.1&gt;[.I5]&gt;=-1;&quot;--&quot;;-1&gt;[.I5]&gt;=-2;&quot;---&quot;;[.I5]&lt;2;&quot;----&quot;))" office:value-type="string" office:string-value="--" calcext:value-type="string">
            <text:p>--</text:p>
          </table:table-cell>
          <table:table-cell table:style-name="ce5" table:formula="of:=COM.MICROSOFT.IFS([.J5]=0;&quot;&quot;;[.J5]&gt;0;COM.MICROSOFT.IFS([.J5]&lt;=0.1;&quot;+&quot;;0.1&lt;[.J5]&lt;=1;&quot;++&quot;;1&lt;[.J5]&lt;=2;&quot;+++&quot;;[.J5]&gt;2;&quot;++++&quot;);[.J5]&lt;0;COM.MICROSOFT.IFS([.J5]&gt;=-0.1;&quot;-&quot;;-0.1&gt;[.J5]&gt;=-1;&quot;--&quot;;-1&gt;[.J5]&gt;=-2;&quot;---&quot;;[.J5]&lt;2;&quot;----&quot;))" office:value-type="string" office:string-value="--" calcext:value-type="string">
            <text:p>--</text:p>
          </table:table-cell>
          <table:table-cell table:style-name="ce5" table:formula="of:=COM.MICROSOFT.IFS([.K5]=0;&quot;&quot;;[.K5]&gt;0;COM.MICROSOFT.IFS([.K5]&lt;=0.1;&quot;+&quot;;0.1&lt;[.K5]&lt;=1;&quot;++&quot;;1&lt;[.K5]&lt;=2;&quot;+++&quot;;[.K5]&gt;2;&quot;++++&quot;);[.K5]&lt;0;COM.MICROSOFT.IFS([.K5]&gt;=-0.1;&quot;-&quot;;-0.1&gt;[.K5]&gt;=-1;&quot;--&quot;;-1&gt;[.K5]&gt;=-2;&quot;---&quot;;[.K5]&lt;2;&quot;----&quot;))" office:value-type="string" office:string-value="++" calcext:value-type="string">
            <text:p>++</text:p>
          </table:table-cell>
        </table:table-row>
        <table:table-row table:style-name="ro1">
          <table:table-cell office:value-type="string" calcext:value-type="string">
            <text:p>gene5</text:p>
          </table:table-cell>
          <table:table-cell table:style-name="ce5" table:formula="of:=COM.MICROSOFT.IFS([.B6]=0;&quot;&quot;;[.B6]&gt;0;COM.MICROSOFT.IFS([.B6]&lt;=0.1;&quot;+&quot;;0.1&lt;[.B6]&lt;=1;&quot;++&quot;;1&lt;[.B6]&lt;=2;&quot;+++&quot;;[.B6]&gt;2;&quot;++++&quot;);[.B6]&lt;0;COM.MICROSOFT.IFS([.B6]&gt;=-0.1;&quot;-&quot;;-0.1&gt;[.B6]&gt;=-1;&quot;--&quot;;-1&gt;[.B6]&gt;=-2;&quot;---&quot;;[.B6]&lt;2;&quot;----&quot;))" office:value-type="string" office:string-value="+" calcext:value-type="string">
            <text:p>+</text:p>
          </table:table-cell>
          <table:table-cell table:style-name="ce5" table:formula="of:=COM.MICROSOFT.IFS([.C6]=0;&quot;&quot;;[.C6]&gt;0;COM.MICROSOFT.IFS([.C6]&lt;=0.1;&quot;+&quot;;0.1&lt;[.C6]&lt;=1;&quot;++&quot;;1&lt;[.C6]&lt;=2;&quot;+++&quot;;[.C6]&gt;2;&quot;++++&quot;);[.C6]&lt;0;COM.MICROSOFT.IFS([.C6]&gt;=-0.1;&quot;-&quot;;-0.1&gt;[.C6]&gt;=-1;&quot;--&quot;;-1&gt;[.C6]&gt;=-2;&quot;---&quot;;[.C6]&lt;2;&quot;----&quot;))" office:value-type="string" office:string-value="+" calcext:value-type="string">
            <text:p>+</text:p>
          </table:table-cell>
          <table:table-cell table:style-name="ce6" table:formula="of:=COM.MICROSOFT.IFS([.D6]=0;&quot;&quot;;[.D6]&gt;0;COM.MICROSOFT.IFS([.D6]&lt;=0.1;&quot;+&quot;;0.1&lt;[.D6]&lt;=1;&quot;++&quot;;1&lt;[.D6]&lt;=2;&quot;+++&quot;;[.D6]&gt;2;&quot;++++&quot;);[.D6]&lt;0;COM.MICROSOFT.IFS([.D6]&gt;=-0.1;&quot;-&quot;;-0.1&gt;[.D6]&gt;=-1;&quot;--&quot;;-1&gt;[.D6]&gt;=-2;&quot;---&quot;;[.D6]&lt;2;&quot;----&quot;))" office:value-type="string" office:string-value="-" calcext:value-type="string">
            <text:p>-</text:p>
          </table:table-cell>
          <table:table-cell table:style-name="ce5" table:formula="of:=COM.MICROSOFT.IFS([.E6]=0;&quot;&quot;;[.E6]&gt;0;COM.MICROSOFT.IFS([.E6]&lt;=0.1;&quot;+&quot;;0.1&lt;[.E6]&lt;=1;&quot;++&quot;;1&lt;[.E6]&lt;=2;&quot;+++&quot;;[.E6]&gt;2;&quot;++++&quot;);[.E6]&lt;0;COM.MICROSOFT.IFS([.E6]&gt;=-0.1;&quot;-&quot;;-0.1&gt;[.E6]&gt;=-1;&quot;--&quot;;-1&gt;[.E6]&gt;=-2;&quot;---&quot;;[.E6]&lt;2;&quot;----&quot;))" office:value-type="string" office:string-value="-" calcext:value-type="string">
            <text:p>-</text:p>
          </table:table-cell>
          <table:table-cell table:style-name="ce5" table:formula="of:=COM.MICROSOFT.IFS([.F6]=0;&quot;&quot;;[.F6]&gt;0;COM.MICROSOFT.IFS([.F6]&lt;=0.1;&quot;+&quot;;0.1&lt;[.F6]&lt;=1;&quot;++&quot;;1&lt;[.F6]&lt;=2;&quot;+++&quot;;[.F6]&gt;2;&quot;++++&quot;);[.F6]&lt;0;COM.MICROSOFT.IFS([.F6]&gt;=-0.1;&quot;-&quot;;-0.1&gt;[.F6]&gt;=-1;&quot;--&quot;;-1&gt;[.F6]&gt;=-2;&quot;---&quot;;[.F6]&lt;2;&quot;----&quot;))" office:value-type="string" office:string-value="-" calcext:value-type="string">
            <text:p>-</text:p>
          </table:table-cell>
          <table:table-cell table:style-name="ce6" table:formula="of:=COM.MICROSOFT.IFS([.G6]=0;&quot;&quot;;[.G6]&gt;0;COM.MICROSOFT.IFS([.G6]&lt;=0.1;&quot;+&quot;;0.1&lt;[.G6]&lt;=1;&quot;++&quot;;1&lt;[.G6]&lt;=2;&quot;+++&quot;;[.G6]&gt;2;&quot;++++&quot;);[.G6]&lt;0;COM.MICROSOFT.IFS([.G6]&gt;=-0.1;&quot;-&quot;;-0.1&gt;[.G6]&gt;=-1;&quot;--&quot;;-1&gt;[.G6]&gt;=-2;&quot;---&quot;;[.G6]&lt;2;&quot;----&quot;))" office:value-type="string" office:string-value="+" calcext:value-type="string">
            <text:p>+</text:p>
          </table:table-cell>
          <table:table-cell table:style-name="ce6" table:formula="of:=COM.MICROSOFT.IFS([.H6]=0;&quot;&quot;;[.H6]&gt;0;COM.MICROSOFT.IFS([.H6]&lt;=0.1;&quot;+&quot;;0.1&lt;[.H6]&lt;=1;&quot;++&quot;;1&lt;[.H6]&lt;=2;&quot;+++&quot;;[.H6]&gt;2;&quot;++++&quot;);[.H6]&lt;0;COM.MICROSOFT.IFS([.H6]&gt;=-0.1;&quot;-&quot;;-0.1&gt;[.H6]&gt;=-1;&quot;--&quot;;-1&gt;[.H6]&gt;=-2;&quot;---&quot;;[.H6]&lt;2;&quot;----&quot;))" office:value-type="string" office:string-value="++" calcext:value-type="string">
            <text:p>++</text:p>
          </table:table-cell>
          <table:table-cell table:style-name="ce5" table:formula="of:=COM.MICROSOFT.IFS([.I6]=0;&quot;&quot;;[.I6]&gt;0;COM.MICROSOFT.IFS([.I6]&lt;=0.1;&quot;+&quot;;0.1&lt;[.I6]&lt;=1;&quot;++&quot;;1&lt;[.I6]&lt;=2;&quot;+++&quot;;[.I6]&gt;2;&quot;++++&quot;);[.I6]&lt;0;COM.MICROSOFT.IFS([.I6]&gt;=-0.1;&quot;-&quot;;-0.1&gt;[.I6]&gt;=-1;&quot;--&quot;;-1&gt;[.I6]&gt;=-2;&quot;---&quot;;[.I6]&lt;2;&quot;----&quot;))" office:value-type="string" office:string-value="-" calcext:value-type="string">
            <text:p>-</text:p>
          </table:table-cell>
          <table:table-cell table:style-name="ce5" table:formula="of:=COM.MICROSOFT.IFS([.J6]=0;&quot;&quot;;[.J6]&gt;0;COM.MICROSOFT.IFS([.J6]&lt;=0.1;&quot;+&quot;;0.1&lt;[.J6]&lt;=1;&quot;++&quot;;1&lt;[.J6]&lt;=2;&quot;+++&quot;;[.J6]&gt;2;&quot;++++&quot;);[.J6]&lt;0;COM.MICROSOFT.IFS([.J6]&gt;=-0.1;&quot;-&quot;;-0.1&gt;[.J6]&gt;=-1;&quot;--&quot;;-1&gt;[.J6]&gt;=-2;&quot;---&quot;;[.J6]&lt;2;&quot;----&quot;))" office:value-type="string" office:string-value="-" calcext:value-type="string">
            <text:p>-</text:p>
          </table:table-cell>
          <table:table-cell table:style-name="ce5" table:formula="of:=COM.MICROSOFT.IFS([.K6]=0;&quot;&quot;;[.K6]&gt;0;COM.MICROSOFT.IFS([.K6]&lt;=0.1;&quot;+&quot;;0.1&lt;[.K6]&lt;=1;&quot;++&quot;;1&lt;[.K6]&lt;=2;&quot;+++&quot;;[.K6]&gt;2;&quot;++++&quot;);[.K6]&lt;0;COM.MICROSOFT.IFS([.K6]&gt;=-0.1;&quot;-&quot;;-0.1&gt;[.K6]&gt;=-1;&quot;--&quot;;-1&gt;[.K6]&gt;=-2;&quot;---&quot;;[.K6]&lt;2;&quot;----&quot;))" office:value-type="string" office:string-value="--" calcext:value-type="string">
            <text:p>--</text:p>
          </table:table-cell>
        </table:table-row>
        <table:table-row table:style-name="ro1">
          <table:table-cell table:style-name="ce2" office:value-type="string" calcext:value-type="string">
            <text:p>gene6</text:p>
          </table:table-cell>
          <table:table-cell table:style-name="ce6" table:formula="of:=COM.MICROSOFT.IFS([.B7]=0;&quot;&quot;;[.B7]&gt;0;COM.MICROSOFT.IFS([.B7]&lt;=0.1;&quot;+&quot;;0.1&lt;[.B7]&lt;=1;&quot;++&quot;;1&lt;[.B7]&lt;=2;&quot;+++&quot;;[.B7]&gt;2;&quot;++++&quot;);[.B7]&lt;0;COM.MICROSOFT.IFS([.B7]&gt;=-0.1;&quot;-&quot;;-0.1&gt;[.B7]&gt;=-1;&quot;--&quot;;-1&gt;[.B7]&gt;=-2;&quot;---&quot;;[.B7]&lt;2;&quot;----&quot;))" office:value-type="string" office:string-value="+" calcext:value-type="string">
            <text:p>+</text:p>
          </table:table-cell>
          <table:table-cell table:style-name="ce6" table:formula="of:=COM.MICROSOFT.IFS([.C7]=0;&quot;&quot;;[.C7]&gt;0;COM.MICROSOFT.IFS([.C7]&lt;=0.1;&quot;+&quot;;0.1&lt;[.C7]&lt;=1;&quot;++&quot;;1&lt;[.C7]&lt;=2;&quot;+++&quot;;[.C7]&gt;2;&quot;++++&quot;);[.C7]&lt;0;COM.MICROSOFT.IFS([.C7]&gt;=-0.1;&quot;-&quot;;-0.1&gt;[.C7]&gt;=-1;&quot;--&quot;;-1&gt;[.C7]&gt;=-2;&quot;---&quot;;[.C7]&lt;2;&quot;----&quot;))" office:value-type="string" office:string-value="+" calcext:value-type="string">
            <text:p>+</text:p>
          </table:table-cell>
          <table:table-cell table:style-name="ce6" table:formula="of:=COM.MICROSOFT.IFS([.D7]=0;&quot;&quot;;[.D7]&gt;0;COM.MICROSOFT.IFS([.D7]&lt;=0.1;&quot;+&quot;;0.1&lt;[.D7]&lt;=1;&quot;++&quot;;1&lt;[.D7]&lt;=2;&quot;+++&quot;;[.D7]&gt;2;&quot;++++&quot;);[.D7]&lt;0;COM.MICROSOFT.IFS([.D7]&gt;=-0.1;&quot;-&quot;;-0.1&gt;[.D7]&gt;=-1;&quot;--&quot;;-1&gt;[.D7]&gt;=-2;&quot;---&quot;;[.D7]&lt;2;&quot;----&quot;))" office:value-type="string" office:string-value="--" calcext:value-type="string">
            <text:p>--</text:p>
          </table:table-cell>
          <table:table-cell table:style-name="ce6" table:formula="of:=COM.MICROSOFT.IFS([.E7]=0;&quot;&quot;;[.E7]&gt;0;COM.MICROSOFT.IFS([.E7]&lt;=0.1;&quot;+&quot;;0.1&lt;[.E7]&lt;=1;&quot;++&quot;;1&lt;[.E7]&lt;=2;&quot;+++&quot;;[.E7]&gt;2;&quot;++++&quot;);[.E7]&lt;0;COM.MICROSOFT.IFS([.E7]&gt;=-0.1;&quot;-&quot;;-0.1&gt;[.E7]&gt;=-1;&quot;--&quot;;-1&gt;[.E7]&gt;=-2;&quot;---&quot;;[.E7]&lt;2;&quot;----&quot;))" office:value-type="string" office:string-value="-" calcext:value-type="string">
            <text:p>-</text:p>
          </table:table-cell>
          <table:table-cell table:style-name="ce6" table:formula="of:=COM.MICROSOFT.IFS([.F7]=0;&quot;&quot;;[.F7]&gt;0;COM.MICROSOFT.IFS([.F7]&lt;=0.1;&quot;+&quot;;0.1&lt;[.F7]&lt;=1;&quot;++&quot;;1&lt;[.F7]&lt;=2;&quot;+++&quot;;[.F7]&gt;2;&quot;++++&quot;);[.F7]&lt;0;COM.MICROSOFT.IFS([.F7]&gt;=-0.1;&quot;-&quot;;-0.1&gt;[.F7]&gt;=-1;&quot;--&quot;;-1&gt;[.F7]&gt;=-2;&quot;---&quot;;[.F7]&lt;2;&quot;----&quot;))" office:value-type="string" office:string-value="--" calcext:value-type="string">
            <text:p>--</text:p>
          </table:table-cell>
          <table:table-cell table:style-name="ce6" table:formula="of:=COM.MICROSOFT.IFS([.G7]=0;&quot;&quot;;[.G7]&gt;0;COM.MICROSOFT.IFS([.G7]&lt;=0.1;&quot;+&quot;;0.1&lt;[.G7]&lt;=1;&quot;++&quot;;1&lt;[.G7]&lt;=2;&quot;+++&quot;;[.G7]&gt;2;&quot;++++&quot;);[.G7]&lt;0;COM.MICROSOFT.IFS([.G7]&gt;=-0.1;&quot;-&quot;;-0.1&gt;[.G7]&gt;=-1;&quot;--&quot;;-1&gt;[.G7]&gt;=-2;&quot;---&quot;;[.G7]&lt;2;&quot;----&quot;))" office:value-type="string" office:string-value="-" calcext:value-type="string">
            <text:p>-</text:p>
          </table:table-cell>
          <table:table-cell table:style-name="ce6" table:formula="of:=COM.MICROSOFT.IFS([.H7]=0;&quot;&quot;;[.H7]&gt;0;COM.MICROSOFT.IFS([.H7]&lt;=0.1;&quot;+&quot;;0.1&lt;[.H7]&lt;=1;&quot;++&quot;;1&lt;[.H7]&lt;=2;&quot;+++&quot;;[.H7]&gt;2;&quot;++++&quot;);[.H7]&lt;0;COM.MICROSOFT.IFS([.H7]&gt;=-0.1;&quot;-&quot;;-0.1&gt;[.H7]&gt;=-1;&quot;--&quot;;-1&gt;[.H7]&gt;=-2;&quot;---&quot;;[.H7]&lt;2;&quot;----&quot;))" office:value-type="string" office:string-value="-" calcext:value-type="string">
            <text:p>-</text:p>
          </table:table-cell>
          <table:table-cell table:style-name="ce6" table:formula="of:=COM.MICROSOFT.IFS([.I7]=0;&quot;&quot;;[.I7]&gt;0;COM.MICROSOFT.IFS([.I7]&lt;=0.1;&quot;+&quot;;0.1&lt;[.I7]&lt;=1;&quot;++&quot;;1&lt;[.I7]&lt;=2;&quot;+++&quot;;[.I7]&gt;2;&quot;++++&quot;);[.I7]&lt;0;COM.MICROSOFT.IFS([.I7]&gt;=-0.1;&quot;-&quot;;-0.1&gt;[.I7]&gt;=-1;&quot;--&quot;;-1&gt;[.I7]&gt;=-2;&quot;---&quot;;[.I7]&lt;2;&quot;----&quot;))" office:value-type="string" office:string-value="-" calcext:value-type="string">
            <text:p>-</text:p>
          </table:table-cell>
          <table:table-cell table:style-name="ce6" table:formula="of:=COM.MICROSOFT.IFS([.J7]=0;&quot;&quot;;[.J7]&gt;0;COM.MICROSOFT.IFS([.J7]&lt;=0.1;&quot;+&quot;;0.1&lt;[.J7]&lt;=1;&quot;++&quot;;1&lt;[.J7]&lt;=2;&quot;+++&quot;;[.J7]&gt;2;&quot;++++&quot;);[.J7]&lt;0;COM.MICROSOFT.IFS([.J7]&gt;=-0.1;&quot;-&quot;;-0.1&gt;[.J7]&gt;=-1;&quot;--&quot;;-1&gt;[.J7]&gt;=-2;&quot;---&quot;;[.J7]&lt;2;&quot;----&quot;))" office:value-type="string" office:string-value="+" calcext:value-type="string">
            <text:p>+</text:p>
          </table:table-cell>
          <table:table-cell table:style-name="ce6" table:formula="of:=COM.MICROSOFT.IFS([.K7]=0;&quot;&quot;;[.K7]&gt;0;COM.MICROSOFT.IFS([.K7]&lt;=0.1;&quot;+&quot;;0.1&lt;[.K7]&lt;=1;&quot;++&quot;;1&lt;[.K7]&lt;=2;&quot;+++&quot;;[.K7]&gt;2;&quot;++++&quot;);[.K7]&lt;0;COM.MICROSOFT.IFS([.K7]&gt;=-0.1;&quot;-&quot;;-0.1&gt;[.K7]&gt;=-1;&quot;--&quot;;-1&gt;[.K7]&gt;=-2;&quot;---&quot;;[.K7]&lt;2;&quot;----&quot;))" office:value-type="string" office:string-value="-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ene7</text:p>
          </table:table-cell>
          <table:table-cell table:style-name="ce6" table:formula="of:=COM.MICROSOFT.IFS([.B8]=0;&quot;&quot;;[.B8]&gt;0;COM.MICROSOFT.IFS([.B8]&lt;=0.1;&quot;+&quot;;0.1&lt;[.B8]&lt;=1;&quot;++&quot;;1&lt;[.B8]&lt;=2;&quot;+++&quot;;[.B8]&gt;2;&quot;++++&quot;);[.B8]&lt;0;COM.MICROSOFT.IFS([.B8]&gt;=-0.1;&quot;-&quot;;-0.1&gt;[.B8]&gt;=-1;&quot;--&quot;;-1&gt;[.B8]&gt;=-2;&quot;---&quot;;[.B8]&lt;2;&quot;----&quot;))" office:value-type="string" office:string-value="+" calcext:value-type="string">
            <text:p>+</text:p>
          </table:table-cell>
          <table:table-cell table:style-name="ce6" table:formula="of:=COM.MICROSOFT.IFS([.C8]=0;&quot;&quot;;[.C8]&gt;0;COM.MICROSOFT.IFS([.C8]&lt;=0.1;&quot;+&quot;;0.1&lt;[.C8]&lt;=1;&quot;++&quot;;1&lt;[.C8]&lt;=2;&quot;+++&quot;;[.C8]&gt;2;&quot;++++&quot;);[.C8]&lt;0;COM.MICROSOFT.IFS([.C8]&gt;=-0.1;&quot;-&quot;;-0.1&gt;[.C8]&gt;=-1;&quot;--&quot;;-1&gt;[.C8]&gt;=-2;&quot;---&quot;;[.C8]&lt;2;&quot;----&quot;))" office:value-type="string" office:string-value="-" calcext:value-type="string">
            <text:p>-</text:p>
          </table:table-cell>
          <table:table-cell table:style-name="ce6" table:formula="of:=COM.MICROSOFT.IFS([.D8]=0;&quot;&quot;;[.D8]&gt;0;COM.MICROSOFT.IFS([.D8]&lt;=0.1;&quot;+&quot;;0.1&lt;[.D8]&lt;=1;&quot;++&quot;;1&lt;[.D8]&lt;=2;&quot;+++&quot;;[.D8]&gt;2;&quot;++++&quot;);[.D8]&lt;0;COM.MICROSOFT.IFS([.D8]&gt;=-0.1;&quot;-&quot;;-0.1&gt;[.D8]&gt;=-1;&quot;--&quot;;-1&gt;[.D8]&gt;=-2;&quot;---&quot;;[.D8]&lt;2;&quot;----&quot;))" office:value-type="string" office:string-value="+" calcext:value-type="string">
            <text:p>+</text:p>
          </table:table-cell>
          <table:table-cell table:style-name="ce6" table:formula="of:=COM.MICROSOFT.IFS([.E8]=0;&quot;&quot;;[.E8]&gt;0;COM.MICROSOFT.IFS([.E8]&lt;=0.1;&quot;+&quot;;0.1&lt;[.E8]&lt;=1;&quot;++&quot;;1&lt;[.E8]&lt;=2;&quot;+++&quot;;[.E8]&gt;2;&quot;++++&quot;);[.E8]&lt;0;COM.MICROSOFT.IFS([.E8]&gt;=-0.1;&quot;-&quot;;-0.1&gt;[.E8]&gt;=-1;&quot;--&quot;;-1&gt;[.E8]&gt;=-2;&quot;---&quot;;[.E8]&lt;2;&quot;----&quot;))" office:value-type="string" office:string-value="+" calcext:value-type="string">
            <text:p>+</text:p>
          </table:table-cell>
          <table:table-cell table:style-name="ce6" table:formula="of:=COM.MICROSOFT.IFS([.F8]=0;&quot;&quot;;[.F8]&gt;0;COM.MICROSOFT.IFS([.F8]&lt;=0.1;&quot;+&quot;;0.1&lt;[.F8]&lt;=1;&quot;++&quot;;1&lt;[.F8]&lt;=2;&quot;+++&quot;;[.F8]&gt;2;&quot;++++&quot;);[.F8]&lt;0;COM.MICROSOFT.IFS([.F8]&gt;=-0.1;&quot;-&quot;;-0.1&gt;[.F8]&gt;=-1;&quot;--&quot;;-1&gt;[.F8]&gt;=-2;&quot;---&quot;;[.F8]&lt;2;&quot;----&quot;))" office:value-type="string" office:string-value="+" calcext:value-type="string">
            <text:p>+</text:p>
          </table:table-cell>
          <table:table-cell table:style-name="ce6" table:formula="of:=COM.MICROSOFT.IFS([.G8]=0;&quot;&quot;;[.G8]&gt;0;COM.MICROSOFT.IFS([.G8]&lt;=0.1;&quot;+&quot;;0.1&lt;[.G8]&lt;=1;&quot;++&quot;;1&lt;[.G8]&lt;=2;&quot;+++&quot;;[.G8]&gt;2;&quot;++++&quot;);[.G8]&lt;0;COM.MICROSOFT.IFS([.G8]&gt;=-0.1;&quot;-&quot;;-0.1&gt;[.G8]&gt;=-1;&quot;--&quot;;-1&gt;[.G8]&gt;=-2;&quot;---&quot;;[.G8]&lt;2;&quot;----&quot;))" office:value-type="string" office:string-value="-" calcext:value-type="string">
            <text:p>-</text:p>
          </table:table-cell>
          <table:table-cell table:style-name="ce6" table:formula="of:=COM.MICROSOFT.IFS([.H8]=0;&quot;&quot;;[.H8]&gt;0;COM.MICROSOFT.IFS([.H8]&lt;=0.1;&quot;+&quot;;0.1&lt;[.H8]&lt;=1;&quot;++&quot;;1&lt;[.H8]&lt;=2;&quot;+++&quot;;[.H8]&gt;2;&quot;++++&quot;);[.H8]&lt;0;COM.MICROSOFT.IFS([.H8]&gt;=-0.1;&quot;-&quot;;-0.1&gt;[.H8]&gt;=-1;&quot;--&quot;;-1&gt;[.H8]&gt;=-2;&quot;---&quot;;[.H8]&lt;2;&quot;----&quot;))" office:value-type="string" office:string-value="--" calcext:value-type="string">
            <text:p>--</text:p>
          </table:table-cell>
          <table:table-cell table:style-name="ce6" table:formula="of:=COM.MICROSOFT.IFS([.I8]=0;&quot;&quot;;[.I8]&gt;0;COM.MICROSOFT.IFS([.I8]&lt;=0.1;&quot;+&quot;;0.1&lt;[.I8]&lt;=1;&quot;++&quot;;1&lt;[.I8]&lt;=2;&quot;+++&quot;;[.I8]&gt;2;&quot;++++&quot;);[.I8]&lt;0;COM.MICROSOFT.IFS([.I8]&gt;=-0.1;&quot;-&quot;;-0.1&gt;[.I8]&gt;=-1;&quot;--&quot;;-1&gt;[.I8]&gt;=-2;&quot;---&quot;;[.I8]&lt;2;&quot;----&quot;))" office:value-type="string" office:string-value="--" calcext:value-type="string">
            <text:p>--</text:p>
          </table:table-cell>
          <table:table-cell table:style-name="ce6" table:formula="of:=COM.MICROSOFT.IFS([.J8]=0;&quot;&quot;;[.J8]&gt;0;COM.MICROSOFT.IFS([.J8]&lt;=0.1;&quot;+&quot;;0.1&lt;[.J8]&lt;=1;&quot;++&quot;;1&lt;[.J8]&lt;=2;&quot;+++&quot;;[.J8]&gt;2;&quot;++++&quot;);[.J8]&lt;0;COM.MICROSOFT.IFS([.J8]&gt;=-0.1;&quot;-&quot;;-0.1&gt;[.J8]&gt;=-1;&quot;--&quot;;-1&gt;[.J8]&gt;=-2;&quot;---&quot;;[.J8]&lt;2;&quot;----&quot;))" office:value-type="string" office:string-value="+" calcext:value-type="string">
            <text:p>+</text:p>
          </table:table-cell>
          <table:table-cell table:style-name="ce6" table:formula="of:=COM.MICROSOFT.IFS([.K8]=0;&quot;&quot;;[.K8]&gt;0;COM.MICROSOFT.IFS([.K8]&lt;=0.1;&quot;+&quot;;0.1&lt;[.K8]&lt;=1;&quot;++&quot;;1&lt;[.K8]&lt;=2;&quot;+++&quot;;[.K8]&gt;2;&quot;++++&quot;);[.K8]&lt;0;COM.MICROSOFT.IFS([.K8]&gt;=-0.1;&quot;-&quot;;-0.1&gt;[.K8]&gt;=-1;&quot;--&quot;;-1&gt;[.K8]&gt;=-2;&quot;---&quot;;[.K8]&lt;2;&quot;----&quot;)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gene8</text:p>
          </table:table-cell>
          <table:table-cell table:style-name="ce5" table:formula="of:=COM.MICROSOFT.IFS([.B9]=0;&quot;&quot;;[.B9]&gt;0;COM.MICROSOFT.IFS([.B9]&lt;=0.1;&quot;+&quot;;0.1&lt;[.B9]&lt;=1;&quot;++&quot;;1&lt;[.B9]&lt;=2;&quot;+++&quot;;[.B9]&gt;2;&quot;++++&quot;);[.B9]&lt;0;COM.MICROSOFT.IFS([.B9]&gt;=-0.1;&quot;-&quot;;-0.1&gt;[.B9]&gt;=-1;&quot;--&quot;;-1&gt;[.B9]&gt;=-2;&quot;---&quot;;[.B9]&lt;2;&quot;----&quot;))" office:value-type="string" office:string-value="++" calcext:value-type="string">
            <text:p>++</text:p>
          </table:table-cell>
          <table:table-cell table:style-name="ce5" table:formula="of:=COM.MICROSOFT.IFS([.C9]=0;&quot;&quot;;[.C9]&gt;0;COM.MICROSOFT.IFS([.C9]&lt;=0.1;&quot;+&quot;;0.1&lt;[.C9]&lt;=1;&quot;++&quot;;1&lt;[.C9]&lt;=2;&quot;+++&quot;;[.C9]&gt;2;&quot;++++&quot;);[.C9]&lt;0;COM.MICROSOFT.IFS([.C9]&gt;=-0.1;&quot;-&quot;;-0.1&gt;[.C9]&gt;=-1;&quot;--&quot;;-1&gt;[.C9]&gt;=-2;&quot;---&quot;;[.C9]&lt;2;&quot;----&quot;))" office:value-type="string" office:string-value="++" calcext:value-type="string">
            <text:p>++</text:p>
          </table:table-cell>
          <table:table-cell table:style-name="ce6" table:formula="of:=COM.MICROSOFT.IFS([.D9]=0;&quot;&quot;;[.D9]&gt;0;COM.MICROSOFT.IFS([.D9]&lt;=0.1;&quot;+&quot;;0.1&lt;[.D9]&lt;=1;&quot;++&quot;;1&lt;[.D9]&lt;=2;&quot;+++&quot;;[.D9]&gt;2;&quot;++++&quot;);[.D9]&lt;0;COM.MICROSOFT.IFS([.D9]&gt;=-0.1;&quot;-&quot;;-0.1&gt;[.D9]&gt;=-1;&quot;--&quot;;-1&gt;[.D9]&gt;=-2;&quot;---&quot;;[.D9]&lt;2;&quot;----&quot;))" office:value-type="string" office:string-value="-" calcext:value-type="string">
            <text:p>-</text:p>
          </table:table-cell>
          <table:table-cell table:style-name="ce5" table:formula="of:=COM.MICROSOFT.IFS([.E9]=0;&quot;&quot;;[.E9]&gt;0;COM.MICROSOFT.IFS([.E9]&lt;=0.1;&quot;+&quot;;0.1&lt;[.E9]&lt;=1;&quot;++&quot;;1&lt;[.E9]&lt;=2;&quot;+++&quot;;[.E9]&gt;2;&quot;++++&quot;);[.E9]&lt;0;COM.MICROSOFT.IFS([.E9]&gt;=-0.1;&quot;-&quot;;-0.1&gt;[.E9]&gt;=-1;&quot;--&quot;;-1&gt;[.E9]&gt;=-2;&quot;---&quot;;[.E9]&lt;2;&quot;----&quot;))" office:value-type="string" office:string-value="++" calcext:value-type="string">
            <text:p>++</text:p>
          </table:table-cell>
          <table:table-cell table:style-name="ce5" table:formula="of:=COM.MICROSOFT.IFS([.F9]=0;&quot;&quot;;[.F9]&gt;0;COM.MICROSOFT.IFS([.F9]&lt;=0.1;&quot;+&quot;;0.1&lt;[.F9]&lt;=1;&quot;++&quot;;1&lt;[.F9]&lt;=2;&quot;+++&quot;;[.F9]&gt;2;&quot;++++&quot;);[.F9]&lt;0;COM.MICROSOFT.IFS([.F9]&gt;=-0.1;&quot;-&quot;;-0.1&gt;[.F9]&gt;=-1;&quot;--&quot;;-1&gt;[.F9]&gt;=-2;&quot;---&quot;;[.F9]&lt;2;&quot;----&quot;))" office:value-type="string" office:string-value="+" calcext:value-type="string">
            <text:p>+</text:p>
          </table:table-cell>
          <table:table-cell table:style-name="ce6" table:formula="of:=COM.MICROSOFT.IFS([.G9]=0;&quot;&quot;;[.G9]&gt;0;COM.MICROSOFT.IFS([.G9]&lt;=0.1;&quot;+&quot;;0.1&lt;[.G9]&lt;=1;&quot;++&quot;;1&lt;[.G9]&lt;=2;&quot;+++&quot;;[.G9]&gt;2;&quot;++++&quot;);[.G9]&lt;0;COM.MICROSOFT.IFS([.G9]&gt;=-0.1;&quot;-&quot;;-0.1&gt;[.G9]&gt;=-1;&quot;--&quot;;-1&gt;[.G9]&gt;=-2;&quot;---&quot;;[.G9]&lt;2;&quot;----&quot;))" office:value-type="string" office:string-value="-" calcext:value-type="string">
            <text:p>-</text:p>
          </table:table-cell>
          <table:table-cell table:style-name="ce6" table:formula="of:=COM.MICROSOFT.IFS([.H9]=0;&quot;&quot;;[.H9]&gt;0;COM.MICROSOFT.IFS([.H9]&lt;=0.1;&quot;+&quot;;0.1&lt;[.H9]&lt;=1;&quot;++&quot;;1&lt;[.H9]&lt;=2;&quot;+++&quot;;[.H9]&gt;2;&quot;++++&quot;);[.H9]&lt;0;COM.MICROSOFT.IFS([.H9]&gt;=-0.1;&quot;-&quot;;-0.1&gt;[.H9]&gt;=-1;&quot;--&quot;;-1&gt;[.H9]&gt;=-2;&quot;---&quot;;[.H9]&lt;2;&quot;----&quot;))" office:value-type="string" office:string-value="+" calcext:value-type="string">
            <text:p>+</text:p>
          </table:table-cell>
          <table:table-cell table:style-name="ce5" table:formula="of:=COM.MICROSOFT.IFS([.I9]=0;&quot;&quot;;[.I9]&gt;0;COM.MICROSOFT.IFS([.I9]&lt;=0.1;&quot;+&quot;;0.1&lt;[.I9]&lt;=1;&quot;++&quot;;1&lt;[.I9]&lt;=2;&quot;+++&quot;;[.I9]&gt;2;&quot;++++&quot;);[.I9]&lt;0;COM.MICROSOFT.IFS([.I9]&gt;=-0.1;&quot;-&quot;;-0.1&gt;[.I9]&gt;=-1;&quot;--&quot;;-1&gt;[.I9]&gt;=-2;&quot;---&quot;;[.I9]&lt;2;&quot;----&quot;))" office:value-type="string" office:string-value="--" calcext:value-type="string">
            <text:p>--</text:p>
          </table:table-cell>
          <table:table-cell table:style-name="ce5" table:formula="of:=COM.MICROSOFT.IFS([.J9]=0;&quot;&quot;;[.J9]&gt;0;COM.MICROSOFT.IFS([.J9]&lt;=0.1;&quot;+&quot;;0.1&lt;[.J9]&lt;=1;&quot;++&quot;;1&lt;[.J9]&lt;=2;&quot;+++&quot;;[.J9]&gt;2;&quot;++++&quot;);[.J9]&lt;0;COM.MICROSOFT.IFS([.J9]&gt;=-0.1;&quot;-&quot;;-0.1&gt;[.J9]&gt;=-1;&quot;--&quot;;-1&gt;[.J9]&gt;=-2;&quot;---&quot;;[.J9]&lt;2;&quot;----&quot;))" office:value-type="string" office:string-value="-" calcext:value-type="string">
            <text:p>-</text:p>
          </table:table-cell>
          <table:table-cell table:style-name="ce5" table:formula="of:=COM.MICROSOFT.IFS([.K9]=0;&quot;&quot;;[.K9]&gt;0;COM.MICROSOFT.IFS([.K9]&lt;=0.1;&quot;+&quot;;0.1&lt;[.K9]&lt;=1;&quot;++&quot;;1&lt;[.K9]&lt;=2;&quot;+++&quot;;[.K9]&gt;2;&quot;++++&quot;);[.K9]&lt;0;COM.MICROSOFT.IFS([.K9]&gt;=-0.1;&quot;-&quot;;-0.1&gt;[.K9]&gt;=-1;&quot;--&quot;;-1&gt;[.K9]&gt;=-2;&quot;---&quot;;[.K9]&lt;2;&quot;----&quot;))" office:value-type="string" office:string-value="--" calcext:value-type="string">
            <text:p>--</text:p>
          </table:table-cell>
        </table:table-row>
        <table:table-row table:style-name="ro1">
          <table:table-cell office:value-type="string" calcext:value-type="string">
            <text:p>gene9</text:p>
          </table:table-cell>
          <table:table-cell table:style-name="ce5" table:formula="of:=COM.MICROSOFT.IFS([.B10]=0;&quot;&quot;;[.B10]&gt;0;COM.MICROSOFT.IFS([.B10]&lt;=0.1;&quot;+&quot;;0.1&lt;[.B10]&lt;=1;&quot;++&quot;;1&lt;[.B10]&lt;=2;&quot;+++&quot;;[.B10]&gt;2;&quot;++++&quot;);[.B10]&lt;0;COM.MICROSOFT.IFS([.B10]&gt;=-0.1;&quot;-&quot;;-0.1&gt;[.B10]&gt;=-1;&quot;--&quot;;-1&gt;[.B10]&gt;=-2;&quot;---&quot;;[.B10]&lt;2;&quot;----&quot;))" office:value-type="string" office:string-value="--" calcext:value-type="string">
            <text:p>--</text:p>
          </table:table-cell>
          <table:table-cell table:style-name="ce5" table:formula="of:=COM.MICROSOFT.IFS([.C10]=0;&quot;&quot;;[.C10]&gt;0;COM.MICROSOFT.IFS([.C10]&lt;=0.1;&quot;+&quot;;0.1&lt;[.C10]&lt;=1;&quot;++&quot;;1&lt;[.C10]&lt;=2;&quot;+++&quot;;[.C10]&gt;2;&quot;++++&quot;);[.C10]&lt;0;COM.MICROSOFT.IFS([.C10]&gt;=-0.1;&quot;-&quot;;-0.1&gt;[.C10]&gt;=-1;&quot;--&quot;;-1&gt;[.C10]&gt;=-2;&quot;---&quot;;[.C10]&lt;2;&quot;----&quot;))" office:value-type="string" office:string-value="++" calcext:value-type="string">
            <text:p>++</text:p>
          </table:table-cell>
          <table:table-cell table:style-name="ce6" table:formula="of:=COM.MICROSOFT.IFS([.D10]=0;&quot;&quot;;[.D10]&gt;0;COM.MICROSOFT.IFS([.D10]&lt;=0.1;&quot;+&quot;;0.1&lt;[.D10]&lt;=1;&quot;++&quot;;1&lt;[.D10]&lt;=2;&quot;+++&quot;;[.D10]&gt;2;&quot;++++&quot;);[.D10]&lt;0;COM.MICROSOFT.IFS([.D10]&gt;=-0.1;&quot;-&quot;;-0.1&gt;[.D10]&gt;=-1;&quot;--&quot;;-1&gt;[.D10]&gt;=-2;&quot;---&quot;;[.D10]&lt;2;&quot;----&quot;))" office:value-type="string" office:string-value="+" calcext:value-type="string">
            <text:p>+</text:p>
          </table:table-cell>
          <table:table-cell table:style-name="ce5" table:formula="of:=COM.MICROSOFT.IFS([.E10]=0;&quot;&quot;;[.E10]&gt;0;COM.MICROSOFT.IFS([.E10]&lt;=0.1;&quot;+&quot;;0.1&lt;[.E10]&lt;=1;&quot;++&quot;;1&lt;[.E10]&lt;=2;&quot;+++&quot;;[.E10]&gt;2;&quot;++++&quot;);[.E10]&lt;0;COM.MICROSOFT.IFS([.E10]&gt;=-0.1;&quot;-&quot;;-0.1&gt;[.E10]&gt;=-1;&quot;--&quot;;-1&gt;[.E10]&gt;=-2;&quot;---&quot;;[.E10]&lt;2;&quot;----&quot;))" office:value-type="string" office:string-value="--" calcext:value-type="string">
            <text:p>--</text:p>
          </table:table-cell>
          <table:table-cell table:style-name="ce5" table:formula="of:=COM.MICROSOFT.IFS([.F10]=0;&quot;&quot;;[.F10]&gt;0;COM.MICROSOFT.IFS([.F10]&lt;=0.1;&quot;+&quot;;0.1&lt;[.F10]&lt;=1;&quot;++&quot;;1&lt;[.F10]&lt;=2;&quot;+++&quot;;[.F10]&gt;2;&quot;++++&quot;);[.F10]&lt;0;COM.MICROSOFT.IFS([.F10]&gt;=-0.1;&quot;-&quot;;-0.1&gt;[.F10]&gt;=-1;&quot;--&quot;;-1&gt;[.F10]&gt;=-2;&quot;---&quot;;[.F10]&lt;2;&quot;----&quot;))" office:value-type="string" office:string-value="+" calcext:value-type="string">
            <text:p>+</text:p>
          </table:table-cell>
          <table:table-cell table:style-name="ce6" table:formula="of:=COM.MICROSOFT.IFS([.G10]=0;&quot;&quot;;[.G10]&gt;0;COM.MICROSOFT.IFS([.G10]&lt;=0.1;&quot;+&quot;;0.1&lt;[.G10]&lt;=1;&quot;++&quot;;1&lt;[.G10]&lt;=2;&quot;+++&quot;;[.G10]&gt;2;&quot;++++&quot;);[.G10]&lt;0;COM.MICROSOFT.IFS([.G10]&gt;=-0.1;&quot;-&quot;;-0.1&gt;[.G10]&gt;=-1;&quot;--&quot;;-1&gt;[.G10]&gt;=-2;&quot;---&quot;;[.G10]&lt;2;&quot;----&quot;))" office:value-type="string" office:string-value="+" calcext:value-type="string">
            <text:p>+</text:p>
          </table:table-cell>
          <table:table-cell table:style-name="ce6" table:formula="of:=COM.MICROSOFT.IFS([.H10]=0;&quot;&quot;;[.H10]&gt;0;COM.MICROSOFT.IFS([.H10]&lt;=0.1;&quot;+&quot;;0.1&lt;[.H10]&lt;=1;&quot;++&quot;;1&lt;[.H10]&lt;=2;&quot;+++&quot;;[.H10]&gt;2;&quot;++++&quot;);[.H10]&lt;0;COM.MICROSOFT.IFS([.H10]&gt;=-0.1;&quot;-&quot;;-0.1&gt;[.H10]&gt;=-1;&quot;--&quot;;-1&gt;[.H10]&gt;=-2;&quot;---&quot;;[.H10]&lt;2;&quot;----&quot;))" office:value-type="string" office:string-value="+" calcext:value-type="string">
            <text:p>+</text:p>
          </table:table-cell>
          <table:table-cell table:style-name="ce5" table:formula="of:=COM.MICROSOFT.IFS([.I10]=0;&quot;&quot;;[.I10]&gt;0;COM.MICROSOFT.IFS([.I10]&lt;=0.1;&quot;+&quot;;0.1&lt;[.I10]&lt;=1;&quot;++&quot;;1&lt;[.I10]&lt;=2;&quot;+++&quot;;[.I10]&gt;2;&quot;++++&quot;);[.I10]&lt;0;COM.MICROSOFT.IFS([.I10]&gt;=-0.1;&quot;-&quot;;-0.1&gt;[.I10]&gt;=-1;&quot;--&quot;;-1&gt;[.I10]&gt;=-2;&quot;---&quot;;[.I10]&lt;2;&quot;----&quot;))" office:value-type="string" office:string-value="-" calcext:value-type="string">
            <text:p>-</text:p>
          </table:table-cell>
          <table:table-cell table:style-name="ce5" table:formula="of:=COM.MICROSOFT.IFS([.J10]=0;&quot;&quot;;[.J10]&gt;0;COM.MICROSOFT.IFS([.J10]&lt;=0.1;&quot;+&quot;;0.1&lt;[.J10]&lt;=1;&quot;++&quot;;1&lt;[.J10]&lt;=2;&quot;+++&quot;;[.J10]&gt;2;&quot;++++&quot;);[.J10]&lt;0;COM.MICROSOFT.IFS([.J10]&gt;=-0.1;&quot;-&quot;;-0.1&gt;[.J10]&gt;=-1;&quot;--&quot;;-1&gt;[.J10]&gt;=-2;&quot;---&quot;;[.J10]&lt;2;&quot;----&quot;))" office:value-type="string" office:string-value="-" calcext:value-type="string">
            <text:p>-</text:p>
          </table:table-cell>
          <table:table-cell table:style-name="ce5" table:formula="of:=COM.MICROSOFT.IFS([.K10]=0;&quot;&quot;;[.K10]&gt;0;COM.MICROSOFT.IFS([.K10]&lt;=0.1;&quot;+&quot;;0.1&lt;[.K10]&lt;=1;&quot;++&quot;;1&lt;[.K10]&lt;=2;&quot;+++&quot;;[.K10]&gt;2;&quot;++++&quot;);[.K10]&lt;0;COM.MICROSOFT.IFS([.K10]&gt;=-0.1;&quot;-&quot;;-0.1&gt;[.K10]&gt;=-1;&quot;--&quot;;-1&gt;[.K10]&gt;=-2;&quot;---&quot;;[.K10]&lt;2;&quot;----&quot;)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gene10</text:p>
          </table:table-cell>
          <table:table-cell table:style-name="ce5" table:formula="of:=COM.MICROSOFT.IFS([.B11]=0;&quot;&quot;;[.B11]&gt;0;COM.MICROSOFT.IFS([.B11]&lt;=0.1;&quot;+&quot;;0.1&lt;[.B11]&lt;=1;&quot;++&quot;;1&lt;[.B11]&lt;=2;&quot;+++&quot;;[.B11]&gt;2;&quot;++++&quot;);[.B11]&lt;0;COM.MICROSOFT.IFS([.B11]&gt;=-0.1;&quot;-&quot;;-0.1&gt;[.B11]&gt;=-1;&quot;--&quot;;-1&gt;[.B11]&gt;=-2;&quot;---&quot;;[.B11]&lt;2;&quot;----&quot;))" office:value-type="string" office:string-value="--" calcext:value-type="string">
            <text:p>--</text:p>
          </table:table-cell>
          <table:table-cell table:style-name="ce5" table:formula="of:=COM.MICROSOFT.IFS([.C11]=0;&quot;&quot;;[.C11]&gt;0;COM.MICROSOFT.IFS([.C11]&lt;=0.1;&quot;+&quot;;0.1&lt;[.C11]&lt;=1;&quot;++&quot;;1&lt;[.C11]&lt;=2;&quot;+++&quot;;[.C11]&gt;2;&quot;++++&quot;);[.C11]&lt;0;COM.MICROSOFT.IFS([.C11]&gt;=-0.1;&quot;-&quot;;-0.1&gt;[.C11]&gt;=-1;&quot;--&quot;;-1&gt;[.C11]&gt;=-2;&quot;---&quot;;[.C11]&lt;2;&quot;----&quot;))" office:value-type="string" office:string-value="--" calcext:value-type="string">
            <text:p>--</text:p>
          </table:table-cell>
          <table:table-cell table:style-name="ce6" table:formula="of:=COM.MICROSOFT.IFS([.D11]=0;&quot;&quot;;[.D11]&gt;0;COM.MICROSOFT.IFS([.D11]&lt;=0.1;&quot;+&quot;;0.1&lt;[.D11]&lt;=1;&quot;++&quot;;1&lt;[.D11]&lt;=2;&quot;+++&quot;;[.D11]&gt;2;&quot;++++&quot;);[.D11]&lt;0;COM.MICROSOFT.IFS([.D11]&gt;=-0.1;&quot;-&quot;;-0.1&gt;[.D11]&gt;=-1;&quot;--&quot;;-1&gt;[.D11]&gt;=-2;&quot;---&quot;;[.D11]&lt;2;&quot;----&quot;))" office:value-type="string" office:string-value="+" calcext:value-type="string">
            <text:p>+</text:p>
          </table:table-cell>
          <table:table-cell table:style-name="ce5" table:formula="of:=COM.MICROSOFT.IFS([.E11]=0;&quot;&quot;;[.E11]&gt;0;COM.MICROSOFT.IFS([.E11]&lt;=0.1;&quot;+&quot;;0.1&lt;[.E11]&lt;=1;&quot;++&quot;;1&lt;[.E11]&lt;=2;&quot;+++&quot;;[.E11]&gt;2;&quot;++++&quot;);[.E11]&lt;0;COM.MICROSOFT.IFS([.E11]&gt;=-0.1;&quot;-&quot;;-0.1&gt;[.E11]&gt;=-1;&quot;--&quot;;-1&gt;[.E11]&gt;=-2;&quot;---&quot;;[.E11]&lt;2;&quot;----&quot;))" office:value-type="string" office:string-value="--" calcext:value-type="string">
            <text:p>--</text:p>
          </table:table-cell>
          <table:table-cell table:style-name="ce5" table:formula="of:=COM.MICROSOFT.IFS([.F11]=0;&quot;&quot;;[.F11]&gt;0;COM.MICROSOFT.IFS([.F11]&lt;=0.1;&quot;+&quot;;0.1&lt;[.F11]&lt;=1;&quot;++&quot;;1&lt;[.F11]&lt;=2;&quot;+++&quot;;[.F11]&gt;2;&quot;++++&quot;);[.F11]&lt;0;COM.MICROSOFT.IFS([.F11]&gt;=-0.1;&quot;-&quot;;-0.1&gt;[.F11]&gt;=-1;&quot;--&quot;;-1&gt;[.F11]&gt;=-2;&quot;---&quot;;[.F11]&lt;2;&quot;----&quot;))" office:value-type="string" office:string-value="++" calcext:value-type="string">
            <text:p>++</text:p>
          </table:table-cell>
          <table:table-cell table:style-name="ce6" table:formula="of:=COM.MICROSOFT.IFS([.G11]=0;&quot;&quot;;[.G11]&gt;0;COM.MICROSOFT.IFS([.G11]&lt;=0.1;&quot;+&quot;;0.1&lt;[.G11]&lt;=1;&quot;++&quot;;1&lt;[.G11]&lt;=2;&quot;+++&quot;;[.G11]&gt;2;&quot;++++&quot;);[.G11]&lt;0;COM.MICROSOFT.IFS([.G11]&gt;=-0.1;&quot;-&quot;;-0.1&gt;[.G11]&gt;=-1;&quot;--&quot;;-1&gt;[.G11]&gt;=-2;&quot;---&quot;;[.G11]&lt;2;&quot;----&quot;))" office:value-type="string" office:string-value="+" calcext:value-type="string">
            <text:p>+</text:p>
          </table:table-cell>
          <table:table-cell table:style-name="ce6" table:formula="of:=COM.MICROSOFT.IFS([.H11]=0;&quot;&quot;;[.H11]&gt;0;COM.MICROSOFT.IFS([.H11]&lt;=0.1;&quot;+&quot;;0.1&lt;[.H11]&lt;=1;&quot;++&quot;;1&lt;[.H11]&lt;=2;&quot;+++&quot;;[.H11]&gt;2;&quot;++++&quot;);[.H11]&lt;0;COM.MICROSOFT.IFS([.H11]&gt;=-0.1;&quot;-&quot;;-0.1&gt;[.H11]&gt;=-1;&quot;--&quot;;-1&gt;[.H11]&gt;=-2;&quot;---&quot;;[.H11]&lt;2;&quot;----&quot;))" office:value-type="string" office:string-value="+" calcext:value-type="string">
            <text:p>+</text:p>
          </table:table-cell>
          <table:table-cell table:style-name="ce5" table:formula="of:=COM.MICROSOFT.IFS([.I11]=0;&quot;&quot;;[.I11]&gt;0;COM.MICROSOFT.IFS([.I11]&lt;=0.1;&quot;+&quot;;0.1&lt;[.I11]&lt;=1;&quot;++&quot;;1&lt;[.I11]&lt;=2;&quot;+++&quot;;[.I11]&gt;2;&quot;++++&quot;);[.I11]&lt;0;COM.MICROSOFT.IFS([.I11]&gt;=-0.1;&quot;-&quot;;-0.1&gt;[.I11]&gt;=-1;&quot;--&quot;;-1&gt;[.I11]&gt;=-2;&quot;---&quot;;[.I11]&lt;2;&quot;----&quot;))" office:value-type="string" office:string-value="-" calcext:value-type="string">
            <text:p>-</text:p>
          </table:table-cell>
          <table:table-cell table:style-name="ce5" table:formula="of:=COM.MICROSOFT.IFS([.J11]=0;&quot;&quot;;[.J11]&gt;0;COM.MICROSOFT.IFS([.J11]&lt;=0.1;&quot;+&quot;;0.1&lt;[.J11]&lt;=1;&quot;++&quot;;1&lt;[.J11]&lt;=2;&quot;+++&quot;;[.J11]&gt;2;&quot;++++&quot;);[.J11]&lt;0;COM.MICROSOFT.IFS([.J11]&gt;=-0.1;&quot;-&quot;;-0.1&gt;[.J11]&gt;=-1;&quot;--&quot;;-1&gt;[.J11]&gt;=-2;&quot;---&quot;;[.J11]&lt;2;&quot;----&quot;))" office:value-type="string" office:string-value="++" calcext:value-type="string">
            <text:p>++</text:p>
          </table:table-cell>
          <table:table-cell table:style-name="ce5" table:formula="of:=COM.MICROSOFT.IFS([.K11]=0;&quot;&quot;;[.K11]&gt;0;COM.MICROSOFT.IFS([.K11]&lt;=0.1;&quot;+&quot;;0.1&lt;[.K11]&lt;=1;&quot;++&quot;;1&lt;[.K11]&lt;=2;&quot;+++&quot;;[.K11]&gt;2;&quot;++++&quot;);[.K11]&lt;0;COM.MICROSOFT.IFS([.K11]&gt;=-0.1;&quot;-&quot;;-0.1&gt;[.K11]&gt;=-1;&quot;--&quot;;-1&gt;[.K11]&gt;=-2;&quot;---&quot;;[.K11]&lt;2;&quot;----&quot;))" office:value-type="string" office:string-value="-" calcext:value-type="string">
            <text:p>-</text:p>
          </table:table-cell>
        </table:table-row>
        <calcext:conditional-formats>
          <calcext:conditional-format calcext:target-range-address="csa6_0_grn.B2:csa6_0_grn.K11">
            <calcext:condition calcext:apply-style-name="Untitled1" calcext:value="not-between(-0.1,0.1)" calcext:base-cell-address="csa6_0_grn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2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6">00/00/0000</text:date>, <text:time style:data-style-name="N2" text:time-value="13:59:03.696510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0:10:16.417286207</meta:creation-date>
    <dc:date>2019-07-26T14:36:10.790830797</dc:date>
    <meta:editing-duration>PT30M47S</meta:editing-duration>
    <meta:editing-cycles>6</meta:editing-cycles>
    <meta:generator>LibreOffice/6.0.7.3$Linux_X86_64 LibreOffice_project/00m0$Build-3</meta:generator>
    <meta:document-statistic meta:table-count="7" meta:cell-count="1680" meta:object-count="0"/>
  </office:meta>
</office:document-meta>
</file>